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41.7mm" svg:height="88.46mm" svg:x="102.1mm" svg:y="1.85mm">
            <loext:p draw:notify-on-update-of-ranges="Sheet9.B15:Sheet9.B852 Sheet9.C15:Sheet9.C8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49mm" svg:height="117.15mm" svg:x="102.1mm" svg:y="92.16mm">
            <loext:p draw:notify-on-update-of-ranges="Sheet9.B16:Sheet9.B63 Sheet9.C16:Sheet9.C47 Sheet9.E16:Sheet9.E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-15556.3" calcext:value-type="float">
            <text:p>-15556,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6:.F881]) )" office:value-type="float" office:value="292.64266172328" calcext:value-type="float">
            <text:p>292,6426617233</text:p>
          </table:table-cell>
          <table:table-cell/>
          <table:table-cell table:style-name="Default" table:formula="of:=[.E2]+1" office:value-type="float" office:value="1" calcext:value-type="float">
            <text:p>1</text:p>
          </table:table-cell>
          <table:table-cell office:value-type="float" office:value="-0.258935" calcext:value-type="float">
            <text:p>-0,25893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3]+1" office:value-type="float" office:value="2" calcext:value-type="float">
            <text:p>2</text:p>
          </table:table-cell>
          <table:table-cell office:value-type="float" office:value="32.1521" calcext:value-type="float">
            <text:p>32,1521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formula="of:=[.E4]+1" office:value-type="float" office:value="3" calcext:value-type="float">
            <text:p>3</text:p>
          </table:table-cell>
          <table:table-cell office:value-type="float" office:value="0.718309" calcext:value-type="float">
            <text:p>0,718309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5]+1" office:value-type="float" office:value="4" calcext:value-type="float">
            <text:p>4</text:p>
          </table:table-cell>
          <table:table-cell office:value-type="float" office:value="-513.443" calcext:value-type="float">
            <text:p>-513,44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6]+1" office:value-type="float" office:value="5" calcext:value-type="float">
            <text:p>5</text:p>
          </table:table-cell>
          <table:table-cell office:value-type="float" office:value="0.376982" calcext:value-type="float">
            <text:p>0,37698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7]+1" office:value-type="float" office:value="6" calcext:value-type="float">
            <text:p>6</text:p>
          </table:table-cell>
          <table:table-cell office:value-type="float" office:value="45200" calcext:value-type="float">
            <text:p>452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8]+1" office:value-type="float" office:value="7" calcext:value-type="float">
            <text:p>7</text:p>
          </table:table-cell>
          <table:table-cell office:value-type="float" office:value="-9408.91" calcext:value-type="float">
            <text:p>-9408,9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9]+1" office:value-type="float" office:value="8" calcext:value-type="float">
            <text:p>8</text:p>
          </table:table-cell>
          <table:table-cell office:value-type="float" office:value="43100" calcext:value-type="float">
            <text:p>431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0]+1" office:value-type="float" office:value="9" calcext:value-type="float">
            <text:p>9</text:p>
          </table:table-cell>
          <table:table-cell office:value-type="float" office:value="13107.3" calcext:value-type="float">
            <text:p>13107,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1]+1" office:value-type="float" office:value="10" calcext:value-type="float">
            <text:p>10</text:p>
          </table:table-cell>
          <table:table-cell office:value-type="float" office:value="6494.98" calcext:value-type="float">
            <text:p>6494,98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5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 table:formula="of:=[.A15]+1" office:value-type="float" office:value="2" calcext:value-type="float">
            <text:p>2</text:p>
          </table:table-cell>
          <table:table-cell table:formula="of:=[.B15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5]^[.F$3] + [.F$4]*[.C15]^[.F$5] + [.F$6]*[.C15]^[.F$7] + IF([.C15]&gt;[.F$8];[.F$9];0) + IF([.C15]&gt;[.F$10];[.F$11];0) + [.F$12]" office:value-type="float" office:value="428.589890662019" calcext:value-type="float">
            <text:p>429</text:p>
          </table:table-cell>
          <table:table-cell table:style-name="ce10" table:formula="of:=([.E16]-[.C16])^2" office:value-type="float" office:value="13130.8430419334" calcext:value-type="float">
            <text:p>13130,8430419334</text:p>
          </table:table-cell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6]+1" office:value-type="float" office:value="3" calcext:value-type="float">
            <text:p>3</text:p>
          </table:table-cell>
          <table:table-cell table:formula="of:=[.B16]+1" office:value-type="date" office:date-value="2019-01-23" calcext:value-type="date">
            <text:p>23-01-2019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F$2]*[.C16]^[.F$3] + [.F$4]*[.C16]^[.F$5] + [.F$6]*[.C16]^[.F$7] + IF([.C16]&gt;[.F$8];[.F$9];0) + IF([.C16]&gt;[.F$10];[.F$11];0) + [.F$12]" office:value-type="float" office:value="498.071833915808" calcext:value-type="float">
            <text:p>498</text:p>
          </table:table-cell>
          <table:table-cell table:style-name="ce10" table:formula="of:=([.E17]-[.C17])^2" office:value-type="float" office:value="6877.08073008727" calcext:value-type="float">
            <text:p>6877,080730087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7]+1" office:value-type="float" office:value="4" calcext:value-type="float">
            <text:p>4</text:p>
          </table:table-cell>
          <table:table-cell table:formula="of:=[.B17]+1" office:value-type="date" office:date-value="2019-01-24" calcext:value-type="date">
            <text:p>24-01-2019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F$2]*[.C17]^[.F$3] + [.F$4]*[.C17]^[.F$5] + [.F$6]*[.C17]^[.F$7] + IF([.C17]&gt;[.F$8];[.F$9];0) + IF([.C17]&gt;[.F$10];[.F$11];0) + [.F$12]" office:value-type="float" office:value="955.0926300419" calcext:value-type="float">
            <text:p>955</text:p>
          </table:table-cell>
          <table:table-cell table:style-name="ce10" table:formula="of:=([.E18]-[.C18])^2" office:value-type="float" office:value="11901.2019294588" calcext:value-type="float">
            <text:p>11901,2019294588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8]+1" office:value-type="float" office:value="5" calcext:value-type="float">
            <text:p>5</text:p>
          </table:table-cell>
          <table:table-cell table:formula="of:=[.B18]+1" office:value-type="date" office:date-value="2019-01-25" calcext:value-type="date">
            <text:p>25-01-2019</text:p>
          </table:table-cell>
          <table:table-cell office:value-type="float" office:value="1300" calcext:value-type="float">
            <text:p>1 300</text:p>
          </table:table-cell>
          <table:table-cell/>
          <table:table-cell table:formula="of:=[.F$2]*[.C18]^[.F$3] + [.F$4]*[.C18]^[.F$5] + [.F$6]*[.C18]^[.F$7] + IF([.C18]&gt;[.F$8];[.F$9];0) + IF([.C18]&gt;[.F$10];[.F$11];0) + [.F$12]" office:value-type="float" office:value="1335.44358077522" calcext:value-type="float">
            <text:p>1 335</text:p>
          </table:table-cell>
          <table:table-cell table:style-name="ce10" table:formula="of:=([.E19]-[.C19])^2" office:value-type="float" office:value="1256.24741816953" calcext:value-type="float">
            <text:p>1256,2474181695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9]+1" office:value-type="float" office:value="6" calcext:value-type="float">
            <text:p>6</text:p>
          </table:table-cell>
          <table:table-cell table:formula="of:=[.B19]+1" office:value-type="date" office:date-value="2019-01-26" calcext:value-type="date">
            <text:p>26-01-2019</text:p>
          </table:table-cell>
          <table:table-cell office:value-type="float" office:value="2000" calcext:value-type="float">
            <text:p>2 000</text:p>
          </table:table-cell>
          <table:table-cell/>
          <table:table-cell table:formula="of:=[.F$2]*[.C19]^[.F$3] + [.F$4]*[.C19]^[.F$5] + [.F$6]*[.C19]^[.F$7] + IF([.C19]&gt;[.F$8];[.F$9];0) + IF([.C19]&gt;[.F$10];[.F$11];0) + [.F$12]" office:value-type="float" office:value="1948.17399528792" calcext:value-type="float">
            <text:p>1 948</text:p>
          </table:table-cell>
          <table:table-cell table:style-name="ce10" table:formula="of:=([.E20]-[.C20])^2" office:value-type="float" office:value="2685.93476441694" calcext:value-type="float">
            <text:p>2685,934764417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0]+1" office:value-type="float" office:value="7" calcext:value-type="float">
            <text:p>7</text:p>
          </table:table-cell>
          <table:table-cell table:formula="of:=[.B20]+1" office:value-type="date" office:date-value="2019-01-27" calcext:value-type="date">
            <text:p>27-01-2019</text:p>
          </table:table-cell>
          <table:table-cell office:value-type="float" office:value="2800" calcext:value-type="float">
            <text:p>2 800</text:p>
          </table:table-cell>
          <table:table-cell/>
          <table:table-cell table:formula="of:=[.F$2]*[.C20]^[.F$3] + [.F$4]*[.C20]^[.F$5] + [.F$6]*[.C20]^[.F$7] + IF([.C20]&gt;[.F$8];[.F$9];0) + IF([.C20]&gt;[.F$10];[.F$11];0) + [.F$12]" office:value-type="float" office:value="2864.77245850356" calcext:value-type="float">
            <text:p>2 865</text:p>
          </table:table-cell>
          <table:table-cell table:style-name="ce10" table:formula="of:=([.E21]-[.C21])^2" office:value-type="float" office:value="4195.47138059521" calcext:value-type="float">
            <text:p>4195,4713805952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1]+1" office:value-type="float" office:value="8" calcext:value-type="float">
            <text:p>8</text:p>
          </table:table-cell>
          <table:table-cell table:formula="of:=[.B21]+1" office:value-type="date" office:date-value="2019-01-28" calcext:value-type="date">
            <text:p>28-01-2019</text:p>
          </table:table-cell>
          <table:table-cell office:value-type="float" office:value="4600" calcext:value-type="float">
            <text:p>4 600</text:p>
          </table:table-cell>
          <table:table-cell/>
          <table:table-cell table:formula="of:=[.F$2]*[.C21]^[.F$3] + [.F$4]*[.C21]^[.F$5] + [.F$6]*[.C21]^[.F$7] + IF([.C21]&gt;[.F$8];[.F$9];0) + IF([.C21]&gt;[.F$10];[.F$11];0) + [.F$12]" office:value-type="float" office:value="3893.23981148431" calcext:value-type="float">
            <text:p>3 893</text:p>
          </table:table-cell>
          <table:table-cell table:style-name="ce10" table:formula="of:=([.E22]-[.C22])^2" office:value-type="float" office:value="499509.96407074" calcext:value-type="float">
            <text:p>499509,96407074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2]+1" office:value-type="float" office:value="9" calcext:value-type="float">
            <text:p>9</text:p>
          </table:table-cell>
          <table:table-cell table:formula="of:=[.B22]+1" office:value-type="date" office:date-value="2019-01-29" calcext:value-type="date">
            <text:p>29-01-2019</text:p>
          </table:table-cell>
          <table:table-cell office:value-type="float" office:value="6100" calcext:value-type="float">
            <text:p>6 100</text:p>
          </table:table-cell>
          <table:table-cell/>
          <table:table-cell table:formula="of:=[.F$2]*[.C22]^[.F$3] + [.F$4]*[.C22]^[.F$5] + [.F$6]*[.C22]^[.F$7] + IF([.C22]&gt;[.F$8];[.F$9];0) + IF([.C22]&gt;[.F$10];[.F$11];0) + [.F$12]" office:value-type="float" office:value="6150.77444371997" calcext:value-type="float">
            <text:p>6 151</text:p>
          </table:table-cell>
          <table:table-cell table:style-name="ce10" table:formula="of:=([.E23]-[.C23])^2" office:value-type="float" office:value="2578.04413507267" calcext:value-type="float">
            <text:p>2578,0441350727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3]+1" office:value-type="float" office:value="10" calcext:value-type="float">
            <text:p>10</text:p>
          </table:table-cell>
          <table:table-cell table:formula="of:=[.B23]+1" office:value-type="date" office:date-value="2019-01-30" calcext:value-type="date">
            <text:p>30-01-2019</text:p>
          </table:table-cell>
          <table:table-cell office:value-type="float" office:value="7800" calcext:value-type="float">
            <text:p>7 800</text:p>
          </table:table-cell>
          <table:table-cell/>
          <table:table-cell table:formula="of:=[.F$2]*[.C23]^[.F$3] + [.F$4]*[.C23]^[.F$5] + [.F$6]*[.C23]^[.F$7] + IF([.C23]&gt;[.F$8];[.F$9];0) + IF([.C23]&gt;[.F$10];[.F$11];0) + [.F$12]" office:value-type="float" office:value="7978.47985492802" calcext:value-type="float">
            <text:p>7 978</text:p>
          </table:table-cell>
          <table:table-cell table:style-name="ce10" table:formula="of:=([.E24]-[.C24])^2" office:value-type="float" office:value="31855.0586151272" calcext:value-type="float">
            <text:p>31855,0586151272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4]+1" office:value-type="float" office:value="11" calcext:value-type="float">
            <text:p>11</text:p>
          </table:table-cell>
          <table:table-cell table:formula="of:=[.B24]+1" office:value-type="date" office:date-value="2019-01-31" calcext:value-type="date">
            <text:p>31-01-2019</text:p>
          </table:table-cell>
          <table:table-cell office:value-type="float" office:value="9800" calcext:value-type="float">
            <text:p>9 800</text:p>
          </table:table-cell>
          <table:table-cell/>
          <table:table-cell table:formula="of:=[.F$2]*[.C24]^[.F$3] + [.F$4]*[.C24]^[.F$5] + [.F$6]*[.C24]^[.F$7] + IF([.C24]&gt;[.F$8];[.F$9];0) + IF([.C24]&gt;[.F$10];[.F$11];0) + [.F$12]" office:value-type="float" office:value="9997.88478744166" calcext:value-type="float">
            <text:p>9 998</text:p>
          </table:table-cell>
          <table:table-cell table:style-name="ce10" table:formula="of:=([.E25]-[.C25])^2" office:value-type="float" office:value="39158.3891008305" calcext:value-type="float">
            <text:p>39158,389100830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5]+1" office:value-type="float" office:value="12" calcext:value-type="float">
            <text:p>12</text:p>
          </table:table-cell>
          <table:table-cell table:formula="of:=[.B25]+1" office:value-type="date" office:date-value="2019-02-01" calcext:value-type="date">
            <text:p>01-02-2019</text:p>
          </table:table-cell>
          <table:table-cell office:value-type="float" office:value="12000" calcext:value-type="float">
            <text:p>12 000</text:p>
          </table:table-cell>
          <table:table-cell/>
          <table:table-cell table:formula="of:=[.F$2]*[.C25]^[.F$3] + [.F$4]*[.C25]^[.F$5] + [.F$6]*[.C25]^[.F$7] + IF([.C25]&gt;[.F$8];[.F$9];0) + IF([.C25]&gt;[.F$10];[.F$11];0) + [.F$12]" office:value-type="float" office:value="12311.5622352821" calcext:value-type="float">
            <text:p>12 312</text:p>
          </table:table-cell>
          <table:table-cell table:style-name="ce10" table:formula="of:=([.E26]-[.C26])^2" office:value-type="float" office:value="97071.0264539861" calcext:value-type="float">
            <text:p>97071,0264539861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6]+1" office:value-type="float" office:value="13" calcext:value-type="float">
            <text:p>13</text:p>
          </table:table-cell>
          <table:table-cell table:formula="of:=[.B26]+1" office:value-type="date" office:date-value="2019-02-02" calcext:value-type="date">
            <text:p>02-02-2019</text:p>
          </table:table-cell>
          <table:table-cell office:value-type="float" office:value="14600" calcext:value-type="float">
            <text:p>14 600</text:p>
          </table:table-cell>
          <table:table-cell/>
          <table:table-cell table:formula="of:=[.F$2]*[.C26]^[.F$3] + [.F$4]*[.C26]^[.F$5] + [.F$6]*[.C26]^[.F$7] + IF([.C26]&gt;[.F$8];[.F$9];0) + IF([.C26]&gt;[.F$10];[.F$11];0) + [.F$12]" office:value-type="float" office:value="14789.1784675464" calcext:value-type="float">
            <text:p>14 789</text:p>
          </table:table-cell>
          <table:table-cell table:style-name="ce10" table:formula="of:=([.E27]-[.C27])^2" office:value-type="float" office:value="35788.4925832086" calcext:value-type="float">
            <text:p>35788,492583208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7]+1" office:value-type="float" office:value="14" calcext:value-type="float">
            <text:p>14</text:p>
          </table:table-cell>
          <table:table-cell table:formula="of:=[.B27]+1" office:value-type="date" office:date-value="2019-02-03" calcext:value-type="date">
            <text:p>03-02-2019</text:p>
          </table:table-cell>
          <table:table-cell office:value-type="float" office:value="17400" calcext:value-type="float">
            <text:p>17 400</text:p>
          </table:table-cell>
          <table:table-cell/>
          <table:table-cell table:formula="of:=[.F$2]*[.C27]^[.F$3] + [.F$4]*[.C27]^[.F$5] + [.F$6]*[.C27]^[.F$7] + IF([.C27]&gt;[.F$8];[.F$9];0) + IF([.C27]&gt;[.F$10];[.F$11];0) + [.F$12]" office:value-type="float" office:value="17638.6172883489" calcext:value-type="float">
            <text:p>17 639</text:p>
          </table:table-cell>
          <table:table-cell table:style-name="ce10" table:formula="of:=([.E28]-[.C28])^2" office:value-type="float" office:value="56938.2102989985" calcext:value-type="float">
            <text:p>56938,210298998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8]+1" office:value-type="float" office:value="15" calcext:value-type="float">
            <text:p>15</text:p>
          </table:table-cell>
          <table:table-cell table:formula="of:=[.B28]+1" office:value-type="date" office:date-value="2019-02-04" calcext:value-type="date">
            <text:p>04-02-2019</text:p>
          </table:table-cell>
          <table:table-cell office:value-type="float" office:value="20600" calcext:value-type="float">
            <text:p>20 600</text:p>
          </table:table-cell>
          <table:table-cell/>
          <table:table-cell table:formula="of:=[.F$2]*[.C28]^[.F$3] + [.F$4]*[.C28]^[.F$5] + [.F$6]*[.C28]^[.F$7] + IF([.C28]&gt;[.F$8];[.F$9];0) + IF([.C28]&gt;[.F$10];[.F$11];0) + [.F$12]" office:value-type="float" office:value="20624.9621341303" calcext:value-type="float">
            <text:p>20 625</text:p>
          </table:table-cell>
          <table:table-cell table:style-name="ce10" table:formula="of:=([.E29]-[.C29])^2" office:value-type="float" office:value="623.108140338316" calcext:value-type="float">
            <text:p>623,1081403383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9]+1" office:value-type="float" office:value="16" calcext:value-type="float">
            <text:p>16</text:p>
          </table:table-cell>
          <table:table-cell table:formula="of:=[.B29]+1" office:value-type="date" office:date-value="2019-02-05" calcext:value-type="date">
            <text:p>05-02-2019</text:p>
          </table:table-cell>
          <table:table-cell office:value-type="float" office:value="24600" calcext:value-type="float">
            <text:p>24 600</text:p>
          </table:table-cell>
          <table:table-cell/>
          <table:table-cell table:formula="of:=[.F$2]*[.C29]^[.F$3] + [.F$4]*[.C29]^[.F$5] + [.F$6]*[.C29]^[.F$7] + IF([.C29]&gt;[.F$8];[.F$9];0) + IF([.C29]&gt;[.F$10];[.F$11];0) + [.F$12]" office:value-type="float" office:value="23947.7825258048" calcext:value-type="float">
            <text:p>23 948</text:p>
          </table:table-cell>
          <table:table-cell table:style-name="ce10" table:formula="of:=([.E30]-[.C30])^2" office:value-type="float" office:value="425387.633645629" calcext:value-type="float">
            <text:p>425387,63364562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0]+1" office:value-type="float" office:value="17" calcext:value-type="float">
            <text:p>17</text:p>
          </table:table-cell>
          <table:table-cell table:formula="of:=[.B30]+1" office:value-type="date" office:date-value="2019-02-06" calcext:value-type="date">
            <text:p>06-02-2019</text:p>
          </table:table-cell>
          <table:table-cell office:value-type="float" office:value="28300" calcext:value-type="float">
            <text:p>28 300</text:p>
          </table:table-cell>
          <table:table-cell/>
          <table:table-cell table:formula="of:=[.F$2]*[.C30]^[.F$3] + [.F$4]*[.C30]^[.F$5] + [.F$6]*[.C30]^[.F$7] + IF([.C30]&gt;[.F$8];[.F$9];0) + IF([.C30]&gt;[.F$10];[.F$11];0) + [.F$12]" office:value-type="float" office:value="27985.047271235" calcext:value-type="float">
            <text:p>27 985</text:p>
          </table:table-cell>
          <table:table-cell table:style-name="ce10" table:formula="of:=([.E31]-[.C31])^2" office:value-type="float" office:value="99195.2213565367" calcext:value-type="float">
            <text:p>99195,221356536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1]+1" office:value-type="float" office:value="18" calcext:value-type="float">
            <text:p>18</text:p>
          </table:table-cell>
          <table:table-cell table:formula="of:=[.B31]+1" office:value-type="date" office:date-value="2019-02-07" calcext:value-type="date">
            <text:p>07-02-2019</text:p>
          </table:table-cell>
          <table:table-cell office:value-type="float" office:value="31500" calcext:value-type="float">
            <text:p>31 500</text:p>
          </table:table-cell>
          <table:table-cell/>
          <table:table-cell table:formula="of:=[.F$2]*[.C31]^[.F$3] + [.F$4]*[.C31]^[.F$5] + [.F$6]*[.C31]^[.F$7] + IF([.C31]&gt;[.F$8];[.F$9];0) + IF([.C31]&gt;[.F$10];[.F$11];0) + [.F$12]" office:value-type="float" office:value="31620.1255186578" calcext:value-type="float">
            <text:p>31 620</text:p>
          </table:table-cell>
          <table:table-cell table:style-name="ce10" table:formula="of:=([.E32]-[.C32])^2" office:value-type="float" office:value="14430.1402328085" calcext:value-type="float">
            <text:p>14430,140232808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2]+1" office:value-type="float" office:value="19" calcext:value-type="float">
            <text:p>19</text:p>
          </table:table-cell>
          <table:table-cell table:formula="of:=[.B32]+1" office:value-type="date" office:date-value="2019-02-08" calcext:value-type="date">
            <text:p>08-02-2019</text:p>
          </table:table-cell>
          <table:table-cell office:value-type="float" office:value="34900" calcext:value-type="float">
            <text:p>34 900</text:p>
          </table:table-cell>
          <table:table-cell/>
          <table:table-cell table:formula="of:=[.F$2]*[.C32]^[.F$3] + [.F$4]*[.C32]^[.F$5] + [.F$6]*[.C32]^[.F$7] + IF([.C32]&gt;[.F$8];[.F$9];0) + IF([.C32]&gt;[.F$10];[.F$11];0) + [.F$12]" office:value-type="float" office:value="34696.381268769" calcext:value-type="float">
            <text:p>34 696</text:p>
          </table:table-cell>
          <table:table-cell table:style-name="ce10" table:formula="of:=([.E33]-[.C33])^2" office:value-type="float" office:value="41460.5877081309" calcext:value-type="float">
            <text:p>41460,587708130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3]+1" office:value-type="float" office:value="20" calcext:value-type="float">
            <text:p>20</text:p>
          </table:table-cell>
          <table:table-cell table:formula="of:=[.B33]+1" office:value-type="date" office:date-value="2019-02-09" calcext:value-type="date">
            <text:p>09-02-2019</text:p>
          </table:table-cell>
          <table:table-cell office:value-type="float" office:value="37600" calcext:value-type="float">
            <text:p>37 600</text:p>
          </table:table-cell>
          <table:table-cell/>
          <table:table-cell table:formula="of:=[.F$2]*[.C33]^[.F$3] + [.F$4]*[.C33]^[.F$5] + [.F$6]*[.C33]^[.F$7] + IF([.C33]&gt;[.F$8];[.F$9];0) + IF([.C33]&gt;[.F$10];[.F$11];0) + [.F$12]" office:value-type="float" office:value="37903.4198922178" calcext:value-type="float">
            <text:p>37 903</text:p>
          </table:table-cell>
          <table:table-cell table:style-name="ce10" table:formula="of:=([.E34]-[.C34])^2" office:value-type="float" office:value="92063.6309934637" calcext:value-type="float">
            <text:p>92063,630993463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4]+1" office:value-type="float" office:value="21" calcext:value-type="float">
            <text:p>21</text:p>
          </table:table-cell>
          <table:table-cell table:formula="of:=[.B34]+1" office:value-type="date" office:date-value="2019-02-10" calcext:value-type="date">
            <text:p>10-02-2019</text:p>
          </table:table-cell>
          <table:table-cell office:value-type="float" office:value="40600" calcext:value-type="float">
            <text:p>40 600</text:p>
          </table:table-cell>
          <table:table-cell/>
          <table:table-cell table:formula="of:=[.F$2]*[.C34]^[.F$3] + [.F$4]*[.C34]^[.F$5] + [.F$6]*[.C34]^[.F$7] + IF([.C34]&gt;[.F$8];[.F$9];0) + IF([.C34]&gt;[.F$10];[.F$11];0) + [.F$12]" office:value-type="float" office:value="40409.0214850048" calcext:value-type="float">
            <text:p>40 409</text:p>
          </table:table-cell>
          <table:table-cell table:style-name="ce10" table:formula="of:=([.E35]-[.C35])^2" office:value-type="float" office:value="36472.7931897636" calcext:value-type="float">
            <text:p>36472,793189763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5]+1" office:value-type="float" office:value="22" calcext:value-type="float">
            <text:p>22</text:p>
          </table:table-cell>
          <table:table-cell table:formula="of:=[.B35]+1" office:value-type="date" office:date-value="2019-02-11" calcext:value-type="date">
            <text:p>11-02-2019</text:p>
          </table:table-cell>
          <table:table-cell office:value-type="float" office:value="43100" calcext:value-type="float">
            <text:p>43 100</text:p>
          </table:table-cell>
          <table:table-cell/>
          <table:table-cell table:formula="of:=[.F$2]*[.C35]^[.F$3] + [.F$4]*[.C35]^[.F$5] + [.F$6]*[.C35]^[.F$7] + IF([.C35]&gt;[.F$8];[.F$9];0) + IF([.C35]&gt;[.F$10];[.F$11];0) + [.F$12]" office:value-type="float" office:value="43153.7022825369" calcext:value-type="float">
            <text:p>43 154</text:p>
          </table:table-cell>
          <table:table-cell table:style-name="ce10" table:formula="of:=([.E36]-[.C36])^2" office:value-type="float" office:value="2883.93514967054" calcext:value-type="float">
            <text:p>2883,935149670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6]+1" office:value-type="float" office:value="23" calcext:value-type="float">
            <text:p>23</text:p>
          </table:table-cell>
          <table:table-cell table:formula="of:=[.B36]+1" office:value-type="date" office:date-value="2019-02-12" calcext:value-type="date">
            <text:p>12-02-2019</text:p>
          </table:table-cell>
          <table:table-cell office:value-type="float" office:value="45200" calcext:value-type="float">
            <text:p>45 200</text:p>
          </table:table-cell>
          <table:table-cell/>
          <table:table-cell table:formula="of:=[.F$2]*[.C36]^[.F$3] + [.F$4]*[.C36]^[.F$5] + [.F$6]*[.C36]^[.F$7] + IF([.C36]&gt;[.F$8];[.F$9];0) + IF([.C36]&gt;[.F$10];[.F$11];0) + [.F$12]" office:value-type="float" office:value="45411.4635878711" calcext:value-type="float">
            <text:p>45 411</text:p>
          </table:table-cell>
          <table:table-cell table:style-name="ce10" table:formula="of:=([.E37]-[.C37])^2" office:value-type="float" office:value="44716.8489953298" calcext:value-type="float">
            <text:p>44716,8489953298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7]+1" office:value-type="float" office:value="24" calcext:value-type="float">
            <text:p>24</text:p>
          </table:table-cell>
          <table:table-cell table:formula="of:=[.B37]+1" office:value-type="date" office:date-value="2019-02-13" calcext:value-type="date">
            <text:p>13-02-2019</text:p>
          </table:table-cell>
          <table:table-cell office:value-type="float" office:value="60400" calcext:value-type="float">
            <text:p>60 400</text:p>
          </table:table-cell>
          <table:table-cell/>
          <table:table-cell table:formula="of:=[.F$2]*[.C37]^[.F$3] + [.F$4]*[.C37]^[.F$5] + [.F$6]*[.C37]^[.F$7] + IF([.C37]&gt;[.F$8];[.F$9];0) + IF([.C37]&gt;[.F$10];[.F$11];0) + [.F$12]" office:value-type="float" office:value="60395.8160567537" calcext:value-type="float">
            <text:p>60 396</text:p>
          </table:table-cell>
          <table:table-cell table:style-name="ce10" table:formula="of:=([.E38]-[.C38])^2" office:value-type="float" office:value="17.5053810882768" calcext:value-type="float">
            <text:p>17,5053810883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8]+1" office:value-type="float" office:value="25" calcext:value-type="float">
            <text:p>25</text:p>
          </table:table-cell>
          <table:table-cell table:formula="of:=[.B38]+1" office:value-type="date" office:date-value="2019-02-14" calcext:value-type="date">
            <text:p>14-02-2019</text:p>
          </table:table-cell>
          <table:table-cell office:value-type="float" office:value="64500" calcext:value-type="float">
            <text:p>64 500</text:p>
          </table:table-cell>
          <table:table-cell/>
          <table:table-cell table:formula="of:=[.F$2]*[.C38]^[.F$3] + [.F$4]*[.C38]^[.F$5] + [.F$6]*[.C38]^[.F$7] + IF([.C38]&gt;[.F$8];[.F$9];0) + IF([.C38]&gt;[.F$10];[.F$11];0) + [.F$12]" office:value-type="float" office:value="64112.9745689068" calcext:value-type="float">
            <text:p>64 113</text:p>
          </table:table-cell>
          <table:table-cell table:style-name="ce10" table:formula="of:=([.E39]-[.C39])^2" office:value-type="float" office:value="149788.684312894" calcext:value-type="float">
            <text:p>149788,684312894</text:p>
          </table:table-cell>
          <table:table-cell table:number-columns-repeated="5"/>
        </table:table-row>
        <table:table-row table:style-name="ro1">
          <table:table-cell table:style-name="Default" table:formula="of:=[.A39]+1" office:value-type="float" office:value="26" calcext:value-type="float">
            <text:p>26</text:p>
          </table:table-cell>
          <table:table-cell table:formula="of:=[.B39]+1" office:value-type="date" office:date-value="2019-02-15" calcext:value-type="date">
            <text:p>15-02-2019</text:p>
          </table:table-cell>
          <table:table-cell office:value-type="float" office:value="67200" calcext:value-type="float">
            <text:p>67 200</text:p>
          </table:table-cell>
          <table:table-cell/>
          <table:table-cell table:formula="of:=[.F$2]*[.C39]^[.F$3] + [.F$4]*[.C39]^[.F$5] + [.F$6]*[.C39]^[.F$7] + IF([.C39]&gt;[.F$8];[.F$9];0) + IF([.C39]&gt;[.F$10];[.F$11];0) + [.F$12]" office:value-type="float" office:value="67533.1820929502" calcext:value-type="float">
            <text:p>67 533</text:p>
          </table:table-cell>
          <table:table-cell table:style-name="ce10" table:formula="of:=([.E40]-[.C40])^2" office:value-type="float" office:value="111010.307062656" calcext:value-type="float">
            <text:p>111010,307062656</text:p>
          </table:table-cell>
          <table:table-cell table:number-columns-repeated="5"/>
        </table:table-row>
        <table:table-row table:style-name="ro1">
          <table:table-cell table:style-name="Default" table:formula="of:=[.A40]+1" office:value-type="float" office:value="27" calcext:value-type="float">
            <text:p>27</text:p>
          </table:table-cell>
          <table:table-cell table:formula="of:=[.B40]+1" office:value-type="date" office:date-value="2019-02-16" calcext:value-type="date">
            <text:p>16-02-2019</text:p>
          </table:table-cell>
          <table:table-cell office:value-type="float" office:value="69300" calcext:value-type="float">
            <text:p>69 300</text:p>
          </table:table-cell>
          <table:table-cell/>
          <table:table-cell table:formula="of:=[.F$2]*[.C40]^[.F$3] + [.F$4]*[.C40]^[.F$5] + [.F$6]*[.C40]^[.F$7] + IF([.C40]&gt;[.F$8];[.F$9];0) + IF([.C40]&gt;[.F$10];[.F$11];0) + [.F$12]" office:value-type="float" office:value="69761.0780251289" calcext:value-type="float">
            <text:p>69 761</text:p>
          </table:table-cell>
          <table:table-cell table:style-name="ce10" table:formula="of:=([.E41]-[.C41])^2" office:value-type="float" office:value="212592.945256803" calcext:value-type="float">
            <text:p>212592,945256803</text:p>
          </table:table-cell>
          <table:table-cell table:number-columns-repeated="5"/>
        </table:table-row>
        <table:table-row table:style-name="ro1">
          <table:table-cell table:style-name="Default" table:formula="of:=[.A41]+1" office:value-type="float" office:value="28" calcext:value-type="float">
            <text:p>28</text:p>
          </table:table-cell>
          <table:table-cell table:formula="of:=[.B41]+1" office:value-type="date" office:date-value="2019-02-17" calcext:value-type="date">
            <text:p>17-02-2019</text:p>
          </table:table-cell>
          <table:table-cell office:value-type="float" office:value="71400" calcext:value-type="float">
            <text:p>71 400</text:p>
          </table:table-cell>
          <table:table-cell/>
          <table:table-cell table:formula="of:=[.F$2]*[.C41]^[.F$3] + [.F$4]*[.C41]^[.F$5] + [.F$6]*[.C41]^[.F$7] + IF([.C41]&gt;[.F$8];[.F$9];0) + IF([.C41]&gt;[.F$10];[.F$11];0) + [.F$12]" office:value-type="float" office:value="71481.1055595828" calcext:value-type="float">
            <text:p>71 481</text:p>
          </table:table-cell>
          <table:table-cell table:style-name="ce10" table:formula="of:=([.E42]-[.C42])^2" office:value-type="float" office:value="6578.11179523325" calcext:value-type="float">
            <text:p>6578,1117952333</text:p>
          </table:table-cell>
          <table:table-cell table:number-columns-repeated="5"/>
        </table:table-row>
        <table:table-row table:style-name="ro1">
          <table:table-cell table:style-name="Default" table:formula="of:=[.A42]+1" office:value-type="float" office:value="29" calcext:value-type="float">
            <text:p>29</text:p>
          </table:table-cell>
          <table:table-cell table:formula="of:=[.B42]+1" office:value-type="date" office:date-value="2019-02-18" calcext:value-type="date">
            <text:p>18-02-2019</text:p>
          </table:table-cell>
          <table:table-cell office:value-type="float" office:value="73300" calcext:value-type="float">
            <text:p>73 300</text:p>
          </table:table-cell>
          <table:table-cell/>
          <table:table-cell table:formula="of:=[.F$2]*[.C42]^[.F$3] + [.F$4]*[.C42]^[.F$5] + [.F$6]*[.C42]^[.F$7] + IF([.C42]&gt;[.F$8];[.F$9];0) + IF([.C42]&gt;[.F$10];[.F$11];0) + [.F$12]" office:value-type="float" office:value="73190.3473501153" calcext:value-type="float">
            <text:p>73 190</text:p>
          </table:table-cell>
          <table:table-cell table:style-name="ce10" table:formula="of:=([.E43]-[.C43])^2" office:value-type="float" office:value="12023.7036267353" calcext:value-type="float">
            <text:p>12023,7036267353</text:p>
          </table:table-cell>
          <table:table-cell table:number-columns-repeated="5"/>
        </table:table-row>
        <table:table-row table:style-name="ro1">
          <table:table-cell table:style-name="Default" table:formula="of:=[.A43]+1" office:value-type="float" office:value="30" calcext:value-type="float">
            <text:p>30</text:p>
          </table:table-cell>
          <table:table-cell table:formula="of:=[.B43]+1" office:value-type="date" office:date-value="2019-02-19" calcext:value-type="date">
            <text:p>19-02-2019</text:p>
          </table:table-cell>
          <table:table-cell office:value-type="float" office:value="75300" calcext:value-type="float">
            <text:p>75 300</text:p>
          </table:table-cell>
          <table:table-cell/>
          <table:table-cell table:formula="of:=[.F$2]*[.C43]^[.F$3] + [.F$4]*[.C43]^[.F$5] + [.F$6]*[.C43]^[.F$7] + IF([.C43]&gt;[.F$8];[.F$9];0) + IF([.C43]&gt;[.F$10];[.F$11];0) + [.F$12]" office:value-type="float" office:value="74727.7944033849" calcext:value-type="float">
            <text:p>74 728</text:p>
          </table:table-cell>
          <table:table-cell table:style-name="ce10" table:formula="of:=([.E44]-[.C44])^2" office:value-type="float" office:value="327419.244797653" calcext:value-type="float">
            <text:p>327419,244797653</text:p>
          </table:table-cell>
          <table:table-cell table:number-columns-repeated="5"/>
        </table:table-row>
        <table:table-row table:style-name="ro1">
          <table:table-cell table:style-name="Default" table:formula="of:=[.A44]+1" office:value-type="float" office:value="31" calcext:value-type="float">
            <text:p>31</text:p>
          </table:table-cell>
          <table:table-cell table:formula="of:=[.B44]+1" office:value-type="date" office:date-value="2019-02-20" calcext:value-type="date">
            <text:p>20-02-2019</text:p>
          </table:table-cell>
          <table:table-cell office:value-type="float" office:value="75800" calcext:value-type="float">
            <text:p>75 800</text:p>
          </table:table-cell>
          <table:table-cell/>
          <table:table-cell table:formula="of:=[.F$2]*[.C44]^[.F$3] + [.F$4]*[.C44]^[.F$5] + [.F$6]*[.C44]^[.F$7] + IF([.C44]&gt;[.F$8];[.F$9];0) + IF([.C44]&gt;[.F$10];[.F$11];0) + [.F$12]" office:value-type="float" office:value="76337.1838446056" calcext:value-type="float">
            <text:p>76 337</text:p>
          </table:table-cell>
          <table:table-cell table:style-name="ce10" table:formula="of:=([.E45]-[.C45])^2" office:value-type="float" office:value="288566.482905198" calcext:value-type="float">
            <text:p>288566,482905198</text:p>
          </table:table-cell>
          <table:table-cell table:number-columns-repeated="5"/>
        </table:table-row>
        <table:table-row table:style-name="ro1">
          <table:table-cell table:style-name="Default" table:formula="of:=[.A45]+1" office:value-type="float" office:value="32" calcext:value-type="float">
            <text:p>32</text:p>
          </table:table-cell>
          <table:table-cell table:formula="of:=[.B45]+1" office:value-type="date" office:date-value="2019-02-21" calcext:value-type="date">
            <text:p>21-02-2019</text:p>
          </table:table-cell>
          <table:table-cell office:value-type="float" office:value="76800" calcext:value-type="float">
            <text:p>76 800</text:p>
          </table:table-cell>
          <table:table-cell/>
          <table:table-cell table:formula="of:=[.F$2]*[.C45]^[.F$3] + [.F$4]*[.C45]^[.F$5] + [.F$6]*[.C45]^[.F$7] + IF([.C45]&gt;[.F$8];[.F$9];0) + IF([.C45]&gt;[.F$10];[.F$11];0) + [.F$12]" office:value-type="float" office:value="76738.1232331398" calcext:value-type="float">
            <text:p>76 738</text:p>
          </table:table-cell>
          <table:table-cell table:style-name="ce10" table:formula="of:=([.E46]-[.C46])^2" office:value-type="float" office:value="3828.73427706721" calcext:value-type="float">
            <text:p>3828,7342770672</text:p>
          </table:table-cell>
          <table:table-cell table:number-columns-repeated="5"/>
        </table:table-row>
        <table:table-row table:style-name="ro1">
          <table:table-cell table:style-name="Default" table:formula="of:=[.A46]+1" office:value-type="float" office:value="33" calcext:value-type="float">
            <text:p>33</text:p>
          </table:table-cell>
          <table:table-cell table:formula="of:=[.B46]+1" office:value-type="date" office:date-value="2019-02-22" calcext:value-type="date">
            <text:p>22-02-2019</text:p>
          </table:table-cell>
          <table:table-cell office:value-type="float" office:value="77800" calcext:value-type="float">
            <text:p>77 800</text:p>
          </table:table-cell>
          <table:table-cell/>
          <table:table-cell table:formula="of:=[.F$2]*[.C46]^[.F$3] + [.F$4]*[.C46]^[.F$5] + [.F$6]*[.C46]^[.F$7] + IF([.C46]&gt;[.F$8];[.F$9];0) + IF([.C46]&gt;[.F$10];[.F$11];0) + [.F$12]" office:value-type="float" office:value="77538.3404972375" calcext:value-type="float">
            <text:p>77 538</text:p>
          </table:table-cell>
          <table:table-cell table:style-name="ce10" table:formula="of:=([.E47]-[.C47])^2" office:value-type="float" office:value="68465.6953859268" calcext:value-type="float">
            <text:p>68465,6953859268</text:p>
          </table:table-cell>
          <table:table-cell table:number-columns-repeated="5"/>
        </table:table-row>
        <table:table-row table:style-name="ro1">
          <table:table-cell table:style-name="Default" table:formula="of:=[.A47]+1" office:value-type="float" office:value="34" calcext:value-type="float">
            <text:p>34</text:p>
          </table:table-cell>
          <table:table-cell table:formula="of:=[.B47]+1" office:value-type="date" office:date-value="2019-02-23" calcext:value-type="date">
            <text:p>23-02-2019</text:p>
          </table:table-cell>
          <table:table-cell table:formula="of:=IF([.E48]&lt;10000000000;[.E48];10000000000)" office:value-type="float" office:value="78336.3683487206" calcext:value-type="float">
            <text:p>78 336</text:p>
          </table:table-cell>
          <table:table-cell/>
          <table:table-cell table:formula="of:=[.F$2]*[.C47]^[.F$3] + [.F$4]*[.C47]^[.F$5] + [.F$6]*[.C47]^[.F$7] + IF([.C47]&gt;[.F$8];[.F$9];0) + IF([.C47]&gt;[.F$10];[.F$11];0) + [.F$12]" office:value-type="float" office:value="78336.3683487206" calcext:value-type="float">
            <text:p>78 336</text:p>
          </table:table-cell>
          <table:table-cell table:number-columns-repeated="6"/>
        </table:table-row>
        <table:table-row table:style-name="ro1">
          <table:table-cell table:style-name="Default" table:formula="of:=[.A48]+1" office:value-type="float" office:value="35" calcext:value-type="float">
            <text:p>35</text:p>
          </table:table-cell>
          <table:table-cell table:formula="of:=[.B48]+1" office:value-type="date" office:date-value="2019-02-24" calcext:value-type="date">
            <text:p>24-02-2019</text:p>
          </table:table-cell>
          <table:table-cell table:formula="of:=IF([.E49]&lt;10000000000;[.E49];10000000000)" office:value-type="float" office:value="78763.5137579095" calcext:value-type="float">
            <text:p>78 764</text:p>
          </table:table-cell>
          <table:table-cell/>
          <table:table-cell table:formula="of:=[.F$2]*[.C48]^[.F$3] + [.F$4]*[.C48]^[.F$5] + [.F$6]*[.C48]^[.F$7] + IF([.C48]&gt;[.F$8];[.F$9];0) + IF([.C48]&gt;[.F$10];[.F$11];0) + [.F$12]" office:value-type="float" office:value="78763.5137579095" calcext:value-type="float">
            <text:p>78 764</text:p>
          </table:table-cell>
          <table:table-cell table:number-columns-repeated="6"/>
        </table:table-row>
        <table:table-row table:style-name="ro1">
          <table:table-cell table:style-name="Default" table:formula="of:=[.A49]+1" office:value-type="float" office:value="36" calcext:value-type="float">
            <text:p>36</text:p>
          </table:table-cell>
          <table:table-cell table:formula="of:=[.B49]+1" office:value-type="date" office:date-value="2019-02-25" calcext:value-type="date">
            <text:p>25-02-2019</text:p>
          </table:table-cell>
          <table:table-cell table:formula="of:=IF([.E50]&lt;10000000000;[.E50];10000000000)" office:value-type="float" office:value="79103.2365578045" calcext:value-type="float">
            <text:p>79 103</text:p>
          </table:table-cell>
          <table:table-cell/>
          <table:table-cell table:formula="of:=[.F$2]*[.C49]^[.F$3] + [.F$4]*[.C49]^[.F$5] + [.F$6]*[.C49]^[.F$7] + IF([.C49]&gt;[.F$8];[.F$9];0) + IF([.C49]&gt;[.F$10];[.F$11];0) + [.F$12]" office:value-type="float" office:value="79103.2365578045" calcext:value-type="float">
            <text:p>79 103</text:p>
          </table:table-cell>
          <table:table-cell table:number-columns-repeated="6"/>
        </table:table-row>
        <table:table-row table:style-name="ro1">
          <table:table-cell table:style-name="Default" table:formula="of:=[.A50]+1" office:value-type="float" office:value="37" calcext:value-type="float">
            <text:p>37</text:p>
          </table:table-cell>
          <table:table-cell table:formula="of:=[.B50]+1" office:value-type="date" office:date-value="2019-02-26" calcext:value-type="date">
            <text:p>26-02-2019</text:p>
          </table:table-cell>
          <table:table-cell table:formula="of:=IF([.E51]&lt;10000000000;[.E51];10000000000)" office:value-type="float" office:value="79373.1516672348" calcext:value-type="float">
            <text:p>79 373</text:p>
          </table:table-cell>
          <table:table-cell/>
          <table:table-cell table:formula="of:=[.F$2]*[.C50]^[.F$3] + [.F$4]*[.C50]^[.F$5] + [.F$6]*[.C50]^[.F$7] + IF([.C50]&gt;[.F$8];[.F$9];0) + IF([.C50]&gt;[.F$10];[.F$11];0) + [.F$12]" office:value-type="float" office:value="79373.1516672348" calcext:value-type="float">
            <text:p>79 373</text:p>
          </table:table-cell>
          <table:table-cell table:number-columns-repeated="6"/>
        </table:table-row>
        <table:table-row table:style-name="ro1">
          <table:table-cell table:style-name="Default" table:formula="of:=[.A51]+1" office:value-type="float" office:value="38" calcext:value-type="float">
            <text:p>38</text:p>
          </table:table-cell>
          <table:table-cell table:formula="of:=[.B51]+1" office:value-type="date" office:date-value="2019-02-27" calcext:value-type="date">
            <text:p>27-02-2019</text:p>
          </table:table-cell>
          <table:table-cell table:formula="of:=IF([.E52]&lt;10000000000;[.E52];10000000000)" office:value-type="float" office:value="79587.4289541243" calcext:value-type="float">
            <text:p>79 587</text:p>
          </table:table-cell>
          <table:table-cell/>
          <table:table-cell table:formula="of:=[.F$2]*[.C51]^[.F$3] + [.F$4]*[.C51]^[.F$5] + [.F$6]*[.C51]^[.F$7] + IF([.C51]&gt;[.F$8];[.F$9];0) + IF([.C51]&gt;[.F$10];[.F$11];0) + [.F$12]" office:value-type="float" office:value="79587.4289541243" calcext:value-type="float">
            <text:p>79 587</text:p>
          </table:table-cell>
          <table:table-cell table:number-columns-repeated="6"/>
        </table:table-row>
        <table:table-row table:style-name="ro1">
          <table:table-cell table:style-name="Default" table:formula="of:=[.A52]+1" office:value-type="float" office:value="39" calcext:value-type="float">
            <text:p>39</text:p>
          </table:table-cell>
          <table:table-cell table:formula="of:=[.B52]+1" office:value-type="date" office:date-value="2019-02-28" calcext:value-type="date">
            <text:p>28-02-2019</text:p>
          </table:table-cell>
          <table:table-cell table:formula="of:=IF([.E53]&lt;10000000000;[.E53];10000000000)" office:value-type="float" office:value="79757.4274676022" calcext:value-type="float">
            <text:p>79 757</text:p>
          </table:table-cell>
          <table:table-cell/>
          <table:table-cell table:formula="of:=[.F$2]*[.C52]^[.F$3] + [.F$4]*[.C52]^[.F$5] + [.F$6]*[.C52]^[.F$7] + IF([.C52]&gt;[.F$8];[.F$9];0) + IF([.C52]&gt;[.F$10];[.F$11];0) + [.F$12]" office:value-type="float" office:value="79757.4274676022" calcext:value-type="float">
            <text:p>79 757</text:p>
          </table:table-cell>
          <table:table-cell table:number-columns-repeated="6"/>
        </table:table-row>
        <table:table-row table:style-name="ro1">
          <table:table-cell table:style-name="Default" table:formula="of:=[.A53]+1" office:value-type="float" office:value="40" calcext:value-type="float">
            <text:p>40</text:p>
          </table:table-cell>
          <table:table-cell table:formula="of:=[.B53]+1" office:value-type="date" office:date-value="2019-03-01" calcext:value-type="date">
            <text:p>01-03-2019</text:p>
          </table:table-cell>
          <table:table-cell table:formula="of:=IF([.E54]&lt;10000000000;[.E54];10000000000)" office:value-type="float" office:value="79892.2282630125" calcext:value-type="float">
            <text:p>79 892</text:p>
          </table:table-cell>
          <table:table-cell/>
          <table:table-cell table:formula="of:=[.F$2]*[.C53]^[.F$3] + [.F$4]*[.C53]^[.F$5] + [.F$6]*[.C53]^[.F$7] + IF([.C53]&gt;[.F$8];[.F$9];0) + IF([.C53]&gt;[.F$10];[.F$11];0) + [.F$12]" office:value-type="float" office:value="79892.2282630125" calcext:value-type="float">
            <text:p>79 892</text:p>
          </table:table-cell>
          <table:table-cell table:number-columns-repeated="6"/>
        </table:table-row>
        <table:table-row table:style-name="ro1">
          <table:table-cell table:style-name="Default" table:formula="of:=[.A54]+1" office:value-type="float" office:value="41" calcext:value-type="float">
            <text:p>41</text:p>
          </table:table-cell>
          <table:table-cell table:formula="of:=[.B54]+1" office:value-type="date" office:date-value="2019-03-02" calcext:value-type="date">
            <text:p>02-03-2019</text:p>
          </table:table-cell>
          <table:table-cell table:formula="of:=IF([.E55]&lt;10000000000;[.E55];10000000000)" office:value-type="float" office:value="79999.0757490437" calcext:value-type="float">
            <text:p>79 999</text:p>
          </table:table-cell>
          <table:table-cell/>
          <table:table-cell table:formula="of:=[.F$2]*[.C54]^[.F$3] + [.F$4]*[.C54]^[.F$5] + [.F$6]*[.C54]^[.F$7] + IF([.C54]&gt;[.F$8];[.F$9];0) + IF([.C54]&gt;[.F$10];[.F$11];0) + [.F$12]" office:value-type="float" office:value="79999.0757490437" calcext:value-type="float">
            <text:p>79 999</text:p>
          </table:table-cell>
          <table:table-cell table:number-columns-repeated="6"/>
        </table:table-row>
        <table:table-row table:style-name="ro1">
          <table:table-cell table:style-name="Default" table:formula="of:=[.A55]+1" office:value-type="float" office:value="42" calcext:value-type="float">
            <text:p>42</text:p>
          </table:table-cell>
          <table:table-cell table:formula="of:=[.B55]+1" office:value-type="date" office:date-value="2019-03-03" calcext:value-type="date">
            <text:p>03-03-2019</text:p>
          </table:table-cell>
          <table:table-cell table:formula="of:=IF([.E56]&lt;10000000000;[.E56];10000000000)" office:value-type="float" office:value="80083.7394502026" calcext:value-type="float">
            <text:p>80 084</text:p>
          </table:table-cell>
          <table:table-cell/>
          <table:table-cell table:formula="of:=[.F$2]*[.C55]^[.F$3] + [.F$4]*[.C55]^[.F$5] + [.F$6]*[.C55]^[.F$7] + IF([.C55]&gt;[.F$8];[.F$9];0) + IF([.C55]&gt;[.F$10];[.F$11];0) + [.F$12]" office:value-type="float" office:value="80083.7394502026" calcext:value-type="float">
            <text:p>80 084</text:p>
          </table:table-cell>
          <table:table-cell table:number-columns-repeated="6"/>
        </table:table-row>
        <table:table-row table:style-name="ro1">
          <table:table-cell table:style-name="Default" table:formula="of:=[.A56]+1" office:value-type="float" office:value="43" calcext:value-type="float">
            <text:p>43</text:p>
          </table:table-cell>
          <table:table-cell table:formula="of:=[.B56]+1" office:value-type="date" office:date-value="2019-03-04" calcext:value-type="date">
            <text:p>04-03-2019</text:p>
          </table:table-cell>
          <table:table-cell table:formula="of:=IF([.E57]&lt;10000000000;[.E57];10000000000)" office:value-type="float" office:value="80150.8082033678" calcext:value-type="float">
            <text:p>80 151</text:p>
          </table:table-cell>
          <table:table-cell/>
          <table:table-cell table:formula="of:=[.F$2]*[.C56]^[.F$3] + [.F$4]*[.C56]^[.F$5] + [.F$6]*[.C56]^[.F$7] + IF([.C56]&gt;[.F$8];[.F$9];0) + IF([.C56]&gt;[.F$10];[.F$11];0) + [.F$12]" office:value-type="float" office:value="80150.8082033678" calcext:value-type="float">
            <text:p>80 151</text:p>
          </table:table-cell>
          <table:table-cell table:number-columns-repeated="6"/>
        </table:table-row>
        <table:table-row table:style-name="ro1">
          <table:table-cell table:style-name="Default" table:formula="of:=[.A57]+1" office:value-type="float" office:value="44" calcext:value-type="float">
            <text:p>44</text:p>
          </table:table-cell>
          <table:table-cell table:formula="of:=[.B57]+1" office:value-type="date" office:date-value="2019-03-05" calcext:value-type="date">
            <text:p>05-03-2019</text:p>
          </table:table-cell>
          <table:table-cell table:formula="of:=IF([.E58]&lt;10000000000;[.E58];10000000000)" office:value-type="float" office:value="80203.9279723399" calcext:value-type="float">
            <text:p>80 204</text:p>
          </table:table-cell>
          <table:table-cell/>
          <table:table-cell table:formula="of:=[.F$2]*[.C57]^[.F$3] + [.F$4]*[.C57]^[.F$5] + [.F$6]*[.C57]^[.F$7] + IF([.C57]&gt;[.F$8];[.F$9];0) + IF([.C57]&gt;[.F$10];[.F$11];0) + [.F$12]" office:value-type="float" office:value="80203.9279723399" calcext:value-type="float">
            <text:p>80 204</text:p>
          </table:table-cell>
          <table:table-cell table:number-columns-repeated="6"/>
        </table:table-row>
        <table:table-row table:style-name="ro1">
          <table:table-cell table:style-name="Default" table:formula="of:=[.A58]+1" office:value-type="float" office:value="45" calcext:value-type="float">
            <text:p>45</text:p>
          </table:table-cell>
          <table:table-cell table:formula="of:=[.B58]+1" office:value-type="date" office:date-value="2019-03-06" calcext:value-type="date">
            <text:p>06-03-2019</text:p>
          </table:table-cell>
          <table:table-cell table:formula="of:=IF([.E59]&lt;10000000000;[.E59];10000000000)" office:value-type="float" office:value="80245.9931987177" calcext:value-type="float">
            <text:p>80 246</text:p>
          </table:table-cell>
          <table:table-cell/>
          <table:table-cell table:formula="of:=[.F$2]*[.C58]^[.F$3] + [.F$4]*[.C58]^[.F$5] + [.F$6]*[.C58]^[.F$7] + IF([.C58]&gt;[.F$8];[.F$9];0) + IF([.C58]&gt;[.F$10];[.F$11];0) + [.F$12]" office:value-type="float" office:value="80245.9931987177" calcext:value-type="float">
            <text:p>80 246</text:p>
          </table:table-cell>
          <table:table-cell table:number-columns-repeated="6"/>
        </table:table-row>
        <table:table-row table:style-name="ro1">
          <table:table-cell table:style-name="Default" table:formula="of:=[.A59]+1" office:value-type="float" office:value="46" calcext:value-type="float">
            <text:p>46</text:p>
          </table:table-cell>
          <table:table-cell table:formula="of:=[.B59]+1" office:value-type="date" office:date-value="2019-03-07" calcext:value-type="date">
            <text:p>07-03-2019</text:p>
          </table:table-cell>
          <table:table-cell table:formula="of:=IF([.E60]&lt;10000000000;[.E60];10000000000)" office:value-type="float" office:value="80279.3002170157" calcext:value-type="float">
            <text:p>80 279</text:p>
          </table:table-cell>
          <table:table-cell/>
          <table:table-cell table:formula="of:=[.F$2]*[.C59]^[.F$3] + [.F$4]*[.C59]^[.F$5] + [.F$6]*[.C59]^[.F$7] + IF([.C59]&gt;[.F$8];[.F$9];0) + IF([.C59]&gt;[.F$10];[.F$11];0) + [.F$12]" office:value-type="float" office:value="80279.3002170157" calcext:value-type="float">
            <text:p>80 279</text:p>
          </table:table-cell>
          <table:table-cell table:number-columns-repeated="6"/>
        </table:table-row>
        <table:table-row table:style-name="ro1">
          <table:table-cell table:style-name="Default" table:formula="of:=[.A60]+1" office:value-type="float" office:value="47" calcext:value-type="float">
            <text:p>47</text:p>
          </table:table-cell>
          <table:table-cell table:formula="of:=[.B60]+1" office:value-type="date" office:date-value="2019-03-08" calcext:value-type="date">
            <text:p>08-03-2019</text:p>
          </table:table-cell>
          <table:table-cell table:formula="of:=IF([.E61]&lt;10000000000;[.E61];10000000000)" office:value-type="float" office:value="80305.6699130203" calcext:value-type="float">
            <text:p>80 306</text:p>
          </table:table-cell>
          <table:table-cell/>
          <table:table-cell table:formula="of:=[.F$2]*[.C60]^[.F$3] + [.F$4]*[.C60]^[.F$5] + [.F$6]*[.C60]^[.F$7] + IF([.C60]&gt;[.F$8];[.F$9];0) + IF([.C60]&gt;[.F$10];[.F$11];0) + [.F$12]" office:value-type="float" office:value="80305.6699130203" calcext:value-type="float">
            <text:p>80 306</text:p>
          </table:table-cell>
          <table:table-cell table:number-columns-repeated="6"/>
        </table:table-row>
        <table:table-row table:style-name="ro1">
          <table:table-cell table:style-name="Default" table:formula="of:=[.A61]+1" office:value-type="float" office:value="48" calcext:value-type="float">
            <text:p>48</text:p>
          </table:table-cell>
          <table:table-cell table:formula="of:=[.B61]+1" office:value-type="date" office:date-value="2019-03-09" calcext:value-type="date">
            <text:p>09-03-2019</text:p>
          </table:table-cell>
          <table:table-cell table:formula="of:=IF([.E62]&lt;10000000000;[.E62];10000000000)" office:value-type="float" office:value="80326.5455786904" calcext:value-type="float">
            <text:p>80 327</text:p>
          </table:table-cell>
          <table:table-cell/>
          <table:table-cell table:formula="of:=[.F$2]*[.C61]^[.F$3] + [.F$4]*[.C61]^[.F$5] + [.F$6]*[.C61]^[.F$7] + IF([.C61]&gt;[.F$8];[.F$9];0) + IF([.C61]&gt;[.F$10];[.F$11];0) + [.F$12]" office:value-type="float" office:value="80326.5455786904" calcext:value-type="float">
            <text:p>80 327</text:p>
          </table:table-cell>
          <table:table-cell table:number-columns-repeated="6"/>
        </table:table-row>
        <table:table-row table:style-name="ro1">
          <table:table-cell table:style-name="Default" table:formula="of:=[.A62]+1" office:value-type="float" office:value="49" calcext:value-type="float">
            <text:p>49</text:p>
          </table:table-cell>
          <table:table-cell table:formula="of:=[.B62]+1" office:value-type="date" office:date-value="2019-03-10" calcext:value-type="date">
            <text:p>10-03-2019</text:p>
          </table:table-cell>
          <table:table-cell table:formula="of:=IF([.E63]&lt;10000000000;[.E63];10000000000)" office:value-type="float" office:value="80343.0708465645" calcext:value-type="float">
            <text:p>80 343</text:p>
          </table:table-cell>
          <table:table-cell/>
          <table:table-cell table:formula="of:=[.F$2]*[.C62]^[.F$3] + [.F$4]*[.C62]^[.F$5] + [.F$6]*[.C62]^[.F$7] + IF([.C62]&gt;[.F$8];[.F$9];0) + IF([.C62]&gt;[.F$10];[.F$11];0) + [.F$12]" office:value-type="float" office:value="80343.0708465645" calcext:value-type="float">
            <text:p>80 343</text:p>
          </table:table-cell>
          <table:table-cell table:number-columns-repeated="6"/>
        </table:table-row>
        <table:table-row table:style-name="ro1">
          <table:table-cell table:style-name="Default" table:formula="of:=[.A63]+1" office:value-type="float" office:value="50" calcext:value-type="float">
            <text:p>50</text:p>
          </table:table-cell>
          <table:table-cell table:formula="of:=[.B63]+1" office:value-type="date" office:date-value="2019-03-11" calcext:value-type="date">
            <text:p>11-03-2019</text:p>
          </table:table-cell>
          <table:table-cell table:formula="of:=IF([.E64]&lt;10000000000;[.E64];10000000000)" office:value-type="float" office:value="80356.1516761248" calcext:value-type="float">
            <text:p>80 356</text:p>
          </table:table-cell>
          <table:table-cell/>
          <table:table-cell table:formula="of:=[.F$2]*[.C63]^[.F$3] + [.F$4]*[.C63]^[.F$5] + [.F$6]*[.C63]^[.F$7] + IF([.C63]&gt;[.F$8];[.F$9];0) + IF([.C63]&gt;[.F$10];[.F$11];0) + [.F$12]" office:value-type="float" office:value="80356.1516761248" calcext:value-type="float">
            <text:p>80 356</text:p>
          </table:table-cell>
          <table:table-cell table:number-columns-repeated="6"/>
        </table:table-row>
        <table:table-row table:style-name="ro1">
          <table:table-cell table:style-name="Default" table:formula="of:=[.A64]+1" office:value-type="float" office:value="51" calcext:value-type="float">
            <text:p>51</text:p>
          </table:table-cell>
          <table:table-cell table:formula="of:=[.B64]+1" office:value-type="date" office:date-value="2019-03-12" calcext:value-type="date">
            <text:p>12-03-2019</text:p>
          </table:table-cell>
          <table:table-cell table:formula="of:=IF([.E65]&lt;10000000000;[.E65];10000000000)" office:value-type="float" office:value="80366.5056039144" calcext:value-type="float">
            <text:p>80 367</text:p>
          </table:table-cell>
          <table:table-cell/>
          <table:table-cell table:formula="of:=[.F$2]*[.C64]^[.F$3] + [.F$4]*[.C64]^[.F$5] + [.F$6]*[.C64]^[.F$7] + IF([.C64]&gt;[.F$8];[.F$9];0) + IF([.C64]&gt;[.F$10];[.F$11];0) + [.F$12]" office:value-type="float" office:value="80366.5056039144" calcext:value-type="float">
            <text:p>80 367</text:p>
          </table:table-cell>
          <table:table-cell table:number-columns-repeated="6"/>
        </table:table-row>
        <table:table-row table:style-name="ro1">
          <table:table-cell table:style-name="Default" table:formula="of:=[.A65]+1" office:value-type="float" office:value="52" calcext:value-type="float">
            <text:p>52</text:p>
          </table:table-cell>
          <table:table-cell table:formula="of:=[.B65]+1" office:value-type="date" office:date-value="2019-03-13" calcext:value-type="date">
            <text:p>13-03-2019</text:p>
          </table:table-cell>
          <table:table-cell table:formula="of:=IF([.E66]&lt;10000000000;[.E66];10000000000)" office:value-type="float" office:value="80374.7008419879" calcext:value-type="float">
            <text:p>80 375</text:p>
          </table:table-cell>
          <table:table-cell/>
          <table:table-cell table:formula="of:=[.F$2]*[.C65]^[.F$3] + [.F$4]*[.C65]^[.F$5] + [.F$6]*[.C65]^[.F$7] + IF([.C65]&gt;[.F$8];[.F$9];0) + IF([.C65]&gt;[.F$10];[.F$11];0) + [.F$12]" office:value-type="float" office:value="80374.7008419879" calcext:value-type="float">
            <text:p>80 375</text:p>
          </table:table-cell>
          <table:table-cell table:number-columns-repeated="6"/>
        </table:table-row>
        <table:table-row table:style-name="ro1">
          <table:table-cell table:style-name="Default" table:formula="of:=[.A66]+1" office:value-type="float" office:value="53" calcext:value-type="float">
            <text:p>53</text:p>
          </table:table-cell>
          <table:table-cell table:formula="of:=[.B66]+1" office:value-type="date" office:date-value="2019-03-14" calcext:value-type="date">
            <text:p>14-03-2019</text:p>
          </table:table-cell>
          <table:table-cell table:formula="of:=IF([.E67]&lt;10000000000;[.E67];10000000000)" office:value-type="float" office:value="80381.1872969975" calcext:value-type="float">
            <text:p>80 381</text:p>
          </table:table-cell>
          <table:table-cell/>
          <table:table-cell table:formula="of:=[.F$2]*[.C66]^[.F$3] + [.F$4]*[.C66]^[.F$5] + [.F$6]*[.C66]^[.F$7] + IF([.C66]&gt;[.F$8];[.F$9];0) + IF([.C66]&gt;[.F$10];[.F$11];0) + [.F$12]" office:value-type="float" office:value="80381.1872969975" calcext:value-type="float">
            <text:p>80 381</text:p>
          </table:table-cell>
          <table:table-cell table:number-columns-repeated="6"/>
        </table:table-row>
        <table:table-row table:style-name="ro1">
          <table:table-cell table:style-name="Default" table:formula="of:=[.A67]+1" office:value-type="float" office:value="54" calcext:value-type="float">
            <text:p>54</text:p>
          </table:table-cell>
          <table:table-cell table:formula="of:=[.B67]+1" office:value-type="date" office:date-value="2019-03-15" calcext:value-type="date">
            <text:p>15-03-2019</text:p>
          </table:table-cell>
          <table:table-cell table:formula="of:=IF([.E68]&lt;10000000000;[.E68];10000000000)" office:value-type="float" office:value="80386.3211668077" calcext:value-type="float">
            <text:p>80 386</text:p>
          </table:table-cell>
          <table:table-cell/>
          <table:table-cell table:formula="of:=[.F$2]*[.C67]^[.F$3] + [.F$4]*[.C67]^[.F$5] + [.F$6]*[.C67]^[.F$7] + IF([.C67]&gt;[.F$8];[.F$9];0) + IF([.C67]&gt;[.F$10];[.F$11];0) + [.F$12]" office:value-type="float" office:value="80386.3211668077" calcext:value-type="float">
            <text:p>80 386</text:p>
          </table:table-cell>
          <table:table-cell table:number-columns-repeated="6"/>
        </table:table-row>
        <table:table-row table:style-name="ro1">
          <table:table-cell table:style-name="Default" table:formula="of:=[.A68]+1" office:value-type="float" office:value="55" calcext:value-type="float">
            <text:p>55</text:p>
          </table:table-cell>
          <table:table-cell table:formula="of:=[.B68]+1" office:value-type="date" office:date-value="2019-03-16" calcext:value-type="date">
            <text:p>16-03-2019</text:p>
          </table:table-cell>
          <table:table-cell table:formula="of:=IF([.E69]&lt;10000000000;[.E69];10000000000)" office:value-type="float" office:value="80390.3844364973" calcext:value-type="float">
            <text:p>80 390</text:p>
          </table:table-cell>
          <table:table-cell/>
          <table:table-cell table:formula="of:=[.F$2]*[.C68]^[.F$3] + [.F$4]*[.C68]^[.F$5] + [.F$6]*[.C68]^[.F$7] + IF([.C68]&gt;[.F$8];[.F$9];0) + IF([.C68]&gt;[.F$10];[.F$11];0) + [.F$12]" office:value-type="float" office:value="80390.3844364973" calcext:value-type="float">
            <text:p>80 390</text:p>
          </table:table-cell>
          <table:table-cell table:number-columns-repeated="6"/>
        </table:table-row>
        <table:table-row table:style-name="ro1">
          <table:table-cell table:style-name="Default" table:formula="of:=[.A69]+1" office:value-type="float" office:value="56" calcext:value-type="float">
            <text:p>56</text:p>
          </table:table-cell>
          <table:table-cell table:formula="of:=[.B69]+1" office:value-type="date" office:date-value="2019-03-17" calcext:value-type="date">
            <text:p>17-03-2019</text:p>
          </table:table-cell>
          <table:table-cell table:formula="of:=IF([.E70]&lt;10000000000;[.E70];10000000000)" office:value-type="float" office:value="80393.6003265163" calcext:value-type="float">
            <text:p>80 394</text:p>
          </table:table-cell>
          <table:table-cell/>
          <table:table-cell table:formula="of:=[.F$2]*[.C69]^[.F$3] + [.F$4]*[.C69]^[.F$5] + [.F$6]*[.C69]^[.F$7] + IF([.C69]&gt;[.F$8];[.F$9];0) + IF([.C69]&gt;[.F$10];[.F$11];0) + [.F$12]" office:value-type="float" office:value="80393.6003265163" calcext:value-type="float">
            <text:p>80 394</text:p>
          </table:table-cell>
          <table:table-cell table:number-columns-repeated="6"/>
        </table:table-row>
        <table:table-row table:style-name="ro1">
          <table:table-cell table:style-name="Default" table:formula="of:=[.A70]+1" office:value-type="float" office:value="57" calcext:value-type="float">
            <text:p>57</text:p>
          </table:table-cell>
          <table:table-cell table:formula="of:=[.B70]+1" office:value-type="date" office:date-value="2019-03-18" calcext:value-type="date">
            <text:p>18-03-2019</text:p>
          </table:table-cell>
          <table:table-cell table:formula="of:=IF([.E71]&lt;10000000000;[.E71];10000000000)" office:value-type="float" office:value="80396.1455303326" calcext:value-type="float">
            <text:p>80 396</text:p>
          </table:table-cell>
          <table:table-cell/>
          <table:table-cell table:formula="of:=[.F$2]*[.C70]^[.F$3] + [.F$4]*[.C70]^[.F$5] + [.F$6]*[.C70]^[.F$7] + IF([.C70]&gt;[.F$8];[.F$9];0) + IF([.C70]&gt;[.F$10];[.F$11];0) + [.F$12]" office:value-type="float" office:value="80396.1455303326" calcext:value-type="float">
            <text:p>80 396</text:p>
          </table:table-cell>
          <table:table-cell table:number-columns-repeated="6"/>
        </table:table-row>
        <table:table-row table:style-name="ro1">
          <table:table-cell table:style-name="Default" table:formula="of:=[.A71]+1" office:value-type="float" office:value="58" calcext:value-type="float">
            <text:p>58</text:p>
          </table:table-cell>
          <table:table-cell table:formula="of:=[.B71]+1" office:value-type="date" office:date-value="2019-03-19" calcext:value-type="date">
            <text:p>19-03-2019</text:p>
          </table:table-cell>
          <table:table-cell table:formula="of:=IF([.E72]&lt;10000000000;[.E72];10000000000)" office:value-type="float" office:value="80398.1599068515" calcext:value-type="float">
            <text:p>80 398</text:p>
          </table:table-cell>
          <table:table-cell/>
          <table:table-cell table:formula="of:=[.F$2]*[.C71]^[.F$3] + [.F$4]*[.C71]^[.F$5] + [.F$6]*[.C71]^[.F$7] + IF([.C71]&gt;[.F$8];[.F$9];0) + IF([.C71]&gt;[.F$10];[.F$11];0) + [.F$12]" office:value-type="float" office:value="80398.1599068515" calcext:value-type="float">
            <text:p>80 398</text:p>
          </table:table-cell>
          <table:table-cell table:number-columns-repeated="6"/>
        </table:table-row>
        <table:table-row table:style-name="ro1">
          <table:table-cell table:style-name="Default" table:formula="of:=[.A72]+1" office:value-type="float" office:value="59" calcext:value-type="float">
            <text:p>59</text:p>
          </table:table-cell>
          <table:table-cell table:formula="of:=[.B72]+1" office:value-type="date" office:date-value="2019-03-20" calcext:value-type="date">
            <text:p>20-03-2019</text:p>
          </table:table-cell>
          <table:table-cell table:formula="of:=IF([.E73]&lt;10000000000;[.E73];10000000000)" office:value-type="float" office:value="80399.7541557605" calcext:value-type="float">
            <text:p>80 400</text:p>
          </table:table-cell>
          <table:table-cell/>
          <table:table-cell table:formula="of:=[.F$2]*[.C72]^[.F$3] + [.F$4]*[.C72]^[.F$5] + [.F$6]*[.C72]^[.F$7] + IF([.C72]&gt;[.F$8];[.F$9];0) + IF([.C72]&gt;[.F$10];[.F$11];0) + [.F$12]" office:value-type="float" office:value="80399.7541557605" calcext:value-type="float">
            <text:p>80 400</text:p>
          </table:table-cell>
          <table:table-cell table:number-columns-repeated="6"/>
        </table:table-row>
        <table:table-row table:style-name="ro1">
          <table:table-cell table:style-name="Default" table:formula="of:=[.A73]+1" office:value-type="float" office:value="60" calcext:value-type="float">
            <text:p>60</text:p>
          </table:table-cell>
          <table:table-cell table:formula="of:=[.B73]+1" office:value-type="date" office:date-value="2019-03-21" calcext:value-type="date">
            <text:p>21-03-2019</text:p>
          </table:table-cell>
          <table:table-cell table:formula="of:=IF([.E74]&lt;10000000000;[.E74];10000000000)" office:value-type="float" office:value="80401.0158948088" calcext:value-type="float">
            <text:p>80 401</text:p>
          </table:table-cell>
          <table:table-cell/>
          <table:table-cell table:formula="of:=[.F$2]*[.C73]^[.F$3] + [.F$4]*[.C73]^[.F$5] + [.F$6]*[.C73]^[.F$7] + IF([.C73]&gt;[.F$8];[.F$9];0) + IF([.C73]&gt;[.F$10];[.F$11];0) + [.F$12]" office:value-type="float" office:value="80401.0158948088" calcext:value-type="float">
            <text:p>80 401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2" calcext:value-type="date">
            <text:p>22-03-2019</text:p>
          </table:table-cell>
          <table:table-cell table:formula="of:=IF([.E75]&lt;10000000000;[.E75];10000000000)" office:value-type="float" office:value="80402.0144712749" calcext:value-type="float">
            <text:p>80 402</text:p>
          </table:table-cell>
          <table:table-cell/>
          <table:table-cell table:formula="of:=[.F$2]*[.C74]^[.F$3] + [.F$4]*[.C74]^[.F$5] + [.F$6]*[.C74]^[.F$7] + IF([.C74]&gt;[.F$8];[.F$9];0) + IF([.C74]&gt;[.F$10];[.F$11];0) + [.F$12]" office:value-type="float" office:value="80402.0144712749" calcext:value-type="float">
            <text:p>80 402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3" calcext:value-type="date">
            <text:p>23-03-2019</text:p>
          </table:table-cell>
          <table:table-cell table:formula="of:=IF([.E76]&lt;10000000000;[.E76];10000000000)" office:value-type="float" office:value="80402.8047709756" calcext:value-type="float">
            <text:p>80 403</text:p>
          </table:table-cell>
          <table:table-cell/>
          <table:table-cell table:formula="of:=[.F$2]*[.C75]^[.F$3] + [.F$4]*[.C75]^[.F$5] + [.F$6]*[.C75]^[.F$7] + IF([.C75]&gt;[.F$8];[.F$9];0) + IF([.C75]&gt;[.F$10];[.F$11];0) + [.F$12]" office:value-type="float" office:value="80402.8047709756" calcext:value-type="float">
            <text:p>80 403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4" calcext:value-type="date">
            <text:p>24-03-2019</text:p>
          </table:table-cell>
          <table:table-cell table:formula="of:=IF([.E77]&lt;10000000000;[.E77];10000000000)" office:value-type="float" office:value="80403.430233489" calcext:value-type="float">
            <text:p>80 403</text:p>
          </table:table-cell>
          <table:table-cell/>
          <table:table-cell table:formula="of:=[.F$2]*[.C76]^[.F$3] + [.F$4]*[.C76]^[.F$5] + [.F$6]*[.C76]^[.F$7] + IF([.C76]&gt;[.F$8];[.F$9];0) + IF([.C76]&gt;[.F$10];[.F$11];0) + [.F$12]" office:value-type="float" office:value="80403.430233489" calcext:value-type="float">
            <text:p>80 403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5" calcext:value-type="date">
            <text:p>25-03-2019</text:p>
          </table:table-cell>
          <table:table-cell table:formula="of:=IF([.E78]&lt;10000000000;[.E78];10000000000)" office:value-type="float" office:value="80403.9252388982" calcext:value-type="float">
            <text:p>80 404</text:p>
          </table:table-cell>
          <table:table-cell/>
          <table:table-cell table:formula="of:=[.F$2]*[.C77]^[.F$3] + [.F$4]*[.C77]^[.F$5] + [.F$6]*[.C77]^[.F$7] + IF([.C77]&gt;[.F$8];[.F$9];0) + IF([.C77]&gt;[.F$10];[.F$11];0) + [.F$12]" office:value-type="float" office:value="80403.9252388982" calcext:value-type="float">
            <text:p>80 404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6" calcext:value-type="date">
            <text:p>26-03-2019</text:p>
          </table:table-cell>
          <table:table-cell table:formula="of:=IF([.E79]&lt;10000000000;[.E79];10000000000)" office:value-type="float" office:value="80404.3169969789" calcext:value-type="float">
            <text:p>80 404</text:p>
          </table:table-cell>
          <table:table-cell/>
          <table:table-cell table:formula="of:=[.F$2]*[.C78]^[.F$3] + [.F$4]*[.C78]^[.F$5] + [.F$6]*[.C78]^[.F$7] + IF([.C78]&gt;[.F$8];[.F$9];0) + IF([.C78]&gt;[.F$10];[.F$11];0) + [.F$12]" office:value-type="float" office:value="80404.3169969789" calcext:value-type="float">
            <text:p>80 404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27" calcext:value-type="date">
            <text:p>27-03-2019</text:p>
          </table:table-cell>
          <table:table-cell table:formula="of:=IF([.E80]&lt;10000000000;[.E80];10000000000)" office:value-type="float" office:value="80404.6270425093" calcext:value-type="float">
            <text:p>80 405</text:p>
          </table:table-cell>
          <table:table-cell/>
          <table:table-cell table:formula="of:=[.F$2]*[.C79]^[.F$3] + [.F$4]*[.C79]^[.F$5] + [.F$6]*[.C79]^[.F$7] + IF([.C79]&gt;[.F$8];[.F$9];0) + IF([.C79]&gt;[.F$10];[.F$11];0) + [.F$12]" office:value-type="float" office:value="80404.6270425093" calcext:value-type="float">
            <text:p>80 405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28" calcext:value-type="date">
            <text:p>28-03-2019</text:p>
          </table:table-cell>
          <table:table-cell table:formula="of:=IF([.E81]&lt;10000000000;[.E81];10000000000)" office:value-type="float" office:value="80404.8724187935" calcext:value-type="float">
            <text:p>80 405</text:p>
          </table:table-cell>
          <table:table-cell/>
          <table:table-cell table:formula="of:=[.F$2]*[.C80]^[.F$3] + [.F$4]*[.C80]^[.F$5] + [.F$6]*[.C80]^[.F$7] + IF([.C80]&gt;[.F$8];[.F$9];0) + IF([.C80]&gt;[.F$10];[.F$11];0) + [.F$12]" office:value-type="float" office:value="80404.8724187935" calcext:value-type="float">
            <text:p>80 405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3-29" calcext:value-type="date">
            <text:p>29-03-2019</text:p>
          </table:table-cell>
          <table:table-cell table:formula="of:=IF([.E82]&lt;10000000000;[.E82];10000000000)" office:value-type="float" office:value="80405.0666143904" calcext:value-type="float">
            <text:p>80 405</text:p>
          </table:table-cell>
          <table:table-cell/>
          <table:table-cell table:formula="of:=[.F$2]*[.C81]^[.F$3] + [.F$4]*[.C81]^[.F$5] + [.F$6]*[.C81]^[.F$7] + IF([.C81]&gt;[.F$8];[.F$9];0) + IF([.C81]&gt;[.F$10];[.F$11];0) + [.F$12]" office:value-type="float" office:value="80405.0666143904" calcext:value-type="float">
            <text:p>80 405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3-30" calcext:value-type="date">
            <text:p>30-03-2019</text:p>
          </table:table-cell>
          <table:table-cell table:formula="of:=IF([.E83]&lt;10000000000;[.E83];10000000000)" office:value-type="float" office:value="80405.2203045001" calcext:value-type="float">
            <text:p>80 405</text:p>
          </table:table-cell>
          <table:table-cell/>
          <table:table-cell table:formula="of:=[.F$2]*[.C82]^[.F$3] + [.F$4]*[.C82]^[.F$5] + [.F$6]*[.C82]^[.F$7] + IF([.C82]&gt;[.F$8];[.F$9];0) + IF([.C82]&gt;[.F$10];[.F$11];0) + [.F$12]" office:value-type="float" office:value="80405.2203045001" calcext:value-type="float">
            <text:p>80 405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3-31" calcext:value-type="date">
            <text:p>31-03-2019</text:p>
          </table:table-cell>
          <table:table-cell table:formula="of:=IF([.E84]&lt;10000000000;[.E84];10000000000)" office:value-type="float" office:value="80405.3419377368" calcext:value-type="float">
            <text:p>80 405</text:p>
          </table:table-cell>
          <table:table-cell/>
          <table:table-cell table:formula="of:=[.F$2]*[.C83]^[.F$3] + [.F$4]*[.C83]^[.F$5] + [.F$6]*[.C83]^[.F$7] + IF([.C83]&gt;[.F$8];[.F$9];0) + IF([.C83]&gt;[.F$10];[.F$11];0) + [.F$12]" office:value-type="float" office:value="80405.3419377368" calcext:value-type="float">
            <text:p>80 405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1" calcext:value-type="date">
            <text:p>01-04-2019</text:p>
          </table:table-cell>
          <table:table-cell table:formula="of:=IF([.E85]&lt;10000000000;[.E85];10000000000)" office:value-type="float" office:value="80405.4382005277" calcext:value-type="float">
            <text:p>80 405</text:p>
          </table:table-cell>
          <table:table-cell/>
          <table:table-cell table:formula="of:=[.F$2]*[.C84]^[.F$3] + [.F$4]*[.C84]^[.F$5] + [.F$6]*[.C84]^[.F$7] + IF([.C84]&gt;[.F$8];[.F$9];0) + IF([.C84]&gt;[.F$10];[.F$11];0) + [.F$12]" office:value-type="float" office:value="80405.4382005277" calcext:value-type="float">
            <text:p>80 405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2" calcext:value-type="date">
            <text:p>02-04-2019</text:p>
          </table:table-cell>
          <table:table-cell table:formula="of:=IF([.E86]&lt;10000000000;[.E86];10000000000)" office:value-type="float" office:value="80405.5143846574" calcext:value-type="float">
            <text:p>80 406</text:p>
          </table:table-cell>
          <table:table-cell/>
          <table:table-cell table:formula="of:=[.F$2]*[.C85]^[.F$3] + [.F$4]*[.C85]^[.F$5] + [.F$6]*[.C85]^[.F$7] + IF([.C85]&gt;[.F$8];[.F$9];0) + IF([.C85]&gt;[.F$10];[.F$11];0) + [.F$12]" office:value-type="float" office:value="80405.5143846574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3" calcext:value-type="date">
            <text:p>03-04-2019</text:p>
          </table:table-cell>
          <table:table-cell table:formula="of:=IF([.E87]&lt;10000000000;[.E87];10000000000)" office:value-type="float" office:value="80405.5746781542" calcext:value-type="float">
            <text:p>80 406</text:p>
          </table:table-cell>
          <table:table-cell/>
          <table:table-cell table:formula="of:=[.F$2]*[.C86]^[.F$3] + [.F$4]*[.C86]^[.F$5] + [.F$6]*[.C86]^[.F$7] + IF([.C86]&gt;[.F$8];[.F$9];0) + IF([.C86]&gt;[.F$10];[.F$11];0) + [.F$12]" office:value-type="float" office:value="80405.5746781542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4" calcext:value-type="date">
            <text:p>04-04-2019</text:p>
          </table:table-cell>
          <table:table-cell table:formula="of:=IF([.E88]&lt;10000000000;[.E88];10000000000)" office:value-type="float" office:value="80405.6223955087" calcext:value-type="float">
            <text:p>80 406</text:p>
          </table:table-cell>
          <table:table-cell/>
          <table:table-cell table:formula="of:=[.F$2]*[.C87]^[.F$3] + [.F$4]*[.C87]^[.F$5] + [.F$6]*[.C87]^[.F$7] + IF([.C87]&gt;[.F$8];[.F$9];0) + IF([.C87]&gt;[.F$10];[.F$11];0) + [.F$12]" office:value-type="float" office:value="80405.6223955087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5" calcext:value-type="date">
            <text:p>05-04-2019</text:p>
          </table:table-cell>
          <table:table-cell table:formula="of:=IF([.E89]&lt;10000000000;[.E89];10000000000)" office:value-type="float" office:value="80405.6601598731" calcext:value-type="float">
            <text:p>80 406</text:p>
          </table:table-cell>
          <table:table-cell/>
          <table:table-cell table:formula="of:=[.F$2]*[.C88]^[.F$3] + [.F$4]*[.C88]^[.F$5] + [.F$6]*[.C88]^[.F$7] + IF([.C88]&gt;[.F$8];[.F$9];0) + IF([.C88]&gt;[.F$10];[.F$11];0) + [.F$12]" office:value-type="float" office:value="80405.660159873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6" calcext:value-type="date">
            <text:p>06-04-2019</text:p>
          </table:table-cell>
          <table:table-cell table:formula="of:=IF([.E90]&lt;10000000000;[.E90];10000000000)" office:value-type="float" office:value="80405.6900472606" calcext:value-type="float">
            <text:p>80 406</text:p>
          </table:table-cell>
          <table:table-cell/>
          <table:table-cell table:formula="of:=[.F$2]*[.C89]^[.F$3] + [.F$4]*[.C89]^[.F$5] + [.F$6]*[.C89]^[.F$7] + IF([.C89]&gt;[.F$8];[.F$9];0) + IF([.C89]&gt;[.F$10];[.F$11];0) + [.F$12]" office:value-type="float" office:value="80405.690047260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07" calcext:value-type="date">
            <text:p>07-04-2019</text:p>
          </table:table-cell>
          <table:table-cell table:formula="of:=IF([.E91]&lt;10000000000;[.E91];10000000000)" office:value-type="float" office:value="80405.7137006667" calcext:value-type="float">
            <text:p>80 406</text:p>
          </table:table-cell>
          <table:table-cell/>
          <table:table-cell table:formula="of:=[.F$2]*[.C90]^[.F$3] + [.F$4]*[.C90]^[.F$5] + [.F$6]*[.C90]^[.F$7] + IF([.C90]&gt;[.F$8];[.F$9];0) + IF([.C90]&gt;[.F$10];[.F$11];0) + [.F$12]" office:value-type="float" office:value="80405.7137006667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08" calcext:value-type="date">
            <text:p>08-04-2019</text:p>
          </table:table-cell>
          <table:table-cell table:formula="of:=IF([.E92]&lt;10000000000;[.E92];10000000000)" office:value-type="float" office:value="80405.7324203886" calcext:value-type="float">
            <text:p>80 406</text:p>
          </table:table-cell>
          <table:table-cell/>
          <table:table-cell table:formula="of:=[.F$2]*[.C91]^[.F$3] + [.F$4]*[.C91]^[.F$5] + [.F$6]*[.C91]^[.F$7] + IF([.C91]&gt;[.F$8];[.F$9];0) + IF([.C91]&gt;[.F$10];[.F$11];0) + [.F$12]" office:value-type="float" office:value="80405.732420388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09" calcext:value-type="date">
            <text:p>09-04-2019</text:p>
          </table:table-cell>
          <table:table-cell table:formula="of:=IF([.E93]&lt;10000000000;[.E93];10000000000)" office:value-type="float" office:value="80405.7472355053" calcext:value-type="float">
            <text:p>80 406</text:p>
          </table:table-cell>
          <table:table-cell/>
          <table:table-cell table:formula="of:=[.F$2]*[.C92]^[.F$3] + [.F$4]*[.C92]^[.F$5] + [.F$6]*[.C92]^[.F$7] + IF([.C92]&gt;[.F$8];[.F$9];0) + IF([.C92]&gt;[.F$10];[.F$11];0) + [.F$12]" office:value-type="float" office:value="80405.7472355053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0" calcext:value-type="date">
            <text:p>10-04-2019</text:p>
          </table:table-cell>
          <table:table-cell table:formula="of:=IF([.E94]&lt;10000000000;[.E94];10000000000)" office:value-type="float" office:value="80405.7589604481" calcext:value-type="float">
            <text:p>80 406</text:p>
          </table:table-cell>
          <table:table-cell/>
          <table:table-cell table:formula="of:=[.F$2]*[.C93]^[.F$3] + [.F$4]*[.C93]^[.F$5] + [.F$6]*[.C93]^[.F$7] + IF([.C93]&gt;[.F$8];[.F$9];0) + IF([.C93]&gt;[.F$10];[.F$11];0) + [.F$12]" office:value-type="float" office:value="80405.758960448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1" calcext:value-type="date">
            <text:p>11-04-2019</text:p>
          </table:table-cell>
          <table:table-cell table:formula="of:=IF([.E95]&lt;10000000000;[.E95];10000000000)" office:value-type="float" office:value="80405.768239773" calcext:value-type="float">
            <text:p>80 406</text:p>
          </table:table-cell>
          <table:table-cell/>
          <table:table-cell table:formula="of:=[.F$2]*[.C94]^[.F$3] + [.F$4]*[.C94]^[.F$5] + [.F$6]*[.C94]^[.F$7] + IF([.C94]&gt;[.F$8];[.F$9];0) + IF([.C94]&gt;[.F$10];[.F$11];0) + [.F$12]" office:value-type="float" office:value="80405.768239773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2" calcext:value-type="date">
            <text:p>12-04-2019</text:p>
          </table:table-cell>
          <table:table-cell table:formula="of:=IF([.E96]&lt;10000000000;[.E96];10000000000)" office:value-type="float" office:value="80405.7755835929" calcext:value-type="float">
            <text:p>80 406</text:p>
          </table:table-cell>
          <table:table-cell/>
          <table:table-cell table:formula="of:=[.F$2]*[.C95]^[.F$3] + [.F$4]*[.C95]^[.F$5] + [.F$6]*[.C95]^[.F$7] + IF([.C95]&gt;[.F$8];[.F$9];0) + IF([.C95]&gt;[.F$10];[.F$11];0) + [.F$12]" office:value-type="float" office:value="80405.775583592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3" calcext:value-type="date">
            <text:p>13-04-2019</text:p>
          </table:table-cell>
          <table:table-cell table:formula="of:=IF([.E97]&lt;10000000000;[.E97];10000000000)" office:value-type="float" office:value="80405.7813956201" calcext:value-type="float">
            <text:p>80 406</text:p>
          </table:table-cell>
          <table:table-cell/>
          <table:table-cell table:formula="of:=[.F$2]*[.C96]^[.F$3] + [.F$4]*[.C96]^[.F$5] + [.F$6]*[.C96]^[.F$7] + IF([.C96]&gt;[.F$8];[.F$9];0) + IF([.C96]&gt;[.F$10];[.F$11];0) + [.F$12]" office:value-type="float" office:value="80405.781395620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4" calcext:value-type="date">
            <text:p>14-04-2019</text:p>
          </table:table-cell>
          <table:table-cell table:formula="of:=IF([.E98]&lt;10000000000;[.E98];10000000000)" office:value-type="float" office:value="80405.7859953598" calcext:value-type="float">
            <text:p>80 406</text:p>
          </table:table-cell>
          <table:table-cell/>
          <table:table-cell table:formula="of:=[.F$2]*[.C97]^[.F$3] + [.F$4]*[.C97]^[.F$5] + [.F$6]*[.C97]^[.F$7] + IF([.C97]&gt;[.F$8];[.F$9];0) + IF([.C97]&gt;[.F$10];[.F$11];0) + [.F$12]" office:value-type="float" office:value="80405.785995359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5" calcext:value-type="date">
            <text:p>15-04-2019</text:p>
          </table:table-cell>
          <table:table-cell table:formula="of:=IF([.E99]&lt;10000000000;[.E99];10000000000)" office:value-type="float" office:value="80405.789635674" calcext:value-type="float">
            <text:p>80 406</text:p>
          </table:table-cell>
          <table:table-cell/>
          <table:table-cell table:formula="of:=[.F$2]*[.C98]^[.F$3] + [.F$4]*[.C98]^[.F$5] + [.F$6]*[.C98]^[.F$7] + IF([.C98]&gt;[.F$8];[.F$9];0) + IF([.C98]&gt;[.F$10];[.F$11];0) + [.F$12]" office:value-type="float" office:value="80405.789635674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6" calcext:value-type="date">
            <text:p>16-04-2019</text:p>
          </table:table-cell>
          <table:table-cell table:formula="of:=IF([.E100]&lt;10000000000;[.E100];10000000000)" office:value-type="float" office:value="80405.7925166821" calcext:value-type="float">
            <text:p>80 406</text:p>
          </table:table-cell>
          <table:table-cell/>
          <table:table-cell table:formula="of:=[.F$2]*[.C99]^[.F$3] + [.F$4]*[.C99]^[.F$5] + [.F$6]*[.C99]^[.F$7] + IF([.C99]&gt;[.F$8];[.F$9];0) + IF([.C99]&gt;[.F$10];[.F$11];0) + [.F$12]" office:value-type="float" office:value="80405.792516682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17" calcext:value-type="date">
            <text:p>17-04-2019</text:p>
          </table:table-cell>
          <table:table-cell table:formula="of:=IF([.E101]&lt;10000000000;[.E101];10000000000)" office:value-type="float" office:value="80405.7947967621" calcext:value-type="float">
            <text:p>80 406</text:p>
          </table:table-cell>
          <table:table-cell/>
          <table:table-cell table:formula="of:=[.F$2]*[.C100]^[.F$3] + [.F$4]*[.C100]^[.F$5] + [.F$6]*[.C100]^[.F$7] + IF([.C100]&gt;[.F$8];[.F$9];0) + IF([.C100]&gt;[.F$10];[.F$11];0) + [.F$12]" office:value-type="float" office:value="80405.794796762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18" calcext:value-type="date">
            <text:p>18-04-2019</text:p>
          </table:table-cell>
          <table:table-cell table:formula="of:=IF([.E102]&lt;10000000000;[.E102];10000000000)" office:value-type="float" office:value="80405.796601257" calcext:value-type="float">
            <text:p>80 406</text:p>
          </table:table-cell>
          <table:table-cell/>
          <table:table-cell table:formula="of:=[.F$2]*[.C101]^[.F$3] + [.F$4]*[.C101]^[.F$5] + [.F$6]*[.C101]^[.F$7] + IF([.C101]&gt;[.F$8];[.F$9];0) + IF([.C101]&gt;[.F$10];[.F$11];0) + [.F$12]" office:value-type="float" office:value="80405.796601257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19" calcext:value-type="date">
            <text:p>19-04-2019</text:p>
          </table:table-cell>
          <table:table-cell table:formula="of:=IF([.E103]&lt;10000000000;[.E103];10000000000)" office:value-type="float" office:value="80405.7980293658" calcext:value-type="float">
            <text:p>80 406</text:p>
          </table:table-cell>
          <table:table-cell/>
          <table:table-cell table:formula="of:=[.F$2]*[.C102]^[.F$3] + [.F$4]*[.C102]^[.F$5] + [.F$6]*[.C102]^[.F$7] + IF([.C102]&gt;[.F$8];[.F$9];0) + IF([.C102]&gt;[.F$10];[.F$11];0) + [.F$12]" office:value-type="float" office:value="80405.798029365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0" calcext:value-type="date">
            <text:p>20-04-2019</text:p>
          </table:table-cell>
          <table:table-cell table:formula="of:=IF([.E104]&lt;10000000000;[.E104];10000000000)" office:value-type="float" office:value="80405.7991595959" calcext:value-type="float">
            <text:p>80 406</text:p>
          </table:table-cell>
          <table:table-cell/>
          <table:table-cell table:formula="of:=[.F$2]*[.C103]^[.F$3] + [.F$4]*[.C103]^[.F$5] + [.F$6]*[.C103]^[.F$7] + IF([.C103]&gt;[.F$8];[.F$9];0) + IF([.C103]&gt;[.F$10];[.F$11];0) + [.F$12]" office:value-type="float" office:value="80405.799159595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1" calcext:value-type="date">
            <text:p>21-04-2019</text:p>
          </table:table-cell>
          <table:table-cell table:formula="of:=IF([.E105]&lt;10000000000;[.E105];10000000000)" office:value-type="float" office:value="80405.8000540796" calcext:value-type="float">
            <text:p>80 406</text:p>
          </table:table-cell>
          <table:table-cell/>
          <table:table-cell table:formula="of:=[.F$2]*[.C104]^[.F$3] + [.F$4]*[.C104]^[.F$5] + [.F$6]*[.C104]^[.F$7] + IF([.C104]&gt;[.F$8];[.F$9];0) + IF([.C104]&gt;[.F$10];[.F$11];0) + [.F$12]" office:value-type="float" office:value="80405.800054079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2" calcext:value-type="date">
            <text:p>22-04-2019</text:p>
          </table:table-cell>
          <table:table-cell table:formula="of:=IF([.E106]&lt;10000000000;[.E106];10000000000)" office:value-type="float" office:value="80405.8007619896" calcext:value-type="float">
            <text:p>80 406</text:p>
          </table:table-cell>
          <table:table-cell/>
          <table:table-cell table:formula="of:=[.F$2]*[.C105]^[.F$3] + [.F$4]*[.C105]^[.F$5] + [.F$6]*[.C105]^[.F$7] + IF([.C105]&gt;[.F$8];[.F$9];0) + IF([.C105]&gt;[.F$10];[.F$11];0) + [.F$12]" office:value-type="float" office:value="80405.800761989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3" calcext:value-type="date">
            <text:p>23-04-2019</text:p>
          </table:table-cell>
          <table:table-cell table:formula="of:=IF([.E107]&lt;10000000000;[.E107];10000000000)" office:value-type="float" office:value="80405.8013222419" calcext:value-type="float">
            <text:p>80 406</text:p>
          </table:table-cell>
          <table:table-cell/>
          <table:table-cell table:formula="of:=[.F$2]*[.C106]^[.F$3] + [.F$4]*[.C106]^[.F$5] + [.F$6]*[.C106]^[.F$7] + IF([.C106]&gt;[.F$8];[.F$9];0) + IF([.C106]&gt;[.F$10];[.F$11];0) + [.F$12]" office:value-type="float" office:value="80405.801322241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4" calcext:value-type="date">
            <text:p>24-04-2019</text:p>
          </table:table-cell>
          <table:table-cell table:formula="of:=IF([.E108]&lt;10000000000;[.E108];10000000000)" office:value-type="float" office:value="80405.8017656354" calcext:value-type="float">
            <text:p>80 406</text:p>
          </table:table-cell>
          <table:table-cell/>
          <table:table-cell table:formula="of:=[.F$2]*[.C107]^[.F$3] + [.F$4]*[.C107]^[.F$5] + [.F$6]*[.C107]^[.F$7] + IF([.C107]&gt;[.F$8];[.F$9];0) + IF([.C107]&gt;[.F$10];[.F$11];0) + [.F$12]" office:value-type="float" office:value="80405.8017656354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5" calcext:value-type="date">
            <text:p>25-04-2019</text:p>
          </table:table-cell>
          <table:table-cell table:formula="of:=IF([.E109]&lt;10000000000;[.E109];10000000000)" office:value-type="float" office:value="80405.8021165446" calcext:value-type="float">
            <text:p>80 406</text:p>
          </table:table-cell>
          <table:table-cell/>
          <table:table-cell table:formula="of:=[.F$2]*[.C108]^[.F$3] + [.F$4]*[.C108]^[.F$5] + [.F$6]*[.C108]^[.F$7] + IF([.C108]&gt;[.F$8];[.F$9];0) + IF([.C108]&gt;[.F$10];[.F$11];0) + [.F$12]" office:value-type="float" office:value="80405.802116544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6" calcext:value-type="date">
            <text:p>26-04-2019</text:p>
          </table:table-cell>
          <table:table-cell table:formula="of:=IF([.E110]&lt;10000000000;[.E110];10000000000)" office:value-type="float" office:value="80405.8023942603" calcext:value-type="float">
            <text:p>80 406</text:p>
          </table:table-cell>
          <table:table-cell/>
          <table:table-cell table:formula="of:=[.F$2]*[.C109]^[.F$3] + [.F$4]*[.C109]^[.F$5] + [.F$6]*[.C109]^[.F$7] + IF([.C109]&gt;[.F$8];[.F$9];0) + IF([.C109]&gt;[.F$10];[.F$11];0) + [.F$12]" office:value-type="float" office:value="80405.8023942603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27" calcext:value-type="date">
            <text:p>27-04-2019</text:p>
          </table:table-cell>
          <table:table-cell table:formula="of:=IF([.E111]&lt;10000000000;[.E111];10000000000)" office:value-type="float" office:value="80405.8026140494" calcext:value-type="float">
            <text:p>80 406</text:p>
          </table:table-cell>
          <table:table-cell/>
          <table:table-cell table:formula="of:=[.F$2]*[.C110]^[.F$3] + [.F$4]*[.C110]^[.F$5] + [.F$6]*[.C110]^[.F$7] + IF([.C110]&gt;[.F$8];[.F$9];0) + IF([.C110]&gt;[.F$10];[.F$11];0) + [.F$12]" office:value-type="float" office:value="80405.8026140494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4-28" calcext:value-type="date">
            <text:p>28-04-2019</text:p>
          </table:table-cell>
          <table:table-cell table:formula="of:=IF([.E112]&lt;10000000000;[.E112];10000000000)" office:value-type="float" office:value="80405.8027879942" calcext:value-type="float">
            <text:p>80 406</text:p>
          </table:table-cell>
          <table:table-cell/>
          <table:table-cell table:formula="of:=[.F$2]*[.C111]^[.F$3] + [.F$4]*[.C111]^[.F$5] + [.F$6]*[.C111]^[.F$7] + IF([.C111]&gt;[.F$8];[.F$9];0) + IF([.C111]&gt;[.F$10];[.F$11];0) + [.F$12]" office:value-type="float" office:value="80405.8027879942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4-29" calcext:value-type="date">
            <text:p>29-04-2019</text:p>
          </table:table-cell>
          <table:table-cell table:formula="of:=IF([.E113]&lt;10000000000;[.E113];10000000000)" office:value-type="float" office:value="80405.8029256572" calcext:value-type="float">
            <text:p>80 406</text:p>
          </table:table-cell>
          <table:table-cell/>
          <table:table-cell table:formula="of:=[.F$2]*[.C112]^[.F$3] + [.F$4]*[.C112]^[.F$5] + [.F$6]*[.C112]^[.F$7] + IF([.C112]&gt;[.F$8];[.F$9];0) + IF([.C112]&gt;[.F$10];[.F$11];0) + [.F$12]" office:value-type="float" office:value="80405.8029256572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4-30" calcext:value-type="date">
            <text:p>30-04-2019</text:p>
          </table:table-cell>
          <table:table-cell table:formula="of:=IF([.E114]&lt;10000000000;[.E114];10000000000)" office:value-type="float" office:value="80405.8030346061" calcext:value-type="float">
            <text:p>80 406</text:p>
          </table:table-cell>
          <table:table-cell/>
          <table:table-cell table:formula="of:=[.F$2]*[.C113]^[.F$3] + [.F$4]*[.C113]^[.F$5] + [.F$6]*[.C113]^[.F$7] + IF([.C113]&gt;[.F$8];[.F$9];0) + IF([.C113]&gt;[.F$10];[.F$11];0) + [.F$12]" office:value-type="float" office:value="80405.803034606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1" calcext:value-type="date">
            <text:p>01-05-2019</text:p>
          </table:table-cell>
          <table:table-cell table:formula="of:=IF([.E115]&lt;10000000000;[.E115];10000000000)" office:value-type="float" office:value="80405.8031208301" calcext:value-type="float">
            <text:p>80 406</text:p>
          </table:table-cell>
          <table:table-cell/>
          <table:table-cell table:formula="of:=[.F$2]*[.C114]^[.F$3] + [.F$4]*[.C114]^[.F$5] + [.F$6]*[.C114]^[.F$7] + IF([.C114]&gt;[.F$8];[.F$9];0) + IF([.C114]&gt;[.F$10];[.F$11];0) + [.F$12]" office:value-type="float" office:value="80405.803120830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2" calcext:value-type="date">
            <text:p>02-05-2019</text:p>
          </table:table-cell>
          <table:table-cell table:formula="of:=IF([.E116]&lt;10000000000;[.E116];10000000000)" office:value-type="float" office:value="80405.8031890693" calcext:value-type="float">
            <text:p>80 406</text:p>
          </table:table-cell>
          <table:table-cell/>
          <table:table-cell table:formula="of:=[.F$2]*[.C115]^[.F$3] + [.F$4]*[.C115]^[.F$5] + [.F$6]*[.C115]^[.F$7] + IF([.C115]&gt;[.F$8];[.F$9];0) + IF([.C115]&gt;[.F$10];[.F$11];0) + [.F$12]" office:value-type="float" office:value="80405.8031890693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3" calcext:value-type="date">
            <text:p>03-05-2019</text:p>
          </table:table-cell>
          <table:table-cell table:formula="of:=IF([.E117]&lt;10000000000;[.E117];10000000000)" office:value-type="float" office:value="80405.803243075" calcext:value-type="float">
            <text:p>80 406</text:p>
          </table:table-cell>
          <table:table-cell/>
          <table:table-cell table:formula="of:=[.F$2]*[.C116]^[.F$3] + [.F$4]*[.C116]^[.F$5] + [.F$6]*[.C116]^[.F$7] + IF([.C116]&gt;[.F$8];[.F$9];0) + IF([.C116]&gt;[.F$10];[.F$11];0) + [.F$12]" office:value-type="float" office:value="80405.803243075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4" calcext:value-type="date">
            <text:p>04-05-2019</text:p>
          </table:table-cell>
          <table:table-cell table:formula="of:=IF([.E118]&lt;10000000000;[.E118];10000000000)" office:value-type="float" office:value="80405.8032858161" calcext:value-type="float">
            <text:p>80 406</text:p>
          </table:table-cell>
          <table:table-cell/>
          <table:table-cell table:formula="of:=[.F$2]*[.C117]^[.F$3] + [.F$4]*[.C117]^[.F$5] + [.F$6]*[.C117]^[.F$7] + IF([.C117]&gt;[.F$8];[.F$9];0) + IF([.C117]&gt;[.F$10];[.F$11];0) + [.F$12]" office:value-type="float" office:value="80405.803285816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5" calcext:value-type="date">
            <text:p>05-05-2019</text:p>
          </table:table-cell>
          <table:table-cell table:formula="of:=IF([.E119]&lt;10000000000;[.E119];10000000000)" office:value-type="float" office:value="80405.8033196421" calcext:value-type="float">
            <text:p>80 406</text:p>
          </table:table-cell>
          <table:table-cell/>
          <table:table-cell table:formula="of:=[.F$2]*[.C118]^[.F$3] + [.F$4]*[.C118]^[.F$5] + [.F$6]*[.C118]^[.F$7] + IF([.C118]&gt;[.F$8];[.F$9];0) + IF([.C118]&gt;[.F$10];[.F$11];0) + [.F$12]" office:value-type="float" office:value="80405.803319642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6" calcext:value-type="date">
            <text:p>06-05-2019</text:p>
          </table:table-cell>
          <table:table-cell table:formula="of:=IF([.E120]&lt;10000000000;[.E120];10000000000)" office:value-type="float" office:value="80405.8033464126" calcext:value-type="float">
            <text:p>80 406</text:p>
          </table:table-cell>
          <table:table-cell/>
          <table:table-cell table:formula="of:=[.F$2]*[.C119]^[.F$3] + [.F$4]*[.C119]^[.F$5] + [.F$6]*[.C119]^[.F$7] + IF([.C119]&gt;[.F$8];[.F$9];0) + IF([.C119]&gt;[.F$10];[.F$11];0) + [.F$12]" office:value-type="float" office:value="80405.803346412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07" calcext:value-type="date">
            <text:p>07-05-2019</text:p>
          </table:table-cell>
          <table:table-cell table:formula="of:=IF([.E121]&lt;10000000000;[.E121];10000000000)" office:value-type="float" office:value="80405.8033675992" calcext:value-type="float">
            <text:p>80 406</text:p>
          </table:table-cell>
          <table:table-cell/>
          <table:table-cell table:formula="of:=[.F$2]*[.C120]^[.F$3] + [.F$4]*[.C120]^[.F$5] + [.F$6]*[.C120]^[.F$7] + IF([.C120]&gt;[.F$8];[.F$9];0) + IF([.C120]&gt;[.F$10];[.F$11];0) + [.F$12]" office:value-type="float" office:value="80405.8033675992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08" calcext:value-type="date">
            <text:p>08-05-2019</text:p>
          </table:table-cell>
          <table:table-cell table:formula="of:=IF([.E122]&lt;10000000000;[.E122];10000000000)" office:value-type="float" office:value="80405.8033843667" calcext:value-type="float">
            <text:p>80 406</text:p>
          </table:table-cell>
          <table:table-cell/>
          <table:table-cell table:formula="of:=[.F$2]*[.C121]^[.F$3] + [.F$4]*[.C121]^[.F$5] + [.F$6]*[.C121]^[.F$7] + IF([.C121]&gt;[.F$8];[.F$9];0) + IF([.C121]&gt;[.F$10];[.F$11];0) + [.F$12]" office:value-type="float" office:value="80405.8033843667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09" calcext:value-type="date">
            <text:p>09-05-2019</text:p>
          </table:table-cell>
          <table:table-cell table:formula="of:=IF([.E123]&lt;10000000000;[.E123];10000000000)" office:value-type="float" office:value="80405.8033976367" calcext:value-type="float">
            <text:p>80 406</text:p>
          </table:table-cell>
          <table:table-cell/>
          <table:table-cell table:formula="of:=[.F$2]*[.C122]^[.F$3] + [.F$4]*[.C122]^[.F$5] + [.F$6]*[.C122]^[.F$7] + IF([.C122]&gt;[.F$8];[.F$9];0) + IF([.C122]&gt;[.F$10];[.F$11];0) + [.F$12]" office:value-type="float" office:value="80405.8033976367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0" calcext:value-type="date">
            <text:p>10-05-2019</text:p>
          </table:table-cell>
          <table:table-cell table:formula="of:=IF([.E124]&lt;10000000000;[.E124];10000000000)" office:value-type="float" office:value="80405.8034081389" calcext:value-type="float">
            <text:p>80 406</text:p>
          </table:table-cell>
          <table:table-cell/>
          <table:table-cell table:formula="of:=[.F$2]*[.C123]^[.F$3] + [.F$4]*[.C123]^[.F$5] + [.F$6]*[.C123]^[.F$7] + IF([.C123]&gt;[.F$8];[.F$9];0) + IF([.C123]&gt;[.F$10];[.F$11];0) + [.F$12]" office:value-type="float" office:value="80405.803408138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1" calcext:value-type="date">
            <text:p>11-05-2019</text:p>
          </table:table-cell>
          <table:table-cell table:formula="of:=IF([.E125]&lt;10000000000;[.E125];10000000000)" office:value-type="float" office:value="80405.8034164505" calcext:value-type="float">
            <text:p>80 406</text:p>
          </table:table-cell>
          <table:table-cell/>
          <table:table-cell table:formula="of:=[.F$2]*[.C124]^[.F$3] + [.F$4]*[.C124]^[.F$5] + [.F$6]*[.C124]^[.F$7] + IF([.C124]&gt;[.F$8];[.F$9];0) + IF([.C124]&gt;[.F$10];[.F$11];0) + [.F$12]" office:value-type="float" office:value="80405.8034164505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2" calcext:value-type="date">
            <text:p>12-05-2019</text:p>
          </table:table-cell>
          <table:table-cell table:formula="of:=IF([.E126]&lt;10000000000;[.E126];10000000000)" office:value-type="float" office:value="80405.8034230284" calcext:value-type="float">
            <text:p>80 406</text:p>
          </table:table-cell>
          <table:table-cell/>
          <table:table-cell table:formula="of:=[.F$2]*[.C125]^[.F$3] + [.F$4]*[.C125]^[.F$5] + [.F$6]*[.C125]^[.F$7] + IF([.C125]&gt;[.F$8];[.F$9];0) + IF([.C125]&gt;[.F$10];[.F$11];0) + [.F$12]" office:value-type="float" office:value="80405.8034230284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3" calcext:value-type="date">
            <text:p>13-05-2019</text:p>
          </table:table-cell>
          <table:table-cell table:formula="of:=IF([.E127]&lt;10000000000;[.E127];10000000000)" office:value-type="float" office:value="80405.8034282343" calcext:value-type="float">
            <text:p>80 406</text:p>
          </table:table-cell>
          <table:table-cell/>
          <table:table-cell table:formula="of:=[.F$2]*[.C126]^[.F$3] + [.F$4]*[.C126]^[.F$5] + [.F$6]*[.C126]^[.F$7] + IF([.C126]&gt;[.F$8];[.F$9];0) + IF([.C126]&gt;[.F$10];[.F$11];0) + [.F$12]" office:value-type="float" office:value="80405.8034282343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4" calcext:value-type="date">
            <text:p>14-05-2019</text:p>
          </table:table-cell>
          <table:table-cell table:formula="of:=IF([.E128]&lt;10000000000;[.E128];10000000000)" office:value-type="float" office:value="80405.8034323544" calcext:value-type="float">
            <text:p>80 406</text:p>
          </table:table-cell>
          <table:table-cell/>
          <table:table-cell table:formula="of:=[.F$2]*[.C127]^[.F$3] + [.F$4]*[.C127]^[.F$5] + [.F$6]*[.C127]^[.F$7] + IF([.C127]&gt;[.F$8];[.F$9];0) + IF([.C127]&gt;[.F$10];[.F$11];0) + [.F$12]" office:value-type="float" office:value="80405.8034323544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5" calcext:value-type="date">
            <text:p>15-05-2019</text:p>
          </table:table-cell>
          <table:table-cell table:formula="of:=IF([.E129]&lt;10000000000;[.E129];10000000000)" office:value-type="float" office:value="80405.803435615" calcext:value-type="float">
            <text:p>80 406</text:p>
          </table:table-cell>
          <table:table-cell/>
          <table:table-cell table:formula="of:=[.F$2]*[.C128]^[.F$3] + [.F$4]*[.C128]^[.F$5] + [.F$6]*[.C128]^[.F$7] + IF([.C128]&gt;[.F$8];[.F$9];0) + IF([.C128]&gt;[.F$10];[.F$11];0) + [.F$12]" office:value-type="float" office:value="80405.803435615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6" calcext:value-type="date">
            <text:p>16-05-2019</text:p>
          </table:table-cell>
          <table:table-cell table:formula="of:=IF([.E130]&lt;10000000000;[.E130];10000000000)" office:value-type="float" office:value="80405.8034381956" calcext:value-type="float">
            <text:p>80 406</text:p>
          </table:table-cell>
          <table:table-cell/>
          <table:table-cell table:formula="of:=[.F$2]*[.C129]^[.F$3] + [.F$4]*[.C129]^[.F$5] + [.F$6]*[.C129]^[.F$7] + IF([.C129]&gt;[.F$8];[.F$9];0) + IF([.C129]&gt;[.F$10];[.F$11];0) + [.F$12]" office:value-type="float" office:value="80405.803438195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17" calcext:value-type="date">
            <text:p>17-05-2019</text:p>
          </table:table-cell>
          <table:table-cell table:formula="of:=IF([.E131]&lt;10000000000;[.E131];10000000000)" office:value-type="float" office:value="80405.8034402379" calcext:value-type="float">
            <text:p>80 406</text:p>
          </table:table-cell>
          <table:table-cell/>
          <table:table-cell table:formula="of:=[.F$2]*[.C130]^[.F$3] + [.F$4]*[.C130]^[.F$5] + [.F$6]*[.C130]^[.F$7] + IF([.C130]&gt;[.F$8];[.F$9];0) + IF([.C130]&gt;[.F$10];[.F$11];0) + [.F$12]" office:value-type="float" office:value="80405.803440237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18" calcext:value-type="date">
            <text:p>18-05-2019</text:p>
          </table:table-cell>
          <table:table-cell table:formula="of:=IF([.E132]&lt;10000000000;[.E132];10000000000)" office:value-type="float" office:value="80405.8034418542" calcext:value-type="float">
            <text:p>80 406</text:p>
          </table:table-cell>
          <table:table-cell/>
          <table:table-cell table:formula="of:=[.F$2]*[.C131]^[.F$3] + [.F$4]*[.C131]^[.F$5] + [.F$6]*[.C131]^[.F$7] + IF([.C131]&gt;[.F$8];[.F$9];0) + IF([.C131]&gt;[.F$10];[.F$11];0) + [.F$12]" office:value-type="float" office:value="80405.8034418542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19" calcext:value-type="date">
            <text:p>19-05-2019</text:p>
          </table:table-cell>
          <table:table-cell table:formula="of:=IF([.E133]&lt;10000000000;[.E133];10000000000)" office:value-type="float" office:value="80405.8034431334" calcext:value-type="float">
            <text:p>80 406</text:p>
          </table:table-cell>
          <table:table-cell/>
          <table:table-cell table:formula="of:=[.F$2]*[.C132]^[.F$3] + [.F$4]*[.C132]^[.F$5] + [.F$6]*[.C132]^[.F$7] + IF([.C132]&gt;[.F$8];[.F$9];0) + IF([.C132]&gt;[.F$10];[.F$11];0) + [.F$12]" office:value-type="float" office:value="80405.8034431334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0" calcext:value-type="date">
            <text:p>20-05-2019</text:p>
          </table:table-cell>
          <table:table-cell table:formula="of:=IF([.E134]&lt;10000000000;[.E134];10000000000)" office:value-type="float" office:value="80405.8034441457" calcext:value-type="float">
            <text:p>80 406</text:p>
          </table:table-cell>
          <table:table-cell/>
          <table:table-cell table:formula="of:=[.F$2]*[.C133]^[.F$3] + [.F$4]*[.C133]^[.F$5] + [.F$6]*[.C133]^[.F$7] + IF([.C133]&gt;[.F$8];[.F$9];0) + IF([.C133]&gt;[.F$10];[.F$11];0) + [.F$12]" office:value-type="float" office:value="80405.8034441457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1" calcext:value-type="date">
            <text:p>21-05-2019</text:p>
          </table:table-cell>
          <table:table-cell table:formula="of:=IF([.E135]&lt;10000000000;[.E135];10000000000)" office:value-type="float" office:value="80405.8034449469" calcext:value-type="float">
            <text:p>80 406</text:p>
          </table:table-cell>
          <table:table-cell/>
          <table:table-cell table:formula="of:=[.F$2]*[.C134]^[.F$3] + [.F$4]*[.C134]^[.F$5] + [.F$6]*[.C134]^[.F$7] + IF([.C134]&gt;[.F$8];[.F$9];0) + IF([.C134]&gt;[.F$10];[.F$11];0) + [.F$12]" office:value-type="float" office:value="80405.803444946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2" calcext:value-type="date">
            <text:p>22-05-2019</text:p>
          </table:table-cell>
          <table:table-cell table:formula="of:=IF([.E136]&lt;10000000000;[.E136];10000000000)" office:value-type="float" office:value="80405.803445581" calcext:value-type="float">
            <text:p>80 406</text:p>
          </table:table-cell>
          <table:table-cell/>
          <table:table-cell table:formula="of:=[.F$2]*[.C135]^[.F$3] + [.F$4]*[.C135]^[.F$5] + [.F$6]*[.C135]^[.F$7] + IF([.C135]&gt;[.F$8];[.F$9];0) + IF([.C135]&gt;[.F$10];[.F$11];0) + [.F$12]" office:value-type="float" office:value="80405.80344558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3" calcext:value-type="date">
            <text:p>23-05-2019</text:p>
          </table:table-cell>
          <table:table-cell table:formula="of:=IF([.E137]&lt;10000000000;[.E137];10000000000)" office:value-type="float" office:value="80405.8034460828" calcext:value-type="float">
            <text:p>80 406</text:p>
          </table:table-cell>
          <table:table-cell/>
          <table:table-cell table:formula="of:=[.F$2]*[.C136]^[.F$3] + [.F$4]*[.C136]^[.F$5] + [.F$6]*[.C136]^[.F$7] + IF([.C136]&gt;[.F$8];[.F$9];0) + IF([.C136]&gt;[.F$10];[.F$11];0) + [.F$12]" office:value-type="float" office:value="80405.803446082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4" calcext:value-type="date">
            <text:p>24-05-2019</text:p>
          </table:table-cell>
          <table:table-cell table:formula="of:=IF([.E138]&lt;10000000000;[.E138];10000000000)" office:value-type="float" office:value="80405.80344648" calcext:value-type="float">
            <text:p>80 406</text:p>
          </table:table-cell>
          <table:table-cell/>
          <table:table-cell table:formula="of:=[.F$2]*[.C137]^[.F$3] + [.F$4]*[.C137]^[.F$5] + [.F$6]*[.C137]^[.F$7] + IF([.C137]&gt;[.F$8];[.F$9];0) + IF([.C137]&gt;[.F$10];[.F$11];0) + [.F$12]" office:value-type="float" office:value="80405.8034464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5" calcext:value-type="date">
            <text:p>25-05-2019</text:p>
          </table:table-cell>
          <table:table-cell table:formula="of:=IF([.E139]&lt;10000000000;[.E139];10000000000)" office:value-type="float" office:value="80405.8034467943" calcext:value-type="float">
            <text:p>80 406</text:p>
          </table:table-cell>
          <table:table-cell/>
          <table:table-cell table:formula="of:=[.F$2]*[.C138]^[.F$3] + [.F$4]*[.C138]^[.F$5] + [.F$6]*[.C138]^[.F$7] + IF([.C138]&gt;[.F$8];[.F$9];0) + IF([.C138]&gt;[.F$10];[.F$11];0) + [.F$12]" office:value-type="float" office:value="80405.8034467943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6" calcext:value-type="date">
            <text:p>26-05-2019</text:p>
          </table:table-cell>
          <table:table-cell table:formula="of:=IF([.E140]&lt;10000000000;[.E140];10000000000)" office:value-type="float" office:value="80405.803447043" calcext:value-type="float">
            <text:p>80 406</text:p>
          </table:table-cell>
          <table:table-cell/>
          <table:table-cell table:formula="of:=[.F$2]*[.C139]^[.F$3] + [.F$4]*[.C139]^[.F$5] + [.F$6]*[.C139]^[.F$7] + IF([.C139]&gt;[.F$8];[.F$9];0) + IF([.C139]&gt;[.F$10];[.F$11];0) + [.F$12]" office:value-type="float" office:value="80405.803447043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27" calcext:value-type="date">
            <text:p>27-05-2019</text:p>
          </table:table-cell>
          <table:table-cell table:formula="of:=IF([.E141]&lt;10000000000;[.E141];10000000000)" office:value-type="float" office:value="80405.8034472399" calcext:value-type="float">
            <text:p>80 406</text:p>
          </table:table-cell>
          <table:table-cell/>
          <table:table-cell table:formula="of:=[.F$2]*[.C140]^[.F$3] + [.F$4]*[.C140]^[.F$5] + [.F$6]*[.C140]^[.F$7] + IF([.C140]&gt;[.F$8];[.F$9];0) + IF([.C140]&gt;[.F$10];[.F$11];0) + [.F$12]" office:value-type="float" office:value="80405.803447239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28" calcext:value-type="date">
            <text:p>28-05-2019</text:p>
          </table:table-cell>
          <table:table-cell table:formula="of:=IF([.E142]&lt;10000000000;[.E142];10000000000)" office:value-type="float" office:value="80405.8034473957" calcext:value-type="float">
            <text:p>80 406</text:p>
          </table:table-cell>
          <table:table-cell/>
          <table:table-cell table:formula="of:=[.F$2]*[.C141]^[.F$3] + [.F$4]*[.C141]^[.F$5] + [.F$6]*[.C141]^[.F$7] + IF([.C141]&gt;[.F$8];[.F$9];0) + IF([.C141]&gt;[.F$10];[.F$11];0) + [.F$12]" office:value-type="float" office:value="80405.8034473957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5-29" calcext:value-type="date">
            <text:p>29-05-2019</text:p>
          </table:table-cell>
          <table:table-cell table:formula="of:=IF([.E143]&lt;10000000000;[.E143];10000000000)" office:value-type="float" office:value="80405.803447519" calcext:value-type="float">
            <text:p>80 406</text:p>
          </table:table-cell>
          <table:table-cell/>
          <table:table-cell table:formula="of:=[.F$2]*[.C142]^[.F$3] + [.F$4]*[.C142]^[.F$5] + [.F$6]*[.C142]^[.F$7] + IF([.C142]&gt;[.F$8];[.F$9];0) + IF([.C142]&gt;[.F$10];[.F$11];0) + [.F$12]" office:value-type="float" office:value="80405.80344751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5-30" calcext:value-type="date">
            <text:p>30-05-2019</text:p>
          </table:table-cell>
          <table:table-cell table:formula="of:=IF([.E144]&lt;10000000000;[.E144];10000000000)" office:value-type="float" office:value="80405.8034476166" calcext:value-type="float">
            <text:p>80 406</text:p>
          </table:table-cell>
          <table:table-cell/>
          <table:table-cell table:formula="of:=[.F$2]*[.C143]^[.F$3] + [.F$4]*[.C143]^[.F$5] + [.F$6]*[.C143]^[.F$7] + IF([.C143]&gt;[.F$8];[.F$9];0) + IF([.C143]&gt;[.F$10];[.F$11];0) + [.F$12]" office:value-type="float" office:value="80405.803447616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5-31" calcext:value-type="date">
            <text:p>31-05-2019</text:p>
          </table:table-cell>
          <table:table-cell table:formula="of:=IF([.E145]&lt;10000000000;[.E145];10000000000)" office:value-type="float" office:value="80405.8034476938" calcext:value-type="float">
            <text:p>80 406</text:p>
          </table:table-cell>
          <table:table-cell/>
          <table:table-cell table:formula="of:=[.F$2]*[.C144]^[.F$3] + [.F$4]*[.C144]^[.F$5] + [.F$6]*[.C144]^[.F$7] + IF([.C144]&gt;[.F$8];[.F$9];0) + IF([.C144]&gt;[.F$10];[.F$11];0) + [.F$12]" office:value-type="float" office:value="80405.803447693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1" calcext:value-type="date">
            <text:p>01-06-2019</text:p>
          </table:table-cell>
          <table:table-cell table:formula="of:=IF([.E146]&lt;10000000000;[.E146];10000000000)" office:value-type="float" office:value="80405.8034477549" calcext:value-type="float">
            <text:p>80 406</text:p>
          </table:table-cell>
          <table:table-cell/>
          <table:table-cell table:formula="of:=[.F$2]*[.C145]^[.F$3] + [.F$4]*[.C145]^[.F$5] + [.F$6]*[.C145]^[.F$7] + IF([.C145]&gt;[.F$8];[.F$9];0) + IF([.C145]&gt;[.F$10];[.F$11];0) + [.F$12]" office:value-type="float" office:value="80405.803447754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2" calcext:value-type="date">
            <text:p>02-06-2019</text:p>
          </table:table-cell>
          <table:table-cell table:formula="of:=IF([.E147]&lt;10000000000;[.E147];10000000000)" office:value-type="float" office:value="80405.8034478033" calcext:value-type="float">
            <text:p>80 406</text:p>
          </table:table-cell>
          <table:table-cell/>
          <table:table-cell table:formula="of:=[.F$2]*[.C146]^[.F$3] + [.F$4]*[.C146]^[.F$5] + [.F$6]*[.C146]^[.F$7] + IF([.C146]&gt;[.F$8];[.F$9];0) + IF([.C146]&gt;[.F$10];[.F$11];0) + [.F$12]" office:value-type="float" office:value="80405.8034478033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3" calcext:value-type="date">
            <text:p>03-06-2019</text:p>
          </table:table-cell>
          <table:table-cell table:formula="of:=IF([.E148]&lt;10000000000;[.E148];10000000000)" office:value-type="float" office:value="80405.8034478416" calcext:value-type="float">
            <text:p>80 406</text:p>
          </table:table-cell>
          <table:table-cell/>
          <table:table-cell table:formula="of:=[.F$2]*[.C147]^[.F$3] + [.F$4]*[.C147]^[.F$5] + [.F$6]*[.C147]^[.F$7] + IF([.C147]&gt;[.F$8];[.F$9];0) + IF([.C147]&gt;[.F$10];[.F$11];0) + [.F$12]" office:value-type="float" office:value="80405.803447841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4" calcext:value-type="date">
            <text:p>04-06-2019</text:p>
          </table:table-cell>
          <table:table-cell table:formula="of:=IF([.E149]&lt;10000000000;[.E149];10000000000)" office:value-type="float" office:value="80405.8034478719" calcext:value-type="float">
            <text:p>80 406</text:p>
          </table:table-cell>
          <table:table-cell/>
          <table:table-cell table:formula="of:=[.F$2]*[.C148]^[.F$3] + [.F$4]*[.C148]^[.F$5] + [.F$6]*[.C148]^[.F$7] + IF([.C148]&gt;[.F$8];[.F$9];0) + IF([.C148]&gt;[.F$10];[.F$11];0) + [.F$12]" office:value-type="float" office:value="80405.803447871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5" calcext:value-type="date">
            <text:p>05-06-2019</text:p>
          </table:table-cell>
          <table:table-cell table:formula="of:=IF([.E150]&lt;10000000000;[.E150];10000000000)" office:value-type="float" office:value="80405.8034478959" calcext:value-type="float">
            <text:p>80 406</text:p>
          </table:table-cell>
          <table:table-cell/>
          <table:table-cell table:formula="of:=[.F$2]*[.C149]^[.F$3] + [.F$4]*[.C149]^[.F$5] + [.F$6]*[.C149]^[.F$7] + IF([.C149]&gt;[.F$8];[.F$9];0) + IF([.C149]&gt;[.F$10];[.F$11];0) + [.F$12]" office:value-type="float" office:value="80405.803447895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6" calcext:value-type="date">
            <text:p>06-06-2019</text:p>
          </table:table-cell>
          <table:table-cell table:formula="of:=IF([.E151]&lt;10000000000;[.E151];10000000000)" office:value-type="float" office:value="80405.8034479148" calcext:value-type="float">
            <text:p>80 406</text:p>
          </table:table-cell>
          <table:table-cell/>
          <table:table-cell table:formula="of:=[.F$2]*[.C150]^[.F$3] + [.F$4]*[.C150]^[.F$5] + [.F$6]*[.C150]^[.F$7] + IF([.C150]&gt;[.F$8];[.F$9];0) + IF([.C150]&gt;[.F$10];[.F$11];0) + [.F$12]" office:value-type="float" office:value="80405.803447914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07" calcext:value-type="date">
            <text:p>07-06-2019</text:p>
          </table:table-cell>
          <table:table-cell table:formula="of:=IF([.E152]&lt;10000000000;[.E152];10000000000)" office:value-type="float" office:value="80405.8034479299" calcext:value-type="float">
            <text:p>80 406</text:p>
          </table:table-cell>
          <table:table-cell/>
          <table:table-cell table:formula="of:=[.F$2]*[.C151]^[.F$3] + [.F$4]*[.C151]^[.F$5] + [.F$6]*[.C151]^[.F$7] + IF([.C151]&gt;[.F$8];[.F$9];0) + IF([.C151]&gt;[.F$10];[.F$11];0) + [.F$12]" office:value-type="float" office:value="80405.803447929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08" calcext:value-type="date">
            <text:p>08-06-2019</text:p>
          </table:table-cell>
          <table:table-cell table:formula="of:=IF([.E153]&lt;10000000000;[.E153];10000000000)" office:value-type="float" office:value="80405.8034479418" calcext:value-type="float">
            <text:p>80 406</text:p>
          </table:table-cell>
          <table:table-cell/>
          <table:table-cell table:formula="of:=[.F$2]*[.C152]^[.F$3] + [.F$4]*[.C152]^[.F$5] + [.F$6]*[.C152]^[.F$7] + IF([.C152]&gt;[.F$8];[.F$9];0) + IF([.C152]&gt;[.F$10];[.F$11];0) + [.F$12]" office:value-type="float" office:value="80405.803447941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09" calcext:value-type="date">
            <text:p>09-06-2019</text:p>
          </table:table-cell>
          <table:table-cell table:formula="of:=IF([.E154]&lt;10000000000;[.E154];10000000000)" office:value-type="float" office:value="80405.8034479512" calcext:value-type="float">
            <text:p>80 406</text:p>
          </table:table-cell>
          <table:table-cell/>
          <table:table-cell table:formula="of:=[.F$2]*[.C153]^[.F$3] + [.F$4]*[.C153]^[.F$5] + [.F$6]*[.C153]^[.F$7] + IF([.C153]&gt;[.F$8];[.F$9];0) + IF([.C153]&gt;[.F$10];[.F$11];0) + [.F$12]" office:value-type="float" office:value="80405.8034479512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0" calcext:value-type="date">
            <text:p>10-06-2019</text:p>
          </table:table-cell>
          <table:table-cell table:formula="of:=IF([.E155]&lt;10000000000;[.E155];10000000000)" office:value-type="float" office:value="80405.8034479586" calcext:value-type="float">
            <text:p>80 406</text:p>
          </table:table-cell>
          <table:table-cell/>
          <table:table-cell table:formula="of:=[.F$2]*[.C154]^[.F$3] + [.F$4]*[.C154]^[.F$5] + [.F$6]*[.C154]^[.F$7] + IF([.C154]&gt;[.F$8];[.F$9];0) + IF([.C154]&gt;[.F$10];[.F$11];0) + [.F$12]" office:value-type="float" office:value="80405.803447958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1" calcext:value-type="date">
            <text:p>11-06-2019</text:p>
          </table:table-cell>
          <table:table-cell table:formula="of:=IF([.E156]&lt;10000000000;[.E156];10000000000)" office:value-type="float" office:value="80405.8034479645" calcext:value-type="float">
            <text:p>80 406</text:p>
          </table:table-cell>
          <table:table-cell/>
          <table:table-cell table:formula="of:=[.F$2]*[.C155]^[.F$3] + [.F$4]*[.C155]^[.F$5] + [.F$6]*[.C155]^[.F$7] + IF([.C155]&gt;[.F$8];[.F$9];0) + IF([.C155]&gt;[.F$10];[.F$11];0) + [.F$12]" office:value-type="float" office:value="80405.8034479645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2" calcext:value-type="date">
            <text:p>12-06-2019</text:p>
          </table:table-cell>
          <table:table-cell table:formula="of:=IF([.E157]&lt;10000000000;[.E157];10000000000)" office:value-type="float" office:value="80405.8034479692" calcext:value-type="float">
            <text:p>80 406</text:p>
          </table:table-cell>
          <table:table-cell/>
          <table:table-cell table:formula="of:=[.F$2]*[.C156]^[.F$3] + [.F$4]*[.C156]^[.F$5] + [.F$6]*[.C156]^[.F$7] + IF([.C156]&gt;[.F$8];[.F$9];0) + IF([.C156]&gt;[.F$10];[.F$11];0) + [.F$12]" office:value-type="float" office:value="80405.8034479692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3" calcext:value-type="date">
            <text:p>13-06-2019</text:p>
          </table:table-cell>
          <table:table-cell table:formula="of:=IF([.E158]&lt;10000000000;[.E158];10000000000)" office:value-type="float" office:value="80405.8034479728" calcext:value-type="float">
            <text:p>80 406</text:p>
          </table:table-cell>
          <table:table-cell/>
          <table:table-cell table:formula="of:=[.F$2]*[.C157]^[.F$3] + [.F$4]*[.C157]^[.F$5] + [.F$6]*[.C157]^[.F$7] + IF([.C157]&gt;[.F$8];[.F$9];0) + IF([.C157]&gt;[.F$10];[.F$11];0) + [.F$12]" office:value-type="float" office:value="80405.803447972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4" calcext:value-type="date">
            <text:p>14-06-2019</text:p>
          </table:table-cell>
          <table:table-cell table:formula="of:=IF([.E159]&lt;10000000000;[.E159];10000000000)" office:value-type="float" office:value="80405.8034479758" calcext:value-type="float">
            <text:p>80 406</text:p>
          </table:table-cell>
          <table:table-cell/>
          <table:table-cell table:formula="of:=[.F$2]*[.C158]^[.F$3] + [.F$4]*[.C158]^[.F$5] + [.F$6]*[.C158]^[.F$7] + IF([.C158]&gt;[.F$8];[.F$9];0) + IF([.C158]&gt;[.F$10];[.F$11];0) + [.F$12]" office:value-type="float" office:value="80405.803447975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5" calcext:value-type="date">
            <text:p>15-06-2019</text:p>
          </table:table-cell>
          <table:table-cell table:formula="of:=IF([.E160]&lt;10000000000;[.E160];10000000000)" office:value-type="float" office:value="80405.8034479781" calcext:value-type="float">
            <text:p>80 406</text:p>
          </table:table-cell>
          <table:table-cell/>
          <table:table-cell table:formula="of:=[.F$2]*[.C159]^[.F$3] + [.F$4]*[.C159]^[.F$5] + [.F$6]*[.C159]^[.F$7] + IF([.C159]&gt;[.F$8];[.F$9];0) + IF([.C159]&gt;[.F$10];[.F$11];0) + [.F$12]" office:value-type="float" office:value="80405.803447978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6" calcext:value-type="date">
            <text:p>16-06-2019</text:p>
          </table:table-cell>
          <table:table-cell table:formula="of:=IF([.E161]&lt;10000000000;[.E161];10000000000)" office:value-type="float" office:value="80405.8034479799" calcext:value-type="float">
            <text:p>80 406</text:p>
          </table:table-cell>
          <table:table-cell/>
          <table:table-cell table:formula="of:=[.F$2]*[.C160]^[.F$3] + [.F$4]*[.C160]^[.F$5] + [.F$6]*[.C160]^[.F$7] + IF([.C160]&gt;[.F$8];[.F$9];0) + IF([.C160]&gt;[.F$10];[.F$11];0) + [.F$12]" office:value-type="float" office:value="80405.8034479799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17" calcext:value-type="date">
            <text:p>17-06-2019</text:p>
          </table:table-cell>
          <table:table-cell table:formula="of:=IF([.E162]&lt;10000000000;[.E162];10000000000)" office:value-type="float" office:value="80405.8034479814" calcext:value-type="float">
            <text:p>80 406</text:p>
          </table:table-cell>
          <table:table-cell/>
          <table:table-cell table:formula="of:=[.F$2]*[.C161]^[.F$3] + [.F$4]*[.C161]^[.F$5] + [.F$6]*[.C161]^[.F$7] + IF([.C161]&gt;[.F$8];[.F$9];0) + IF([.C161]&gt;[.F$10];[.F$11];0) + [.F$12]" office:value-type="float" office:value="80405.8034479814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18" calcext:value-type="date">
            <text:p>18-06-2019</text:p>
          </table:table-cell>
          <table:table-cell table:formula="of:=IF([.E163]&lt;10000000000;[.E163];10000000000)" office:value-type="float" office:value="80405.8034479825" calcext:value-type="float">
            <text:p>80 406</text:p>
          </table:table-cell>
          <table:table-cell/>
          <table:table-cell table:formula="of:=[.F$2]*[.C162]^[.F$3] + [.F$4]*[.C162]^[.F$5] + [.F$6]*[.C162]^[.F$7] + IF([.C162]&gt;[.F$8];[.F$9];0) + IF([.C162]&gt;[.F$10];[.F$11];0) + [.F$12]" office:value-type="float" office:value="80405.8034479825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19" calcext:value-type="date">
            <text:p>19-06-2019</text:p>
          </table:table-cell>
          <table:table-cell table:formula="of:=IF([.E164]&lt;10000000000;[.E164];10000000000)" office:value-type="float" office:value="80405.8034479834" calcext:value-type="float">
            <text:p>80 406</text:p>
          </table:table-cell>
          <table:table-cell/>
          <table:table-cell table:formula="of:=[.F$2]*[.C163]^[.F$3] + [.F$4]*[.C163]^[.F$5] + [.F$6]*[.C163]^[.F$7] + IF([.C163]&gt;[.F$8];[.F$9];0) + IF([.C163]&gt;[.F$10];[.F$11];0) + [.F$12]" office:value-type="float" office:value="80405.8034479834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0" calcext:value-type="date">
            <text:p>20-06-2019</text:p>
          </table:table-cell>
          <table:table-cell table:formula="of:=IF([.E165]&lt;10000000000;[.E165];10000000000)" office:value-type="float" office:value="80405.8034479841" calcext:value-type="float">
            <text:p>80 406</text:p>
          </table:table-cell>
          <table:table-cell/>
          <table:table-cell table:formula="of:=[.F$2]*[.C164]^[.F$3] + [.F$4]*[.C164]^[.F$5] + [.F$6]*[.C164]^[.F$7] + IF([.C164]&gt;[.F$8];[.F$9];0) + IF([.C164]&gt;[.F$10];[.F$11];0) + [.F$12]" office:value-type="float" office:value="80405.8034479841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1" calcext:value-type="date">
            <text:p>21-06-2019</text:p>
          </table:table-cell>
          <table:table-cell table:formula="of:=IF([.E166]&lt;10000000000;[.E166];10000000000)" office:value-type="float" office:value="80405.8034479847" calcext:value-type="float">
            <text:p>80 406</text:p>
          </table:table-cell>
          <table:table-cell/>
          <table:table-cell table:formula="of:=[.F$2]*[.C165]^[.F$3] + [.F$4]*[.C165]^[.F$5] + [.F$6]*[.C165]^[.F$7] + IF([.C165]&gt;[.F$8];[.F$9];0) + IF([.C165]&gt;[.F$10];[.F$11];0) + [.F$12]" office:value-type="float" office:value="80405.8034479847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2" calcext:value-type="date">
            <text:p>22-06-2019</text:p>
          </table:table-cell>
          <table:table-cell table:formula="of:=IF([.E167]&lt;10000000000;[.E167];10000000000)" office:value-type="float" office:value="80405.8034479852" calcext:value-type="float">
            <text:p>80 406</text:p>
          </table:table-cell>
          <table:table-cell/>
          <table:table-cell table:formula="of:=[.F$2]*[.C166]^[.F$3] + [.F$4]*[.C166]^[.F$5] + [.F$6]*[.C166]^[.F$7] + IF([.C166]&gt;[.F$8];[.F$9];0) + IF([.C166]&gt;[.F$10];[.F$11];0) + [.F$12]" office:value-type="float" office:value="80405.8034479852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3" calcext:value-type="date">
            <text:p>23-06-2019</text:p>
          </table:table-cell>
          <table:table-cell table:formula="of:=IF([.E168]&lt;10000000000;[.E168];10000000000)" office:value-type="float" office:value="80405.8034479855" calcext:value-type="float">
            <text:p>80 406</text:p>
          </table:table-cell>
          <table:table-cell/>
          <table:table-cell table:formula="of:=[.F$2]*[.C167]^[.F$3] + [.F$4]*[.C167]^[.F$5] + [.F$6]*[.C167]^[.F$7] + IF([.C167]&gt;[.F$8];[.F$9];0) + IF([.C167]&gt;[.F$10];[.F$11];0) + [.F$12]" office:value-type="float" office:value="80405.8034479855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4" calcext:value-type="date">
            <text:p>24-06-2019</text:p>
          </table:table-cell>
          <table:table-cell table:formula="of:=IF([.E169]&lt;10000000000;[.E169];10000000000)" office:value-type="float" office:value="80405.8034479858" calcext:value-type="float">
            <text:p>80 406</text:p>
          </table:table-cell>
          <table:table-cell/>
          <table:table-cell table:formula="of:=[.F$2]*[.C168]^[.F$3] + [.F$4]*[.C168]^[.F$5] + [.F$6]*[.C168]^[.F$7] + IF([.C168]&gt;[.F$8];[.F$9];0) + IF([.C168]&gt;[.F$10];[.F$11];0) + [.F$12]" office:value-type="float" office:value="80405.803447985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5" calcext:value-type="date">
            <text:p>25-06-2019</text:p>
          </table:table-cell>
          <table:table-cell table:formula="of:=IF([.E170]&lt;10000000000;[.E170];10000000000)" office:value-type="float" office:value="80405.803447986" calcext:value-type="float">
            <text:p>80 406</text:p>
          </table:table-cell>
          <table:table-cell/>
          <table:table-cell table:formula="of:=[.F$2]*[.C169]^[.F$3] + [.F$4]*[.C169]^[.F$5] + [.F$6]*[.C169]^[.F$7] + IF([.C169]&gt;[.F$8];[.F$9];0) + IF([.C169]&gt;[.F$10];[.F$11];0) + [.F$12]" office:value-type="float" office:value="80405.80344798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6" calcext:value-type="date">
            <text:p>26-06-2019</text:p>
          </table:table-cell>
          <table:table-cell table:formula="of:=IF([.E171]&lt;10000000000;[.E171];10000000000)" office:value-type="float" office:value="80405.8034479862" calcext:value-type="float">
            <text:p>80 406</text:p>
          </table:table-cell>
          <table:table-cell/>
          <table:table-cell table:formula="of:=[.F$2]*[.C170]^[.F$3] + [.F$4]*[.C170]^[.F$5] + [.F$6]*[.C170]^[.F$7] + IF([.C170]&gt;[.F$8];[.F$9];0) + IF([.C170]&gt;[.F$10];[.F$11];0) + [.F$12]" office:value-type="float" office:value="80405.8034479862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27" calcext:value-type="date">
            <text:p>27-06-2019</text:p>
          </table:table-cell>
          <table:table-cell table:formula="of:=IF([.E172]&lt;10000000000;[.E172];10000000000)" office:value-type="float" office:value="80405.8034479863" calcext:value-type="float">
            <text:p>80 406</text:p>
          </table:table-cell>
          <table:table-cell/>
          <table:table-cell table:formula="of:=[.F$2]*[.C171]^[.F$3] + [.F$4]*[.C171]^[.F$5] + [.F$6]*[.C171]^[.F$7] + IF([.C171]&gt;[.F$8];[.F$9];0) + IF([.C171]&gt;[.F$10];[.F$11];0) + [.F$12]" office:value-type="float" office:value="80405.8034479863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6-28" calcext:value-type="date">
            <text:p>28-06-2019</text:p>
          </table:table-cell>
          <table:table-cell table:formula="of:=IF([.E173]&lt;10000000000;[.E173];10000000000)" office:value-type="float" office:value="80405.8034479864" calcext:value-type="float">
            <text:p>80 406</text:p>
          </table:table-cell>
          <table:table-cell/>
          <table:table-cell table:formula="of:=[.F$2]*[.C172]^[.F$3] + [.F$4]*[.C172]^[.F$5] + [.F$6]*[.C172]^[.F$7] + IF([.C172]&gt;[.F$8];[.F$9];0) + IF([.C172]&gt;[.F$10];[.F$11];0) + [.F$12]" office:value-type="float" office:value="80405.8034479864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6-29" calcext:value-type="date">
            <text:p>29-06-2019</text:p>
          </table:table-cell>
          <table:table-cell table:formula="of:=IF([.E174]&lt;10000000000;[.E174];10000000000)" office:value-type="float" office:value="80405.8034479865" calcext:value-type="float">
            <text:p>80 406</text:p>
          </table:table-cell>
          <table:table-cell/>
          <table:table-cell table:formula="of:=[.F$2]*[.C173]^[.F$3] + [.F$4]*[.C173]^[.F$5] + [.F$6]*[.C173]^[.F$7] + IF([.C173]&gt;[.F$8];[.F$9];0) + IF([.C173]&gt;[.F$10];[.F$11];0) + [.F$12]" office:value-type="float" office:value="80405.8034479865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6-30" calcext:value-type="date">
            <text:p>30-06-2019</text:p>
          </table:table-cell>
          <table:table-cell table:formula="of:=IF([.E175]&lt;10000000000;[.E175];10000000000)" office:value-type="float" office:value="80405.8034479866" calcext:value-type="float">
            <text:p>80 406</text:p>
          </table:table-cell>
          <table:table-cell/>
          <table:table-cell table:formula="of:=[.F$2]*[.C174]^[.F$3] + [.F$4]*[.C174]^[.F$5] + [.F$6]*[.C174]^[.F$7] + IF([.C174]&gt;[.F$8];[.F$9];0) + IF([.C174]&gt;[.F$10];[.F$11];0) + [.F$12]" office:value-type="float" office:value="80405.803447986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1" calcext:value-type="date">
            <text:p>01-07-2019</text:p>
          </table:table-cell>
          <table:table-cell table:formula="of:=IF([.E176]&lt;10000000000;[.E176];10000000000)" office:value-type="float" office:value="80405.8034479866" calcext:value-type="float">
            <text:p>80 406</text:p>
          </table:table-cell>
          <table:table-cell/>
          <table:table-cell table:formula="of:=[.F$2]*[.C175]^[.F$3] + [.F$4]*[.C175]^[.F$5] + [.F$6]*[.C175]^[.F$7] + IF([.C175]&gt;[.F$8];[.F$9];0) + IF([.C175]&gt;[.F$10];[.F$11];0) + [.F$12]" office:value-type="float" office:value="80405.8034479866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2" calcext:value-type="date">
            <text:p>02-07-2019</text:p>
          </table:table-cell>
          <table:table-cell table:formula="of:=IF([.E177]&lt;10000000000;[.E177];10000000000)" office:value-type="float" office:value="80405.8034479867" calcext:value-type="float">
            <text:p>80 406</text:p>
          </table:table-cell>
          <table:table-cell/>
          <table:table-cell table:formula="of:=[.F$2]*[.C176]^[.F$3] + [.F$4]*[.C176]^[.F$5] + [.F$6]*[.C176]^[.F$7] + IF([.C176]&gt;[.F$8];[.F$9];0) + IF([.C176]&gt;[.F$10];[.F$11];0) + [.F$12]" office:value-type="float" office:value="80405.8034479867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3" calcext:value-type="date">
            <text:p>03-07-2019</text:p>
          </table:table-cell>
          <table:table-cell table:formula="of:=IF([.E178]&lt;10000000000;[.E178];10000000000)" office:value-type="float" office:value="80405.8034479867" calcext:value-type="float">
            <text:p>80 406</text:p>
          </table:table-cell>
          <table:table-cell/>
          <table:table-cell table:formula="of:=[.F$2]*[.C177]^[.F$3] + [.F$4]*[.C177]^[.F$5] + [.F$6]*[.C177]^[.F$7] + IF([.C177]&gt;[.F$8];[.F$9];0) + IF([.C177]&gt;[.F$10];[.F$11];0) + [.F$12]" office:value-type="float" office:value="80405.8034479867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4" calcext:value-type="date">
            <text:p>04-07-2019</text:p>
          </table:table-cell>
          <table:table-cell table:formula="of:=IF([.E179]&lt;10000000000;[.E179];10000000000)" office:value-type="float" office:value="80405.8034479868" calcext:value-type="float">
            <text:p>80 406</text:p>
          </table:table-cell>
          <table:table-cell/>
          <table:table-cell table:formula="of:=[.F$2]*[.C178]^[.F$3] + [.F$4]*[.C178]^[.F$5] + [.F$6]*[.C178]^[.F$7] + IF([.C178]&gt;[.F$8];[.F$9];0) + IF([.C17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5" calcext:value-type="date">
            <text:p>05-07-2019</text:p>
          </table:table-cell>
          <table:table-cell table:formula="of:=IF([.E180]&lt;10000000000;[.E180];10000000000)" office:value-type="float" office:value="80405.8034479868" calcext:value-type="float">
            <text:p>80 406</text:p>
          </table:table-cell>
          <table:table-cell/>
          <table:table-cell table:formula="of:=[.F$2]*[.C179]^[.F$3] + [.F$4]*[.C179]^[.F$5] + [.F$6]*[.C179]^[.F$7] + IF([.C179]&gt;[.F$8];[.F$9];0) + IF([.C17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6" calcext:value-type="date">
            <text:p>06-07-2019</text:p>
          </table:table-cell>
          <table:table-cell table:formula="of:=IF([.E181]&lt;10000000000;[.E181];10000000000)" office:value-type="float" office:value="80405.8034479868" calcext:value-type="float">
            <text:p>80 406</text:p>
          </table:table-cell>
          <table:table-cell/>
          <table:table-cell table:formula="of:=[.F$2]*[.C180]^[.F$3] + [.F$4]*[.C180]^[.F$5] + [.F$6]*[.C180]^[.F$7] + IF([.C180]&gt;[.F$8];[.F$9];0) + IF([.C18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07" calcext:value-type="date">
            <text:p>07-07-2019</text:p>
          </table:table-cell>
          <table:table-cell table:formula="of:=IF([.E182]&lt;10000000000;[.E182];10000000000)" office:value-type="float" office:value="80405.8034479868" calcext:value-type="float">
            <text:p>80 406</text:p>
          </table:table-cell>
          <table:table-cell/>
          <table:table-cell table:formula="of:=[.F$2]*[.C181]^[.F$3] + [.F$4]*[.C181]^[.F$5] + [.F$6]*[.C181]^[.F$7] + IF([.C181]&gt;[.F$8];[.F$9];0) + IF([.C18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08" calcext:value-type="date">
            <text:p>08-07-2019</text:p>
          </table:table-cell>
          <table:table-cell table:formula="of:=IF([.E183]&lt;10000000000;[.E183];10000000000)" office:value-type="float" office:value="80405.8034479868" calcext:value-type="float">
            <text:p>80 406</text:p>
          </table:table-cell>
          <table:table-cell/>
          <table:table-cell table:formula="of:=[.F$2]*[.C182]^[.F$3] + [.F$4]*[.C182]^[.F$5] + [.F$6]*[.C182]^[.F$7] + IF([.C182]&gt;[.F$8];[.F$9];0) + IF([.C18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09" calcext:value-type="date">
            <text:p>09-07-2019</text:p>
          </table:table-cell>
          <table:table-cell table:formula="of:=IF([.E184]&lt;10000000000;[.E184];10000000000)" office:value-type="float" office:value="80405.8034479868" calcext:value-type="float">
            <text:p>80 406</text:p>
          </table:table-cell>
          <table:table-cell/>
          <table:table-cell table:formula="of:=[.F$2]*[.C183]^[.F$3] + [.F$4]*[.C183]^[.F$5] + [.F$6]*[.C183]^[.F$7] + IF([.C183]&gt;[.F$8];[.F$9];0) + IF([.C18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0" calcext:value-type="date">
            <text:p>10-07-2019</text:p>
          </table:table-cell>
          <table:table-cell table:formula="of:=IF([.E185]&lt;10000000000;[.E185];10000000000)" office:value-type="float" office:value="80405.8034479868" calcext:value-type="float">
            <text:p>80 406</text:p>
          </table:table-cell>
          <table:table-cell/>
          <table:table-cell table:formula="of:=[.F$2]*[.C184]^[.F$3] + [.F$4]*[.C184]^[.F$5] + [.F$6]*[.C184]^[.F$7] + IF([.C184]&gt;[.F$8];[.F$9];0) + IF([.C18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1" calcext:value-type="date">
            <text:p>11-07-2019</text:p>
          </table:table-cell>
          <table:table-cell table:formula="of:=IF([.E186]&lt;10000000000;[.E186];10000000000)" office:value-type="float" office:value="80405.8034479868" calcext:value-type="float">
            <text:p>80 406</text:p>
          </table:table-cell>
          <table:table-cell/>
          <table:table-cell table:formula="of:=[.F$2]*[.C185]^[.F$3] + [.F$4]*[.C185]^[.F$5] + [.F$6]*[.C185]^[.F$7] + IF([.C185]&gt;[.F$8];[.F$9];0) + IF([.C18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2" calcext:value-type="date">
            <text:p>12-07-2019</text:p>
          </table:table-cell>
          <table:table-cell table:formula="of:=IF([.E187]&lt;10000000000;[.E187];10000000000)" office:value-type="float" office:value="80405.8034479868" calcext:value-type="float">
            <text:p>80 406</text:p>
          </table:table-cell>
          <table:table-cell/>
          <table:table-cell table:formula="of:=[.F$2]*[.C186]^[.F$3] + [.F$4]*[.C186]^[.F$5] + [.F$6]*[.C186]^[.F$7] + IF([.C186]&gt;[.F$8];[.F$9];0) + IF([.C18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3" calcext:value-type="date">
            <text:p>13-07-2019</text:p>
          </table:table-cell>
          <table:table-cell table:formula="of:=IF([.E188]&lt;10000000000;[.E188];10000000000)" office:value-type="float" office:value="80405.8034479868" calcext:value-type="float">
            <text:p>80 406</text:p>
          </table:table-cell>
          <table:table-cell/>
          <table:table-cell table:formula="of:=[.F$2]*[.C187]^[.F$3] + [.F$4]*[.C187]^[.F$5] + [.F$6]*[.C187]^[.F$7] + IF([.C187]&gt;[.F$8];[.F$9];0) + IF([.C18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4" calcext:value-type="date">
            <text:p>14-07-2019</text:p>
          </table:table-cell>
          <table:table-cell table:formula="of:=IF([.E189]&lt;10000000000;[.E189];10000000000)" office:value-type="float" office:value="80405.8034479868" calcext:value-type="float">
            <text:p>80 406</text:p>
          </table:table-cell>
          <table:table-cell/>
          <table:table-cell table:formula="of:=[.F$2]*[.C188]^[.F$3] + [.F$4]*[.C188]^[.F$5] + [.F$6]*[.C188]^[.F$7] + IF([.C188]&gt;[.F$8];[.F$9];0) + IF([.C18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5" calcext:value-type="date">
            <text:p>15-07-2019</text:p>
          </table:table-cell>
          <table:table-cell table:formula="of:=IF([.E190]&lt;10000000000;[.E190];10000000000)" office:value-type="float" office:value="80405.8034479868" calcext:value-type="float">
            <text:p>80 406</text:p>
          </table:table-cell>
          <table:table-cell/>
          <table:table-cell table:formula="of:=[.F$2]*[.C189]^[.F$3] + [.F$4]*[.C189]^[.F$5] + [.F$6]*[.C189]^[.F$7] + IF([.C189]&gt;[.F$8];[.F$9];0) + IF([.C18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6" calcext:value-type="date">
            <text:p>16-07-2019</text:p>
          </table:table-cell>
          <table:table-cell table:formula="of:=IF([.E191]&lt;10000000000;[.E191];10000000000)" office:value-type="float" office:value="80405.8034479868" calcext:value-type="float">
            <text:p>80 406</text:p>
          </table:table-cell>
          <table:table-cell/>
          <table:table-cell table:formula="of:=[.F$2]*[.C190]^[.F$3] + [.F$4]*[.C190]^[.F$5] + [.F$6]*[.C190]^[.F$7] + IF([.C190]&gt;[.F$8];[.F$9];0) + IF([.C19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17" calcext:value-type="date">
            <text:p>17-07-2019</text:p>
          </table:table-cell>
          <table:table-cell table:formula="of:=IF([.E192]&lt;10000000000;[.E192];10000000000)" office:value-type="float" office:value="80405.8034479868" calcext:value-type="float">
            <text:p>80 406</text:p>
          </table:table-cell>
          <table:table-cell/>
          <table:table-cell table:formula="of:=[.F$2]*[.C191]^[.F$3] + [.F$4]*[.C191]^[.F$5] + [.F$6]*[.C191]^[.F$7] + IF([.C191]&gt;[.F$8];[.F$9];0) + IF([.C19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18" calcext:value-type="date">
            <text:p>18-07-2019</text:p>
          </table:table-cell>
          <table:table-cell table:formula="of:=IF([.E193]&lt;10000000000;[.E193];10000000000)" office:value-type="float" office:value="80405.8034479868" calcext:value-type="float">
            <text:p>80 406</text:p>
          </table:table-cell>
          <table:table-cell/>
          <table:table-cell table:formula="of:=[.F$2]*[.C192]^[.F$3] + [.F$4]*[.C192]^[.F$5] + [.F$6]*[.C192]^[.F$7] + IF([.C192]&gt;[.F$8];[.F$9];0) + IF([.C19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19" calcext:value-type="date">
            <text:p>19-07-2019</text:p>
          </table:table-cell>
          <table:table-cell table:formula="of:=IF([.E194]&lt;10000000000;[.E194];10000000000)" office:value-type="float" office:value="80405.8034479868" calcext:value-type="float">
            <text:p>80 406</text:p>
          </table:table-cell>
          <table:table-cell/>
          <table:table-cell table:formula="of:=[.F$2]*[.C193]^[.F$3] + [.F$4]*[.C193]^[.F$5] + [.F$6]*[.C193]^[.F$7] + IF([.C193]&gt;[.F$8];[.F$9];0) + IF([.C19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0" calcext:value-type="date">
            <text:p>20-07-2019</text:p>
          </table:table-cell>
          <table:table-cell table:formula="of:=IF([.E195]&lt;10000000000;[.E195];10000000000)" office:value-type="float" office:value="80405.8034479868" calcext:value-type="float">
            <text:p>80 406</text:p>
          </table:table-cell>
          <table:table-cell/>
          <table:table-cell table:formula="of:=[.F$2]*[.C194]^[.F$3] + [.F$4]*[.C194]^[.F$5] + [.F$6]*[.C194]^[.F$7] + IF([.C194]&gt;[.F$8];[.F$9];0) + IF([.C19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1" calcext:value-type="date">
            <text:p>21-07-2019</text:p>
          </table:table-cell>
          <table:table-cell table:formula="of:=IF([.E196]&lt;10000000000;[.E196];10000000000)" office:value-type="float" office:value="80405.8034479868" calcext:value-type="float">
            <text:p>80 406</text:p>
          </table:table-cell>
          <table:table-cell/>
          <table:table-cell table:formula="of:=[.F$2]*[.C195]^[.F$3] + [.F$4]*[.C195]^[.F$5] + [.F$6]*[.C195]^[.F$7] + IF([.C195]&gt;[.F$8];[.F$9];0) + IF([.C19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2" calcext:value-type="date">
            <text:p>22-07-2019</text:p>
          </table:table-cell>
          <table:table-cell table:formula="of:=IF([.E197]&lt;10000000000;[.E197];10000000000)" office:value-type="float" office:value="80405.8034479868" calcext:value-type="float">
            <text:p>80 406</text:p>
          </table:table-cell>
          <table:table-cell/>
          <table:table-cell table:formula="of:=[.F$2]*[.C196]^[.F$3] + [.F$4]*[.C196]^[.F$5] + [.F$6]*[.C196]^[.F$7] + IF([.C196]&gt;[.F$8];[.F$9];0) + IF([.C19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3" calcext:value-type="date">
            <text:p>23-07-2019</text:p>
          </table:table-cell>
          <table:table-cell table:formula="of:=IF([.E198]&lt;10000000000;[.E198];10000000000)" office:value-type="float" office:value="80405.8034479868" calcext:value-type="float">
            <text:p>80 406</text:p>
          </table:table-cell>
          <table:table-cell/>
          <table:table-cell table:formula="of:=[.F$2]*[.C197]^[.F$3] + [.F$4]*[.C197]^[.F$5] + [.F$6]*[.C197]^[.F$7] + IF([.C197]&gt;[.F$8];[.F$9];0) + IF([.C19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4" calcext:value-type="date">
            <text:p>24-07-2019</text:p>
          </table:table-cell>
          <table:table-cell table:formula="of:=IF([.E199]&lt;10000000000;[.E199];10000000000)" office:value-type="float" office:value="80405.8034479868" calcext:value-type="float">
            <text:p>80 406</text:p>
          </table:table-cell>
          <table:table-cell/>
          <table:table-cell table:formula="of:=[.F$2]*[.C198]^[.F$3] + [.F$4]*[.C198]^[.F$5] + [.F$6]*[.C198]^[.F$7] + IF([.C198]&gt;[.F$8];[.F$9];0) + IF([.C19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5" calcext:value-type="date">
            <text:p>25-07-2019</text:p>
          </table:table-cell>
          <table:table-cell table:formula="of:=IF([.E200]&lt;10000000000;[.E200];10000000000)" office:value-type="float" office:value="80405.8034479868" calcext:value-type="float">
            <text:p>80 406</text:p>
          </table:table-cell>
          <table:table-cell/>
          <table:table-cell table:formula="of:=[.F$2]*[.C199]^[.F$3] + [.F$4]*[.C199]^[.F$5] + [.F$6]*[.C199]^[.F$7] + IF([.C199]&gt;[.F$8];[.F$9];0) + IF([.C19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6" calcext:value-type="date">
            <text:p>26-07-2019</text:p>
          </table:table-cell>
          <table:table-cell table:formula="of:=IF([.E201]&lt;10000000000;[.E201];10000000000)" office:value-type="float" office:value="80405.8034479868" calcext:value-type="float">
            <text:p>80 406</text:p>
          </table:table-cell>
          <table:table-cell/>
          <table:table-cell table:formula="of:=[.F$2]*[.C200]^[.F$3] + [.F$4]*[.C200]^[.F$5] + [.F$6]*[.C200]^[.F$7] + IF([.C200]&gt;[.F$8];[.F$9];0) + IF([.C20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27" calcext:value-type="date">
            <text:p>27-07-2019</text:p>
          </table:table-cell>
          <table:table-cell table:formula="of:=IF([.E202]&lt;10000000000;[.E202];10000000000)" office:value-type="float" office:value="80405.8034479868" calcext:value-type="float">
            <text:p>80 406</text:p>
          </table:table-cell>
          <table:table-cell/>
          <table:table-cell table:formula="of:=[.F$2]*[.C201]^[.F$3] + [.F$4]*[.C201]^[.F$5] + [.F$6]*[.C201]^[.F$7] + IF([.C201]&gt;[.F$8];[.F$9];0) + IF([.C20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28" calcext:value-type="date">
            <text:p>28-07-2019</text:p>
          </table:table-cell>
          <table:table-cell table:formula="of:=IF([.E203]&lt;10000000000;[.E203];10000000000)" office:value-type="float" office:value="80405.8034479868" calcext:value-type="float">
            <text:p>80 406</text:p>
          </table:table-cell>
          <table:table-cell/>
          <table:table-cell table:formula="of:=[.F$2]*[.C202]^[.F$3] + [.F$4]*[.C202]^[.F$5] + [.F$6]*[.C202]^[.F$7] + IF([.C202]&gt;[.F$8];[.F$9];0) + IF([.C20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7-29" calcext:value-type="date">
            <text:p>29-07-2019</text:p>
          </table:table-cell>
          <table:table-cell table:formula="of:=IF([.E204]&lt;10000000000;[.E204];10000000000)" office:value-type="float" office:value="80405.8034479868" calcext:value-type="float">
            <text:p>80 406</text:p>
          </table:table-cell>
          <table:table-cell/>
          <table:table-cell table:formula="of:=[.F$2]*[.C203]^[.F$3] + [.F$4]*[.C203]^[.F$5] + [.F$6]*[.C203]^[.F$7] + IF([.C203]&gt;[.F$8];[.F$9];0) + IF([.C20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7-30" calcext:value-type="date">
            <text:p>30-07-2019</text:p>
          </table:table-cell>
          <table:table-cell table:formula="of:=IF([.E205]&lt;10000000000;[.E205];10000000000)" office:value-type="float" office:value="80405.8034479868" calcext:value-type="float">
            <text:p>80 406</text:p>
          </table:table-cell>
          <table:table-cell/>
          <table:table-cell table:formula="of:=[.F$2]*[.C204]^[.F$3] + [.F$4]*[.C204]^[.F$5] + [.F$6]*[.C204]^[.F$7] + IF([.C204]&gt;[.F$8];[.F$9];0) + IF([.C20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7-31" calcext:value-type="date">
            <text:p>31-07-2019</text:p>
          </table:table-cell>
          <table:table-cell table:formula="of:=IF([.E206]&lt;10000000000;[.E206];10000000000)" office:value-type="float" office:value="80405.8034479868" calcext:value-type="float">
            <text:p>80 406</text:p>
          </table:table-cell>
          <table:table-cell/>
          <table:table-cell table:formula="of:=[.F$2]*[.C205]^[.F$3] + [.F$4]*[.C205]^[.F$5] + [.F$6]*[.C205]^[.F$7] + IF([.C205]&gt;[.F$8];[.F$9];0) + IF([.C20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1" calcext:value-type="date">
            <text:p>01-08-2019</text:p>
          </table:table-cell>
          <table:table-cell table:formula="of:=IF([.E207]&lt;10000000000;[.E207];10000000000)" office:value-type="float" office:value="80405.8034479868" calcext:value-type="float">
            <text:p>80 406</text:p>
          </table:table-cell>
          <table:table-cell/>
          <table:table-cell table:formula="of:=[.F$2]*[.C206]^[.F$3] + [.F$4]*[.C206]^[.F$5] + [.F$6]*[.C206]^[.F$7] + IF([.C206]&gt;[.F$8];[.F$9];0) + IF([.C20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2" calcext:value-type="date">
            <text:p>02-08-2019</text:p>
          </table:table-cell>
          <table:table-cell table:formula="of:=IF([.E208]&lt;10000000000;[.E208];10000000000)" office:value-type="float" office:value="80405.8034479868" calcext:value-type="float">
            <text:p>80 406</text:p>
          </table:table-cell>
          <table:table-cell/>
          <table:table-cell table:formula="of:=[.F$2]*[.C207]^[.F$3] + [.F$4]*[.C207]^[.F$5] + [.F$6]*[.C207]^[.F$7] + IF([.C207]&gt;[.F$8];[.F$9];0) + IF([.C20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3" calcext:value-type="date">
            <text:p>03-08-2019</text:p>
          </table:table-cell>
          <table:table-cell table:formula="of:=IF([.E209]&lt;10000000000;[.E209];10000000000)" office:value-type="float" office:value="80405.8034479868" calcext:value-type="float">
            <text:p>80 406</text:p>
          </table:table-cell>
          <table:table-cell/>
          <table:table-cell table:formula="of:=[.F$2]*[.C208]^[.F$3] + [.F$4]*[.C208]^[.F$5] + [.F$6]*[.C208]^[.F$7] + IF([.C208]&gt;[.F$8];[.F$9];0) + IF([.C20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4" calcext:value-type="date">
            <text:p>04-08-2019</text:p>
          </table:table-cell>
          <table:table-cell table:formula="of:=IF([.E210]&lt;10000000000;[.E210];10000000000)" office:value-type="float" office:value="80405.8034479868" calcext:value-type="float">
            <text:p>80 406</text:p>
          </table:table-cell>
          <table:table-cell/>
          <table:table-cell table:formula="of:=[.F$2]*[.C209]^[.F$3] + [.F$4]*[.C209]^[.F$5] + [.F$6]*[.C209]^[.F$7] + IF([.C209]&gt;[.F$8];[.F$9];0) + IF([.C20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5" calcext:value-type="date">
            <text:p>05-08-2019</text:p>
          </table:table-cell>
          <table:table-cell table:formula="of:=IF([.E211]&lt;10000000000;[.E211];10000000000)" office:value-type="float" office:value="80405.8034479868" calcext:value-type="float">
            <text:p>80 406</text:p>
          </table:table-cell>
          <table:table-cell/>
          <table:table-cell table:formula="of:=[.F$2]*[.C210]^[.F$3] + [.F$4]*[.C210]^[.F$5] + [.F$6]*[.C210]^[.F$7] + IF([.C210]&gt;[.F$8];[.F$9];0) + IF([.C21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6" calcext:value-type="date">
            <text:p>06-08-2019</text:p>
          </table:table-cell>
          <table:table-cell table:formula="of:=IF([.E212]&lt;10000000000;[.E212];10000000000)" office:value-type="float" office:value="80405.8034479868" calcext:value-type="float">
            <text:p>80 406</text:p>
          </table:table-cell>
          <table:table-cell/>
          <table:table-cell table:formula="of:=[.F$2]*[.C211]^[.F$3] + [.F$4]*[.C211]^[.F$5] + [.F$6]*[.C211]^[.F$7] + IF([.C211]&gt;[.F$8];[.F$9];0) + IF([.C21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07" calcext:value-type="date">
            <text:p>07-08-2019</text:p>
          </table:table-cell>
          <table:table-cell table:formula="of:=IF([.E213]&lt;10000000000;[.E213];10000000000)" office:value-type="float" office:value="80405.8034479868" calcext:value-type="float">
            <text:p>80 406</text:p>
          </table:table-cell>
          <table:table-cell/>
          <table:table-cell table:formula="of:=[.F$2]*[.C212]^[.F$3] + [.F$4]*[.C212]^[.F$5] + [.F$6]*[.C212]^[.F$7] + IF([.C212]&gt;[.F$8];[.F$9];0) + IF([.C21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08" calcext:value-type="date">
            <text:p>08-08-2019</text:p>
          </table:table-cell>
          <table:table-cell table:formula="of:=IF([.E214]&lt;10000000000;[.E214];10000000000)" office:value-type="float" office:value="80405.8034479868" calcext:value-type="float">
            <text:p>80 406</text:p>
          </table:table-cell>
          <table:table-cell/>
          <table:table-cell table:formula="of:=[.F$2]*[.C213]^[.F$3] + [.F$4]*[.C213]^[.F$5] + [.F$6]*[.C213]^[.F$7] + IF([.C213]&gt;[.F$8];[.F$9];0) + IF([.C21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09" calcext:value-type="date">
            <text:p>09-08-2019</text:p>
          </table:table-cell>
          <table:table-cell table:formula="of:=IF([.E215]&lt;10000000000;[.E215];10000000000)" office:value-type="float" office:value="80405.8034479868" calcext:value-type="float">
            <text:p>80 406</text:p>
          </table:table-cell>
          <table:table-cell/>
          <table:table-cell table:formula="of:=[.F$2]*[.C214]^[.F$3] + [.F$4]*[.C214]^[.F$5] + [.F$6]*[.C214]^[.F$7] + IF([.C214]&gt;[.F$8];[.F$9];0) + IF([.C21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0" calcext:value-type="date">
            <text:p>10-08-2019</text:p>
          </table:table-cell>
          <table:table-cell table:formula="of:=IF([.E216]&lt;10000000000;[.E216];10000000000)" office:value-type="float" office:value="80405.8034479868" calcext:value-type="float">
            <text:p>80 406</text:p>
          </table:table-cell>
          <table:table-cell/>
          <table:table-cell table:formula="of:=[.F$2]*[.C215]^[.F$3] + [.F$4]*[.C215]^[.F$5] + [.F$6]*[.C215]^[.F$7] + IF([.C215]&gt;[.F$8];[.F$9];0) + IF([.C21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1" calcext:value-type="date">
            <text:p>11-08-2019</text:p>
          </table:table-cell>
          <table:table-cell table:formula="of:=IF([.E217]&lt;10000000000;[.E217];10000000000)" office:value-type="float" office:value="80405.8034479868" calcext:value-type="float">
            <text:p>80 406</text:p>
          </table:table-cell>
          <table:table-cell/>
          <table:table-cell table:formula="of:=[.F$2]*[.C216]^[.F$3] + [.F$4]*[.C216]^[.F$5] + [.F$6]*[.C216]^[.F$7] + IF([.C216]&gt;[.F$8];[.F$9];0) + IF([.C21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2" calcext:value-type="date">
            <text:p>12-08-2019</text:p>
          </table:table-cell>
          <table:table-cell table:formula="of:=IF([.E218]&lt;10000000000;[.E218];10000000000)" office:value-type="float" office:value="80405.8034479868" calcext:value-type="float">
            <text:p>80 406</text:p>
          </table:table-cell>
          <table:table-cell/>
          <table:table-cell table:formula="of:=[.F$2]*[.C217]^[.F$3] + [.F$4]*[.C217]^[.F$5] + [.F$6]*[.C217]^[.F$7] + IF([.C217]&gt;[.F$8];[.F$9];0) + IF([.C21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3" calcext:value-type="date">
            <text:p>13-08-2019</text:p>
          </table:table-cell>
          <table:table-cell table:formula="of:=IF([.E219]&lt;10000000000;[.E219];10000000000)" office:value-type="float" office:value="80405.8034479868" calcext:value-type="float">
            <text:p>80 406</text:p>
          </table:table-cell>
          <table:table-cell/>
          <table:table-cell table:formula="of:=[.F$2]*[.C218]^[.F$3] + [.F$4]*[.C218]^[.F$5] + [.F$6]*[.C218]^[.F$7] + IF([.C218]&gt;[.F$8];[.F$9];0) + IF([.C21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4" calcext:value-type="date">
            <text:p>14-08-2019</text:p>
          </table:table-cell>
          <table:table-cell table:formula="of:=IF([.E220]&lt;10000000000;[.E220];10000000000)" office:value-type="float" office:value="80405.8034479868" calcext:value-type="float">
            <text:p>80 406</text:p>
          </table:table-cell>
          <table:table-cell/>
          <table:table-cell table:formula="of:=[.F$2]*[.C219]^[.F$3] + [.F$4]*[.C219]^[.F$5] + [.F$6]*[.C219]^[.F$7] + IF([.C219]&gt;[.F$8];[.F$9];0) + IF([.C21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5" calcext:value-type="date">
            <text:p>15-08-2019</text:p>
          </table:table-cell>
          <table:table-cell table:formula="of:=IF([.E221]&lt;10000000000;[.E221];10000000000)" office:value-type="float" office:value="80405.8034479868" calcext:value-type="float">
            <text:p>80 406</text:p>
          </table:table-cell>
          <table:table-cell/>
          <table:table-cell table:formula="of:=[.F$2]*[.C220]^[.F$3] + [.F$4]*[.C220]^[.F$5] + [.F$6]*[.C220]^[.F$7] + IF([.C220]&gt;[.F$8];[.F$9];0) + IF([.C22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6" calcext:value-type="date">
            <text:p>16-08-2019</text:p>
          </table:table-cell>
          <table:table-cell table:formula="of:=IF([.E222]&lt;10000000000;[.E222];10000000000)" office:value-type="float" office:value="80405.8034479868" calcext:value-type="float">
            <text:p>80 406</text:p>
          </table:table-cell>
          <table:table-cell/>
          <table:table-cell table:formula="of:=[.F$2]*[.C221]^[.F$3] + [.F$4]*[.C221]^[.F$5] + [.F$6]*[.C221]^[.F$7] + IF([.C221]&gt;[.F$8];[.F$9];0) + IF([.C22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17" calcext:value-type="date">
            <text:p>17-08-2019</text:p>
          </table:table-cell>
          <table:table-cell table:formula="of:=IF([.E223]&lt;10000000000;[.E223];10000000000)" office:value-type="float" office:value="80405.8034479868" calcext:value-type="float">
            <text:p>80 406</text:p>
          </table:table-cell>
          <table:table-cell/>
          <table:table-cell table:formula="of:=[.F$2]*[.C222]^[.F$3] + [.F$4]*[.C222]^[.F$5] + [.F$6]*[.C222]^[.F$7] + IF([.C222]&gt;[.F$8];[.F$9];0) + IF([.C22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18" calcext:value-type="date">
            <text:p>18-08-2019</text:p>
          </table:table-cell>
          <table:table-cell table:formula="of:=IF([.E224]&lt;10000000000;[.E224];10000000000)" office:value-type="float" office:value="80405.8034479868" calcext:value-type="float">
            <text:p>80 406</text:p>
          </table:table-cell>
          <table:table-cell/>
          <table:table-cell table:formula="of:=[.F$2]*[.C223]^[.F$3] + [.F$4]*[.C223]^[.F$5] + [.F$6]*[.C223]^[.F$7] + IF([.C223]&gt;[.F$8];[.F$9];0) + IF([.C22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19" calcext:value-type="date">
            <text:p>19-08-2019</text:p>
          </table:table-cell>
          <table:table-cell table:formula="of:=IF([.E225]&lt;10000000000;[.E225];10000000000)" office:value-type="float" office:value="80405.8034479868" calcext:value-type="float">
            <text:p>80 406</text:p>
          </table:table-cell>
          <table:table-cell/>
          <table:table-cell table:formula="of:=[.F$2]*[.C224]^[.F$3] + [.F$4]*[.C224]^[.F$5] + [.F$6]*[.C224]^[.F$7] + IF([.C224]&gt;[.F$8];[.F$9];0) + IF([.C22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0" calcext:value-type="date">
            <text:p>20-08-2019</text:p>
          </table:table-cell>
          <table:table-cell table:formula="of:=IF([.E226]&lt;10000000000;[.E226];10000000000)" office:value-type="float" office:value="80405.8034479868" calcext:value-type="float">
            <text:p>80 406</text:p>
          </table:table-cell>
          <table:table-cell/>
          <table:table-cell table:formula="of:=[.F$2]*[.C225]^[.F$3] + [.F$4]*[.C225]^[.F$5] + [.F$6]*[.C225]^[.F$7] + IF([.C225]&gt;[.F$8];[.F$9];0) + IF([.C22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1" calcext:value-type="date">
            <text:p>21-08-2019</text:p>
          </table:table-cell>
          <table:table-cell table:formula="of:=IF([.E227]&lt;10000000000;[.E227];10000000000)" office:value-type="float" office:value="80405.8034479868" calcext:value-type="float">
            <text:p>80 406</text:p>
          </table:table-cell>
          <table:table-cell/>
          <table:table-cell table:formula="of:=[.F$2]*[.C226]^[.F$3] + [.F$4]*[.C226]^[.F$5] + [.F$6]*[.C226]^[.F$7] + IF([.C226]&gt;[.F$8];[.F$9];0) + IF([.C22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2" calcext:value-type="date">
            <text:p>22-08-2019</text:p>
          </table:table-cell>
          <table:table-cell table:formula="of:=IF([.E228]&lt;10000000000;[.E228];10000000000)" office:value-type="float" office:value="80405.8034479868" calcext:value-type="float">
            <text:p>80 406</text:p>
          </table:table-cell>
          <table:table-cell/>
          <table:table-cell table:formula="of:=[.F$2]*[.C227]^[.F$3] + [.F$4]*[.C227]^[.F$5] + [.F$6]*[.C227]^[.F$7] + IF([.C227]&gt;[.F$8];[.F$9];0) + IF([.C22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3" calcext:value-type="date">
            <text:p>23-08-2019</text:p>
          </table:table-cell>
          <table:table-cell table:formula="of:=IF([.E229]&lt;10000000000;[.E229];10000000000)" office:value-type="float" office:value="80405.8034479868" calcext:value-type="float">
            <text:p>80 406</text:p>
          </table:table-cell>
          <table:table-cell/>
          <table:table-cell table:formula="of:=[.F$2]*[.C228]^[.F$3] + [.F$4]*[.C228]^[.F$5] + [.F$6]*[.C228]^[.F$7] + IF([.C228]&gt;[.F$8];[.F$9];0) + IF([.C22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4" calcext:value-type="date">
            <text:p>24-08-2019</text:p>
          </table:table-cell>
          <table:table-cell table:formula="of:=IF([.E230]&lt;10000000000;[.E230];10000000000)" office:value-type="float" office:value="80405.8034479868" calcext:value-type="float">
            <text:p>80 406</text:p>
          </table:table-cell>
          <table:table-cell/>
          <table:table-cell table:formula="of:=[.F$2]*[.C229]^[.F$3] + [.F$4]*[.C229]^[.F$5] + [.F$6]*[.C229]^[.F$7] + IF([.C229]&gt;[.F$8];[.F$9];0) + IF([.C22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5" calcext:value-type="date">
            <text:p>25-08-2019</text:p>
          </table:table-cell>
          <table:table-cell table:formula="of:=IF([.E231]&lt;10000000000;[.E231];10000000000)" office:value-type="float" office:value="80405.8034479868" calcext:value-type="float">
            <text:p>80 406</text:p>
          </table:table-cell>
          <table:table-cell/>
          <table:table-cell table:formula="of:=[.F$2]*[.C230]^[.F$3] + [.F$4]*[.C230]^[.F$5] + [.F$6]*[.C230]^[.F$7] + IF([.C230]&gt;[.F$8];[.F$9];0) + IF([.C23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6" calcext:value-type="date">
            <text:p>26-08-2019</text:p>
          </table:table-cell>
          <table:table-cell table:formula="of:=IF([.E232]&lt;10000000000;[.E232];10000000000)" office:value-type="float" office:value="80405.8034479868" calcext:value-type="float">
            <text:p>80 406</text:p>
          </table:table-cell>
          <table:table-cell/>
          <table:table-cell table:formula="of:=[.F$2]*[.C231]^[.F$3] + [.F$4]*[.C231]^[.F$5] + [.F$6]*[.C231]^[.F$7] + IF([.C231]&gt;[.F$8];[.F$9];0) + IF([.C23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27" calcext:value-type="date">
            <text:p>27-08-2019</text:p>
          </table:table-cell>
          <table:table-cell table:formula="of:=IF([.E233]&lt;10000000000;[.E233];10000000000)" office:value-type="float" office:value="80405.8034479868" calcext:value-type="float">
            <text:p>80 406</text:p>
          </table:table-cell>
          <table:table-cell/>
          <table:table-cell table:formula="of:=[.F$2]*[.C232]^[.F$3] + [.F$4]*[.C232]^[.F$5] + [.F$6]*[.C232]^[.F$7] + IF([.C232]&gt;[.F$8];[.F$9];0) + IF([.C23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28" calcext:value-type="date">
            <text:p>28-08-2019</text:p>
          </table:table-cell>
          <table:table-cell table:formula="of:=IF([.E234]&lt;10000000000;[.E234];10000000000)" office:value-type="float" office:value="80405.8034479868" calcext:value-type="float">
            <text:p>80 406</text:p>
          </table:table-cell>
          <table:table-cell/>
          <table:table-cell table:formula="of:=[.F$2]*[.C233]^[.F$3] + [.F$4]*[.C233]^[.F$5] + [.F$6]*[.C233]^[.F$7] + IF([.C233]&gt;[.F$8];[.F$9];0) + IF([.C23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8-29" calcext:value-type="date">
            <text:p>29-08-2019</text:p>
          </table:table-cell>
          <table:table-cell table:formula="of:=IF([.E235]&lt;10000000000;[.E235];10000000000)" office:value-type="float" office:value="80405.8034479868" calcext:value-type="float">
            <text:p>80 406</text:p>
          </table:table-cell>
          <table:table-cell/>
          <table:table-cell table:formula="of:=[.F$2]*[.C234]^[.F$3] + [.F$4]*[.C234]^[.F$5] + [.F$6]*[.C234]^[.F$7] + IF([.C234]&gt;[.F$8];[.F$9];0) + IF([.C23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8-30" calcext:value-type="date">
            <text:p>30-08-2019</text:p>
          </table:table-cell>
          <table:table-cell table:formula="of:=IF([.E236]&lt;10000000000;[.E236];10000000000)" office:value-type="float" office:value="80405.8034479868" calcext:value-type="float">
            <text:p>80 406</text:p>
          </table:table-cell>
          <table:table-cell/>
          <table:table-cell table:formula="of:=[.F$2]*[.C235]^[.F$3] + [.F$4]*[.C235]^[.F$5] + [.F$6]*[.C235]^[.F$7] + IF([.C235]&gt;[.F$8];[.F$9];0) + IF([.C23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8-31" calcext:value-type="date">
            <text:p>31-08-2019</text:p>
          </table:table-cell>
          <table:table-cell table:formula="of:=IF([.E237]&lt;10000000000;[.E237];10000000000)" office:value-type="float" office:value="80405.8034479868" calcext:value-type="float">
            <text:p>80 406</text:p>
          </table:table-cell>
          <table:table-cell/>
          <table:table-cell table:formula="of:=[.F$2]*[.C236]^[.F$3] + [.F$4]*[.C236]^[.F$5] + [.F$6]*[.C236]^[.F$7] + IF([.C236]&gt;[.F$8];[.F$9];0) + IF([.C23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1" calcext:value-type="date">
            <text:p>01-09-2019</text:p>
          </table:table-cell>
          <table:table-cell table:formula="of:=IF([.E238]&lt;10000000000;[.E238];10000000000)" office:value-type="float" office:value="80405.8034479868" calcext:value-type="float">
            <text:p>80 406</text:p>
          </table:table-cell>
          <table:table-cell/>
          <table:table-cell table:formula="of:=[.F$2]*[.C237]^[.F$3] + [.F$4]*[.C237]^[.F$5] + [.F$6]*[.C237]^[.F$7] + IF([.C237]&gt;[.F$8];[.F$9];0) + IF([.C23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2" calcext:value-type="date">
            <text:p>02-09-2019</text:p>
          </table:table-cell>
          <table:table-cell table:formula="of:=IF([.E239]&lt;10000000000;[.E239];10000000000)" office:value-type="float" office:value="80405.8034479868" calcext:value-type="float">
            <text:p>80 406</text:p>
          </table:table-cell>
          <table:table-cell/>
          <table:table-cell table:formula="of:=[.F$2]*[.C238]^[.F$3] + [.F$4]*[.C238]^[.F$5] + [.F$6]*[.C238]^[.F$7] + IF([.C238]&gt;[.F$8];[.F$9];0) + IF([.C23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3" calcext:value-type="date">
            <text:p>03-09-2019</text:p>
          </table:table-cell>
          <table:table-cell table:formula="of:=IF([.E240]&lt;10000000000;[.E240];10000000000)" office:value-type="float" office:value="80405.8034479868" calcext:value-type="float">
            <text:p>80 406</text:p>
          </table:table-cell>
          <table:table-cell/>
          <table:table-cell table:formula="of:=[.F$2]*[.C239]^[.F$3] + [.F$4]*[.C239]^[.F$5] + [.F$6]*[.C239]^[.F$7] + IF([.C239]&gt;[.F$8];[.F$9];0) + IF([.C23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4" calcext:value-type="date">
            <text:p>04-09-2019</text:p>
          </table:table-cell>
          <table:table-cell table:formula="of:=IF([.E241]&lt;10000000000;[.E241];10000000000)" office:value-type="float" office:value="80405.8034479868" calcext:value-type="float">
            <text:p>80 406</text:p>
          </table:table-cell>
          <table:table-cell/>
          <table:table-cell table:formula="of:=[.F$2]*[.C240]^[.F$3] + [.F$4]*[.C240]^[.F$5] + [.F$6]*[.C240]^[.F$7] + IF([.C240]&gt;[.F$8];[.F$9];0) + IF([.C24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5" calcext:value-type="date">
            <text:p>05-09-2019</text:p>
          </table:table-cell>
          <table:table-cell table:formula="of:=IF([.E242]&lt;10000000000;[.E242];10000000000)" office:value-type="float" office:value="80405.8034479868" calcext:value-type="float">
            <text:p>80 406</text:p>
          </table:table-cell>
          <table:table-cell/>
          <table:table-cell table:formula="of:=[.F$2]*[.C241]^[.F$3] + [.F$4]*[.C241]^[.F$5] + [.F$6]*[.C241]^[.F$7] + IF([.C241]&gt;[.F$8];[.F$9];0) + IF([.C24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6" calcext:value-type="date">
            <text:p>06-09-2019</text:p>
          </table:table-cell>
          <table:table-cell table:formula="of:=IF([.E243]&lt;10000000000;[.E243];10000000000)" office:value-type="float" office:value="80405.8034479868" calcext:value-type="float">
            <text:p>80 406</text:p>
          </table:table-cell>
          <table:table-cell/>
          <table:table-cell table:formula="of:=[.F$2]*[.C242]^[.F$3] + [.F$4]*[.C242]^[.F$5] + [.F$6]*[.C242]^[.F$7] + IF([.C242]&gt;[.F$8];[.F$9];0) + IF([.C24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07" calcext:value-type="date">
            <text:p>07-09-2019</text:p>
          </table:table-cell>
          <table:table-cell table:formula="of:=IF([.E244]&lt;10000000000;[.E244];10000000000)" office:value-type="float" office:value="80405.8034479868" calcext:value-type="float">
            <text:p>80 406</text:p>
          </table:table-cell>
          <table:table-cell/>
          <table:table-cell table:formula="of:=[.F$2]*[.C243]^[.F$3] + [.F$4]*[.C243]^[.F$5] + [.F$6]*[.C243]^[.F$7] + IF([.C243]&gt;[.F$8];[.F$9];0) + IF([.C24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08" calcext:value-type="date">
            <text:p>08-09-2019</text:p>
          </table:table-cell>
          <table:table-cell table:formula="of:=IF([.E245]&lt;10000000000;[.E245];10000000000)" office:value-type="float" office:value="80405.8034479868" calcext:value-type="float">
            <text:p>80 406</text:p>
          </table:table-cell>
          <table:table-cell/>
          <table:table-cell table:formula="of:=[.F$2]*[.C244]^[.F$3] + [.F$4]*[.C244]^[.F$5] + [.F$6]*[.C244]^[.F$7] + IF([.C244]&gt;[.F$8];[.F$9];0) + IF([.C24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09" calcext:value-type="date">
            <text:p>09-09-2019</text:p>
          </table:table-cell>
          <table:table-cell table:formula="of:=IF([.E246]&lt;10000000000;[.E246];10000000000)" office:value-type="float" office:value="80405.8034479868" calcext:value-type="float">
            <text:p>80 406</text:p>
          </table:table-cell>
          <table:table-cell/>
          <table:table-cell table:formula="of:=[.F$2]*[.C245]^[.F$3] + [.F$4]*[.C245]^[.F$5] + [.F$6]*[.C245]^[.F$7] + IF([.C245]&gt;[.F$8];[.F$9];0) + IF([.C24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0" calcext:value-type="date">
            <text:p>10-09-2019</text:p>
          </table:table-cell>
          <table:table-cell table:formula="of:=IF([.E247]&lt;10000000000;[.E247];10000000000)" office:value-type="float" office:value="80405.8034479868" calcext:value-type="float">
            <text:p>80 406</text:p>
          </table:table-cell>
          <table:table-cell/>
          <table:table-cell table:formula="of:=[.F$2]*[.C246]^[.F$3] + [.F$4]*[.C246]^[.F$5] + [.F$6]*[.C246]^[.F$7] + IF([.C246]&gt;[.F$8];[.F$9];0) + IF([.C24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1" calcext:value-type="date">
            <text:p>11-09-2019</text:p>
          </table:table-cell>
          <table:table-cell table:formula="of:=IF([.E248]&lt;10000000000;[.E248];10000000000)" office:value-type="float" office:value="80405.8034479868" calcext:value-type="float">
            <text:p>80 406</text:p>
          </table:table-cell>
          <table:table-cell/>
          <table:table-cell table:formula="of:=[.F$2]*[.C247]^[.F$3] + [.F$4]*[.C247]^[.F$5] + [.F$6]*[.C247]^[.F$7] + IF([.C247]&gt;[.F$8];[.F$9];0) + IF([.C24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2" calcext:value-type="date">
            <text:p>12-09-2019</text:p>
          </table:table-cell>
          <table:table-cell table:formula="of:=IF([.E249]&lt;10000000000;[.E249];10000000000)" office:value-type="float" office:value="80405.8034479868" calcext:value-type="float">
            <text:p>80 406</text:p>
          </table:table-cell>
          <table:table-cell/>
          <table:table-cell table:formula="of:=[.F$2]*[.C248]^[.F$3] + [.F$4]*[.C248]^[.F$5] + [.F$6]*[.C248]^[.F$7] + IF([.C248]&gt;[.F$8];[.F$9];0) + IF([.C24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3" calcext:value-type="date">
            <text:p>13-09-2019</text:p>
          </table:table-cell>
          <table:table-cell table:formula="of:=IF([.E250]&lt;10000000000;[.E250];10000000000)" office:value-type="float" office:value="80405.8034479868" calcext:value-type="float">
            <text:p>80 406</text:p>
          </table:table-cell>
          <table:table-cell/>
          <table:table-cell table:formula="of:=[.F$2]*[.C249]^[.F$3] + [.F$4]*[.C249]^[.F$5] + [.F$6]*[.C249]^[.F$7] + IF([.C249]&gt;[.F$8];[.F$9];0) + IF([.C24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4" calcext:value-type="date">
            <text:p>14-09-2019</text:p>
          </table:table-cell>
          <table:table-cell table:formula="of:=IF([.E251]&lt;10000000000;[.E251];10000000000)" office:value-type="float" office:value="80405.8034479868" calcext:value-type="float">
            <text:p>80 406</text:p>
          </table:table-cell>
          <table:table-cell/>
          <table:table-cell table:formula="of:=[.F$2]*[.C250]^[.F$3] + [.F$4]*[.C250]^[.F$5] + [.F$6]*[.C250]^[.F$7] + IF([.C250]&gt;[.F$8];[.F$9];0) + IF([.C25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5" calcext:value-type="date">
            <text:p>15-09-2019</text:p>
          </table:table-cell>
          <table:table-cell table:formula="of:=IF([.E252]&lt;10000000000;[.E252];10000000000)" office:value-type="float" office:value="80405.8034479868" calcext:value-type="float">
            <text:p>80 406</text:p>
          </table:table-cell>
          <table:table-cell/>
          <table:table-cell table:formula="of:=[.F$2]*[.C251]^[.F$3] + [.F$4]*[.C251]^[.F$5] + [.F$6]*[.C251]^[.F$7] + IF([.C251]&gt;[.F$8];[.F$9];0) + IF([.C25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6" calcext:value-type="date">
            <text:p>16-09-2019</text:p>
          </table:table-cell>
          <table:table-cell table:formula="of:=IF([.E253]&lt;10000000000;[.E253];10000000000)" office:value-type="float" office:value="80405.8034479868" calcext:value-type="float">
            <text:p>80 406</text:p>
          </table:table-cell>
          <table:table-cell/>
          <table:table-cell table:formula="of:=[.F$2]*[.C252]^[.F$3] + [.F$4]*[.C252]^[.F$5] + [.F$6]*[.C252]^[.F$7] + IF([.C252]&gt;[.F$8];[.F$9];0) + IF([.C25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17" calcext:value-type="date">
            <text:p>17-09-2019</text:p>
          </table:table-cell>
          <table:table-cell table:formula="of:=IF([.E254]&lt;10000000000;[.E254];10000000000)" office:value-type="float" office:value="80405.8034479868" calcext:value-type="float">
            <text:p>80 406</text:p>
          </table:table-cell>
          <table:table-cell/>
          <table:table-cell table:formula="of:=[.F$2]*[.C253]^[.F$3] + [.F$4]*[.C253]^[.F$5] + [.F$6]*[.C253]^[.F$7] + IF([.C253]&gt;[.F$8];[.F$9];0) + IF([.C25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18" calcext:value-type="date">
            <text:p>18-09-2019</text:p>
          </table:table-cell>
          <table:table-cell table:formula="of:=IF([.E255]&lt;10000000000;[.E255];10000000000)" office:value-type="float" office:value="80405.8034479868" calcext:value-type="float">
            <text:p>80 406</text:p>
          </table:table-cell>
          <table:table-cell/>
          <table:table-cell table:formula="of:=[.F$2]*[.C254]^[.F$3] + [.F$4]*[.C254]^[.F$5] + [.F$6]*[.C254]^[.F$7] + IF([.C254]&gt;[.F$8];[.F$9];0) + IF([.C25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19" calcext:value-type="date">
            <text:p>19-09-2019</text:p>
          </table:table-cell>
          <table:table-cell table:formula="of:=IF([.E256]&lt;10000000000;[.E256];10000000000)" office:value-type="float" office:value="80405.8034479868" calcext:value-type="float">
            <text:p>80 406</text:p>
          </table:table-cell>
          <table:table-cell/>
          <table:table-cell table:formula="of:=[.F$2]*[.C255]^[.F$3] + [.F$4]*[.C255]^[.F$5] + [.F$6]*[.C255]^[.F$7] + IF([.C255]&gt;[.F$8];[.F$9];0) + IF([.C25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0" calcext:value-type="date">
            <text:p>20-09-2019</text:p>
          </table:table-cell>
          <table:table-cell table:formula="of:=IF([.E257]&lt;10000000000;[.E257];10000000000)" office:value-type="float" office:value="80405.8034479868" calcext:value-type="float">
            <text:p>80 406</text:p>
          </table:table-cell>
          <table:table-cell/>
          <table:table-cell table:formula="of:=[.F$2]*[.C256]^[.F$3] + [.F$4]*[.C256]^[.F$5] + [.F$6]*[.C256]^[.F$7] + IF([.C256]&gt;[.F$8];[.F$9];0) + IF([.C25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1" calcext:value-type="date">
            <text:p>21-09-2019</text:p>
          </table:table-cell>
          <table:table-cell table:formula="of:=IF([.E258]&lt;10000000000;[.E258];10000000000)" office:value-type="float" office:value="80405.8034479868" calcext:value-type="float">
            <text:p>80 406</text:p>
          </table:table-cell>
          <table:table-cell/>
          <table:table-cell table:formula="of:=[.F$2]*[.C257]^[.F$3] + [.F$4]*[.C257]^[.F$5] + [.F$6]*[.C257]^[.F$7] + IF([.C257]&gt;[.F$8];[.F$9];0) + IF([.C25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2" calcext:value-type="date">
            <text:p>22-09-2019</text:p>
          </table:table-cell>
          <table:table-cell table:formula="of:=IF([.E259]&lt;10000000000;[.E259];10000000000)" office:value-type="float" office:value="80405.8034479868" calcext:value-type="float">
            <text:p>80 406</text:p>
          </table:table-cell>
          <table:table-cell/>
          <table:table-cell table:formula="of:=[.F$2]*[.C258]^[.F$3] + [.F$4]*[.C258]^[.F$5] + [.F$6]*[.C258]^[.F$7] + IF([.C258]&gt;[.F$8];[.F$9];0) + IF([.C25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3" calcext:value-type="date">
            <text:p>23-09-2019</text:p>
          </table:table-cell>
          <table:table-cell table:formula="of:=IF([.E260]&lt;10000000000;[.E260];10000000000)" office:value-type="float" office:value="80405.8034479868" calcext:value-type="float">
            <text:p>80 406</text:p>
          </table:table-cell>
          <table:table-cell/>
          <table:table-cell table:formula="of:=[.F$2]*[.C259]^[.F$3] + [.F$4]*[.C259]^[.F$5] + [.F$6]*[.C259]^[.F$7] + IF([.C259]&gt;[.F$8];[.F$9];0) + IF([.C25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4" calcext:value-type="date">
            <text:p>24-09-2019</text:p>
          </table:table-cell>
          <table:table-cell table:formula="of:=IF([.E261]&lt;10000000000;[.E261];10000000000)" office:value-type="float" office:value="80405.8034479868" calcext:value-type="float">
            <text:p>80 406</text:p>
          </table:table-cell>
          <table:table-cell/>
          <table:table-cell table:formula="of:=[.F$2]*[.C260]^[.F$3] + [.F$4]*[.C260]^[.F$5] + [.F$6]*[.C260]^[.F$7] + IF([.C260]&gt;[.F$8];[.F$9];0) + IF([.C26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5" calcext:value-type="date">
            <text:p>25-09-2019</text:p>
          </table:table-cell>
          <table:table-cell table:formula="of:=IF([.E262]&lt;10000000000;[.E262];10000000000)" office:value-type="float" office:value="80405.8034479868" calcext:value-type="float">
            <text:p>80 406</text:p>
          </table:table-cell>
          <table:table-cell/>
          <table:table-cell table:formula="of:=[.F$2]*[.C261]^[.F$3] + [.F$4]*[.C261]^[.F$5] + [.F$6]*[.C261]^[.F$7] + IF([.C261]&gt;[.F$8];[.F$9];0) + IF([.C26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6" calcext:value-type="date">
            <text:p>26-09-2019</text:p>
          </table:table-cell>
          <table:table-cell table:formula="of:=IF([.E263]&lt;10000000000;[.E263];10000000000)" office:value-type="float" office:value="80405.8034479868" calcext:value-type="float">
            <text:p>80 406</text:p>
          </table:table-cell>
          <table:table-cell/>
          <table:table-cell table:formula="of:=[.F$2]*[.C262]^[.F$3] + [.F$4]*[.C262]^[.F$5] + [.F$6]*[.C262]^[.F$7] + IF([.C262]&gt;[.F$8];[.F$9];0) + IF([.C26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27" calcext:value-type="date">
            <text:p>27-09-2019</text:p>
          </table:table-cell>
          <table:table-cell table:formula="of:=IF([.E264]&lt;10000000000;[.E264];10000000000)" office:value-type="float" office:value="80405.8034479868" calcext:value-type="float">
            <text:p>80 406</text:p>
          </table:table-cell>
          <table:table-cell/>
          <table:table-cell table:formula="of:=[.F$2]*[.C263]^[.F$3] + [.F$4]*[.C263]^[.F$5] + [.F$6]*[.C263]^[.F$7] + IF([.C263]&gt;[.F$8];[.F$9];0) + IF([.C26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09-28" calcext:value-type="date">
            <text:p>28-09-2019</text:p>
          </table:table-cell>
          <table:table-cell table:formula="of:=IF([.E265]&lt;10000000000;[.E265];10000000000)" office:value-type="float" office:value="80405.8034479868" calcext:value-type="float">
            <text:p>80 406</text:p>
          </table:table-cell>
          <table:table-cell/>
          <table:table-cell table:formula="of:=[.F$2]*[.C264]^[.F$3] + [.F$4]*[.C264]^[.F$5] + [.F$6]*[.C264]^[.F$7] + IF([.C264]&gt;[.F$8];[.F$9];0) + IF([.C26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09-29" calcext:value-type="date">
            <text:p>29-09-2019</text:p>
          </table:table-cell>
          <table:table-cell table:formula="of:=IF([.E266]&lt;10000000000;[.E266];10000000000)" office:value-type="float" office:value="80405.8034479868" calcext:value-type="float">
            <text:p>80 406</text:p>
          </table:table-cell>
          <table:table-cell/>
          <table:table-cell table:formula="of:=[.F$2]*[.C265]^[.F$3] + [.F$4]*[.C265]^[.F$5] + [.F$6]*[.C265]^[.F$7] + IF([.C265]&gt;[.F$8];[.F$9];0) + IF([.C26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09-30" calcext:value-type="date">
            <text:p>30-09-2019</text:p>
          </table:table-cell>
          <table:table-cell table:formula="of:=IF([.E267]&lt;10000000000;[.E267];10000000000)" office:value-type="float" office:value="80405.8034479868" calcext:value-type="float">
            <text:p>80 406</text:p>
          </table:table-cell>
          <table:table-cell/>
          <table:table-cell table:formula="of:=[.F$2]*[.C266]^[.F$3] + [.F$4]*[.C266]^[.F$5] + [.F$6]*[.C266]^[.F$7] + IF([.C266]&gt;[.F$8];[.F$9];0) + IF([.C26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1" calcext:value-type="date">
            <text:p>01-10-2019</text:p>
          </table:table-cell>
          <table:table-cell table:formula="of:=IF([.E268]&lt;10000000000;[.E268];10000000000)" office:value-type="float" office:value="80405.8034479868" calcext:value-type="float">
            <text:p>80 406</text:p>
          </table:table-cell>
          <table:table-cell/>
          <table:table-cell table:formula="of:=[.F$2]*[.C267]^[.F$3] + [.F$4]*[.C267]^[.F$5] + [.F$6]*[.C267]^[.F$7] + IF([.C267]&gt;[.F$8];[.F$9];0) + IF([.C26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2" calcext:value-type="date">
            <text:p>02-10-2019</text:p>
          </table:table-cell>
          <table:table-cell table:formula="of:=IF([.E269]&lt;10000000000;[.E269];10000000000)" office:value-type="float" office:value="80405.8034479868" calcext:value-type="float">
            <text:p>80 406</text:p>
          </table:table-cell>
          <table:table-cell/>
          <table:table-cell table:formula="of:=[.F$2]*[.C268]^[.F$3] + [.F$4]*[.C268]^[.F$5] + [.F$6]*[.C268]^[.F$7] + IF([.C268]&gt;[.F$8];[.F$9];0) + IF([.C26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3" calcext:value-type="date">
            <text:p>03-10-2019</text:p>
          </table:table-cell>
          <table:table-cell table:formula="of:=IF([.E270]&lt;10000000000;[.E270];10000000000)" office:value-type="float" office:value="80405.8034479868" calcext:value-type="float">
            <text:p>80 406</text:p>
          </table:table-cell>
          <table:table-cell/>
          <table:table-cell table:formula="of:=[.F$2]*[.C269]^[.F$3] + [.F$4]*[.C269]^[.F$5] + [.F$6]*[.C269]^[.F$7] + IF([.C269]&gt;[.F$8];[.F$9];0) + IF([.C26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4" calcext:value-type="date">
            <text:p>04-10-2019</text:p>
          </table:table-cell>
          <table:table-cell table:formula="of:=IF([.E271]&lt;10000000000;[.E271];10000000000)" office:value-type="float" office:value="80405.8034479868" calcext:value-type="float">
            <text:p>80 406</text:p>
          </table:table-cell>
          <table:table-cell/>
          <table:table-cell table:formula="of:=[.F$2]*[.C270]^[.F$3] + [.F$4]*[.C270]^[.F$5] + [.F$6]*[.C270]^[.F$7] + IF([.C270]&gt;[.F$8];[.F$9];0) + IF([.C27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5" calcext:value-type="date">
            <text:p>05-10-2019</text:p>
          </table:table-cell>
          <table:table-cell table:formula="of:=IF([.E272]&lt;10000000000;[.E272];10000000000)" office:value-type="float" office:value="80405.8034479868" calcext:value-type="float">
            <text:p>80 406</text:p>
          </table:table-cell>
          <table:table-cell/>
          <table:table-cell table:formula="of:=[.F$2]*[.C271]^[.F$3] + [.F$4]*[.C271]^[.F$5] + [.F$6]*[.C271]^[.F$7] + IF([.C271]&gt;[.F$8];[.F$9];0) + IF([.C27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6" calcext:value-type="date">
            <text:p>06-10-2019</text:p>
          </table:table-cell>
          <table:table-cell table:formula="of:=IF([.E273]&lt;10000000000;[.E273];10000000000)" office:value-type="float" office:value="80405.8034479868" calcext:value-type="float">
            <text:p>80 406</text:p>
          </table:table-cell>
          <table:table-cell/>
          <table:table-cell table:formula="of:=[.F$2]*[.C272]^[.F$3] + [.F$4]*[.C272]^[.F$5] + [.F$6]*[.C272]^[.F$7] + IF([.C272]&gt;[.F$8];[.F$9];0) + IF([.C27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07" calcext:value-type="date">
            <text:p>07-10-2019</text:p>
          </table:table-cell>
          <table:table-cell table:formula="of:=IF([.E274]&lt;10000000000;[.E274];10000000000)" office:value-type="float" office:value="80405.8034479868" calcext:value-type="float">
            <text:p>80 406</text:p>
          </table:table-cell>
          <table:table-cell/>
          <table:table-cell table:formula="of:=[.F$2]*[.C273]^[.F$3] + [.F$4]*[.C273]^[.F$5] + [.F$6]*[.C273]^[.F$7] + IF([.C273]&gt;[.F$8];[.F$9];0) + IF([.C27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08" calcext:value-type="date">
            <text:p>08-10-2019</text:p>
          </table:table-cell>
          <table:table-cell table:formula="of:=IF([.E275]&lt;10000000000;[.E275];10000000000)" office:value-type="float" office:value="80405.8034479868" calcext:value-type="float">
            <text:p>80 406</text:p>
          </table:table-cell>
          <table:table-cell/>
          <table:table-cell table:formula="of:=[.F$2]*[.C274]^[.F$3] + [.F$4]*[.C274]^[.F$5] + [.F$6]*[.C274]^[.F$7] + IF([.C274]&gt;[.F$8];[.F$9];0) + IF([.C27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09" calcext:value-type="date">
            <text:p>09-10-2019</text:p>
          </table:table-cell>
          <table:table-cell table:formula="of:=IF([.E276]&lt;10000000000;[.E276];10000000000)" office:value-type="float" office:value="80405.8034479868" calcext:value-type="float">
            <text:p>80 406</text:p>
          </table:table-cell>
          <table:table-cell/>
          <table:table-cell table:formula="of:=[.F$2]*[.C275]^[.F$3] + [.F$4]*[.C275]^[.F$5] + [.F$6]*[.C275]^[.F$7] + IF([.C275]&gt;[.F$8];[.F$9];0) + IF([.C27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0" calcext:value-type="date">
            <text:p>10-10-2019</text:p>
          </table:table-cell>
          <table:table-cell table:formula="of:=IF([.E277]&lt;10000000000;[.E277];10000000000)" office:value-type="float" office:value="80405.8034479868" calcext:value-type="float">
            <text:p>80 406</text:p>
          </table:table-cell>
          <table:table-cell/>
          <table:table-cell table:formula="of:=[.F$2]*[.C276]^[.F$3] + [.F$4]*[.C276]^[.F$5] + [.F$6]*[.C276]^[.F$7] + IF([.C276]&gt;[.F$8];[.F$9];0) + IF([.C27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1" calcext:value-type="date">
            <text:p>11-10-2019</text:p>
          </table:table-cell>
          <table:table-cell table:formula="of:=IF([.E278]&lt;10000000000;[.E278];10000000000)" office:value-type="float" office:value="80405.8034479868" calcext:value-type="float">
            <text:p>80 406</text:p>
          </table:table-cell>
          <table:table-cell/>
          <table:table-cell table:formula="of:=[.F$2]*[.C277]^[.F$3] + [.F$4]*[.C277]^[.F$5] + [.F$6]*[.C277]^[.F$7] + IF([.C277]&gt;[.F$8];[.F$9];0) + IF([.C27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2" calcext:value-type="date">
            <text:p>12-10-2019</text:p>
          </table:table-cell>
          <table:table-cell table:formula="of:=IF([.E279]&lt;10000000000;[.E279];10000000000)" office:value-type="float" office:value="80405.8034479868" calcext:value-type="float">
            <text:p>80 406</text:p>
          </table:table-cell>
          <table:table-cell/>
          <table:table-cell table:formula="of:=[.F$2]*[.C278]^[.F$3] + [.F$4]*[.C278]^[.F$5] + [.F$6]*[.C278]^[.F$7] + IF([.C278]&gt;[.F$8];[.F$9];0) + IF([.C27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3" calcext:value-type="date">
            <text:p>13-10-2019</text:p>
          </table:table-cell>
          <table:table-cell table:formula="of:=IF([.E280]&lt;10000000000;[.E280];10000000000)" office:value-type="float" office:value="80405.8034479868" calcext:value-type="float">
            <text:p>80 406</text:p>
          </table:table-cell>
          <table:table-cell/>
          <table:table-cell table:formula="of:=[.F$2]*[.C279]^[.F$3] + [.F$4]*[.C279]^[.F$5] + [.F$6]*[.C279]^[.F$7] + IF([.C279]&gt;[.F$8];[.F$9];0) + IF([.C27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4" calcext:value-type="date">
            <text:p>14-10-2019</text:p>
          </table:table-cell>
          <table:table-cell table:formula="of:=IF([.E281]&lt;10000000000;[.E281];10000000000)" office:value-type="float" office:value="80405.8034479868" calcext:value-type="float">
            <text:p>80 406</text:p>
          </table:table-cell>
          <table:table-cell/>
          <table:table-cell table:formula="of:=[.F$2]*[.C280]^[.F$3] + [.F$4]*[.C280]^[.F$5] + [.F$6]*[.C280]^[.F$7] + IF([.C280]&gt;[.F$8];[.F$9];0) + IF([.C28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5" calcext:value-type="date">
            <text:p>15-10-2019</text:p>
          </table:table-cell>
          <table:table-cell table:formula="of:=IF([.E282]&lt;10000000000;[.E282];10000000000)" office:value-type="float" office:value="80405.8034479868" calcext:value-type="float">
            <text:p>80 406</text:p>
          </table:table-cell>
          <table:table-cell/>
          <table:table-cell table:formula="of:=[.F$2]*[.C281]^[.F$3] + [.F$4]*[.C281]^[.F$5] + [.F$6]*[.C281]^[.F$7] + IF([.C281]&gt;[.F$8];[.F$9];0) + IF([.C28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6" calcext:value-type="date">
            <text:p>16-10-2019</text:p>
          </table:table-cell>
          <table:table-cell table:formula="of:=IF([.E283]&lt;10000000000;[.E283];10000000000)" office:value-type="float" office:value="80405.8034479868" calcext:value-type="float">
            <text:p>80 406</text:p>
          </table:table-cell>
          <table:table-cell/>
          <table:table-cell table:formula="of:=[.F$2]*[.C282]^[.F$3] + [.F$4]*[.C282]^[.F$5] + [.F$6]*[.C282]^[.F$7] + IF([.C282]&gt;[.F$8];[.F$9];0) + IF([.C28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17" calcext:value-type="date">
            <text:p>17-10-2019</text:p>
          </table:table-cell>
          <table:table-cell table:formula="of:=IF([.E284]&lt;10000000000;[.E284];10000000000)" office:value-type="float" office:value="80405.8034479868" calcext:value-type="float">
            <text:p>80 406</text:p>
          </table:table-cell>
          <table:table-cell/>
          <table:table-cell table:formula="of:=[.F$2]*[.C283]^[.F$3] + [.F$4]*[.C283]^[.F$5] + [.F$6]*[.C283]^[.F$7] + IF([.C283]&gt;[.F$8];[.F$9];0) + IF([.C28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18" calcext:value-type="date">
            <text:p>18-10-2019</text:p>
          </table:table-cell>
          <table:table-cell table:formula="of:=IF([.E285]&lt;10000000000;[.E285];10000000000)" office:value-type="float" office:value="80405.8034479868" calcext:value-type="float">
            <text:p>80 406</text:p>
          </table:table-cell>
          <table:table-cell/>
          <table:table-cell table:formula="of:=[.F$2]*[.C284]^[.F$3] + [.F$4]*[.C284]^[.F$5] + [.F$6]*[.C284]^[.F$7] + IF([.C284]&gt;[.F$8];[.F$9];0) + IF([.C28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19" calcext:value-type="date">
            <text:p>19-10-2019</text:p>
          </table:table-cell>
          <table:table-cell table:formula="of:=IF([.E286]&lt;10000000000;[.E286];10000000000)" office:value-type="float" office:value="80405.8034479868" calcext:value-type="float">
            <text:p>80 406</text:p>
          </table:table-cell>
          <table:table-cell/>
          <table:table-cell table:formula="of:=[.F$2]*[.C285]^[.F$3] + [.F$4]*[.C285]^[.F$5] + [.F$6]*[.C285]^[.F$7] + IF([.C285]&gt;[.F$8];[.F$9];0) + IF([.C28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0" calcext:value-type="date">
            <text:p>20-10-2019</text:p>
          </table:table-cell>
          <table:table-cell table:formula="of:=IF([.E287]&lt;10000000000;[.E287];10000000000)" office:value-type="float" office:value="80405.8034479868" calcext:value-type="float">
            <text:p>80 406</text:p>
          </table:table-cell>
          <table:table-cell/>
          <table:table-cell table:formula="of:=[.F$2]*[.C286]^[.F$3] + [.F$4]*[.C286]^[.F$5] + [.F$6]*[.C286]^[.F$7] + IF([.C286]&gt;[.F$8];[.F$9];0) + IF([.C28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1" calcext:value-type="date">
            <text:p>21-10-2019</text:p>
          </table:table-cell>
          <table:table-cell table:formula="of:=IF([.E288]&lt;10000000000;[.E288];10000000000)" office:value-type="float" office:value="80405.8034479868" calcext:value-type="float">
            <text:p>80 406</text:p>
          </table:table-cell>
          <table:table-cell/>
          <table:table-cell table:formula="of:=[.F$2]*[.C287]^[.F$3] + [.F$4]*[.C287]^[.F$5] + [.F$6]*[.C287]^[.F$7] + IF([.C287]&gt;[.F$8];[.F$9];0) + IF([.C28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2" calcext:value-type="date">
            <text:p>22-10-2019</text:p>
          </table:table-cell>
          <table:table-cell table:formula="of:=IF([.E289]&lt;10000000000;[.E289];10000000000)" office:value-type="float" office:value="80405.8034479868" calcext:value-type="float">
            <text:p>80 406</text:p>
          </table:table-cell>
          <table:table-cell/>
          <table:table-cell table:formula="of:=[.F$2]*[.C288]^[.F$3] + [.F$4]*[.C288]^[.F$5] + [.F$6]*[.C288]^[.F$7] + IF([.C288]&gt;[.F$8];[.F$9];0) + IF([.C28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3" calcext:value-type="date">
            <text:p>23-10-2019</text:p>
          </table:table-cell>
          <table:table-cell table:formula="of:=IF([.E290]&lt;10000000000;[.E290];10000000000)" office:value-type="float" office:value="80405.8034479868" calcext:value-type="float">
            <text:p>80 406</text:p>
          </table:table-cell>
          <table:table-cell/>
          <table:table-cell table:formula="of:=[.F$2]*[.C289]^[.F$3] + [.F$4]*[.C289]^[.F$5] + [.F$6]*[.C289]^[.F$7] + IF([.C289]&gt;[.F$8];[.F$9];0) + IF([.C28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4" calcext:value-type="date">
            <text:p>24-10-2019</text:p>
          </table:table-cell>
          <table:table-cell table:formula="of:=IF([.E291]&lt;10000000000;[.E291];10000000000)" office:value-type="float" office:value="80405.8034479868" calcext:value-type="float">
            <text:p>80 406</text:p>
          </table:table-cell>
          <table:table-cell/>
          <table:table-cell table:formula="of:=[.F$2]*[.C290]^[.F$3] + [.F$4]*[.C290]^[.F$5] + [.F$6]*[.C290]^[.F$7] + IF([.C290]&gt;[.F$8];[.F$9];0) + IF([.C29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5" calcext:value-type="date">
            <text:p>25-10-2019</text:p>
          </table:table-cell>
          <table:table-cell table:formula="of:=IF([.E292]&lt;10000000000;[.E292];10000000000)" office:value-type="float" office:value="80405.8034479868" calcext:value-type="float">
            <text:p>80 406</text:p>
          </table:table-cell>
          <table:table-cell/>
          <table:table-cell table:formula="of:=[.F$2]*[.C291]^[.F$3] + [.F$4]*[.C291]^[.F$5] + [.F$6]*[.C291]^[.F$7] + IF([.C291]&gt;[.F$8];[.F$9];0) + IF([.C29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6" calcext:value-type="date">
            <text:p>26-10-2019</text:p>
          </table:table-cell>
          <table:table-cell table:formula="of:=IF([.E293]&lt;10000000000;[.E293];10000000000)" office:value-type="float" office:value="80405.8034479868" calcext:value-type="float">
            <text:p>80 406</text:p>
          </table:table-cell>
          <table:table-cell/>
          <table:table-cell table:formula="of:=[.F$2]*[.C292]^[.F$3] + [.F$4]*[.C292]^[.F$5] + [.F$6]*[.C292]^[.F$7] + IF([.C292]&gt;[.F$8];[.F$9];0) + IF([.C29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27" calcext:value-type="date">
            <text:p>27-10-2019</text:p>
          </table:table-cell>
          <table:table-cell table:formula="of:=IF([.E294]&lt;10000000000;[.E294];10000000000)" office:value-type="float" office:value="80405.8034479868" calcext:value-type="float">
            <text:p>80 406</text:p>
          </table:table-cell>
          <table:table-cell/>
          <table:table-cell table:formula="of:=[.F$2]*[.C293]^[.F$3] + [.F$4]*[.C293]^[.F$5] + [.F$6]*[.C293]^[.F$7] + IF([.C293]&gt;[.F$8];[.F$9];0) + IF([.C29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28" calcext:value-type="date">
            <text:p>28-10-2019</text:p>
          </table:table-cell>
          <table:table-cell table:formula="of:=IF([.E295]&lt;10000000000;[.E295];10000000000)" office:value-type="float" office:value="80405.8034479868" calcext:value-type="float">
            <text:p>80 406</text:p>
          </table:table-cell>
          <table:table-cell/>
          <table:table-cell table:formula="of:=[.F$2]*[.C294]^[.F$3] + [.F$4]*[.C294]^[.F$5] + [.F$6]*[.C294]^[.F$7] + IF([.C294]&gt;[.F$8];[.F$9];0) + IF([.C29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0-29" calcext:value-type="date">
            <text:p>29-10-2019</text:p>
          </table:table-cell>
          <table:table-cell table:formula="of:=IF([.E296]&lt;10000000000;[.E296];10000000000)" office:value-type="float" office:value="80405.8034479868" calcext:value-type="float">
            <text:p>80 406</text:p>
          </table:table-cell>
          <table:table-cell/>
          <table:table-cell table:formula="of:=[.F$2]*[.C295]^[.F$3] + [.F$4]*[.C295]^[.F$5] + [.F$6]*[.C295]^[.F$7] + IF([.C295]&gt;[.F$8];[.F$9];0) + IF([.C29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0-30" calcext:value-type="date">
            <text:p>30-10-2019</text:p>
          </table:table-cell>
          <table:table-cell table:formula="of:=IF([.E297]&lt;10000000000;[.E297];10000000000)" office:value-type="float" office:value="80405.8034479868" calcext:value-type="float">
            <text:p>80 406</text:p>
          </table:table-cell>
          <table:table-cell/>
          <table:table-cell table:formula="of:=[.F$2]*[.C296]^[.F$3] + [.F$4]*[.C296]^[.F$5] + [.F$6]*[.C296]^[.F$7] + IF([.C296]&gt;[.F$8];[.F$9];0) + IF([.C29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0-31" calcext:value-type="date">
            <text:p>31-10-2019</text:p>
          </table:table-cell>
          <table:table-cell table:formula="of:=IF([.E298]&lt;10000000000;[.E298];10000000000)" office:value-type="float" office:value="80405.8034479868" calcext:value-type="float">
            <text:p>80 406</text:p>
          </table:table-cell>
          <table:table-cell/>
          <table:table-cell table:formula="of:=[.F$2]*[.C297]^[.F$3] + [.F$4]*[.C297]^[.F$5] + [.F$6]*[.C297]^[.F$7] + IF([.C297]&gt;[.F$8];[.F$9];0) + IF([.C29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1" calcext:value-type="date">
            <text:p>01-11-2019</text:p>
          </table:table-cell>
          <table:table-cell table:formula="of:=IF([.E299]&lt;10000000000;[.E299];10000000000)" office:value-type="float" office:value="80405.8034479868" calcext:value-type="float">
            <text:p>80 406</text:p>
          </table:table-cell>
          <table:table-cell/>
          <table:table-cell table:formula="of:=[.F$2]*[.C298]^[.F$3] + [.F$4]*[.C298]^[.F$5] + [.F$6]*[.C298]^[.F$7] + IF([.C298]&gt;[.F$8];[.F$9];0) + IF([.C29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2" calcext:value-type="date">
            <text:p>02-11-2019</text:p>
          </table:table-cell>
          <table:table-cell table:formula="of:=IF([.E300]&lt;10000000000;[.E300];10000000000)" office:value-type="float" office:value="80405.8034479868" calcext:value-type="float">
            <text:p>80 406</text:p>
          </table:table-cell>
          <table:table-cell/>
          <table:table-cell table:formula="of:=[.F$2]*[.C299]^[.F$3] + [.F$4]*[.C299]^[.F$5] + [.F$6]*[.C299]^[.F$7] + IF([.C299]&gt;[.F$8];[.F$9];0) + IF([.C29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3" calcext:value-type="date">
            <text:p>03-11-2019</text:p>
          </table:table-cell>
          <table:table-cell table:formula="of:=IF([.E301]&lt;10000000000;[.E301];10000000000)" office:value-type="float" office:value="80405.8034479868" calcext:value-type="float">
            <text:p>80 406</text:p>
          </table:table-cell>
          <table:table-cell/>
          <table:table-cell table:formula="of:=[.F$2]*[.C300]^[.F$3] + [.F$4]*[.C300]^[.F$5] + [.F$6]*[.C300]^[.F$7] + IF([.C300]&gt;[.F$8];[.F$9];0) + IF([.C30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4" calcext:value-type="date">
            <text:p>04-11-2019</text:p>
          </table:table-cell>
          <table:table-cell table:formula="of:=IF([.E302]&lt;10000000000;[.E302];10000000000)" office:value-type="float" office:value="80405.8034479868" calcext:value-type="float">
            <text:p>80 406</text:p>
          </table:table-cell>
          <table:table-cell/>
          <table:table-cell table:formula="of:=[.F$2]*[.C301]^[.F$3] + [.F$4]*[.C301]^[.F$5] + [.F$6]*[.C301]^[.F$7] + IF([.C301]&gt;[.F$8];[.F$9];0) + IF([.C30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5" calcext:value-type="date">
            <text:p>05-11-2019</text:p>
          </table:table-cell>
          <table:table-cell table:formula="of:=IF([.E303]&lt;10000000000;[.E303];10000000000)" office:value-type="float" office:value="80405.8034479868" calcext:value-type="float">
            <text:p>80 406</text:p>
          </table:table-cell>
          <table:table-cell/>
          <table:table-cell table:formula="of:=[.F$2]*[.C302]^[.F$3] + [.F$4]*[.C302]^[.F$5] + [.F$6]*[.C302]^[.F$7] + IF([.C302]&gt;[.F$8];[.F$9];0) + IF([.C30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6" calcext:value-type="date">
            <text:p>06-11-2019</text:p>
          </table:table-cell>
          <table:table-cell table:formula="of:=IF([.E304]&lt;10000000000;[.E304];10000000000)" office:value-type="float" office:value="80405.8034479868" calcext:value-type="float">
            <text:p>80 406</text:p>
          </table:table-cell>
          <table:table-cell/>
          <table:table-cell table:formula="of:=[.F$2]*[.C303]^[.F$3] + [.F$4]*[.C303]^[.F$5] + [.F$6]*[.C303]^[.F$7] + IF([.C303]&gt;[.F$8];[.F$9];0) + IF([.C30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07" calcext:value-type="date">
            <text:p>07-11-2019</text:p>
          </table:table-cell>
          <table:table-cell table:formula="of:=IF([.E305]&lt;10000000000;[.E305];10000000000)" office:value-type="float" office:value="80405.8034479868" calcext:value-type="float">
            <text:p>80 406</text:p>
          </table:table-cell>
          <table:table-cell/>
          <table:table-cell table:formula="of:=[.F$2]*[.C304]^[.F$3] + [.F$4]*[.C304]^[.F$5] + [.F$6]*[.C304]^[.F$7] + IF([.C304]&gt;[.F$8];[.F$9];0) + IF([.C30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08" calcext:value-type="date">
            <text:p>08-11-2019</text:p>
          </table:table-cell>
          <table:table-cell table:formula="of:=IF([.E306]&lt;10000000000;[.E306];10000000000)" office:value-type="float" office:value="80405.8034479868" calcext:value-type="float">
            <text:p>80 406</text:p>
          </table:table-cell>
          <table:table-cell/>
          <table:table-cell table:formula="of:=[.F$2]*[.C305]^[.F$3] + [.F$4]*[.C305]^[.F$5] + [.F$6]*[.C305]^[.F$7] + IF([.C305]&gt;[.F$8];[.F$9];0) + IF([.C30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09" calcext:value-type="date">
            <text:p>09-11-2019</text:p>
          </table:table-cell>
          <table:table-cell table:formula="of:=IF([.E307]&lt;10000000000;[.E307];10000000000)" office:value-type="float" office:value="80405.8034479868" calcext:value-type="float">
            <text:p>80 406</text:p>
          </table:table-cell>
          <table:table-cell/>
          <table:table-cell table:formula="of:=[.F$2]*[.C306]^[.F$3] + [.F$4]*[.C306]^[.F$5] + [.F$6]*[.C306]^[.F$7] + IF([.C306]&gt;[.F$8];[.F$9];0) + IF([.C30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0" calcext:value-type="date">
            <text:p>10-11-2019</text:p>
          </table:table-cell>
          <table:table-cell table:formula="of:=IF([.E308]&lt;10000000000;[.E308];10000000000)" office:value-type="float" office:value="80405.8034479868" calcext:value-type="float">
            <text:p>80 406</text:p>
          </table:table-cell>
          <table:table-cell/>
          <table:table-cell table:formula="of:=[.F$2]*[.C307]^[.F$3] + [.F$4]*[.C307]^[.F$5] + [.F$6]*[.C307]^[.F$7] + IF([.C307]&gt;[.F$8];[.F$9];0) + IF([.C30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1" calcext:value-type="date">
            <text:p>11-11-2019</text:p>
          </table:table-cell>
          <table:table-cell table:formula="of:=IF([.E309]&lt;10000000000;[.E309];10000000000)" office:value-type="float" office:value="80405.8034479868" calcext:value-type="float">
            <text:p>80 406</text:p>
          </table:table-cell>
          <table:table-cell/>
          <table:table-cell table:formula="of:=[.F$2]*[.C308]^[.F$3] + [.F$4]*[.C308]^[.F$5] + [.F$6]*[.C308]^[.F$7] + IF([.C308]&gt;[.F$8];[.F$9];0) + IF([.C30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2" calcext:value-type="date">
            <text:p>12-11-2019</text:p>
          </table:table-cell>
          <table:table-cell table:formula="of:=IF([.E310]&lt;10000000000;[.E310];10000000000)" office:value-type="float" office:value="80405.8034479868" calcext:value-type="float">
            <text:p>80 406</text:p>
          </table:table-cell>
          <table:table-cell/>
          <table:table-cell table:formula="of:=[.F$2]*[.C309]^[.F$3] + [.F$4]*[.C309]^[.F$5] + [.F$6]*[.C309]^[.F$7] + IF([.C309]&gt;[.F$8];[.F$9];0) + IF([.C30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3" calcext:value-type="date">
            <text:p>13-11-2019</text:p>
          </table:table-cell>
          <table:table-cell table:formula="of:=IF([.E311]&lt;10000000000;[.E311];10000000000)" office:value-type="float" office:value="80405.8034479868" calcext:value-type="float">
            <text:p>80 406</text:p>
          </table:table-cell>
          <table:table-cell/>
          <table:table-cell table:formula="of:=[.F$2]*[.C310]^[.F$3] + [.F$4]*[.C310]^[.F$5] + [.F$6]*[.C310]^[.F$7] + IF([.C310]&gt;[.F$8];[.F$9];0) + IF([.C31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4" calcext:value-type="date">
            <text:p>14-11-2019</text:p>
          </table:table-cell>
          <table:table-cell table:formula="of:=IF([.E312]&lt;10000000000;[.E312];10000000000)" office:value-type="float" office:value="80405.8034479868" calcext:value-type="float">
            <text:p>80 406</text:p>
          </table:table-cell>
          <table:table-cell/>
          <table:table-cell table:formula="of:=[.F$2]*[.C311]^[.F$3] + [.F$4]*[.C311]^[.F$5] + [.F$6]*[.C311]^[.F$7] + IF([.C311]&gt;[.F$8];[.F$9];0) + IF([.C31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5" calcext:value-type="date">
            <text:p>15-11-2019</text:p>
          </table:table-cell>
          <table:table-cell table:formula="of:=IF([.E313]&lt;10000000000;[.E313];10000000000)" office:value-type="float" office:value="80405.8034479868" calcext:value-type="float">
            <text:p>80 406</text:p>
          </table:table-cell>
          <table:table-cell/>
          <table:table-cell table:formula="of:=[.F$2]*[.C312]^[.F$3] + [.F$4]*[.C312]^[.F$5] + [.F$6]*[.C312]^[.F$7] + IF([.C312]&gt;[.F$8];[.F$9];0) + IF([.C31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6" calcext:value-type="date">
            <text:p>16-11-2019</text:p>
          </table:table-cell>
          <table:table-cell table:formula="of:=IF([.E314]&lt;10000000000;[.E314];10000000000)" office:value-type="float" office:value="80405.8034479868" calcext:value-type="float">
            <text:p>80 406</text:p>
          </table:table-cell>
          <table:table-cell/>
          <table:table-cell table:formula="of:=[.F$2]*[.C313]^[.F$3] + [.F$4]*[.C313]^[.F$5] + [.F$6]*[.C313]^[.F$7] + IF([.C313]&gt;[.F$8];[.F$9];0) + IF([.C31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17" calcext:value-type="date">
            <text:p>17-11-2019</text:p>
          </table:table-cell>
          <table:table-cell table:formula="of:=IF([.E315]&lt;10000000000;[.E315];10000000000)" office:value-type="float" office:value="80405.8034479868" calcext:value-type="float">
            <text:p>80 406</text:p>
          </table:table-cell>
          <table:table-cell/>
          <table:table-cell table:formula="of:=[.F$2]*[.C314]^[.F$3] + [.F$4]*[.C314]^[.F$5] + [.F$6]*[.C314]^[.F$7] + IF([.C314]&gt;[.F$8];[.F$9];0) + IF([.C31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18" calcext:value-type="date">
            <text:p>18-11-2019</text:p>
          </table:table-cell>
          <table:table-cell table:formula="of:=IF([.E316]&lt;10000000000;[.E316];10000000000)" office:value-type="float" office:value="80405.8034479868" calcext:value-type="float">
            <text:p>80 406</text:p>
          </table:table-cell>
          <table:table-cell/>
          <table:table-cell table:formula="of:=[.F$2]*[.C315]^[.F$3] + [.F$4]*[.C315]^[.F$5] + [.F$6]*[.C315]^[.F$7] + IF([.C315]&gt;[.F$8];[.F$9];0) + IF([.C31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19" calcext:value-type="date">
            <text:p>19-11-2019</text:p>
          </table:table-cell>
          <table:table-cell table:formula="of:=IF([.E317]&lt;10000000000;[.E317];10000000000)" office:value-type="float" office:value="80405.8034479868" calcext:value-type="float">
            <text:p>80 406</text:p>
          </table:table-cell>
          <table:table-cell/>
          <table:table-cell table:formula="of:=[.F$2]*[.C316]^[.F$3] + [.F$4]*[.C316]^[.F$5] + [.F$6]*[.C316]^[.F$7] + IF([.C316]&gt;[.F$8];[.F$9];0) + IF([.C31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0" calcext:value-type="date">
            <text:p>20-11-2019</text:p>
          </table:table-cell>
          <table:table-cell table:formula="of:=IF([.E318]&lt;10000000000;[.E318];10000000000)" office:value-type="float" office:value="80405.8034479868" calcext:value-type="float">
            <text:p>80 406</text:p>
          </table:table-cell>
          <table:table-cell/>
          <table:table-cell table:formula="of:=[.F$2]*[.C317]^[.F$3] + [.F$4]*[.C317]^[.F$5] + [.F$6]*[.C317]^[.F$7] + IF([.C317]&gt;[.F$8];[.F$9];0) + IF([.C31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1" calcext:value-type="date">
            <text:p>21-11-2019</text:p>
          </table:table-cell>
          <table:table-cell table:formula="of:=IF([.E319]&lt;10000000000;[.E319];10000000000)" office:value-type="float" office:value="80405.8034479868" calcext:value-type="float">
            <text:p>80 406</text:p>
          </table:table-cell>
          <table:table-cell/>
          <table:table-cell table:formula="of:=[.F$2]*[.C318]^[.F$3] + [.F$4]*[.C318]^[.F$5] + [.F$6]*[.C318]^[.F$7] + IF([.C318]&gt;[.F$8];[.F$9];0) + IF([.C31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2" calcext:value-type="date">
            <text:p>22-11-2019</text:p>
          </table:table-cell>
          <table:table-cell table:formula="of:=IF([.E320]&lt;10000000000;[.E320];10000000000)" office:value-type="float" office:value="80405.8034479868" calcext:value-type="float">
            <text:p>80 406</text:p>
          </table:table-cell>
          <table:table-cell/>
          <table:table-cell table:formula="of:=[.F$2]*[.C319]^[.F$3] + [.F$4]*[.C319]^[.F$5] + [.F$6]*[.C319]^[.F$7] + IF([.C319]&gt;[.F$8];[.F$9];0) + IF([.C31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3" calcext:value-type="date">
            <text:p>23-11-2019</text:p>
          </table:table-cell>
          <table:table-cell table:formula="of:=IF([.E321]&lt;10000000000;[.E321];10000000000)" office:value-type="float" office:value="80405.8034479868" calcext:value-type="float">
            <text:p>80 406</text:p>
          </table:table-cell>
          <table:table-cell/>
          <table:table-cell table:formula="of:=[.F$2]*[.C320]^[.F$3] + [.F$4]*[.C320]^[.F$5] + [.F$6]*[.C320]^[.F$7] + IF([.C320]&gt;[.F$8];[.F$9];0) + IF([.C32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4" calcext:value-type="date">
            <text:p>24-11-2019</text:p>
          </table:table-cell>
          <table:table-cell table:formula="of:=IF([.E322]&lt;10000000000;[.E322];10000000000)" office:value-type="float" office:value="80405.8034479868" calcext:value-type="float">
            <text:p>80 406</text:p>
          </table:table-cell>
          <table:table-cell/>
          <table:table-cell table:formula="of:=[.F$2]*[.C321]^[.F$3] + [.F$4]*[.C321]^[.F$5] + [.F$6]*[.C321]^[.F$7] + IF([.C321]&gt;[.F$8];[.F$9];0) + IF([.C32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5" calcext:value-type="date">
            <text:p>25-11-2019</text:p>
          </table:table-cell>
          <table:table-cell table:formula="of:=IF([.E323]&lt;10000000000;[.E323];10000000000)" office:value-type="float" office:value="80405.8034479868" calcext:value-type="float">
            <text:p>80 406</text:p>
          </table:table-cell>
          <table:table-cell/>
          <table:table-cell table:formula="of:=[.F$2]*[.C322]^[.F$3] + [.F$4]*[.C322]^[.F$5] + [.F$6]*[.C322]^[.F$7] + IF([.C322]&gt;[.F$8];[.F$9];0) + IF([.C32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6" calcext:value-type="date">
            <text:p>26-11-2019</text:p>
          </table:table-cell>
          <table:table-cell table:formula="of:=IF([.E324]&lt;10000000000;[.E324];10000000000)" office:value-type="float" office:value="80405.8034479868" calcext:value-type="float">
            <text:p>80 406</text:p>
          </table:table-cell>
          <table:table-cell/>
          <table:table-cell table:formula="of:=[.F$2]*[.C323]^[.F$3] + [.F$4]*[.C323]^[.F$5] + [.F$6]*[.C323]^[.F$7] + IF([.C323]&gt;[.F$8];[.F$9];0) + IF([.C32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27" calcext:value-type="date">
            <text:p>27-11-2019</text:p>
          </table:table-cell>
          <table:table-cell table:formula="of:=IF([.E325]&lt;10000000000;[.E325];10000000000)" office:value-type="float" office:value="80405.8034479868" calcext:value-type="float">
            <text:p>80 406</text:p>
          </table:table-cell>
          <table:table-cell/>
          <table:table-cell table:formula="of:=[.F$2]*[.C324]^[.F$3] + [.F$4]*[.C324]^[.F$5] + [.F$6]*[.C324]^[.F$7] + IF([.C324]&gt;[.F$8];[.F$9];0) + IF([.C32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1-28" calcext:value-type="date">
            <text:p>28-11-2019</text:p>
          </table:table-cell>
          <table:table-cell table:formula="of:=IF([.E326]&lt;10000000000;[.E326];10000000000)" office:value-type="float" office:value="80405.8034479868" calcext:value-type="float">
            <text:p>80 406</text:p>
          </table:table-cell>
          <table:table-cell/>
          <table:table-cell table:formula="of:=[.F$2]*[.C325]^[.F$3] + [.F$4]*[.C325]^[.F$5] + [.F$6]*[.C325]^[.F$7] + IF([.C325]&gt;[.F$8];[.F$9];0) + IF([.C32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1-29" calcext:value-type="date">
            <text:p>29-11-2019</text:p>
          </table:table-cell>
          <table:table-cell table:formula="of:=IF([.E327]&lt;10000000000;[.E327];10000000000)" office:value-type="float" office:value="80405.8034479868" calcext:value-type="float">
            <text:p>80 406</text:p>
          </table:table-cell>
          <table:table-cell/>
          <table:table-cell table:formula="of:=[.F$2]*[.C326]^[.F$3] + [.F$4]*[.C326]^[.F$5] + [.F$6]*[.C326]^[.F$7] + IF([.C326]&gt;[.F$8];[.F$9];0) + IF([.C32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1-30" calcext:value-type="date">
            <text:p>30-11-2019</text:p>
          </table:table-cell>
          <table:table-cell table:formula="of:=IF([.E328]&lt;10000000000;[.E328];10000000000)" office:value-type="float" office:value="80405.8034479868" calcext:value-type="float">
            <text:p>80 406</text:p>
          </table:table-cell>
          <table:table-cell/>
          <table:table-cell table:formula="of:=[.F$2]*[.C327]^[.F$3] + [.F$4]*[.C327]^[.F$5] + [.F$6]*[.C327]^[.F$7] + IF([.C327]&gt;[.F$8];[.F$9];0) + IF([.C32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1" calcext:value-type="date">
            <text:p>01-12-2019</text:p>
          </table:table-cell>
          <table:table-cell table:formula="of:=IF([.E329]&lt;10000000000;[.E329];10000000000)" office:value-type="float" office:value="80405.8034479868" calcext:value-type="float">
            <text:p>80 406</text:p>
          </table:table-cell>
          <table:table-cell/>
          <table:table-cell table:formula="of:=[.F$2]*[.C328]^[.F$3] + [.F$4]*[.C328]^[.F$5] + [.F$6]*[.C328]^[.F$7] + IF([.C328]&gt;[.F$8];[.F$9];0) + IF([.C32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2" calcext:value-type="date">
            <text:p>02-12-2019</text:p>
          </table:table-cell>
          <table:table-cell table:formula="of:=IF([.E330]&lt;10000000000;[.E330];10000000000)" office:value-type="float" office:value="80405.8034479868" calcext:value-type="float">
            <text:p>80 406</text:p>
          </table:table-cell>
          <table:table-cell/>
          <table:table-cell table:formula="of:=[.F$2]*[.C329]^[.F$3] + [.F$4]*[.C329]^[.F$5] + [.F$6]*[.C329]^[.F$7] + IF([.C329]&gt;[.F$8];[.F$9];0) + IF([.C32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3" calcext:value-type="date">
            <text:p>03-12-2019</text:p>
          </table:table-cell>
          <table:table-cell table:formula="of:=IF([.E331]&lt;10000000000;[.E331];10000000000)" office:value-type="float" office:value="80405.8034479868" calcext:value-type="float">
            <text:p>80 406</text:p>
          </table:table-cell>
          <table:table-cell/>
          <table:table-cell table:formula="of:=[.F$2]*[.C330]^[.F$3] + [.F$4]*[.C330]^[.F$5] + [.F$6]*[.C330]^[.F$7] + IF([.C330]&gt;[.F$8];[.F$9];0) + IF([.C33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4" calcext:value-type="date">
            <text:p>04-12-2019</text:p>
          </table:table-cell>
          <table:table-cell table:formula="of:=IF([.E332]&lt;10000000000;[.E332];10000000000)" office:value-type="float" office:value="80405.8034479868" calcext:value-type="float">
            <text:p>80 406</text:p>
          </table:table-cell>
          <table:table-cell/>
          <table:table-cell table:formula="of:=[.F$2]*[.C331]^[.F$3] + [.F$4]*[.C331]^[.F$5] + [.F$6]*[.C331]^[.F$7] + IF([.C331]&gt;[.F$8];[.F$9];0) + IF([.C33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5" calcext:value-type="date">
            <text:p>05-12-2019</text:p>
          </table:table-cell>
          <table:table-cell table:formula="of:=IF([.E333]&lt;10000000000;[.E333];10000000000)" office:value-type="float" office:value="80405.8034479868" calcext:value-type="float">
            <text:p>80 406</text:p>
          </table:table-cell>
          <table:table-cell/>
          <table:table-cell table:formula="of:=[.F$2]*[.C332]^[.F$3] + [.F$4]*[.C332]^[.F$5] + [.F$6]*[.C332]^[.F$7] + IF([.C332]&gt;[.F$8];[.F$9];0) + IF([.C33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6" calcext:value-type="date">
            <text:p>06-12-2019</text:p>
          </table:table-cell>
          <table:table-cell table:formula="of:=IF([.E334]&lt;10000000000;[.E334];10000000000)" office:value-type="float" office:value="80405.8034479868" calcext:value-type="float">
            <text:p>80 406</text:p>
          </table:table-cell>
          <table:table-cell/>
          <table:table-cell table:formula="of:=[.F$2]*[.C333]^[.F$3] + [.F$4]*[.C333]^[.F$5] + [.F$6]*[.C333]^[.F$7] + IF([.C333]&gt;[.F$8];[.F$9];0) + IF([.C33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07" calcext:value-type="date">
            <text:p>07-12-2019</text:p>
          </table:table-cell>
          <table:table-cell table:formula="of:=IF([.E335]&lt;10000000000;[.E335];10000000000)" office:value-type="float" office:value="80405.8034479868" calcext:value-type="float">
            <text:p>80 406</text:p>
          </table:table-cell>
          <table:table-cell/>
          <table:table-cell table:formula="of:=[.F$2]*[.C334]^[.F$3] + [.F$4]*[.C334]^[.F$5] + [.F$6]*[.C334]^[.F$7] + IF([.C334]&gt;[.F$8];[.F$9];0) + IF([.C33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08" calcext:value-type="date">
            <text:p>08-12-2019</text:p>
          </table:table-cell>
          <table:table-cell table:formula="of:=IF([.E336]&lt;10000000000;[.E336];10000000000)" office:value-type="float" office:value="80405.8034479868" calcext:value-type="float">
            <text:p>80 406</text:p>
          </table:table-cell>
          <table:table-cell/>
          <table:table-cell table:formula="of:=[.F$2]*[.C335]^[.F$3] + [.F$4]*[.C335]^[.F$5] + [.F$6]*[.C335]^[.F$7] + IF([.C335]&gt;[.F$8];[.F$9];0) + IF([.C33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09" calcext:value-type="date">
            <text:p>09-12-2019</text:p>
          </table:table-cell>
          <table:table-cell table:formula="of:=IF([.E337]&lt;10000000000;[.E337];10000000000)" office:value-type="float" office:value="80405.8034479868" calcext:value-type="float">
            <text:p>80 406</text:p>
          </table:table-cell>
          <table:table-cell/>
          <table:table-cell table:formula="of:=[.F$2]*[.C336]^[.F$3] + [.F$4]*[.C336]^[.F$5] + [.F$6]*[.C336]^[.F$7] + IF([.C336]&gt;[.F$8];[.F$9];0) + IF([.C33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0" calcext:value-type="date">
            <text:p>10-12-2019</text:p>
          </table:table-cell>
          <table:table-cell table:formula="of:=IF([.E338]&lt;10000000000;[.E338];10000000000)" office:value-type="float" office:value="80405.8034479868" calcext:value-type="float">
            <text:p>80 406</text:p>
          </table:table-cell>
          <table:table-cell/>
          <table:table-cell table:formula="of:=[.F$2]*[.C337]^[.F$3] + [.F$4]*[.C337]^[.F$5] + [.F$6]*[.C337]^[.F$7] + IF([.C337]&gt;[.F$8];[.F$9];0) + IF([.C33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1" calcext:value-type="date">
            <text:p>11-12-2019</text:p>
          </table:table-cell>
          <table:table-cell table:formula="of:=IF([.E339]&lt;10000000000;[.E339];10000000000)" office:value-type="float" office:value="80405.8034479868" calcext:value-type="float">
            <text:p>80 406</text:p>
          </table:table-cell>
          <table:table-cell/>
          <table:table-cell table:formula="of:=[.F$2]*[.C338]^[.F$3] + [.F$4]*[.C338]^[.F$5] + [.F$6]*[.C338]^[.F$7] + IF([.C338]&gt;[.F$8];[.F$9];0) + IF([.C33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2" calcext:value-type="date">
            <text:p>12-12-2019</text:p>
          </table:table-cell>
          <table:table-cell table:formula="of:=IF([.E340]&lt;10000000000;[.E340];10000000000)" office:value-type="float" office:value="80405.8034479868" calcext:value-type="float">
            <text:p>80 406</text:p>
          </table:table-cell>
          <table:table-cell/>
          <table:table-cell table:formula="of:=[.F$2]*[.C339]^[.F$3] + [.F$4]*[.C339]^[.F$5] + [.F$6]*[.C339]^[.F$7] + IF([.C339]&gt;[.F$8];[.F$9];0) + IF([.C33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3" calcext:value-type="date">
            <text:p>13-12-2019</text:p>
          </table:table-cell>
          <table:table-cell table:formula="of:=IF([.E341]&lt;10000000000;[.E341];10000000000)" office:value-type="float" office:value="80405.8034479868" calcext:value-type="float">
            <text:p>80 406</text:p>
          </table:table-cell>
          <table:table-cell/>
          <table:table-cell table:formula="of:=[.F$2]*[.C340]^[.F$3] + [.F$4]*[.C340]^[.F$5] + [.F$6]*[.C340]^[.F$7] + IF([.C340]&gt;[.F$8];[.F$9];0) + IF([.C34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4" calcext:value-type="date">
            <text:p>14-12-2019</text:p>
          </table:table-cell>
          <table:table-cell table:formula="of:=IF([.E342]&lt;10000000000;[.E342];10000000000)" office:value-type="float" office:value="80405.8034479868" calcext:value-type="float">
            <text:p>80 406</text:p>
          </table:table-cell>
          <table:table-cell/>
          <table:table-cell table:formula="of:=[.F$2]*[.C341]^[.F$3] + [.F$4]*[.C341]^[.F$5] + [.F$6]*[.C341]^[.F$7] + IF([.C341]&gt;[.F$8];[.F$9];0) + IF([.C34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5" calcext:value-type="date">
            <text:p>15-12-2019</text:p>
          </table:table-cell>
          <table:table-cell table:formula="of:=IF([.E343]&lt;10000000000;[.E343];10000000000)" office:value-type="float" office:value="80405.8034479868" calcext:value-type="float">
            <text:p>80 406</text:p>
          </table:table-cell>
          <table:table-cell/>
          <table:table-cell table:formula="of:=[.F$2]*[.C342]^[.F$3] + [.F$4]*[.C342]^[.F$5] + [.F$6]*[.C342]^[.F$7] + IF([.C342]&gt;[.F$8];[.F$9];0) + IF([.C34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6" calcext:value-type="date">
            <text:p>16-12-2019</text:p>
          </table:table-cell>
          <table:table-cell table:formula="of:=IF([.E344]&lt;10000000000;[.E344];10000000000)" office:value-type="float" office:value="80405.8034479868" calcext:value-type="float">
            <text:p>80 406</text:p>
          </table:table-cell>
          <table:table-cell/>
          <table:table-cell table:formula="of:=[.F$2]*[.C343]^[.F$3] + [.F$4]*[.C343]^[.F$5] + [.F$6]*[.C343]^[.F$7] + IF([.C343]&gt;[.F$8];[.F$9];0) + IF([.C34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17" calcext:value-type="date">
            <text:p>17-12-2019</text:p>
          </table:table-cell>
          <table:table-cell table:formula="of:=IF([.E345]&lt;10000000000;[.E345];10000000000)" office:value-type="float" office:value="80405.8034479868" calcext:value-type="float">
            <text:p>80 406</text:p>
          </table:table-cell>
          <table:table-cell/>
          <table:table-cell table:formula="of:=[.F$2]*[.C344]^[.F$3] + [.F$4]*[.C344]^[.F$5] + [.F$6]*[.C344]^[.F$7] + IF([.C344]&gt;[.F$8];[.F$9];0) + IF([.C34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18" calcext:value-type="date">
            <text:p>18-12-2019</text:p>
          </table:table-cell>
          <table:table-cell table:formula="of:=IF([.E346]&lt;10000000000;[.E346];10000000000)" office:value-type="float" office:value="80405.8034479868" calcext:value-type="float">
            <text:p>80 406</text:p>
          </table:table-cell>
          <table:table-cell/>
          <table:table-cell table:formula="of:=[.F$2]*[.C345]^[.F$3] + [.F$4]*[.C345]^[.F$5] + [.F$6]*[.C345]^[.F$7] + IF([.C345]&gt;[.F$8];[.F$9];0) + IF([.C34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19" calcext:value-type="date">
            <text:p>19-12-2019</text:p>
          </table:table-cell>
          <table:table-cell table:formula="of:=IF([.E347]&lt;10000000000;[.E347];10000000000)" office:value-type="float" office:value="80405.8034479868" calcext:value-type="float">
            <text:p>80 406</text:p>
          </table:table-cell>
          <table:table-cell/>
          <table:table-cell table:formula="of:=[.F$2]*[.C346]^[.F$3] + [.F$4]*[.C346]^[.F$5] + [.F$6]*[.C346]^[.F$7] + IF([.C346]&gt;[.F$8];[.F$9];0) + IF([.C34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0" calcext:value-type="date">
            <text:p>20-12-2019</text:p>
          </table:table-cell>
          <table:table-cell table:formula="of:=IF([.E348]&lt;10000000000;[.E348];10000000000)" office:value-type="float" office:value="80405.8034479868" calcext:value-type="float">
            <text:p>80 406</text:p>
          </table:table-cell>
          <table:table-cell/>
          <table:table-cell table:formula="of:=[.F$2]*[.C347]^[.F$3] + [.F$4]*[.C347]^[.F$5] + [.F$6]*[.C347]^[.F$7] + IF([.C347]&gt;[.F$8];[.F$9];0) + IF([.C34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1" calcext:value-type="date">
            <text:p>21-12-2019</text:p>
          </table:table-cell>
          <table:table-cell table:formula="of:=IF([.E349]&lt;10000000000;[.E349];10000000000)" office:value-type="float" office:value="80405.8034479868" calcext:value-type="float">
            <text:p>80 406</text:p>
          </table:table-cell>
          <table:table-cell/>
          <table:table-cell table:formula="of:=[.F$2]*[.C348]^[.F$3] + [.F$4]*[.C348]^[.F$5] + [.F$6]*[.C348]^[.F$7] + IF([.C348]&gt;[.F$8];[.F$9];0) + IF([.C34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2" calcext:value-type="date">
            <text:p>22-12-2019</text:p>
          </table:table-cell>
          <table:table-cell table:formula="of:=IF([.E350]&lt;10000000000;[.E350];10000000000)" office:value-type="float" office:value="80405.8034479868" calcext:value-type="float">
            <text:p>80 406</text:p>
          </table:table-cell>
          <table:table-cell/>
          <table:table-cell table:formula="of:=[.F$2]*[.C349]^[.F$3] + [.F$4]*[.C349]^[.F$5] + [.F$6]*[.C349]^[.F$7] + IF([.C349]&gt;[.F$8];[.F$9];0) + IF([.C34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3" calcext:value-type="date">
            <text:p>23-12-2019</text:p>
          </table:table-cell>
          <table:table-cell table:formula="of:=IF([.E351]&lt;10000000000;[.E351];10000000000)" office:value-type="float" office:value="80405.8034479868" calcext:value-type="float">
            <text:p>80 406</text:p>
          </table:table-cell>
          <table:table-cell/>
          <table:table-cell table:formula="of:=[.F$2]*[.C350]^[.F$3] + [.F$4]*[.C350]^[.F$5] + [.F$6]*[.C350]^[.F$7] + IF([.C350]&gt;[.F$8];[.F$9];0) + IF([.C35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4" calcext:value-type="date">
            <text:p>24-12-2019</text:p>
          </table:table-cell>
          <table:table-cell table:formula="of:=IF([.E352]&lt;10000000000;[.E352];10000000000)" office:value-type="float" office:value="80405.8034479868" calcext:value-type="float">
            <text:p>80 406</text:p>
          </table:table-cell>
          <table:table-cell/>
          <table:table-cell table:formula="of:=[.F$2]*[.C351]^[.F$3] + [.F$4]*[.C351]^[.F$5] + [.F$6]*[.C351]^[.F$7] + IF([.C351]&gt;[.F$8];[.F$9];0) + IF([.C35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5" calcext:value-type="date">
            <text:p>25-12-2019</text:p>
          </table:table-cell>
          <table:table-cell table:formula="of:=IF([.E353]&lt;10000000000;[.E353];10000000000)" office:value-type="float" office:value="80405.8034479868" calcext:value-type="float">
            <text:p>80 406</text:p>
          </table:table-cell>
          <table:table-cell/>
          <table:table-cell table:formula="of:=[.F$2]*[.C352]^[.F$3] + [.F$4]*[.C352]^[.F$5] + [.F$6]*[.C352]^[.F$7] + IF([.C352]&gt;[.F$8];[.F$9];0) + IF([.C35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6" calcext:value-type="date">
            <text:p>26-12-2019</text:p>
          </table:table-cell>
          <table:table-cell table:formula="of:=IF([.E354]&lt;10000000000;[.E354];10000000000)" office:value-type="float" office:value="80405.8034479868" calcext:value-type="float">
            <text:p>80 406</text:p>
          </table:table-cell>
          <table:table-cell/>
          <table:table-cell table:formula="of:=[.F$2]*[.C353]^[.F$3] + [.F$4]*[.C353]^[.F$5] + [.F$6]*[.C353]^[.F$7] + IF([.C353]&gt;[.F$8];[.F$9];0) + IF([.C35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27" calcext:value-type="date">
            <text:p>27-12-2019</text:p>
          </table:table-cell>
          <table:table-cell table:formula="of:=IF([.E355]&lt;10000000000;[.E355];10000000000)" office:value-type="float" office:value="80405.8034479868" calcext:value-type="float">
            <text:p>80 406</text:p>
          </table:table-cell>
          <table:table-cell/>
          <table:table-cell table:formula="of:=[.F$2]*[.C354]^[.F$3] + [.F$4]*[.C354]^[.F$5] + [.F$6]*[.C354]^[.F$7] + IF([.C354]&gt;[.F$8];[.F$9];0) + IF([.C35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28" calcext:value-type="date">
            <text:p>28-12-2019</text:p>
          </table:table-cell>
          <table:table-cell table:formula="of:=IF([.E356]&lt;10000000000;[.E356];10000000000)" office:value-type="float" office:value="80405.8034479868" calcext:value-type="float">
            <text:p>80 406</text:p>
          </table:table-cell>
          <table:table-cell/>
          <table:table-cell table:formula="of:=[.F$2]*[.C355]^[.F$3] + [.F$4]*[.C355]^[.F$5] + [.F$6]*[.C355]^[.F$7] + IF([.C355]&gt;[.F$8];[.F$9];0) + IF([.C35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19-12-29" calcext:value-type="date">
            <text:p>29-12-2019</text:p>
          </table:table-cell>
          <table:table-cell table:formula="of:=IF([.E357]&lt;10000000000;[.E357];10000000000)" office:value-type="float" office:value="80405.8034479868" calcext:value-type="float">
            <text:p>80 406</text:p>
          </table:table-cell>
          <table:table-cell/>
          <table:table-cell table:formula="of:=[.F$2]*[.C356]^[.F$3] + [.F$4]*[.C356]^[.F$5] + [.F$6]*[.C356]^[.F$7] + IF([.C356]&gt;[.F$8];[.F$9];0) + IF([.C35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19-12-30" calcext:value-type="date">
            <text:p>30-12-2019</text:p>
          </table:table-cell>
          <table:table-cell table:formula="of:=IF([.E358]&lt;10000000000;[.E358];10000000000)" office:value-type="float" office:value="80405.8034479868" calcext:value-type="float">
            <text:p>80 406</text:p>
          </table:table-cell>
          <table:table-cell/>
          <table:table-cell table:formula="of:=[.F$2]*[.C357]^[.F$3] + [.F$4]*[.C357]^[.F$5] + [.F$6]*[.C357]^[.F$7] + IF([.C357]&gt;[.F$8];[.F$9];0) + IF([.C35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19-12-31" calcext:value-type="date">
            <text:p>31-12-2019</text:p>
          </table:table-cell>
          <table:table-cell table:formula="of:=IF([.E359]&lt;10000000000;[.E359];10000000000)" office:value-type="float" office:value="80405.8034479868" calcext:value-type="float">
            <text:p>80 406</text:p>
          </table:table-cell>
          <table:table-cell/>
          <table:table-cell table:formula="of:=[.F$2]*[.C358]^[.F$3] + [.F$4]*[.C358]^[.F$5] + [.F$6]*[.C358]^[.F$7] + IF([.C358]&gt;[.F$8];[.F$9];0) + IF([.C35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1" calcext:value-type="date">
            <text:p>01-01-2020</text:p>
          </table:table-cell>
          <table:table-cell table:formula="of:=IF([.E360]&lt;10000000000;[.E360];10000000000)" office:value-type="float" office:value="80405.8034479868" calcext:value-type="float">
            <text:p>80 406</text:p>
          </table:table-cell>
          <table:table-cell/>
          <table:table-cell table:formula="of:=[.F$2]*[.C359]^[.F$3] + [.F$4]*[.C359]^[.F$5] + [.F$6]*[.C359]^[.F$7] + IF([.C359]&gt;[.F$8];[.F$9];0) + IF([.C35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2" calcext:value-type="date">
            <text:p>02-01-2020</text:p>
          </table:table-cell>
          <table:table-cell table:formula="of:=IF([.E361]&lt;10000000000;[.E361];10000000000)" office:value-type="float" office:value="80405.8034479868" calcext:value-type="float">
            <text:p>80 406</text:p>
          </table:table-cell>
          <table:table-cell/>
          <table:table-cell table:formula="of:=[.F$2]*[.C360]^[.F$3] + [.F$4]*[.C360]^[.F$5] + [.F$6]*[.C360]^[.F$7] + IF([.C360]&gt;[.F$8];[.F$9];0) + IF([.C36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3" calcext:value-type="date">
            <text:p>03-01-2020</text:p>
          </table:table-cell>
          <table:table-cell table:formula="of:=IF([.E362]&lt;10000000000;[.E362];10000000000)" office:value-type="float" office:value="80405.8034479868" calcext:value-type="float">
            <text:p>80 406</text:p>
          </table:table-cell>
          <table:table-cell/>
          <table:table-cell table:formula="of:=[.F$2]*[.C361]^[.F$3] + [.F$4]*[.C361]^[.F$5] + [.F$6]*[.C361]^[.F$7] + IF([.C361]&gt;[.F$8];[.F$9];0) + IF([.C36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4" calcext:value-type="date">
            <text:p>04-01-2020</text:p>
          </table:table-cell>
          <table:table-cell table:formula="of:=IF([.E363]&lt;10000000000;[.E363];10000000000)" office:value-type="float" office:value="80405.8034479868" calcext:value-type="float">
            <text:p>80 406</text:p>
          </table:table-cell>
          <table:table-cell/>
          <table:table-cell table:formula="of:=[.F$2]*[.C362]^[.F$3] + [.F$4]*[.C362]^[.F$5] + [.F$6]*[.C362]^[.F$7] + IF([.C362]&gt;[.F$8];[.F$9];0) + IF([.C36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5" calcext:value-type="date">
            <text:p>05-01-2020</text:p>
          </table:table-cell>
          <table:table-cell table:formula="of:=IF([.E364]&lt;10000000000;[.E364];10000000000)" office:value-type="float" office:value="80405.8034479868" calcext:value-type="float">
            <text:p>80 406</text:p>
          </table:table-cell>
          <table:table-cell/>
          <table:table-cell table:formula="of:=[.F$2]*[.C363]^[.F$3] + [.F$4]*[.C363]^[.F$5] + [.F$6]*[.C363]^[.F$7] + IF([.C363]&gt;[.F$8];[.F$9];0) + IF([.C36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6" calcext:value-type="date">
            <text:p>06-01-2020</text:p>
          </table:table-cell>
          <table:table-cell table:formula="of:=IF([.E365]&lt;10000000000;[.E365];10000000000)" office:value-type="float" office:value="80405.8034479868" calcext:value-type="float">
            <text:p>80 406</text:p>
          </table:table-cell>
          <table:table-cell/>
          <table:table-cell table:formula="of:=[.F$2]*[.C364]^[.F$3] + [.F$4]*[.C364]^[.F$5] + [.F$6]*[.C364]^[.F$7] + IF([.C364]&gt;[.F$8];[.F$9];0) + IF([.C36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07" calcext:value-type="date">
            <text:p>07-01-2020</text:p>
          </table:table-cell>
          <table:table-cell table:formula="of:=IF([.E366]&lt;10000000000;[.E366];10000000000)" office:value-type="float" office:value="80405.8034479868" calcext:value-type="float">
            <text:p>80 406</text:p>
          </table:table-cell>
          <table:table-cell/>
          <table:table-cell table:formula="of:=[.F$2]*[.C365]^[.F$3] + [.F$4]*[.C365]^[.F$5] + [.F$6]*[.C365]^[.F$7] + IF([.C365]&gt;[.F$8];[.F$9];0) + IF([.C36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08" calcext:value-type="date">
            <text:p>08-01-2020</text:p>
          </table:table-cell>
          <table:table-cell table:formula="of:=IF([.E367]&lt;10000000000;[.E367];10000000000)" office:value-type="float" office:value="80405.8034479868" calcext:value-type="float">
            <text:p>80 406</text:p>
          </table:table-cell>
          <table:table-cell/>
          <table:table-cell table:formula="of:=[.F$2]*[.C366]^[.F$3] + [.F$4]*[.C366]^[.F$5] + [.F$6]*[.C366]^[.F$7] + IF([.C366]&gt;[.F$8];[.F$9];0) + IF([.C36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09" calcext:value-type="date">
            <text:p>09-01-2020</text:p>
          </table:table-cell>
          <table:table-cell table:formula="of:=IF([.E368]&lt;10000000000;[.E368];10000000000)" office:value-type="float" office:value="80405.8034479868" calcext:value-type="float">
            <text:p>80 406</text:p>
          </table:table-cell>
          <table:table-cell/>
          <table:table-cell table:formula="of:=[.F$2]*[.C367]^[.F$3] + [.F$4]*[.C367]^[.F$5] + [.F$6]*[.C367]^[.F$7] + IF([.C367]&gt;[.F$8];[.F$9];0) + IF([.C36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0" calcext:value-type="date">
            <text:p>10-01-2020</text:p>
          </table:table-cell>
          <table:table-cell table:formula="of:=IF([.E369]&lt;10000000000;[.E369];10000000000)" office:value-type="float" office:value="80405.8034479868" calcext:value-type="float">
            <text:p>80 406</text:p>
          </table:table-cell>
          <table:table-cell/>
          <table:table-cell table:formula="of:=[.F$2]*[.C368]^[.F$3] + [.F$4]*[.C368]^[.F$5] + [.F$6]*[.C368]^[.F$7] + IF([.C368]&gt;[.F$8];[.F$9];0) + IF([.C36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1" calcext:value-type="date">
            <text:p>11-01-2020</text:p>
          </table:table-cell>
          <table:table-cell table:formula="of:=IF([.E370]&lt;10000000000;[.E370];10000000000)" office:value-type="float" office:value="80405.8034479868" calcext:value-type="float">
            <text:p>80 406</text:p>
          </table:table-cell>
          <table:table-cell/>
          <table:table-cell table:formula="of:=[.F$2]*[.C369]^[.F$3] + [.F$4]*[.C369]^[.F$5] + [.F$6]*[.C369]^[.F$7] + IF([.C369]&gt;[.F$8];[.F$9];0) + IF([.C36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2" calcext:value-type="date">
            <text:p>12-01-2020</text:p>
          </table:table-cell>
          <table:table-cell table:formula="of:=IF([.E371]&lt;10000000000;[.E371];10000000000)" office:value-type="float" office:value="80405.8034479868" calcext:value-type="float">
            <text:p>80 406</text:p>
          </table:table-cell>
          <table:table-cell/>
          <table:table-cell table:formula="of:=[.F$2]*[.C370]^[.F$3] + [.F$4]*[.C370]^[.F$5] + [.F$6]*[.C370]^[.F$7] + IF([.C370]&gt;[.F$8];[.F$9];0) + IF([.C37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3" calcext:value-type="date">
            <text:p>13-01-2020</text:p>
          </table:table-cell>
          <table:table-cell table:formula="of:=IF([.E372]&lt;10000000000;[.E372];10000000000)" office:value-type="float" office:value="80405.8034479868" calcext:value-type="float">
            <text:p>80 406</text:p>
          </table:table-cell>
          <table:table-cell/>
          <table:table-cell table:formula="of:=[.F$2]*[.C371]^[.F$3] + [.F$4]*[.C371]^[.F$5] + [.F$6]*[.C371]^[.F$7] + IF([.C371]&gt;[.F$8];[.F$9];0) + IF([.C37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4" calcext:value-type="date">
            <text:p>14-01-2020</text:p>
          </table:table-cell>
          <table:table-cell table:formula="of:=IF([.E373]&lt;10000000000;[.E373];10000000000)" office:value-type="float" office:value="80405.8034479868" calcext:value-type="float">
            <text:p>80 406</text:p>
          </table:table-cell>
          <table:table-cell/>
          <table:table-cell table:formula="of:=[.F$2]*[.C372]^[.F$3] + [.F$4]*[.C372]^[.F$5] + [.F$6]*[.C372]^[.F$7] + IF([.C372]&gt;[.F$8];[.F$9];0) + IF([.C37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5" calcext:value-type="date">
            <text:p>15-01-2020</text:p>
          </table:table-cell>
          <table:table-cell table:formula="of:=IF([.E374]&lt;10000000000;[.E374];10000000000)" office:value-type="float" office:value="80405.8034479868" calcext:value-type="float">
            <text:p>80 406</text:p>
          </table:table-cell>
          <table:table-cell/>
          <table:table-cell table:formula="of:=[.F$2]*[.C373]^[.F$3] + [.F$4]*[.C373]^[.F$5] + [.F$6]*[.C373]^[.F$7] + IF([.C373]&gt;[.F$8];[.F$9];0) + IF([.C37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6" calcext:value-type="date">
            <text:p>16-01-2020</text:p>
          </table:table-cell>
          <table:table-cell table:formula="of:=IF([.E375]&lt;10000000000;[.E375];10000000000)" office:value-type="float" office:value="80405.8034479868" calcext:value-type="float">
            <text:p>80 406</text:p>
          </table:table-cell>
          <table:table-cell/>
          <table:table-cell table:formula="of:=[.F$2]*[.C374]^[.F$3] + [.F$4]*[.C374]^[.F$5] + [.F$6]*[.C374]^[.F$7] + IF([.C374]&gt;[.F$8];[.F$9];0) + IF([.C37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17" calcext:value-type="date">
            <text:p>17-01-2020</text:p>
          </table:table-cell>
          <table:table-cell table:formula="of:=IF([.E376]&lt;10000000000;[.E376];10000000000)" office:value-type="float" office:value="80405.8034479868" calcext:value-type="float">
            <text:p>80 406</text:p>
          </table:table-cell>
          <table:table-cell/>
          <table:table-cell table:formula="of:=[.F$2]*[.C375]^[.F$3] + [.F$4]*[.C375]^[.F$5] + [.F$6]*[.C375]^[.F$7] + IF([.C375]&gt;[.F$8];[.F$9];0) + IF([.C37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18" calcext:value-type="date">
            <text:p>18-01-2020</text:p>
          </table:table-cell>
          <table:table-cell table:formula="of:=IF([.E377]&lt;10000000000;[.E377];10000000000)" office:value-type="float" office:value="80405.8034479868" calcext:value-type="float">
            <text:p>80 406</text:p>
          </table:table-cell>
          <table:table-cell/>
          <table:table-cell table:formula="of:=[.F$2]*[.C376]^[.F$3] + [.F$4]*[.C376]^[.F$5] + [.F$6]*[.C376]^[.F$7] + IF([.C376]&gt;[.F$8];[.F$9];0) + IF([.C37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19" calcext:value-type="date">
            <text:p>19-01-2020</text:p>
          </table:table-cell>
          <table:table-cell table:formula="of:=IF([.E378]&lt;10000000000;[.E378];10000000000)" office:value-type="float" office:value="80405.8034479868" calcext:value-type="float">
            <text:p>80 406</text:p>
          </table:table-cell>
          <table:table-cell/>
          <table:table-cell table:formula="of:=[.F$2]*[.C377]^[.F$3] + [.F$4]*[.C377]^[.F$5] + [.F$6]*[.C377]^[.F$7] + IF([.C377]&gt;[.F$8];[.F$9];0) + IF([.C37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0" calcext:value-type="date">
            <text:p>20-01-2020</text:p>
          </table:table-cell>
          <table:table-cell table:formula="of:=IF([.E379]&lt;10000000000;[.E379];10000000000)" office:value-type="float" office:value="80405.8034479868" calcext:value-type="float">
            <text:p>80 406</text:p>
          </table:table-cell>
          <table:table-cell/>
          <table:table-cell table:formula="of:=[.F$2]*[.C378]^[.F$3] + [.F$4]*[.C378]^[.F$5] + [.F$6]*[.C378]^[.F$7] + IF([.C378]&gt;[.F$8];[.F$9];0) + IF([.C37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1" calcext:value-type="date">
            <text:p>21-01-2020</text:p>
          </table:table-cell>
          <table:table-cell table:formula="of:=IF([.E380]&lt;10000000000;[.E380];10000000000)" office:value-type="float" office:value="80405.8034479868" calcext:value-type="float">
            <text:p>80 406</text:p>
          </table:table-cell>
          <table:table-cell/>
          <table:table-cell table:formula="of:=[.F$2]*[.C379]^[.F$3] + [.F$4]*[.C379]^[.F$5] + [.F$6]*[.C379]^[.F$7] + IF([.C379]&gt;[.F$8];[.F$9];0) + IF([.C37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2" calcext:value-type="date">
            <text:p>22-01-2020</text:p>
          </table:table-cell>
          <table:table-cell table:formula="of:=IF([.E381]&lt;10000000000;[.E381];10000000000)" office:value-type="float" office:value="80405.8034479868" calcext:value-type="float">
            <text:p>80 406</text:p>
          </table:table-cell>
          <table:table-cell/>
          <table:table-cell table:formula="of:=[.F$2]*[.C380]^[.F$3] + [.F$4]*[.C380]^[.F$5] + [.F$6]*[.C380]^[.F$7] + IF([.C380]&gt;[.F$8];[.F$9];0) + IF([.C38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3" calcext:value-type="date">
            <text:p>23-01-2020</text:p>
          </table:table-cell>
          <table:table-cell table:formula="of:=IF([.E382]&lt;10000000000;[.E382];10000000000)" office:value-type="float" office:value="80405.8034479868" calcext:value-type="float">
            <text:p>80 406</text:p>
          </table:table-cell>
          <table:table-cell/>
          <table:table-cell table:formula="of:=[.F$2]*[.C381]^[.F$3] + [.F$4]*[.C381]^[.F$5] + [.F$6]*[.C381]^[.F$7] + IF([.C381]&gt;[.F$8];[.F$9];0) + IF([.C38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4" calcext:value-type="date">
            <text:p>24-01-2020</text:p>
          </table:table-cell>
          <table:table-cell table:formula="of:=IF([.E383]&lt;10000000000;[.E383];10000000000)" office:value-type="float" office:value="80405.8034479868" calcext:value-type="float">
            <text:p>80 406</text:p>
          </table:table-cell>
          <table:table-cell/>
          <table:table-cell table:formula="of:=[.F$2]*[.C382]^[.F$3] + [.F$4]*[.C382]^[.F$5] + [.F$6]*[.C382]^[.F$7] + IF([.C382]&gt;[.F$8];[.F$9];0) + IF([.C38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5" calcext:value-type="date">
            <text:p>25-01-2020</text:p>
          </table:table-cell>
          <table:table-cell table:formula="of:=IF([.E384]&lt;10000000000;[.E384];10000000000)" office:value-type="float" office:value="80405.8034479868" calcext:value-type="float">
            <text:p>80 406</text:p>
          </table:table-cell>
          <table:table-cell/>
          <table:table-cell table:formula="of:=[.F$2]*[.C383]^[.F$3] + [.F$4]*[.C383]^[.F$5] + [.F$6]*[.C383]^[.F$7] + IF([.C383]&gt;[.F$8];[.F$9];0) + IF([.C38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6" calcext:value-type="date">
            <text:p>26-01-2020</text:p>
          </table:table-cell>
          <table:table-cell table:formula="of:=IF([.E385]&lt;10000000000;[.E385];10000000000)" office:value-type="float" office:value="80405.8034479868" calcext:value-type="float">
            <text:p>80 406</text:p>
          </table:table-cell>
          <table:table-cell/>
          <table:table-cell table:formula="of:=[.F$2]*[.C384]^[.F$3] + [.F$4]*[.C384]^[.F$5] + [.F$6]*[.C384]^[.F$7] + IF([.C384]&gt;[.F$8];[.F$9];0) + IF([.C38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27" calcext:value-type="date">
            <text:p>27-01-2020</text:p>
          </table:table-cell>
          <table:table-cell table:formula="of:=IF([.E386]&lt;10000000000;[.E386];10000000000)" office:value-type="float" office:value="80405.8034479868" calcext:value-type="float">
            <text:p>80 406</text:p>
          </table:table-cell>
          <table:table-cell/>
          <table:table-cell table:formula="of:=[.F$2]*[.C385]^[.F$3] + [.F$4]*[.C385]^[.F$5] + [.F$6]*[.C385]^[.F$7] + IF([.C385]&gt;[.F$8];[.F$9];0) + IF([.C38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28" calcext:value-type="date">
            <text:p>28-01-2020</text:p>
          </table:table-cell>
          <table:table-cell table:formula="of:=IF([.E387]&lt;10000000000;[.E387];10000000000)" office:value-type="float" office:value="80405.8034479868" calcext:value-type="float">
            <text:p>80 406</text:p>
          </table:table-cell>
          <table:table-cell/>
          <table:table-cell table:formula="of:=[.F$2]*[.C386]^[.F$3] + [.F$4]*[.C386]^[.F$5] + [.F$6]*[.C386]^[.F$7] + IF([.C386]&gt;[.F$8];[.F$9];0) + IF([.C38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1-29" calcext:value-type="date">
            <text:p>29-01-2020</text:p>
          </table:table-cell>
          <table:table-cell table:formula="of:=IF([.E388]&lt;10000000000;[.E388];10000000000)" office:value-type="float" office:value="80405.8034479868" calcext:value-type="float">
            <text:p>80 406</text:p>
          </table:table-cell>
          <table:table-cell/>
          <table:table-cell table:formula="of:=[.F$2]*[.C387]^[.F$3] + [.F$4]*[.C387]^[.F$5] + [.F$6]*[.C387]^[.F$7] + IF([.C387]&gt;[.F$8];[.F$9];0) + IF([.C38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1-30" calcext:value-type="date">
            <text:p>30-01-2020</text:p>
          </table:table-cell>
          <table:table-cell table:formula="of:=IF([.E389]&lt;10000000000;[.E389];10000000000)" office:value-type="float" office:value="80405.8034479868" calcext:value-type="float">
            <text:p>80 406</text:p>
          </table:table-cell>
          <table:table-cell/>
          <table:table-cell table:formula="of:=[.F$2]*[.C388]^[.F$3] + [.F$4]*[.C388]^[.F$5] + [.F$6]*[.C388]^[.F$7] + IF([.C388]&gt;[.F$8];[.F$9];0) + IF([.C38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1-31" calcext:value-type="date">
            <text:p>31-01-2020</text:p>
          </table:table-cell>
          <table:table-cell table:formula="of:=IF([.E390]&lt;10000000000;[.E390];10000000000)" office:value-type="float" office:value="80405.8034479868" calcext:value-type="float">
            <text:p>80 406</text:p>
          </table:table-cell>
          <table:table-cell/>
          <table:table-cell table:formula="of:=[.F$2]*[.C389]^[.F$3] + [.F$4]*[.C389]^[.F$5] + [.F$6]*[.C389]^[.F$7] + IF([.C389]&gt;[.F$8];[.F$9];0) + IF([.C38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1" calcext:value-type="date">
            <text:p>01-02-2020</text:p>
          </table:table-cell>
          <table:table-cell table:formula="of:=IF([.E391]&lt;10000000000;[.E391];10000000000)" office:value-type="float" office:value="80405.8034479868" calcext:value-type="float">
            <text:p>80 406</text:p>
          </table:table-cell>
          <table:table-cell/>
          <table:table-cell table:formula="of:=[.F$2]*[.C390]^[.F$3] + [.F$4]*[.C390]^[.F$5] + [.F$6]*[.C390]^[.F$7] + IF([.C390]&gt;[.F$8];[.F$9];0) + IF([.C39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2" calcext:value-type="date">
            <text:p>02-02-2020</text:p>
          </table:table-cell>
          <table:table-cell table:formula="of:=IF([.E392]&lt;10000000000;[.E392];10000000000)" office:value-type="float" office:value="80405.8034479868" calcext:value-type="float">
            <text:p>80 406</text:p>
          </table:table-cell>
          <table:table-cell/>
          <table:table-cell table:formula="of:=[.F$2]*[.C391]^[.F$3] + [.F$4]*[.C391]^[.F$5] + [.F$6]*[.C391]^[.F$7] + IF([.C391]&gt;[.F$8];[.F$9];0) + IF([.C39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3" calcext:value-type="date">
            <text:p>03-02-2020</text:p>
          </table:table-cell>
          <table:table-cell table:formula="of:=IF([.E393]&lt;10000000000;[.E393];10000000000)" office:value-type="float" office:value="80405.8034479868" calcext:value-type="float">
            <text:p>80 406</text:p>
          </table:table-cell>
          <table:table-cell/>
          <table:table-cell table:formula="of:=[.F$2]*[.C392]^[.F$3] + [.F$4]*[.C392]^[.F$5] + [.F$6]*[.C392]^[.F$7] + IF([.C392]&gt;[.F$8];[.F$9];0) + IF([.C39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4" calcext:value-type="date">
            <text:p>04-02-2020</text:p>
          </table:table-cell>
          <table:table-cell table:formula="of:=IF([.E394]&lt;10000000000;[.E394];10000000000)" office:value-type="float" office:value="80405.8034479868" calcext:value-type="float">
            <text:p>80 406</text:p>
          </table:table-cell>
          <table:table-cell/>
          <table:table-cell table:formula="of:=[.F$2]*[.C393]^[.F$3] + [.F$4]*[.C393]^[.F$5] + [.F$6]*[.C393]^[.F$7] + IF([.C393]&gt;[.F$8];[.F$9];0) + IF([.C39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5" calcext:value-type="date">
            <text:p>05-02-2020</text:p>
          </table:table-cell>
          <table:table-cell table:formula="of:=IF([.E395]&lt;10000000000;[.E395];10000000000)" office:value-type="float" office:value="80405.8034479868" calcext:value-type="float">
            <text:p>80 406</text:p>
          </table:table-cell>
          <table:table-cell/>
          <table:table-cell table:formula="of:=[.F$2]*[.C394]^[.F$3] + [.F$4]*[.C394]^[.F$5] + [.F$6]*[.C394]^[.F$7] + IF([.C394]&gt;[.F$8];[.F$9];0) + IF([.C39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6" calcext:value-type="date">
            <text:p>06-02-2020</text:p>
          </table:table-cell>
          <table:table-cell table:formula="of:=IF([.E396]&lt;10000000000;[.E396];10000000000)" office:value-type="float" office:value="80405.8034479868" calcext:value-type="float">
            <text:p>80 406</text:p>
          </table:table-cell>
          <table:table-cell/>
          <table:table-cell table:formula="of:=[.F$2]*[.C395]^[.F$3] + [.F$4]*[.C395]^[.F$5] + [.F$6]*[.C395]^[.F$7] + IF([.C395]&gt;[.F$8];[.F$9];0) + IF([.C39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07" calcext:value-type="date">
            <text:p>07-02-2020</text:p>
          </table:table-cell>
          <table:table-cell table:formula="of:=IF([.E397]&lt;10000000000;[.E397];10000000000)" office:value-type="float" office:value="80405.8034479868" calcext:value-type="float">
            <text:p>80 406</text:p>
          </table:table-cell>
          <table:table-cell/>
          <table:table-cell table:formula="of:=[.F$2]*[.C396]^[.F$3] + [.F$4]*[.C396]^[.F$5] + [.F$6]*[.C396]^[.F$7] + IF([.C396]&gt;[.F$8];[.F$9];0) + IF([.C39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08" calcext:value-type="date">
            <text:p>08-02-2020</text:p>
          </table:table-cell>
          <table:table-cell table:formula="of:=IF([.E398]&lt;10000000000;[.E398];10000000000)" office:value-type="float" office:value="80405.8034479868" calcext:value-type="float">
            <text:p>80 406</text:p>
          </table:table-cell>
          <table:table-cell/>
          <table:table-cell table:formula="of:=[.F$2]*[.C397]^[.F$3] + [.F$4]*[.C397]^[.F$5] + [.F$6]*[.C397]^[.F$7] + IF([.C397]&gt;[.F$8];[.F$9];0) + IF([.C39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09" calcext:value-type="date">
            <text:p>09-02-2020</text:p>
          </table:table-cell>
          <table:table-cell table:formula="of:=IF([.E399]&lt;10000000000;[.E399];10000000000)" office:value-type="float" office:value="80405.8034479868" calcext:value-type="float">
            <text:p>80 406</text:p>
          </table:table-cell>
          <table:table-cell/>
          <table:table-cell table:formula="of:=[.F$2]*[.C398]^[.F$3] + [.F$4]*[.C398]^[.F$5] + [.F$6]*[.C398]^[.F$7] + IF([.C398]&gt;[.F$8];[.F$9];0) + IF([.C39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0" calcext:value-type="date">
            <text:p>10-02-2020</text:p>
          </table:table-cell>
          <table:table-cell table:formula="of:=IF([.E400]&lt;10000000000;[.E400];10000000000)" office:value-type="float" office:value="80405.8034479868" calcext:value-type="float">
            <text:p>80 406</text:p>
          </table:table-cell>
          <table:table-cell/>
          <table:table-cell table:formula="of:=[.F$2]*[.C399]^[.F$3] + [.F$4]*[.C399]^[.F$5] + [.F$6]*[.C399]^[.F$7] + IF([.C399]&gt;[.F$8];[.F$9];0) + IF([.C39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1" calcext:value-type="date">
            <text:p>11-02-2020</text:p>
          </table:table-cell>
          <table:table-cell table:formula="of:=IF([.E401]&lt;10000000000;[.E401];10000000000)" office:value-type="float" office:value="80405.8034479868" calcext:value-type="float">
            <text:p>80 406</text:p>
          </table:table-cell>
          <table:table-cell/>
          <table:table-cell table:formula="of:=[.F$2]*[.C400]^[.F$3] + [.F$4]*[.C400]^[.F$5] + [.F$6]*[.C400]^[.F$7] + IF([.C400]&gt;[.F$8];[.F$9];0) + IF([.C40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2" calcext:value-type="date">
            <text:p>12-02-2020</text:p>
          </table:table-cell>
          <table:table-cell table:formula="of:=IF([.E402]&lt;10000000000;[.E402];10000000000)" office:value-type="float" office:value="80405.8034479868" calcext:value-type="float">
            <text:p>80 406</text:p>
          </table:table-cell>
          <table:table-cell/>
          <table:table-cell table:formula="of:=[.F$2]*[.C401]^[.F$3] + [.F$4]*[.C401]^[.F$5] + [.F$6]*[.C401]^[.F$7] + IF([.C401]&gt;[.F$8];[.F$9];0) + IF([.C40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3" calcext:value-type="date">
            <text:p>13-02-2020</text:p>
          </table:table-cell>
          <table:table-cell table:formula="of:=IF([.E403]&lt;10000000000;[.E403];10000000000)" office:value-type="float" office:value="80405.8034479868" calcext:value-type="float">
            <text:p>80 406</text:p>
          </table:table-cell>
          <table:table-cell/>
          <table:table-cell table:formula="of:=[.F$2]*[.C402]^[.F$3] + [.F$4]*[.C402]^[.F$5] + [.F$6]*[.C402]^[.F$7] + IF([.C402]&gt;[.F$8];[.F$9];0) + IF([.C40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4" calcext:value-type="date">
            <text:p>14-02-2020</text:p>
          </table:table-cell>
          <table:table-cell table:formula="of:=IF([.E404]&lt;10000000000;[.E404];10000000000)" office:value-type="float" office:value="80405.8034479868" calcext:value-type="float">
            <text:p>80 406</text:p>
          </table:table-cell>
          <table:table-cell/>
          <table:table-cell table:formula="of:=[.F$2]*[.C403]^[.F$3] + [.F$4]*[.C403]^[.F$5] + [.F$6]*[.C403]^[.F$7] + IF([.C403]&gt;[.F$8];[.F$9];0) + IF([.C40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5" calcext:value-type="date">
            <text:p>15-02-2020</text:p>
          </table:table-cell>
          <table:table-cell table:formula="of:=IF([.E405]&lt;10000000000;[.E405];10000000000)" office:value-type="float" office:value="80405.8034479868" calcext:value-type="float">
            <text:p>80 406</text:p>
          </table:table-cell>
          <table:table-cell/>
          <table:table-cell table:formula="of:=[.F$2]*[.C404]^[.F$3] + [.F$4]*[.C404]^[.F$5] + [.F$6]*[.C404]^[.F$7] + IF([.C404]&gt;[.F$8];[.F$9];0) + IF([.C40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6" calcext:value-type="date">
            <text:p>16-02-2020</text:p>
          </table:table-cell>
          <table:table-cell table:formula="of:=IF([.E406]&lt;10000000000;[.E406];10000000000)" office:value-type="float" office:value="80405.8034479868" calcext:value-type="float">
            <text:p>80 406</text:p>
          </table:table-cell>
          <table:table-cell/>
          <table:table-cell table:formula="of:=[.F$2]*[.C405]^[.F$3] + [.F$4]*[.C405]^[.F$5] + [.F$6]*[.C405]^[.F$7] + IF([.C405]&gt;[.F$8];[.F$9];0) + IF([.C40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17" calcext:value-type="date">
            <text:p>17-02-2020</text:p>
          </table:table-cell>
          <table:table-cell table:formula="of:=IF([.E407]&lt;10000000000;[.E407];10000000000)" office:value-type="float" office:value="80405.8034479868" calcext:value-type="float">
            <text:p>80 406</text:p>
          </table:table-cell>
          <table:table-cell/>
          <table:table-cell table:formula="of:=[.F$2]*[.C406]^[.F$3] + [.F$4]*[.C406]^[.F$5] + [.F$6]*[.C406]^[.F$7] + IF([.C406]&gt;[.F$8];[.F$9];0) + IF([.C40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18" calcext:value-type="date">
            <text:p>18-02-2020</text:p>
          </table:table-cell>
          <table:table-cell table:formula="of:=IF([.E408]&lt;10000000000;[.E408];10000000000)" office:value-type="float" office:value="80405.8034479868" calcext:value-type="float">
            <text:p>80 406</text:p>
          </table:table-cell>
          <table:table-cell/>
          <table:table-cell table:formula="of:=[.F$2]*[.C407]^[.F$3] + [.F$4]*[.C407]^[.F$5] + [.F$6]*[.C407]^[.F$7] + IF([.C407]&gt;[.F$8];[.F$9];0) + IF([.C40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19" calcext:value-type="date">
            <text:p>19-02-2020</text:p>
          </table:table-cell>
          <table:table-cell table:formula="of:=IF([.E409]&lt;10000000000;[.E409];10000000000)" office:value-type="float" office:value="80405.8034479868" calcext:value-type="float">
            <text:p>80 406</text:p>
          </table:table-cell>
          <table:table-cell/>
          <table:table-cell table:formula="of:=[.F$2]*[.C408]^[.F$3] + [.F$4]*[.C408]^[.F$5] + [.F$6]*[.C408]^[.F$7] + IF([.C408]&gt;[.F$8];[.F$9];0) + IF([.C40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0" calcext:value-type="date">
            <text:p>20-02-2020</text:p>
          </table:table-cell>
          <table:table-cell table:formula="of:=IF([.E410]&lt;10000000000;[.E410];10000000000)" office:value-type="float" office:value="80405.8034479868" calcext:value-type="float">
            <text:p>80 406</text:p>
          </table:table-cell>
          <table:table-cell/>
          <table:table-cell table:formula="of:=[.F$2]*[.C409]^[.F$3] + [.F$4]*[.C409]^[.F$5] + [.F$6]*[.C409]^[.F$7] + IF([.C409]&gt;[.F$8];[.F$9];0) + IF([.C40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1" calcext:value-type="date">
            <text:p>21-02-2020</text:p>
          </table:table-cell>
          <table:table-cell table:formula="of:=IF([.E411]&lt;10000000000;[.E411];10000000000)" office:value-type="float" office:value="80405.8034479868" calcext:value-type="float">
            <text:p>80 406</text:p>
          </table:table-cell>
          <table:table-cell/>
          <table:table-cell table:formula="of:=[.F$2]*[.C410]^[.F$3] + [.F$4]*[.C410]^[.F$5] + [.F$6]*[.C410]^[.F$7] + IF([.C410]&gt;[.F$8];[.F$9];0) + IF([.C41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2" calcext:value-type="date">
            <text:p>22-02-2020</text:p>
          </table:table-cell>
          <table:table-cell table:formula="of:=IF([.E412]&lt;10000000000;[.E412];10000000000)" office:value-type="float" office:value="80405.8034479868" calcext:value-type="float">
            <text:p>80 406</text:p>
          </table:table-cell>
          <table:table-cell/>
          <table:table-cell table:formula="of:=[.F$2]*[.C411]^[.F$3] + [.F$4]*[.C411]^[.F$5] + [.F$6]*[.C411]^[.F$7] + IF([.C411]&gt;[.F$8];[.F$9];0) + IF([.C41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3" calcext:value-type="date">
            <text:p>23-02-2020</text:p>
          </table:table-cell>
          <table:table-cell table:formula="of:=IF([.E413]&lt;10000000000;[.E413];10000000000)" office:value-type="float" office:value="80405.8034479868" calcext:value-type="float">
            <text:p>80 406</text:p>
          </table:table-cell>
          <table:table-cell/>
          <table:table-cell table:formula="of:=[.F$2]*[.C412]^[.F$3] + [.F$4]*[.C412]^[.F$5] + [.F$6]*[.C412]^[.F$7] + IF([.C412]&gt;[.F$8];[.F$9];0) + IF([.C41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4" calcext:value-type="date">
            <text:p>24-02-2020</text:p>
          </table:table-cell>
          <table:table-cell table:formula="of:=IF([.E414]&lt;10000000000;[.E414];10000000000)" office:value-type="float" office:value="80405.8034479868" calcext:value-type="float">
            <text:p>80 406</text:p>
          </table:table-cell>
          <table:table-cell/>
          <table:table-cell table:formula="of:=[.F$2]*[.C413]^[.F$3] + [.F$4]*[.C413]^[.F$5] + [.F$6]*[.C413]^[.F$7] + IF([.C413]&gt;[.F$8];[.F$9];0) + IF([.C41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5" calcext:value-type="date">
            <text:p>25-02-2020</text:p>
          </table:table-cell>
          <table:table-cell table:formula="of:=IF([.E415]&lt;10000000000;[.E415];10000000000)" office:value-type="float" office:value="80405.8034479868" calcext:value-type="float">
            <text:p>80 406</text:p>
          </table:table-cell>
          <table:table-cell/>
          <table:table-cell table:formula="of:=[.F$2]*[.C414]^[.F$3] + [.F$4]*[.C414]^[.F$5] + [.F$6]*[.C414]^[.F$7] + IF([.C414]&gt;[.F$8];[.F$9];0) + IF([.C41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6" calcext:value-type="date">
            <text:p>26-02-2020</text:p>
          </table:table-cell>
          <table:table-cell table:formula="of:=IF([.E416]&lt;10000000000;[.E416];10000000000)" office:value-type="float" office:value="80405.8034479868" calcext:value-type="float">
            <text:p>80 406</text:p>
          </table:table-cell>
          <table:table-cell/>
          <table:table-cell table:formula="of:=[.F$2]*[.C415]^[.F$3] + [.F$4]*[.C415]^[.F$5] + [.F$6]*[.C415]^[.F$7] + IF([.C415]&gt;[.F$8];[.F$9];0) + IF([.C41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2-27" calcext:value-type="date">
            <text:p>27-02-2020</text:p>
          </table:table-cell>
          <table:table-cell table:formula="of:=IF([.E417]&lt;10000000000;[.E417];10000000000)" office:value-type="float" office:value="80405.8034479868" calcext:value-type="float">
            <text:p>80 406</text:p>
          </table:table-cell>
          <table:table-cell/>
          <table:table-cell table:formula="of:=[.F$2]*[.C416]^[.F$3] + [.F$4]*[.C416]^[.F$5] + [.F$6]*[.C416]^[.F$7] + IF([.C416]&gt;[.F$8];[.F$9];0) + IF([.C41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2-28" calcext:value-type="date">
            <text:p>28-02-2020</text:p>
          </table:table-cell>
          <table:table-cell table:formula="of:=IF([.E418]&lt;10000000000;[.E418];10000000000)" office:value-type="float" office:value="80405.8034479868" calcext:value-type="float">
            <text:p>80 406</text:p>
          </table:table-cell>
          <table:table-cell/>
          <table:table-cell table:formula="of:=[.F$2]*[.C417]^[.F$3] + [.F$4]*[.C417]^[.F$5] + [.F$6]*[.C417]^[.F$7] + IF([.C417]&gt;[.F$8];[.F$9];0) + IF([.C41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2-29" calcext:value-type="date">
            <text:p>29-02-2020</text:p>
          </table:table-cell>
          <table:table-cell table:formula="of:=IF([.E419]&lt;10000000000;[.E419];10000000000)" office:value-type="float" office:value="80405.8034479868" calcext:value-type="float">
            <text:p>80 406</text:p>
          </table:table-cell>
          <table:table-cell/>
          <table:table-cell table:formula="of:=[.F$2]*[.C418]^[.F$3] + [.F$4]*[.C418]^[.F$5] + [.F$6]*[.C418]^[.F$7] + IF([.C418]&gt;[.F$8];[.F$9];0) + IF([.C41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1" calcext:value-type="date">
            <text:p>01-03-2020</text:p>
          </table:table-cell>
          <table:table-cell table:formula="of:=IF([.E420]&lt;10000000000;[.E420];10000000000)" office:value-type="float" office:value="80405.8034479868" calcext:value-type="float">
            <text:p>80 406</text:p>
          </table:table-cell>
          <table:table-cell/>
          <table:table-cell table:formula="of:=[.F$2]*[.C419]^[.F$3] + [.F$4]*[.C419]^[.F$5] + [.F$6]*[.C419]^[.F$7] + IF([.C419]&gt;[.F$8];[.F$9];0) + IF([.C41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2" calcext:value-type="date">
            <text:p>02-03-2020</text:p>
          </table:table-cell>
          <table:table-cell table:formula="of:=IF([.E421]&lt;10000000000;[.E421];10000000000)" office:value-type="float" office:value="80405.8034479868" calcext:value-type="float">
            <text:p>80 406</text:p>
          </table:table-cell>
          <table:table-cell/>
          <table:table-cell table:formula="of:=[.F$2]*[.C420]^[.F$3] + [.F$4]*[.C420]^[.F$5] + [.F$6]*[.C420]^[.F$7] + IF([.C420]&gt;[.F$8];[.F$9];0) + IF([.C42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3" calcext:value-type="date">
            <text:p>03-03-2020</text:p>
          </table:table-cell>
          <table:table-cell table:formula="of:=IF([.E422]&lt;10000000000;[.E422];10000000000)" office:value-type="float" office:value="80405.8034479868" calcext:value-type="float">
            <text:p>80 406</text:p>
          </table:table-cell>
          <table:table-cell/>
          <table:table-cell table:formula="of:=[.F$2]*[.C421]^[.F$3] + [.F$4]*[.C421]^[.F$5] + [.F$6]*[.C421]^[.F$7] + IF([.C421]&gt;[.F$8];[.F$9];0) + IF([.C42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4" calcext:value-type="date">
            <text:p>04-03-2020</text:p>
          </table:table-cell>
          <table:table-cell table:formula="of:=IF([.E423]&lt;10000000000;[.E423];10000000000)" office:value-type="float" office:value="80405.8034479868" calcext:value-type="float">
            <text:p>80 406</text:p>
          </table:table-cell>
          <table:table-cell/>
          <table:table-cell table:formula="of:=[.F$2]*[.C422]^[.F$3] + [.F$4]*[.C422]^[.F$5] + [.F$6]*[.C422]^[.F$7] + IF([.C422]&gt;[.F$8];[.F$9];0) + IF([.C42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5" calcext:value-type="date">
            <text:p>05-03-2020</text:p>
          </table:table-cell>
          <table:table-cell table:formula="of:=IF([.E424]&lt;10000000000;[.E424];10000000000)" office:value-type="float" office:value="80405.8034479868" calcext:value-type="float">
            <text:p>80 406</text:p>
          </table:table-cell>
          <table:table-cell/>
          <table:table-cell table:formula="of:=[.F$2]*[.C423]^[.F$3] + [.F$4]*[.C423]^[.F$5] + [.F$6]*[.C423]^[.F$7] + IF([.C423]&gt;[.F$8];[.F$9];0) + IF([.C42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6" calcext:value-type="date">
            <text:p>06-03-2020</text:p>
          </table:table-cell>
          <table:table-cell table:formula="of:=IF([.E425]&lt;10000000000;[.E425];10000000000)" office:value-type="float" office:value="80405.8034479868" calcext:value-type="float">
            <text:p>80 406</text:p>
          </table:table-cell>
          <table:table-cell/>
          <table:table-cell table:formula="of:=[.F$2]*[.C424]^[.F$3] + [.F$4]*[.C424]^[.F$5] + [.F$6]*[.C424]^[.F$7] + IF([.C424]&gt;[.F$8];[.F$9];0) + IF([.C42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07" calcext:value-type="date">
            <text:p>07-03-2020</text:p>
          </table:table-cell>
          <table:table-cell table:formula="of:=IF([.E426]&lt;10000000000;[.E426];10000000000)" office:value-type="float" office:value="80405.8034479868" calcext:value-type="float">
            <text:p>80 406</text:p>
          </table:table-cell>
          <table:table-cell/>
          <table:table-cell table:formula="of:=[.F$2]*[.C425]^[.F$3] + [.F$4]*[.C425]^[.F$5] + [.F$6]*[.C425]^[.F$7] + IF([.C425]&gt;[.F$8];[.F$9];0) + IF([.C42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08" calcext:value-type="date">
            <text:p>08-03-2020</text:p>
          </table:table-cell>
          <table:table-cell table:formula="of:=IF([.E427]&lt;10000000000;[.E427];10000000000)" office:value-type="float" office:value="80405.8034479868" calcext:value-type="float">
            <text:p>80 406</text:p>
          </table:table-cell>
          <table:table-cell/>
          <table:table-cell table:formula="of:=[.F$2]*[.C426]^[.F$3] + [.F$4]*[.C426]^[.F$5] + [.F$6]*[.C426]^[.F$7] + IF([.C426]&gt;[.F$8];[.F$9];0) + IF([.C42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09" calcext:value-type="date">
            <text:p>09-03-2020</text:p>
          </table:table-cell>
          <table:table-cell table:formula="of:=IF([.E428]&lt;10000000000;[.E428];10000000000)" office:value-type="float" office:value="80405.8034479868" calcext:value-type="float">
            <text:p>80 406</text:p>
          </table:table-cell>
          <table:table-cell/>
          <table:table-cell table:formula="of:=[.F$2]*[.C427]^[.F$3] + [.F$4]*[.C427]^[.F$5] + [.F$6]*[.C427]^[.F$7] + IF([.C427]&gt;[.F$8];[.F$9];0) + IF([.C42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0" calcext:value-type="date">
            <text:p>10-03-2020</text:p>
          </table:table-cell>
          <table:table-cell table:formula="of:=IF([.E429]&lt;10000000000;[.E429];10000000000)" office:value-type="float" office:value="80405.8034479868" calcext:value-type="float">
            <text:p>80 406</text:p>
          </table:table-cell>
          <table:table-cell/>
          <table:table-cell table:formula="of:=[.F$2]*[.C428]^[.F$3] + [.F$4]*[.C428]^[.F$5] + [.F$6]*[.C428]^[.F$7] + IF([.C428]&gt;[.F$8];[.F$9];0) + IF([.C42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1" calcext:value-type="date">
            <text:p>11-03-2020</text:p>
          </table:table-cell>
          <table:table-cell table:formula="of:=IF([.E430]&lt;10000000000;[.E430];10000000000)" office:value-type="float" office:value="80405.8034479868" calcext:value-type="float">
            <text:p>80 406</text:p>
          </table:table-cell>
          <table:table-cell/>
          <table:table-cell table:formula="of:=[.F$2]*[.C429]^[.F$3] + [.F$4]*[.C429]^[.F$5] + [.F$6]*[.C429]^[.F$7] + IF([.C429]&gt;[.F$8];[.F$9];0) + IF([.C42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2" calcext:value-type="date">
            <text:p>12-03-2020</text:p>
          </table:table-cell>
          <table:table-cell table:formula="of:=IF([.E431]&lt;10000000000;[.E431];10000000000)" office:value-type="float" office:value="80405.8034479868" calcext:value-type="float">
            <text:p>80 406</text:p>
          </table:table-cell>
          <table:table-cell/>
          <table:table-cell table:formula="of:=[.F$2]*[.C430]^[.F$3] + [.F$4]*[.C430]^[.F$5] + [.F$6]*[.C430]^[.F$7] + IF([.C430]&gt;[.F$8];[.F$9];0) + IF([.C43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3" calcext:value-type="date">
            <text:p>13-03-2020</text:p>
          </table:table-cell>
          <table:table-cell table:formula="of:=IF([.E432]&lt;10000000000;[.E432];10000000000)" office:value-type="float" office:value="80405.8034479868" calcext:value-type="float">
            <text:p>80 406</text:p>
          </table:table-cell>
          <table:table-cell/>
          <table:table-cell table:formula="of:=[.F$2]*[.C431]^[.F$3] + [.F$4]*[.C431]^[.F$5] + [.F$6]*[.C431]^[.F$7] + IF([.C431]&gt;[.F$8];[.F$9];0) + IF([.C43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4" calcext:value-type="date">
            <text:p>14-03-2020</text:p>
          </table:table-cell>
          <table:table-cell table:formula="of:=IF([.E433]&lt;10000000000;[.E433];10000000000)" office:value-type="float" office:value="80405.8034479868" calcext:value-type="float">
            <text:p>80 406</text:p>
          </table:table-cell>
          <table:table-cell/>
          <table:table-cell table:formula="of:=[.F$2]*[.C432]^[.F$3] + [.F$4]*[.C432]^[.F$5] + [.F$6]*[.C432]^[.F$7] + IF([.C432]&gt;[.F$8];[.F$9];0) + IF([.C43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5" calcext:value-type="date">
            <text:p>15-03-2020</text:p>
          </table:table-cell>
          <table:table-cell table:formula="of:=IF([.E434]&lt;10000000000;[.E434];10000000000)" office:value-type="float" office:value="80405.8034479868" calcext:value-type="float">
            <text:p>80 406</text:p>
          </table:table-cell>
          <table:table-cell/>
          <table:table-cell table:formula="of:=[.F$2]*[.C433]^[.F$3] + [.F$4]*[.C433]^[.F$5] + [.F$6]*[.C433]^[.F$7] + IF([.C433]&gt;[.F$8];[.F$9];0) + IF([.C43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6" calcext:value-type="date">
            <text:p>16-03-2020</text:p>
          </table:table-cell>
          <table:table-cell table:formula="of:=IF([.E435]&lt;10000000000;[.E435];10000000000)" office:value-type="float" office:value="80405.8034479868" calcext:value-type="float">
            <text:p>80 406</text:p>
          </table:table-cell>
          <table:table-cell/>
          <table:table-cell table:formula="of:=[.F$2]*[.C434]^[.F$3] + [.F$4]*[.C434]^[.F$5] + [.F$6]*[.C434]^[.F$7] + IF([.C434]&gt;[.F$8];[.F$9];0) + IF([.C43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17" calcext:value-type="date">
            <text:p>17-03-2020</text:p>
          </table:table-cell>
          <table:table-cell table:formula="of:=IF([.E436]&lt;10000000000;[.E436];10000000000)" office:value-type="float" office:value="80405.8034479868" calcext:value-type="float">
            <text:p>80 406</text:p>
          </table:table-cell>
          <table:table-cell/>
          <table:table-cell table:formula="of:=[.F$2]*[.C435]^[.F$3] + [.F$4]*[.C435]^[.F$5] + [.F$6]*[.C435]^[.F$7] + IF([.C435]&gt;[.F$8];[.F$9];0) + IF([.C43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18" calcext:value-type="date">
            <text:p>18-03-2020</text:p>
          </table:table-cell>
          <table:table-cell table:formula="of:=IF([.E437]&lt;10000000000;[.E437];10000000000)" office:value-type="float" office:value="80405.8034479868" calcext:value-type="float">
            <text:p>80 406</text:p>
          </table:table-cell>
          <table:table-cell/>
          <table:table-cell table:formula="of:=[.F$2]*[.C436]^[.F$3] + [.F$4]*[.C436]^[.F$5] + [.F$6]*[.C436]^[.F$7] + IF([.C436]&gt;[.F$8];[.F$9];0) + IF([.C43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19" calcext:value-type="date">
            <text:p>19-03-2020</text:p>
          </table:table-cell>
          <table:table-cell table:formula="of:=IF([.E438]&lt;10000000000;[.E438];10000000000)" office:value-type="float" office:value="80405.8034479868" calcext:value-type="float">
            <text:p>80 406</text:p>
          </table:table-cell>
          <table:table-cell/>
          <table:table-cell table:formula="of:=[.F$2]*[.C437]^[.F$3] + [.F$4]*[.C437]^[.F$5] + [.F$6]*[.C437]^[.F$7] + IF([.C437]&gt;[.F$8];[.F$9];0) + IF([.C43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0" calcext:value-type="date">
            <text:p>20-03-2020</text:p>
          </table:table-cell>
          <table:table-cell table:formula="of:=IF([.E439]&lt;10000000000;[.E439];10000000000)" office:value-type="float" office:value="80405.8034479868" calcext:value-type="float">
            <text:p>80 406</text:p>
          </table:table-cell>
          <table:table-cell/>
          <table:table-cell table:formula="of:=[.F$2]*[.C438]^[.F$3] + [.F$4]*[.C438]^[.F$5] + [.F$6]*[.C438]^[.F$7] + IF([.C438]&gt;[.F$8];[.F$9];0) + IF([.C43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1" calcext:value-type="date">
            <text:p>21-03-2020</text:p>
          </table:table-cell>
          <table:table-cell table:formula="of:=IF([.E440]&lt;10000000000;[.E440];10000000000)" office:value-type="float" office:value="80405.8034479868" calcext:value-type="float">
            <text:p>80 406</text:p>
          </table:table-cell>
          <table:table-cell/>
          <table:table-cell table:formula="of:=[.F$2]*[.C439]^[.F$3] + [.F$4]*[.C439]^[.F$5] + [.F$6]*[.C439]^[.F$7] + IF([.C439]&gt;[.F$8];[.F$9];0) + IF([.C43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2" calcext:value-type="date">
            <text:p>22-03-2020</text:p>
          </table:table-cell>
          <table:table-cell table:formula="of:=IF([.E441]&lt;10000000000;[.E441];10000000000)" office:value-type="float" office:value="80405.8034479868" calcext:value-type="float">
            <text:p>80 406</text:p>
          </table:table-cell>
          <table:table-cell/>
          <table:table-cell table:formula="of:=[.F$2]*[.C440]^[.F$3] + [.F$4]*[.C440]^[.F$5] + [.F$6]*[.C440]^[.F$7] + IF([.C440]&gt;[.F$8];[.F$9];0) + IF([.C44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3" calcext:value-type="date">
            <text:p>23-03-2020</text:p>
          </table:table-cell>
          <table:table-cell table:formula="of:=IF([.E442]&lt;10000000000;[.E442];10000000000)" office:value-type="float" office:value="80405.8034479868" calcext:value-type="float">
            <text:p>80 406</text:p>
          </table:table-cell>
          <table:table-cell/>
          <table:table-cell table:formula="of:=[.F$2]*[.C441]^[.F$3] + [.F$4]*[.C441]^[.F$5] + [.F$6]*[.C441]^[.F$7] + IF([.C441]&gt;[.F$8];[.F$9];0) + IF([.C44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4" calcext:value-type="date">
            <text:p>24-03-2020</text:p>
          </table:table-cell>
          <table:table-cell table:formula="of:=IF([.E443]&lt;10000000000;[.E443];10000000000)" office:value-type="float" office:value="80405.8034479868" calcext:value-type="float">
            <text:p>80 406</text:p>
          </table:table-cell>
          <table:table-cell/>
          <table:table-cell table:formula="of:=[.F$2]*[.C442]^[.F$3] + [.F$4]*[.C442]^[.F$5] + [.F$6]*[.C442]^[.F$7] + IF([.C442]&gt;[.F$8];[.F$9];0) + IF([.C44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5" calcext:value-type="date">
            <text:p>25-03-2020</text:p>
          </table:table-cell>
          <table:table-cell table:formula="of:=IF([.E444]&lt;10000000000;[.E444];10000000000)" office:value-type="float" office:value="80405.8034479868" calcext:value-type="float">
            <text:p>80 406</text:p>
          </table:table-cell>
          <table:table-cell/>
          <table:table-cell table:formula="of:=[.F$2]*[.C443]^[.F$3] + [.F$4]*[.C443]^[.F$5] + [.F$6]*[.C443]^[.F$7] + IF([.C443]&gt;[.F$8];[.F$9];0) + IF([.C44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6" calcext:value-type="date">
            <text:p>26-03-2020</text:p>
          </table:table-cell>
          <table:table-cell table:formula="of:=IF([.E445]&lt;10000000000;[.E445];10000000000)" office:value-type="float" office:value="80405.8034479868" calcext:value-type="float">
            <text:p>80 406</text:p>
          </table:table-cell>
          <table:table-cell/>
          <table:table-cell table:formula="of:=[.F$2]*[.C444]^[.F$3] + [.F$4]*[.C444]^[.F$5] + [.F$6]*[.C444]^[.F$7] + IF([.C444]&gt;[.F$8];[.F$9];0) + IF([.C44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27" calcext:value-type="date">
            <text:p>27-03-2020</text:p>
          </table:table-cell>
          <table:table-cell table:formula="of:=IF([.E446]&lt;10000000000;[.E446];10000000000)" office:value-type="float" office:value="80405.8034479868" calcext:value-type="float">
            <text:p>80 406</text:p>
          </table:table-cell>
          <table:table-cell/>
          <table:table-cell table:formula="of:=[.F$2]*[.C445]^[.F$3] + [.F$4]*[.C445]^[.F$5] + [.F$6]*[.C445]^[.F$7] + IF([.C445]&gt;[.F$8];[.F$9];0) + IF([.C44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28" calcext:value-type="date">
            <text:p>28-03-2020</text:p>
          </table:table-cell>
          <table:table-cell table:formula="of:=IF([.E447]&lt;10000000000;[.E447];10000000000)" office:value-type="float" office:value="80405.8034479868" calcext:value-type="float">
            <text:p>80 406</text:p>
          </table:table-cell>
          <table:table-cell/>
          <table:table-cell table:formula="of:=[.F$2]*[.C446]^[.F$3] + [.F$4]*[.C446]^[.F$5] + [.F$6]*[.C446]^[.F$7] + IF([.C446]&gt;[.F$8];[.F$9];0) + IF([.C44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3-29" calcext:value-type="date">
            <text:p>29-03-2020</text:p>
          </table:table-cell>
          <table:table-cell table:formula="of:=IF([.E448]&lt;10000000000;[.E448];10000000000)" office:value-type="float" office:value="80405.8034479868" calcext:value-type="float">
            <text:p>80 406</text:p>
          </table:table-cell>
          <table:table-cell/>
          <table:table-cell table:formula="of:=[.F$2]*[.C447]^[.F$3] + [.F$4]*[.C447]^[.F$5] + [.F$6]*[.C447]^[.F$7] + IF([.C447]&gt;[.F$8];[.F$9];0) + IF([.C44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3-30" calcext:value-type="date">
            <text:p>30-03-2020</text:p>
          </table:table-cell>
          <table:table-cell table:formula="of:=IF([.E449]&lt;10000000000;[.E449];10000000000)" office:value-type="float" office:value="80405.8034479868" calcext:value-type="float">
            <text:p>80 406</text:p>
          </table:table-cell>
          <table:table-cell/>
          <table:table-cell table:formula="of:=[.F$2]*[.C448]^[.F$3] + [.F$4]*[.C448]^[.F$5] + [.F$6]*[.C448]^[.F$7] + IF([.C448]&gt;[.F$8];[.F$9];0) + IF([.C44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3-31" calcext:value-type="date">
            <text:p>31-03-2020</text:p>
          </table:table-cell>
          <table:table-cell table:formula="of:=IF([.E450]&lt;10000000000;[.E450];10000000000)" office:value-type="float" office:value="80405.8034479868" calcext:value-type="float">
            <text:p>80 406</text:p>
          </table:table-cell>
          <table:table-cell/>
          <table:table-cell table:formula="of:=[.F$2]*[.C449]^[.F$3] + [.F$4]*[.C449]^[.F$5] + [.F$6]*[.C449]^[.F$7] + IF([.C449]&gt;[.F$8];[.F$9];0) + IF([.C44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1" calcext:value-type="date">
            <text:p>01-04-2020</text:p>
          </table:table-cell>
          <table:table-cell table:formula="of:=IF([.E451]&lt;10000000000;[.E451];10000000000)" office:value-type="float" office:value="80405.8034479868" calcext:value-type="float">
            <text:p>80 406</text:p>
          </table:table-cell>
          <table:table-cell/>
          <table:table-cell table:formula="of:=[.F$2]*[.C450]^[.F$3] + [.F$4]*[.C450]^[.F$5] + [.F$6]*[.C450]^[.F$7] + IF([.C450]&gt;[.F$8];[.F$9];0) + IF([.C45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2" calcext:value-type="date">
            <text:p>02-04-2020</text:p>
          </table:table-cell>
          <table:table-cell table:formula="of:=IF([.E452]&lt;10000000000;[.E452];10000000000)" office:value-type="float" office:value="80405.8034479868" calcext:value-type="float">
            <text:p>80 406</text:p>
          </table:table-cell>
          <table:table-cell/>
          <table:table-cell table:formula="of:=[.F$2]*[.C451]^[.F$3] + [.F$4]*[.C451]^[.F$5] + [.F$6]*[.C451]^[.F$7] + IF([.C451]&gt;[.F$8];[.F$9];0) + IF([.C45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3" calcext:value-type="date">
            <text:p>03-04-2020</text:p>
          </table:table-cell>
          <table:table-cell table:formula="of:=IF([.E453]&lt;10000000000;[.E453];10000000000)" office:value-type="float" office:value="80405.8034479868" calcext:value-type="float">
            <text:p>80 406</text:p>
          </table:table-cell>
          <table:table-cell/>
          <table:table-cell table:formula="of:=[.F$2]*[.C452]^[.F$3] + [.F$4]*[.C452]^[.F$5] + [.F$6]*[.C452]^[.F$7] + IF([.C452]&gt;[.F$8];[.F$9];0) + IF([.C45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4" calcext:value-type="date">
            <text:p>04-04-2020</text:p>
          </table:table-cell>
          <table:table-cell table:formula="of:=IF([.E454]&lt;10000000000;[.E454];10000000000)" office:value-type="float" office:value="80405.8034479868" calcext:value-type="float">
            <text:p>80 406</text:p>
          </table:table-cell>
          <table:table-cell/>
          <table:table-cell table:formula="of:=[.F$2]*[.C453]^[.F$3] + [.F$4]*[.C453]^[.F$5] + [.F$6]*[.C453]^[.F$7] + IF([.C453]&gt;[.F$8];[.F$9];0) + IF([.C45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5" calcext:value-type="date">
            <text:p>05-04-2020</text:p>
          </table:table-cell>
          <table:table-cell table:formula="of:=IF([.E455]&lt;10000000000;[.E455];10000000000)" office:value-type="float" office:value="80405.8034479868" calcext:value-type="float">
            <text:p>80 406</text:p>
          </table:table-cell>
          <table:table-cell/>
          <table:table-cell table:formula="of:=[.F$2]*[.C454]^[.F$3] + [.F$4]*[.C454]^[.F$5] + [.F$6]*[.C454]^[.F$7] + IF([.C454]&gt;[.F$8];[.F$9];0) + IF([.C45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6" calcext:value-type="date">
            <text:p>06-04-2020</text:p>
          </table:table-cell>
          <table:table-cell table:formula="of:=IF([.E456]&lt;10000000000;[.E456];10000000000)" office:value-type="float" office:value="80405.8034479868" calcext:value-type="float">
            <text:p>80 406</text:p>
          </table:table-cell>
          <table:table-cell/>
          <table:table-cell table:formula="of:=[.F$2]*[.C455]^[.F$3] + [.F$4]*[.C455]^[.F$5] + [.F$6]*[.C455]^[.F$7] + IF([.C455]&gt;[.F$8];[.F$9];0) + IF([.C45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07" calcext:value-type="date">
            <text:p>07-04-2020</text:p>
          </table:table-cell>
          <table:table-cell table:formula="of:=IF([.E457]&lt;10000000000;[.E457];10000000000)" office:value-type="float" office:value="80405.8034479868" calcext:value-type="float">
            <text:p>80 406</text:p>
          </table:table-cell>
          <table:table-cell/>
          <table:table-cell table:formula="of:=[.F$2]*[.C456]^[.F$3] + [.F$4]*[.C456]^[.F$5] + [.F$6]*[.C456]^[.F$7] + IF([.C456]&gt;[.F$8];[.F$9];0) + IF([.C45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08" calcext:value-type="date">
            <text:p>08-04-2020</text:p>
          </table:table-cell>
          <table:table-cell table:formula="of:=IF([.E458]&lt;10000000000;[.E458];10000000000)" office:value-type="float" office:value="80405.8034479868" calcext:value-type="float">
            <text:p>80 406</text:p>
          </table:table-cell>
          <table:table-cell/>
          <table:table-cell table:formula="of:=[.F$2]*[.C457]^[.F$3] + [.F$4]*[.C457]^[.F$5] + [.F$6]*[.C457]^[.F$7] + IF([.C457]&gt;[.F$8];[.F$9];0) + IF([.C45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09" calcext:value-type="date">
            <text:p>09-04-2020</text:p>
          </table:table-cell>
          <table:table-cell table:formula="of:=IF([.E459]&lt;10000000000;[.E459];10000000000)" office:value-type="float" office:value="80405.8034479868" calcext:value-type="float">
            <text:p>80 406</text:p>
          </table:table-cell>
          <table:table-cell/>
          <table:table-cell table:formula="of:=[.F$2]*[.C458]^[.F$3] + [.F$4]*[.C458]^[.F$5] + [.F$6]*[.C458]^[.F$7] + IF([.C458]&gt;[.F$8];[.F$9];0) + IF([.C45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0" calcext:value-type="date">
            <text:p>10-04-2020</text:p>
          </table:table-cell>
          <table:table-cell table:formula="of:=IF([.E460]&lt;10000000000;[.E460];10000000000)" office:value-type="float" office:value="80405.8034479868" calcext:value-type="float">
            <text:p>80 406</text:p>
          </table:table-cell>
          <table:table-cell/>
          <table:table-cell table:formula="of:=[.F$2]*[.C459]^[.F$3] + [.F$4]*[.C459]^[.F$5] + [.F$6]*[.C459]^[.F$7] + IF([.C459]&gt;[.F$8];[.F$9];0) + IF([.C45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1" calcext:value-type="date">
            <text:p>11-04-2020</text:p>
          </table:table-cell>
          <table:table-cell table:formula="of:=IF([.E461]&lt;10000000000;[.E461];10000000000)" office:value-type="float" office:value="80405.8034479868" calcext:value-type="float">
            <text:p>80 406</text:p>
          </table:table-cell>
          <table:table-cell/>
          <table:table-cell table:formula="of:=[.F$2]*[.C460]^[.F$3] + [.F$4]*[.C460]^[.F$5] + [.F$6]*[.C460]^[.F$7] + IF([.C460]&gt;[.F$8];[.F$9];0) + IF([.C46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2" calcext:value-type="date">
            <text:p>12-04-2020</text:p>
          </table:table-cell>
          <table:table-cell table:formula="of:=IF([.E462]&lt;10000000000;[.E462];10000000000)" office:value-type="float" office:value="80405.8034479868" calcext:value-type="float">
            <text:p>80 406</text:p>
          </table:table-cell>
          <table:table-cell/>
          <table:table-cell table:formula="of:=[.F$2]*[.C461]^[.F$3] + [.F$4]*[.C461]^[.F$5] + [.F$6]*[.C461]^[.F$7] + IF([.C461]&gt;[.F$8];[.F$9];0) + IF([.C46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3" calcext:value-type="date">
            <text:p>13-04-2020</text:p>
          </table:table-cell>
          <table:table-cell table:formula="of:=IF([.E463]&lt;10000000000;[.E463];10000000000)" office:value-type="float" office:value="80405.8034479868" calcext:value-type="float">
            <text:p>80 406</text:p>
          </table:table-cell>
          <table:table-cell/>
          <table:table-cell table:formula="of:=[.F$2]*[.C462]^[.F$3] + [.F$4]*[.C462]^[.F$5] + [.F$6]*[.C462]^[.F$7] + IF([.C462]&gt;[.F$8];[.F$9];0) + IF([.C46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4" calcext:value-type="date">
            <text:p>14-04-2020</text:p>
          </table:table-cell>
          <table:table-cell table:formula="of:=IF([.E464]&lt;10000000000;[.E464];10000000000)" office:value-type="float" office:value="80405.8034479868" calcext:value-type="float">
            <text:p>80 406</text:p>
          </table:table-cell>
          <table:table-cell/>
          <table:table-cell table:formula="of:=[.F$2]*[.C463]^[.F$3] + [.F$4]*[.C463]^[.F$5] + [.F$6]*[.C463]^[.F$7] + IF([.C463]&gt;[.F$8];[.F$9];0) + IF([.C46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5" calcext:value-type="date">
            <text:p>15-04-2020</text:p>
          </table:table-cell>
          <table:table-cell table:formula="of:=IF([.E465]&lt;10000000000;[.E465];10000000000)" office:value-type="float" office:value="80405.8034479868" calcext:value-type="float">
            <text:p>80 406</text:p>
          </table:table-cell>
          <table:table-cell/>
          <table:table-cell table:formula="of:=[.F$2]*[.C464]^[.F$3] + [.F$4]*[.C464]^[.F$5] + [.F$6]*[.C464]^[.F$7] + IF([.C464]&gt;[.F$8];[.F$9];0) + IF([.C46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6" calcext:value-type="date">
            <text:p>16-04-2020</text:p>
          </table:table-cell>
          <table:table-cell table:formula="of:=IF([.E466]&lt;10000000000;[.E466];10000000000)" office:value-type="float" office:value="80405.8034479868" calcext:value-type="float">
            <text:p>80 406</text:p>
          </table:table-cell>
          <table:table-cell/>
          <table:table-cell table:formula="of:=[.F$2]*[.C465]^[.F$3] + [.F$4]*[.C465]^[.F$5] + [.F$6]*[.C465]^[.F$7] + IF([.C465]&gt;[.F$8];[.F$9];0) + IF([.C46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17" calcext:value-type="date">
            <text:p>17-04-2020</text:p>
          </table:table-cell>
          <table:table-cell table:formula="of:=IF([.E467]&lt;10000000000;[.E467];10000000000)" office:value-type="float" office:value="80405.8034479868" calcext:value-type="float">
            <text:p>80 406</text:p>
          </table:table-cell>
          <table:table-cell/>
          <table:table-cell table:formula="of:=[.F$2]*[.C466]^[.F$3] + [.F$4]*[.C466]^[.F$5] + [.F$6]*[.C466]^[.F$7] + IF([.C466]&gt;[.F$8];[.F$9];0) + IF([.C46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18" calcext:value-type="date">
            <text:p>18-04-2020</text:p>
          </table:table-cell>
          <table:table-cell table:formula="of:=IF([.E468]&lt;10000000000;[.E468];10000000000)" office:value-type="float" office:value="80405.8034479868" calcext:value-type="float">
            <text:p>80 406</text:p>
          </table:table-cell>
          <table:table-cell/>
          <table:table-cell table:formula="of:=[.F$2]*[.C467]^[.F$3] + [.F$4]*[.C467]^[.F$5] + [.F$6]*[.C467]^[.F$7] + IF([.C467]&gt;[.F$8];[.F$9];0) + IF([.C46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19" calcext:value-type="date">
            <text:p>19-04-2020</text:p>
          </table:table-cell>
          <table:table-cell table:formula="of:=IF([.E469]&lt;10000000000;[.E469];10000000000)" office:value-type="float" office:value="80405.8034479868" calcext:value-type="float">
            <text:p>80 406</text:p>
          </table:table-cell>
          <table:table-cell/>
          <table:table-cell table:formula="of:=[.F$2]*[.C468]^[.F$3] + [.F$4]*[.C468]^[.F$5] + [.F$6]*[.C468]^[.F$7] + IF([.C468]&gt;[.F$8];[.F$9];0) + IF([.C46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0" calcext:value-type="date">
            <text:p>20-04-2020</text:p>
          </table:table-cell>
          <table:table-cell table:formula="of:=IF([.E470]&lt;10000000000;[.E470];10000000000)" office:value-type="float" office:value="80405.8034479868" calcext:value-type="float">
            <text:p>80 406</text:p>
          </table:table-cell>
          <table:table-cell/>
          <table:table-cell table:formula="of:=[.F$2]*[.C469]^[.F$3] + [.F$4]*[.C469]^[.F$5] + [.F$6]*[.C469]^[.F$7] + IF([.C469]&gt;[.F$8];[.F$9];0) + IF([.C46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1" calcext:value-type="date">
            <text:p>21-04-2020</text:p>
          </table:table-cell>
          <table:table-cell table:formula="of:=IF([.E471]&lt;10000000000;[.E471];10000000000)" office:value-type="float" office:value="80405.8034479868" calcext:value-type="float">
            <text:p>80 406</text:p>
          </table:table-cell>
          <table:table-cell/>
          <table:table-cell table:formula="of:=[.F$2]*[.C470]^[.F$3] + [.F$4]*[.C470]^[.F$5] + [.F$6]*[.C470]^[.F$7] + IF([.C470]&gt;[.F$8];[.F$9];0) + IF([.C47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2" calcext:value-type="date">
            <text:p>22-04-2020</text:p>
          </table:table-cell>
          <table:table-cell table:formula="of:=IF([.E472]&lt;10000000000;[.E472];10000000000)" office:value-type="float" office:value="80405.8034479868" calcext:value-type="float">
            <text:p>80 406</text:p>
          </table:table-cell>
          <table:table-cell/>
          <table:table-cell table:formula="of:=[.F$2]*[.C471]^[.F$3] + [.F$4]*[.C471]^[.F$5] + [.F$6]*[.C471]^[.F$7] + IF([.C471]&gt;[.F$8];[.F$9];0) + IF([.C47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3" calcext:value-type="date">
            <text:p>23-04-2020</text:p>
          </table:table-cell>
          <table:table-cell table:formula="of:=IF([.E473]&lt;10000000000;[.E473];10000000000)" office:value-type="float" office:value="80405.8034479868" calcext:value-type="float">
            <text:p>80 406</text:p>
          </table:table-cell>
          <table:table-cell/>
          <table:table-cell table:formula="of:=[.F$2]*[.C472]^[.F$3] + [.F$4]*[.C472]^[.F$5] + [.F$6]*[.C472]^[.F$7] + IF([.C472]&gt;[.F$8];[.F$9];0) + IF([.C47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4" calcext:value-type="date">
            <text:p>24-04-2020</text:p>
          </table:table-cell>
          <table:table-cell table:formula="of:=IF([.E474]&lt;10000000000;[.E474];10000000000)" office:value-type="float" office:value="80405.8034479868" calcext:value-type="float">
            <text:p>80 406</text:p>
          </table:table-cell>
          <table:table-cell/>
          <table:table-cell table:formula="of:=[.F$2]*[.C473]^[.F$3] + [.F$4]*[.C473]^[.F$5] + [.F$6]*[.C473]^[.F$7] + IF([.C473]&gt;[.F$8];[.F$9];0) + IF([.C47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5" calcext:value-type="date">
            <text:p>25-04-2020</text:p>
          </table:table-cell>
          <table:table-cell table:formula="of:=IF([.E475]&lt;10000000000;[.E475];10000000000)" office:value-type="float" office:value="80405.8034479868" calcext:value-type="float">
            <text:p>80 406</text:p>
          </table:table-cell>
          <table:table-cell/>
          <table:table-cell table:formula="of:=[.F$2]*[.C474]^[.F$3] + [.F$4]*[.C474]^[.F$5] + [.F$6]*[.C474]^[.F$7] + IF([.C474]&gt;[.F$8];[.F$9];0) + IF([.C47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6" calcext:value-type="date">
            <text:p>26-04-2020</text:p>
          </table:table-cell>
          <table:table-cell table:formula="of:=IF([.E476]&lt;10000000000;[.E476];10000000000)" office:value-type="float" office:value="80405.8034479868" calcext:value-type="float">
            <text:p>80 406</text:p>
          </table:table-cell>
          <table:table-cell/>
          <table:table-cell table:formula="of:=[.F$2]*[.C475]^[.F$3] + [.F$4]*[.C475]^[.F$5] + [.F$6]*[.C475]^[.F$7] + IF([.C475]&gt;[.F$8];[.F$9];0) + IF([.C47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27" calcext:value-type="date">
            <text:p>27-04-2020</text:p>
          </table:table-cell>
          <table:table-cell table:formula="of:=IF([.E477]&lt;10000000000;[.E477];10000000000)" office:value-type="float" office:value="80405.8034479868" calcext:value-type="float">
            <text:p>80 406</text:p>
          </table:table-cell>
          <table:table-cell/>
          <table:table-cell table:formula="of:=[.F$2]*[.C476]^[.F$3] + [.F$4]*[.C476]^[.F$5] + [.F$6]*[.C476]^[.F$7] + IF([.C476]&gt;[.F$8];[.F$9];0) + IF([.C47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4-28" calcext:value-type="date">
            <text:p>28-04-2020</text:p>
          </table:table-cell>
          <table:table-cell table:formula="of:=IF([.E478]&lt;10000000000;[.E478];10000000000)" office:value-type="float" office:value="80405.8034479868" calcext:value-type="float">
            <text:p>80 406</text:p>
          </table:table-cell>
          <table:table-cell/>
          <table:table-cell table:formula="of:=[.F$2]*[.C477]^[.F$3] + [.F$4]*[.C477]^[.F$5] + [.F$6]*[.C477]^[.F$7] + IF([.C477]&gt;[.F$8];[.F$9];0) + IF([.C47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4-29" calcext:value-type="date">
            <text:p>29-04-2020</text:p>
          </table:table-cell>
          <table:table-cell table:formula="of:=IF([.E479]&lt;10000000000;[.E479];10000000000)" office:value-type="float" office:value="80405.8034479868" calcext:value-type="float">
            <text:p>80 406</text:p>
          </table:table-cell>
          <table:table-cell/>
          <table:table-cell table:formula="of:=[.F$2]*[.C478]^[.F$3] + [.F$4]*[.C478]^[.F$5] + [.F$6]*[.C478]^[.F$7] + IF([.C478]&gt;[.F$8];[.F$9];0) + IF([.C47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4-30" calcext:value-type="date">
            <text:p>30-04-2020</text:p>
          </table:table-cell>
          <table:table-cell table:formula="of:=IF([.E480]&lt;10000000000;[.E480];10000000000)" office:value-type="float" office:value="80405.8034479868" calcext:value-type="float">
            <text:p>80 406</text:p>
          </table:table-cell>
          <table:table-cell/>
          <table:table-cell table:formula="of:=[.F$2]*[.C479]^[.F$3] + [.F$4]*[.C479]^[.F$5] + [.F$6]*[.C479]^[.F$7] + IF([.C479]&gt;[.F$8];[.F$9];0) + IF([.C47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1" calcext:value-type="date">
            <text:p>01-05-2020</text:p>
          </table:table-cell>
          <table:table-cell table:formula="of:=IF([.E481]&lt;10000000000;[.E481];10000000000)" office:value-type="float" office:value="80405.8034479868" calcext:value-type="float">
            <text:p>80 406</text:p>
          </table:table-cell>
          <table:table-cell/>
          <table:table-cell table:formula="of:=[.F$2]*[.C480]^[.F$3] + [.F$4]*[.C480]^[.F$5] + [.F$6]*[.C480]^[.F$7] + IF([.C480]&gt;[.F$8];[.F$9];0) + IF([.C48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2" calcext:value-type="date">
            <text:p>02-05-2020</text:p>
          </table:table-cell>
          <table:table-cell table:formula="of:=IF([.E482]&lt;10000000000;[.E482];10000000000)" office:value-type="float" office:value="80405.8034479868" calcext:value-type="float">
            <text:p>80 406</text:p>
          </table:table-cell>
          <table:table-cell/>
          <table:table-cell table:formula="of:=[.F$2]*[.C481]^[.F$3] + [.F$4]*[.C481]^[.F$5] + [.F$6]*[.C481]^[.F$7] + IF([.C481]&gt;[.F$8];[.F$9];0) + IF([.C48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3" calcext:value-type="date">
            <text:p>03-05-2020</text:p>
          </table:table-cell>
          <table:table-cell table:formula="of:=IF([.E483]&lt;10000000000;[.E483];10000000000)" office:value-type="float" office:value="80405.8034479868" calcext:value-type="float">
            <text:p>80 406</text:p>
          </table:table-cell>
          <table:table-cell/>
          <table:table-cell table:formula="of:=[.F$2]*[.C482]^[.F$3] + [.F$4]*[.C482]^[.F$5] + [.F$6]*[.C482]^[.F$7] + IF([.C482]&gt;[.F$8];[.F$9];0) + IF([.C48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4" calcext:value-type="date">
            <text:p>04-05-2020</text:p>
          </table:table-cell>
          <table:table-cell table:formula="of:=IF([.E484]&lt;10000000000;[.E484];10000000000)" office:value-type="float" office:value="80405.8034479868" calcext:value-type="float">
            <text:p>80 406</text:p>
          </table:table-cell>
          <table:table-cell/>
          <table:table-cell table:formula="of:=[.F$2]*[.C483]^[.F$3] + [.F$4]*[.C483]^[.F$5] + [.F$6]*[.C483]^[.F$7] + IF([.C483]&gt;[.F$8];[.F$9];0) + IF([.C48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5" calcext:value-type="date">
            <text:p>05-05-2020</text:p>
          </table:table-cell>
          <table:table-cell table:formula="of:=IF([.E485]&lt;10000000000;[.E485];10000000000)" office:value-type="float" office:value="80405.8034479868" calcext:value-type="float">
            <text:p>80 406</text:p>
          </table:table-cell>
          <table:table-cell/>
          <table:table-cell table:formula="of:=[.F$2]*[.C484]^[.F$3] + [.F$4]*[.C484]^[.F$5] + [.F$6]*[.C484]^[.F$7] + IF([.C484]&gt;[.F$8];[.F$9];0) + IF([.C48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6" calcext:value-type="date">
            <text:p>06-05-2020</text:p>
          </table:table-cell>
          <table:table-cell table:formula="of:=IF([.E486]&lt;10000000000;[.E486];10000000000)" office:value-type="float" office:value="80405.8034479868" calcext:value-type="float">
            <text:p>80 406</text:p>
          </table:table-cell>
          <table:table-cell/>
          <table:table-cell table:formula="of:=[.F$2]*[.C485]^[.F$3] + [.F$4]*[.C485]^[.F$5] + [.F$6]*[.C485]^[.F$7] + IF([.C485]&gt;[.F$8];[.F$9];0) + IF([.C48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07" calcext:value-type="date">
            <text:p>07-05-2020</text:p>
          </table:table-cell>
          <table:table-cell table:formula="of:=IF([.E487]&lt;10000000000;[.E487];10000000000)" office:value-type="float" office:value="80405.8034479868" calcext:value-type="float">
            <text:p>80 406</text:p>
          </table:table-cell>
          <table:table-cell/>
          <table:table-cell table:formula="of:=[.F$2]*[.C486]^[.F$3] + [.F$4]*[.C486]^[.F$5] + [.F$6]*[.C486]^[.F$7] + IF([.C486]&gt;[.F$8];[.F$9];0) + IF([.C48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08" calcext:value-type="date">
            <text:p>08-05-2020</text:p>
          </table:table-cell>
          <table:table-cell table:formula="of:=IF([.E488]&lt;10000000000;[.E488];10000000000)" office:value-type="float" office:value="80405.8034479868" calcext:value-type="float">
            <text:p>80 406</text:p>
          </table:table-cell>
          <table:table-cell/>
          <table:table-cell table:formula="of:=[.F$2]*[.C487]^[.F$3] + [.F$4]*[.C487]^[.F$5] + [.F$6]*[.C487]^[.F$7] + IF([.C487]&gt;[.F$8];[.F$9];0) + IF([.C48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09" calcext:value-type="date">
            <text:p>09-05-2020</text:p>
          </table:table-cell>
          <table:table-cell table:formula="of:=IF([.E489]&lt;10000000000;[.E489];10000000000)" office:value-type="float" office:value="80405.8034479868" calcext:value-type="float">
            <text:p>80 406</text:p>
          </table:table-cell>
          <table:table-cell/>
          <table:table-cell table:formula="of:=[.F$2]*[.C488]^[.F$3] + [.F$4]*[.C488]^[.F$5] + [.F$6]*[.C488]^[.F$7] + IF([.C488]&gt;[.F$8];[.F$9];0) + IF([.C48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0" calcext:value-type="date">
            <text:p>10-05-2020</text:p>
          </table:table-cell>
          <table:table-cell table:formula="of:=IF([.E490]&lt;10000000000;[.E490];10000000000)" office:value-type="float" office:value="80405.8034479868" calcext:value-type="float">
            <text:p>80 406</text:p>
          </table:table-cell>
          <table:table-cell/>
          <table:table-cell table:formula="of:=[.F$2]*[.C489]^[.F$3] + [.F$4]*[.C489]^[.F$5] + [.F$6]*[.C489]^[.F$7] + IF([.C489]&gt;[.F$8];[.F$9];0) + IF([.C48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1" calcext:value-type="date">
            <text:p>11-05-2020</text:p>
          </table:table-cell>
          <table:table-cell table:formula="of:=IF([.E491]&lt;10000000000;[.E491];10000000000)" office:value-type="float" office:value="80405.8034479868" calcext:value-type="float">
            <text:p>80 406</text:p>
          </table:table-cell>
          <table:table-cell/>
          <table:table-cell table:formula="of:=[.F$2]*[.C490]^[.F$3] + [.F$4]*[.C490]^[.F$5] + [.F$6]*[.C490]^[.F$7] + IF([.C490]&gt;[.F$8];[.F$9];0) + IF([.C49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2" calcext:value-type="date">
            <text:p>12-05-2020</text:p>
          </table:table-cell>
          <table:table-cell table:formula="of:=IF([.E492]&lt;10000000000;[.E492];10000000000)" office:value-type="float" office:value="80405.8034479868" calcext:value-type="float">
            <text:p>80 406</text:p>
          </table:table-cell>
          <table:table-cell/>
          <table:table-cell table:formula="of:=[.F$2]*[.C491]^[.F$3] + [.F$4]*[.C491]^[.F$5] + [.F$6]*[.C491]^[.F$7] + IF([.C491]&gt;[.F$8];[.F$9];0) + IF([.C49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3" calcext:value-type="date">
            <text:p>13-05-2020</text:p>
          </table:table-cell>
          <table:table-cell table:formula="of:=IF([.E493]&lt;10000000000;[.E493];10000000000)" office:value-type="float" office:value="80405.8034479868" calcext:value-type="float">
            <text:p>80 406</text:p>
          </table:table-cell>
          <table:table-cell/>
          <table:table-cell table:formula="of:=[.F$2]*[.C492]^[.F$3] + [.F$4]*[.C492]^[.F$5] + [.F$6]*[.C492]^[.F$7] + IF([.C492]&gt;[.F$8];[.F$9];0) + IF([.C49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4" calcext:value-type="date">
            <text:p>14-05-2020</text:p>
          </table:table-cell>
          <table:table-cell table:formula="of:=IF([.E494]&lt;10000000000;[.E494];10000000000)" office:value-type="float" office:value="80405.8034479868" calcext:value-type="float">
            <text:p>80 406</text:p>
          </table:table-cell>
          <table:table-cell/>
          <table:table-cell table:formula="of:=[.F$2]*[.C493]^[.F$3] + [.F$4]*[.C493]^[.F$5] + [.F$6]*[.C493]^[.F$7] + IF([.C493]&gt;[.F$8];[.F$9];0) + IF([.C49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5" calcext:value-type="date">
            <text:p>15-05-2020</text:p>
          </table:table-cell>
          <table:table-cell table:formula="of:=IF([.E495]&lt;10000000000;[.E495];10000000000)" office:value-type="float" office:value="80405.8034479868" calcext:value-type="float">
            <text:p>80 406</text:p>
          </table:table-cell>
          <table:table-cell/>
          <table:table-cell table:formula="of:=[.F$2]*[.C494]^[.F$3] + [.F$4]*[.C494]^[.F$5] + [.F$6]*[.C494]^[.F$7] + IF([.C494]&gt;[.F$8];[.F$9];0) + IF([.C49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6" calcext:value-type="date">
            <text:p>16-05-2020</text:p>
          </table:table-cell>
          <table:table-cell table:formula="of:=IF([.E496]&lt;10000000000;[.E496];10000000000)" office:value-type="float" office:value="80405.8034479868" calcext:value-type="float">
            <text:p>80 406</text:p>
          </table:table-cell>
          <table:table-cell/>
          <table:table-cell table:formula="of:=[.F$2]*[.C495]^[.F$3] + [.F$4]*[.C495]^[.F$5] + [.F$6]*[.C495]^[.F$7] + IF([.C495]&gt;[.F$8];[.F$9];0) + IF([.C49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17" calcext:value-type="date">
            <text:p>17-05-2020</text:p>
          </table:table-cell>
          <table:table-cell table:formula="of:=IF([.E497]&lt;10000000000;[.E497];10000000000)" office:value-type="float" office:value="80405.8034479868" calcext:value-type="float">
            <text:p>80 406</text:p>
          </table:table-cell>
          <table:table-cell/>
          <table:table-cell table:formula="of:=[.F$2]*[.C496]^[.F$3] + [.F$4]*[.C496]^[.F$5] + [.F$6]*[.C496]^[.F$7] + IF([.C496]&gt;[.F$8];[.F$9];0) + IF([.C49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18" calcext:value-type="date">
            <text:p>18-05-2020</text:p>
          </table:table-cell>
          <table:table-cell table:formula="of:=IF([.E498]&lt;10000000000;[.E498];10000000000)" office:value-type="float" office:value="80405.8034479868" calcext:value-type="float">
            <text:p>80 406</text:p>
          </table:table-cell>
          <table:table-cell/>
          <table:table-cell table:formula="of:=[.F$2]*[.C497]^[.F$3] + [.F$4]*[.C497]^[.F$5] + [.F$6]*[.C497]^[.F$7] + IF([.C497]&gt;[.F$8];[.F$9];0) + IF([.C49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19" calcext:value-type="date">
            <text:p>19-05-2020</text:p>
          </table:table-cell>
          <table:table-cell table:formula="of:=IF([.E499]&lt;10000000000;[.E499];10000000000)" office:value-type="float" office:value="80405.8034479868" calcext:value-type="float">
            <text:p>80 406</text:p>
          </table:table-cell>
          <table:table-cell/>
          <table:table-cell table:formula="of:=[.F$2]*[.C498]^[.F$3] + [.F$4]*[.C498]^[.F$5] + [.F$6]*[.C498]^[.F$7] + IF([.C498]&gt;[.F$8];[.F$9];0) + IF([.C49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0" calcext:value-type="date">
            <text:p>20-05-2020</text:p>
          </table:table-cell>
          <table:table-cell table:formula="of:=IF([.E500]&lt;10000000000;[.E500];10000000000)" office:value-type="float" office:value="80405.8034479868" calcext:value-type="float">
            <text:p>80 406</text:p>
          </table:table-cell>
          <table:table-cell/>
          <table:table-cell table:formula="of:=[.F$2]*[.C499]^[.F$3] + [.F$4]*[.C499]^[.F$5] + [.F$6]*[.C499]^[.F$7] + IF([.C499]&gt;[.F$8];[.F$9];0) + IF([.C49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1" calcext:value-type="date">
            <text:p>21-05-2020</text:p>
          </table:table-cell>
          <table:table-cell table:formula="of:=IF([.E501]&lt;10000000000;[.E501];10000000000)" office:value-type="float" office:value="80405.8034479868" calcext:value-type="float">
            <text:p>80 406</text:p>
          </table:table-cell>
          <table:table-cell/>
          <table:table-cell table:formula="of:=[.F$2]*[.C500]^[.F$3] + [.F$4]*[.C500]^[.F$5] + [.F$6]*[.C500]^[.F$7] + IF([.C500]&gt;[.F$8];[.F$9];0) + IF([.C50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2" calcext:value-type="date">
            <text:p>22-05-2020</text:p>
          </table:table-cell>
          <table:table-cell table:formula="of:=IF([.E502]&lt;10000000000;[.E502];10000000000)" office:value-type="float" office:value="80405.8034479868" calcext:value-type="float">
            <text:p>80 406</text:p>
          </table:table-cell>
          <table:table-cell/>
          <table:table-cell table:formula="of:=[.F$2]*[.C501]^[.F$3] + [.F$4]*[.C501]^[.F$5] + [.F$6]*[.C501]^[.F$7] + IF([.C501]&gt;[.F$8];[.F$9];0) + IF([.C50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3" calcext:value-type="date">
            <text:p>23-05-2020</text:p>
          </table:table-cell>
          <table:table-cell table:formula="of:=IF([.E503]&lt;10000000000;[.E503];10000000000)" office:value-type="float" office:value="80405.8034479868" calcext:value-type="float">
            <text:p>80 406</text:p>
          </table:table-cell>
          <table:table-cell/>
          <table:table-cell table:formula="of:=[.F$2]*[.C502]^[.F$3] + [.F$4]*[.C502]^[.F$5] + [.F$6]*[.C502]^[.F$7] + IF([.C502]&gt;[.F$8];[.F$9];0) + IF([.C50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4" calcext:value-type="date">
            <text:p>24-05-2020</text:p>
          </table:table-cell>
          <table:table-cell table:formula="of:=IF([.E504]&lt;10000000000;[.E504];10000000000)" office:value-type="float" office:value="80405.8034479868" calcext:value-type="float">
            <text:p>80 406</text:p>
          </table:table-cell>
          <table:table-cell/>
          <table:table-cell table:formula="of:=[.F$2]*[.C503]^[.F$3] + [.F$4]*[.C503]^[.F$5] + [.F$6]*[.C503]^[.F$7] + IF([.C503]&gt;[.F$8];[.F$9];0) + IF([.C50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5" calcext:value-type="date">
            <text:p>25-05-2020</text:p>
          </table:table-cell>
          <table:table-cell table:formula="of:=IF([.E505]&lt;10000000000;[.E505];10000000000)" office:value-type="float" office:value="80405.8034479868" calcext:value-type="float">
            <text:p>80 406</text:p>
          </table:table-cell>
          <table:table-cell/>
          <table:table-cell table:formula="of:=[.F$2]*[.C504]^[.F$3] + [.F$4]*[.C504]^[.F$5] + [.F$6]*[.C504]^[.F$7] + IF([.C504]&gt;[.F$8];[.F$9];0) + IF([.C50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6" calcext:value-type="date">
            <text:p>26-05-2020</text:p>
          </table:table-cell>
          <table:table-cell table:formula="of:=IF([.E506]&lt;10000000000;[.E506];10000000000)" office:value-type="float" office:value="80405.8034479868" calcext:value-type="float">
            <text:p>80 406</text:p>
          </table:table-cell>
          <table:table-cell/>
          <table:table-cell table:formula="of:=[.F$2]*[.C505]^[.F$3] + [.F$4]*[.C505]^[.F$5] + [.F$6]*[.C505]^[.F$7] + IF([.C505]&gt;[.F$8];[.F$9];0) + IF([.C50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27" calcext:value-type="date">
            <text:p>27-05-2020</text:p>
          </table:table-cell>
          <table:table-cell table:formula="of:=IF([.E507]&lt;10000000000;[.E507];10000000000)" office:value-type="float" office:value="80405.8034479868" calcext:value-type="float">
            <text:p>80 406</text:p>
          </table:table-cell>
          <table:table-cell/>
          <table:table-cell table:formula="of:=[.F$2]*[.C506]^[.F$3] + [.F$4]*[.C506]^[.F$5] + [.F$6]*[.C506]^[.F$7] + IF([.C506]&gt;[.F$8];[.F$9];0) + IF([.C50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28" calcext:value-type="date">
            <text:p>28-05-2020</text:p>
          </table:table-cell>
          <table:table-cell table:formula="of:=IF([.E508]&lt;10000000000;[.E508];10000000000)" office:value-type="float" office:value="80405.8034479868" calcext:value-type="float">
            <text:p>80 406</text:p>
          </table:table-cell>
          <table:table-cell/>
          <table:table-cell table:formula="of:=[.F$2]*[.C507]^[.F$3] + [.F$4]*[.C507]^[.F$5] + [.F$6]*[.C507]^[.F$7] + IF([.C507]&gt;[.F$8];[.F$9];0) + IF([.C50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5-29" calcext:value-type="date">
            <text:p>29-05-2020</text:p>
          </table:table-cell>
          <table:table-cell table:formula="of:=IF([.E509]&lt;10000000000;[.E509];10000000000)" office:value-type="float" office:value="80405.8034479868" calcext:value-type="float">
            <text:p>80 406</text:p>
          </table:table-cell>
          <table:table-cell/>
          <table:table-cell table:formula="of:=[.F$2]*[.C508]^[.F$3] + [.F$4]*[.C508]^[.F$5] + [.F$6]*[.C508]^[.F$7] + IF([.C508]&gt;[.F$8];[.F$9];0) + IF([.C50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5-30" calcext:value-type="date">
            <text:p>30-05-2020</text:p>
          </table:table-cell>
          <table:table-cell table:formula="of:=IF([.E510]&lt;10000000000;[.E510];10000000000)" office:value-type="float" office:value="80405.8034479868" calcext:value-type="float">
            <text:p>80 406</text:p>
          </table:table-cell>
          <table:table-cell/>
          <table:table-cell table:formula="of:=[.F$2]*[.C509]^[.F$3] + [.F$4]*[.C509]^[.F$5] + [.F$6]*[.C509]^[.F$7] + IF([.C509]&gt;[.F$8];[.F$9];0) + IF([.C50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5-31" calcext:value-type="date">
            <text:p>31-05-2020</text:p>
          </table:table-cell>
          <table:table-cell table:formula="of:=IF([.E511]&lt;10000000000;[.E511];10000000000)" office:value-type="float" office:value="80405.8034479868" calcext:value-type="float">
            <text:p>80 406</text:p>
          </table:table-cell>
          <table:table-cell/>
          <table:table-cell table:formula="of:=[.F$2]*[.C510]^[.F$3] + [.F$4]*[.C510]^[.F$5] + [.F$6]*[.C510]^[.F$7] + IF([.C510]&gt;[.F$8];[.F$9];0) + IF([.C51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1" calcext:value-type="date">
            <text:p>01-06-2020</text:p>
          </table:table-cell>
          <table:table-cell table:formula="of:=IF([.E512]&lt;10000000000;[.E512];10000000000)" office:value-type="float" office:value="80405.8034479868" calcext:value-type="float">
            <text:p>80 406</text:p>
          </table:table-cell>
          <table:table-cell/>
          <table:table-cell table:formula="of:=[.F$2]*[.C511]^[.F$3] + [.F$4]*[.C511]^[.F$5] + [.F$6]*[.C511]^[.F$7] + IF([.C511]&gt;[.F$8];[.F$9];0) + IF([.C51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2" calcext:value-type="date">
            <text:p>02-06-2020</text:p>
          </table:table-cell>
          <table:table-cell table:formula="of:=IF([.E513]&lt;10000000000;[.E513];10000000000)" office:value-type="float" office:value="80405.8034479868" calcext:value-type="float">
            <text:p>80 406</text:p>
          </table:table-cell>
          <table:table-cell/>
          <table:table-cell table:formula="of:=[.F$2]*[.C512]^[.F$3] + [.F$4]*[.C512]^[.F$5] + [.F$6]*[.C512]^[.F$7] + IF([.C512]&gt;[.F$8];[.F$9];0) + IF([.C51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3" calcext:value-type="date">
            <text:p>03-06-2020</text:p>
          </table:table-cell>
          <table:table-cell table:formula="of:=IF([.E514]&lt;10000000000;[.E514];10000000000)" office:value-type="float" office:value="80405.8034479868" calcext:value-type="float">
            <text:p>80 406</text:p>
          </table:table-cell>
          <table:table-cell/>
          <table:table-cell table:formula="of:=[.F$2]*[.C513]^[.F$3] + [.F$4]*[.C513]^[.F$5] + [.F$6]*[.C513]^[.F$7] + IF([.C513]&gt;[.F$8];[.F$9];0) + IF([.C51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4" calcext:value-type="date">
            <text:p>04-06-2020</text:p>
          </table:table-cell>
          <table:table-cell table:formula="of:=IF([.E515]&lt;10000000000;[.E515];10000000000)" office:value-type="float" office:value="80405.8034479868" calcext:value-type="float">
            <text:p>80 406</text:p>
          </table:table-cell>
          <table:table-cell/>
          <table:table-cell table:formula="of:=[.F$2]*[.C514]^[.F$3] + [.F$4]*[.C514]^[.F$5] + [.F$6]*[.C514]^[.F$7] + IF([.C514]&gt;[.F$8];[.F$9];0) + IF([.C51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5" calcext:value-type="date">
            <text:p>05-06-2020</text:p>
          </table:table-cell>
          <table:table-cell table:formula="of:=IF([.E516]&lt;10000000000;[.E516];10000000000)" office:value-type="float" office:value="80405.8034479868" calcext:value-type="float">
            <text:p>80 406</text:p>
          </table:table-cell>
          <table:table-cell/>
          <table:table-cell table:formula="of:=[.F$2]*[.C515]^[.F$3] + [.F$4]*[.C515]^[.F$5] + [.F$6]*[.C515]^[.F$7] + IF([.C515]&gt;[.F$8];[.F$9];0) + IF([.C51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6" calcext:value-type="date">
            <text:p>06-06-2020</text:p>
          </table:table-cell>
          <table:table-cell table:formula="of:=IF([.E517]&lt;10000000000;[.E517];10000000000)" office:value-type="float" office:value="80405.8034479868" calcext:value-type="float">
            <text:p>80 406</text:p>
          </table:table-cell>
          <table:table-cell/>
          <table:table-cell table:formula="of:=[.F$2]*[.C516]^[.F$3] + [.F$4]*[.C516]^[.F$5] + [.F$6]*[.C516]^[.F$7] + IF([.C516]&gt;[.F$8];[.F$9];0) + IF([.C51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07" calcext:value-type="date">
            <text:p>07-06-2020</text:p>
          </table:table-cell>
          <table:table-cell table:formula="of:=IF([.E518]&lt;10000000000;[.E518];10000000000)" office:value-type="float" office:value="80405.8034479868" calcext:value-type="float">
            <text:p>80 406</text:p>
          </table:table-cell>
          <table:table-cell/>
          <table:table-cell table:formula="of:=[.F$2]*[.C517]^[.F$3] + [.F$4]*[.C517]^[.F$5] + [.F$6]*[.C517]^[.F$7] + IF([.C517]&gt;[.F$8];[.F$9];0) + IF([.C51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08" calcext:value-type="date">
            <text:p>08-06-2020</text:p>
          </table:table-cell>
          <table:table-cell table:formula="of:=IF([.E519]&lt;10000000000;[.E519];10000000000)" office:value-type="float" office:value="80405.8034479868" calcext:value-type="float">
            <text:p>80 406</text:p>
          </table:table-cell>
          <table:table-cell/>
          <table:table-cell table:formula="of:=[.F$2]*[.C518]^[.F$3] + [.F$4]*[.C518]^[.F$5] + [.F$6]*[.C518]^[.F$7] + IF([.C518]&gt;[.F$8];[.F$9];0) + IF([.C51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09" calcext:value-type="date">
            <text:p>09-06-2020</text:p>
          </table:table-cell>
          <table:table-cell table:formula="of:=IF([.E520]&lt;10000000000;[.E520];10000000000)" office:value-type="float" office:value="80405.8034479868" calcext:value-type="float">
            <text:p>80 406</text:p>
          </table:table-cell>
          <table:table-cell/>
          <table:table-cell table:formula="of:=[.F$2]*[.C519]^[.F$3] + [.F$4]*[.C519]^[.F$5] + [.F$6]*[.C519]^[.F$7] + IF([.C519]&gt;[.F$8];[.F$9];0) + IF([.C51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0" calcext:value-type="date">
            <text:p>10-06-2020</text:p>
          </table:table-cell>
          <table:table-cell table:formula="of:=IF([.E521]&lt;10000000000;[.E521];10000000000)" office:value-type="float" office:value="80405.8034479868" calcext:value-type="float">
            <text:p>80 406</text:p>
          </table:table-cell>
          <table:table-cell/>
          <table:table-cell table:formula="of:=[.F$2]*[.C520]^[.F$3] + [.F$4]*[.C520]^[.F$5] + [.F$6]*[.C520]^[.F$7] + IF([.C520]&gt;[.F$8];[.F$9];0) + IF([.C52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1" calcext:value-type="date">
            <text:p>11-06-2020</text:p>
          </table:table-cell>
          <table:table-cell table:formula="of:=IF([.E522]&lt;10000000000;[.E522];10000000000)" office:value-type="float" office:value="80405.8034479868" calcext:value-type="float">
            <text:p>80 406</text:p>
          </table:table-cell>
          <table:table-cell/>
          <table:table-cell table:formula="of:=[.F$2]*[.C521]^[.F$3] + [.F$4]*[.C521]^[.F$5] + [.F$6]*[.C521]^[.F$7] + IF([.C521]&gt;[.F$8];[.F$9];0) + IF([.C52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2" calcext:value-type="date">
            <text:p>12-06-2020</text:p>
          </table:table-cell>
          <table:table-cell table:formula="of:=IF([.E523]&lt;10000000000;[.E523];10000000000)" office:value-type="float" office:value="80405.8034479868" calcext:value-type="float">
            <text:p>80 406</text:p>
          </table:table-cell>
          <table:table-cell/>
          <table:table-cell table:formula="of:=[.F$2]*[.C522]^[.F$3] + [.F$4]*[.C522]^[.F$5] + [.F$6]*[.C522]^[.F$7] + IF([.C522]&gt;[.F$8];[.F$9];0) + IF([.C52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3" calcext:value-type="date">
            <text:p>13-06-2020</text:p>
          </table:table-cell>
          <table:table-cell table:formula="of:=IF([.E524]&lt;10000000000;[.E524];10000000000)" office:value-type="float" office:value="80405.8034479868" calcext:value-type="float">
            <text:p>80 406</text:p>
          </table:table-cell>
          <table:table-cell/>
          <table:table-cell table:formula="of:=[.F$2]*[.C523]^[.F$3] + [.F$4]*[.C523]^[.F$5] + [.F$6]*[.C523]^[.F$7] + IF([.C523]&gt;[.F$8];[.F$9];0) + IF([.C52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4" calcext:value-type="date">
            <text:p>14-06-2020</text:p>
          </table:table-cell>
          <table:table-cell table:formula="of:=IF([.E525]&lt;10000000000;[.E525];10000000000)" office:value-type="float" office:value="80405.8034479868" calcext:value-type="float">
            <text:p>80 406</text:p>
          </table:table-cell>
          <table:table-cell/>
          <table:table-cell table:formula="of:=[.F$2]*[.C524]^[.F$3] + [.F$4]*[.C524]^[.F$5] + [.F$6]*[.C524]^[.F$7] + IF([.C524]&gt;[.F$8];[.F$9];0) + IF([.C52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5" calcext:value-type="date">
            <text:p>15-06-2020</text:p>
          </table:table-cell>
          <table:table-cell table:formula="of:=IF([.E526]&lt;10000000000;[.E526];10000000000)" office:value-type="float" office:value="80405.8034479868" calcext:value-type="float">
            <text:p>80 406</text:p>
          </table:table-cell>
          <table:table-cell/>
          <table:table-cell table:formula="of:=[.F$2]*[.C525]^[.F$3] + [.F$4]*[.C525]^[.F$5] + [.F$6]*[.C525]^[.F$7] + IF([.C525]&gt;[.F$8];[.F$9];0) + IF([.C52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6" calcext:value-type="date">
            <text:p>16-06-2020</text:p>
          </table:table-cell>
          <table:table-cell table:formula="of:=IF([.E527]&lt;10000000000;[.E527];10000000000)" office:value-type="float" office:value="80405.8034479868" calcext:value-type="float">
            <text:p>80 406</text:p>
          </table:table-cell>
          <table:table-cell/>
          <table:table-cell table:formula="of:=[.F$2]*[.C526]^[.F$3] + [.F$4]*[.C526]^[.F$5] + [.F$6]*[.C526]^[.F$7] + IF([.C526]&gt;[.F$8];[.F$9];0) + IF([.C52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17" calcext:value-type="date">
            <text:p>17-06-2020</text:p>
          </table:table-cell>
          <table:table-cell table:formula="of:=IF([.E528]&lt;10000000000;[.E528];10000000000)" office:value-type="float" office:value="80405.8034479868" calcext:value-type="float">
            <text:p>80 406</text:p>
          </table:table-cell>
          <table:table-cell/>
          <table:table-cell table:formula="of:=[.F$2]*[.C527]^[.F$3] + [.F$4]*[.C527]^[.F$5] + [.F$6]*[.C527]^[.F$7] + IF([.C527]&gt;[.F$8];[.F$9];0) + IF([.C52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18" calcext:value-type="date">
            <text:p>18-06-2020</text:p>
          </table:table-cell>
          <table:table-cell table:formula="of:=IF([.E529]&lt;10000000000;[.E529];10000000000)" office:value-type="float" office:value="80405.8034479868" calcext:value-type="float">
            <text:p>80 406</text:p>
          </table:table-cell>
          <table:table-cell/>
          <table:table-cell table:formula="of:=[.F$2]*[.C528]^[.F$3] + [.F$4]*[.C528]^[.F$5] + [.F$6]*[.C528]^[.F$7] + IF([.C528]&gt;[.F$8];[.F$9];0) + IF([.C52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19" calcext:value-type="date">
            <text:p>19-06-2020</text:p>
          </table:table-cell>
          <table:table-cell table:formula="of:=IF([.E530]&lt;10000000000;[.E530];10000000000)" office:value-type="float" office:value="80405.8034479868" calcext:value-type="float">
            <text:p>80 406</text:p>
          </table:table-cell>
          <table:table-cell/>
          <table:table-cell table:formula="of:=[.F$2]*[.C529]^[.F$3] + [.F$4]*[.C529]^[.F$5] + [.F$6]*[.C529]^[.F$7] + IF([.C529]&gt;[.F$8];[.F$9];0) + IF([.C52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0" calcext:value-type="date">
            <text:p>20-06-2020</text:p>
          </table:table-cell>
          <table:table-cell table:formula="of:=IF([.E531]&lt;10000000000;[.E531];10000000000)" office:value-type="float" office:value="80405.8034479868" calcext:value-type="float">
            <text:p>80 406</text:p>
          </table:table-cell>
          <table:table-cell/>
          <table:table-cell table:formula="of:=[.F$2]*[.C530]^[.F$3] + [.F$4]*[.C530]^[.F$5] + [.F$6]*[.C530]^[.F$7] + IF([.C530]&gt;[.F$8];[.F$9];0) + IF([.C53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1" calcext:value-type="date">
            <text:p>21-06-2020</text:p>
          </table:table-cell>
          <table:table-cell table:formula="of:=IF([.E532]&lt;10000000000;[.E532];10000000000)" office:value-type="float" office:value="80405.8034479868" calcext:value-type="float">
            <text:p>80 406</text:p>
          </table:table-cell>
          <table:table-cell/>
          <table:table-cell table:formula="of:=[.F$2]*[.C531]^[.F$3] + [.F$4]*[.C531]^[.F$5] + [.F$6]*[.C531]^[.F$7] + IF([.C531]&gt;[.F$8];[.F$9];0) + IF([.C53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2" calcext:value-type="date">
            <text:p>22-06-2020</text:p>
          </table:table-cell>
          <table:table-cell table:formula="of:=IF([.E533]&lt;10000000000;[.E533];10000000000)" office:value-type="float" office:value="80405.8034479868" calcext:value-type="float">
            <text:p>80 406</text:p>
          </table:table-cell>
          <table:table-cell/>
          <table:table-cell table:formula="of:=[.F$2]*[.C532]^[.F$3] + [.F$4]*[.C532]^[.F$5] + [.F$6]*[.C532]^[.F$7] + IF([.C532]&gt;[.F$8];[.F$9];0) + IF([.C53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3" calcext:value-type="date">
            <text:p>23-06-2020</text:p>
          </table:table-cell>
          <table:table-cell table:formula="of:=IF([.E534]&lt;10000000000;[.E534];10000000000)" office:value-type="float" office:value="80405.8034479868" calcext:value-type="float">
            <text:p>80 406</text:p>
          </table:table-cell>
          <table:table-cell/>
          <table:table-cell table:formula="of:=[.F$2]*[.C533]^[.F$3] + [.F$4]*[.C533]^[.F$5] + [.F$6]*[.C533]^[.F$7] + IF([.C533]&gt;[.F$8];[.F$9];0) + IF([.C53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4" calcext:value-type="date">
            <text:p>24-06-2020</text:p>
          </table:table-cell>
          <table:table-cell table:formula="of:=IF([.E535]&lt;10000000000;[.E535];10000000000)" office:value-type="float" office:value="80405.8034479868" calcext:value-type="float">
            <text:p>80 406</text:p>
          </table:table-cell>
          <table:table-cell/>
          <table:table-cell table:formula="of:=[.F$2]*[.C534]^[.F$3] + [.F$4]*[.C534]^[.F$5] + [.F$6]*[.C534]^[.F$7] + IF([.C534]&gt;[.F$8];[.F$9];0) + IF([.C53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5" calcext:value-type="date">
            <text:p>25-06-2020</text:p>
          </table:table-cell>
          <table:table-cell table:formula="of:=IF([.E536]&lt;10000000000;[.E536];10000000000)" office:value-type="float" office:value="80405.8034479868" calcext:value-type="float">
            <text:p>80 406</text:p>
          </table:table-cell>
          <table:table-cell/>
          <table:table-cell table:formula="of:=[.F$2]*[.C535]^[.F$3] + [.F$4]*[.C535]^[.F$5] + [.F$6]*[.C535]^[.F$7] + IF([.C535]&gt;[.F$8];[.F$9];0) + IF([.C53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6" calcext:value-type="date">
            <text:p>26-06-2020</text:p>
          </table:table-cell>
          <table:table-cell table:formula="of:=IF([.E537]&lt;10000000000;[.E537];10000000000)" office:value-type="float" office:value="80405.8034479868" calcext:value-type="float">
            <text:p>80 406</text:p>
          </table:table-cell>
          <table:table-cell/>
          <table:table-cell table:formula="of:=[.F$2]*[.C536]^[.F$3] + [.F$4]*[.C536]^[.F$5] + [.F$6]*[.C536]^[.F$7] + IF([.C536]&gt;[.F$8];[.F$9];0) + IF([.C53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27" calcext:value-type="date">
            <text:p>27-06-2020</text:p>
          </table:table-cell>
          <table:table-cell table:formula="of:=IF([.E538]&lt;10000000000;[.E538];10000000000)" office:value-type="float" office:value="80405.8034479868" calcext:value-type="float">
            <text:p>80 406</text:p>
          </table:table-cell>
          <table:table-cell/>
          <table:table-cell table:formula="of:=[.F$2]*[.C537]^[.F$3] + [.F$4]*[.C537]^[.F$5] + [.F$6]*[.C537]^[.F$7] + IF([.C537]&gt;[.F$8];[.F$9];0) + IF([.C53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6-28" calcext:value-type="date">
            <text:p>28-06-2020</text:p>
          </table:table-cell>
          <table:table-cell table:formula="of:=IF([.E539]&lt;10000000000;[.E539];10000000000)" office:value-type="float" office:value="80405.8034479868" calcext:value-type="float">
            <text:p>80 406</text:p>
          </table:table-cell>
          <table:table-cell/>
          <table:table-cell table:formula="of:=[.F$2]*[.C538]^[.F$3] + [.F$4]*[.C538]^[.F$5] + [.F$6]*[.C538]^[.F$7] + IF([.C538]&gt;[.F$8];[.F$9];0) + IF([.C53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6-29" calcext:value-type="date">
            <text:p>29-06-2020</text:p>
          </table:table-cell>
          <table:table-cell table:formula="of:=IF([.E540]&lt;10000000000;[.E540];10000000000)" office:value-type="float" office:value="80405.8034479868" calcext:value-type="float">
            <text:p>80 406</text:p>
          </table:table-cell>
          <table:table-cell/>
          <table:table-cell table:formula="of:=[.F$2]*[.C539]^[.F$3] + [.F$4]*[.C539]^[.F$5] + [.F$6]*[.C539]^[.F$7] + IF([.C539]&gt;[.F$8];[.F$9];0) + IF([.C53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6-30" calcext:value-type="date">
            <text:p>30-06-2020</text:p>
          </table:table-cell>
          <table:table-cell table:formula="of:=IF([.E541]&lt;10000000000;[.E541];10000000000)" office:value-type="float" office:value="80405.8034479868" calcext:value-type="float">
            <text:p>80 406</text:p>
          </table:table-cell>
          <table:table-cell/>
          <table:table-cell table:formula="of:=[.F$2]*[.C540]^[.F$3] + [.F$4]*[.C540]^[.F$5] + [.F$6]*[.C540]^[.F$7] + IF([.C540]&gt;[.F$8];[.F$9];0) + IF([.C54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1" calcext:value-type="date">
            <text:p>01-07-2020</text:p>
          </table:table-cell>
          <table:table-cell table:formula="of:=IF([.E542]&lt;10000000000;[.E542];10000000000)" office:value-type="float" office:value="80405.8034479868" calcext:value-type="float">
            <text:p>80 406</text:p>
          </table:table-cell>
          <table:table-cell/>
          <table:table-cell table:formula="of:=[.F$2]*[.C541]^[.F$3] + [.F$4]*[.C541]^[.F$5] + [.F$6]*[.C541]^[.F$7] + IF([.C541]&gt;[.F$8];[.F$9];0) + IF([.C54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2" calcext:value-type="date">
            <text:p>02-07-2020</text:p>
          </table:table-cell>
          <table:table-cell table:formula="of:=IF([.E543]&lt;10000000000;[.E543];10000000000)" office:value-type="float" office:value="80405.8034479868" calcext:value-type="float">
            <text:p>80 406</text:p>
          </table:table-cell>
          <table:table-cell/>
          <table:table-cell table:formula="of:=[.F$2]*[.C542]^[.F$3] + [.F$4]*[.C542]^[.F$5] + [.F$6]*[.C542]^[.F$7] + IF([.C542]&gt;[.F$8];[.F$9];0) + IF([.C54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3" calcext:value-type="date">
            <text:p>03-07-2020</text:p>
          </table:table-cell>
          <table:table-cell table:formula="of:=IF([.E544]&lt;10000000000;[.E544];10000000000)" office:value-type="float" office:value="80405.8034479868" calcext:value-type="float">
            <text:p>80 406</text:p>
          </table:table-cell>
          <table:table-cell/>
          <table:table-cell table:formula="of:=[.F$2]*[.C543]^[.F$3] + [.F$4]*[.C543]^[.F$5] + [.F$6]*[.C543]^[.F$7] + IF([.C543]&gt;[.F$8];[.F$9];0) + IF([.C54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4" calcext:value-type="date">
            <text:p>04-07-2020</text:p>
          </table:table-cell>
          <table:table-cell table:formula="of:=IF([.E545]&lt;10000000000;[.E545];10000000000)" office:value-type="float" office:value="80405.8034479868" calcext:value-type="float">
            <text:p>80 406</text:p>
          </table:table-cell>
          <table:table-cell/>
          <table:table-cell table:formula="of:=[.F$2]*[.C544]^[.F$3] + [.F$4]*[.C544]^[.F$5] + [.F$6]*[.C544]^[.F$7] + IF([.C544]&gt;[.F$8];[.F$9];0) + IF([.C54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5" calcext:value-type="date">
            <text:p>05-07-2020</text:p>
          </table:table-cell>
          <table:table-cell table:formula="of:=IF([.E546]&lt;10000000000;[.E546];10000000000)" office:value-type="float" office:value="80405.8034479868" calcext:value-type="float">
            <text:p>80 406</text:p>
          </table:table-cell>
          <table:table-cell/>
          <table:table-cell table:formula="of:=[.F$2]*[.C545]^[.F$3] + [.F$4]*[.C545]^[.F$5] + [.F$6]*[.C545]^[.F$7] + IF([.C545]&gt;[.F$8];[.F$9];0) + IF([.C54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6" calcext:value-type="date">
            <text:p>06-07-2020</text:p>
          </table:table-cell>
          <table:table-cell table:formula="of:=IF([.E547]&lt;10000000000;[.E547];10000000000)" office:value-type="float" office:value="80405.8034479868" calcext:value-type="float">
            <text:p>80 406</text:p>
          </table:table-cell>
          <table:table-cell/>
          <table:table-cell table:formula="of:=[.F$2]*[.C546]^[.F$3] + [.F$4]*[.C546]^[.F$5] + [.F$6]*[.C546]^[.F$7] + IF([.C546]&gt;[.F$8];[.F$9];0) + IF([.C54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07" calcext:value-type="date">
            <text:p>07-07-2020</text:p>
          </table:table-cell>
          <table:table-cell table:formula="of:=IF([.E548]&lt;10000000000;[.E548];10000000000)" office:value-type="float" office:value="80405.8034479868" calcext:value-type="float">
            <text:p>80 406</text:p>
          </table:table-cell>
          <table:table-cell/>
          <table:table-cell table:formula="of:=[.F$2]*[.C547]^[.F$3] + [.F$4]*[.C547]^[.F$5] + [.F$6]*[.C547]^[.F$7] + IF([.C547]&gt;[.F$8];[.F$9];0) + IF([.C54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08" calcext:value-type="date">
            <text:p>08-07-2020</text:p>
          </table:table-cell>
          <table:table-cell table:formula="of:=IF([.E549]&lt;10000000000;[.E549];10000000000)" office:value-type="float" office:value="80405.8034479868" calcext:value-type="float">
            <text:p>80 406</text:p>
          </table:table-cell>
          <table:table-cell/>
          <table:table-cell table:formula="of:=[.F$2]*[.C548]^[.F$3] + [.F$4]*[.C548]^[.F$5] + [.F$6]*[.C548]^[.F$7] + IF([.C548]&gt;[.F$8];[.F$9];0) + IF([.C54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09" calcext:value-type="date">
            <text:p>09-07-2020</text:p>
          </table:table-cell>
          <table:table-cell table:formula="of:=IF([.E550]&lt;10000000000;[.E550];10000000000)" office:value-type="float" office:value="80405.8034479868" calcext:value-type="float">
            <text:p>80 406</text:p>
          </table:table-cell>
          <table:table-cell/>
          <table:table-cell table:formula="of:=[.F$2]*[.C549]^[.F$3] + [.F$4]*[.C549]^[.F$5] + [.F$6]*[.C549]^[.F$7] + IF([.C549]&gt;[.F$8];[.F$9];0) + IF([.C54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0" calcext:value-type="date">
            <text:p>10-07-2020</text:p>
          </table:table-cell>
          <table:table-cell table:formula="of:=IF([.E551]&lt;10000000000;[.E551];10000000000)" office:value-type="float" office:value="80405.8034479868" calcext:value-type="float">
            <text:p>80 406</text:p>
          </table:table-cell>
          <table:table-cell/>
          <table:table-cell table:formula="of:=[.F$2]*[.C550]^[.F$3] + [.F$4]*[.C550]^[.F$5] + [.F$6]*[.C550]^[.F$7] + IF([.C550]&gt;[.F$8];[.F$9];0) + IF([.C55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1" calcext:value-type="date">
            <text:p>11-07-2020</text:p>
          </table:table-cell>
          <table:table-cell table:formula="of:=IF([.E552]&lt;10000000000;[.E552];10000000000)" office:value-type="float" office:value="80405.8034479868" calcext:value-type="float">
            <text:p>80 406</text:p>
          </table:table-cell>
          <table:table-cell/>
          <table:table-cell table:formula="of:=[.F$2]*[.C551]^[.F$3] + [.F$4]*[.C551]^[.F$5] + [.F$6]*[.C551]^[.F$7] + IF([.C551]&gt;[.F$8];[.F$9];0) + IF([.C55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2" calcext:value-type="date">
            <text:p>12-07-2020</text:p>
          </table:table-cell>
          <table:table-cell table:formula="of:=IF([.E553]&lt;10000000000;[.E553];10000000000)" office:value-type="float" office:value="80405.8034479868" calcext:value-type="float">
            <text:p>80 406</text:p>
          </table:table-cell>
          <table:table-cell/>
          <table:table-cell table:formula="of:=[.F$2]*[.C552]^[.F$3] + [.F$4]*[.C552]^[.F$5] + [.F$6]*[.C552]^[.F$7] + IF([.C552]&gt;[.F$8];[.F$9];0) + IF([.C55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3" calcext:value-type="date">
            <text:p>13-07-2020</text:p>
          </table:table-cell>
          <table:table-cell table:formula="of:=IF([.E554]&lt;10000000000;[.E554];10000000000)" office:value-type="float" office:value="80405.8034479868" calcext:value-type="float">
            <text:p>80 406</text:p>
          </table:table-cell>
          <table:table-cell/>
          <table:table-cell table:formula="of:=[.F$2]*[.C553]^[.F$3] + [.F$4]*[.C553]^[.F$5] + [.F$6]*[.C553]^[.F$7] + IF([.C553]&gt;[.F$8];[.F$9];0) + IF([.C55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4" calcext:value-type="date">
            <text:p>14-07-2020</text:p>
          </table:table-cell>
          <table:table-cell table:formula="of:=IF([.E555]&lt;10000000000;[.E555];10000000000)" office:value-type="float" office:value="80405.8034479868" calcext:value-type="float">
            <text:p>80 406</text:p>
          </table:table-cell>
          <table:table-cell/>
          <table:table-cell table:formula="of:=[.F$2]*[.C554]^[.F$3] + [.F$4]*[.C554]^[.F$5] + [.F$6]*[.C554]^[.F$7] + IF([.C554]&gt;[.F$8];[.F$9];0) + IF([.C55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5" calcext:value-type="date">
            <text:p>15-07-2020</text:p>
          </table:table-cell>
          <table:table-cell table:formula="of:=IF([.E556]&lt;10000000000;[.E556];10000000000)" office:value-type="float" office:value="80405.8034479868" calcext:value-type="float">
            <text:p>80 406</text:p>
          </table:table-cell>
          <table:table-cell/>
          <table:table-cell table:formula="of:=[.F$2]*[.C555]^[.F$3] + [.F$4]*[.C555]^[.F$5] + [.F$6]*[.C555]^[.F$7] + IF([.C555]&gt;[.F$8];[.F$9];0) + IF([.C55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6" calcext:value-type="date">
            <text:p>16-07-2020</text:p>
          </table:table-cell>
          <table:table-cell table:formula="of:=IF([.E557]&lt;10000000000;[.E557];10000000000)" office:value-type="float" office:value="80405.8034479868" calcext:value-type="float">
            <text:p>80 406</text:p>
          </table:table-cell>
          <table:table-cell/>
          <table:table-cell table:formula="of:=[.F$2]*[.C556]^[.F$3] + [.F$4]*[.C556]^[.F$5] + [.F$6]*[.C556]^[.F$7] + IF([.C556]&gt;[.F$8];[.F$9];0) + IF([.C55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17" calcext:value-type="date">
            <text:p>17-07-2020</text:p>
          </table:table-cell>
          <table:table-cell table:formula="of:=IF([.E558]&lt;10000000000;[.E558];10000000000)" office:value-type="float" office:value="80405.8034479868" calcext:value-type="float">
            <text:p>80 406</text:p>
          </table:table-cell>
          <table:table-cell/>
          <table:table-cell table:formula="of:=[.F$2]*[.C557]^[.F$3] + [.F$4]*[.C557]^[.F$5] + [.F$6]*[.C557]^[.F$7] + IF([.C557]&gt;[.F$8];[.F$9];0) + IF([.C55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18" calcext:value-type="date">
            <text:p>18-07-2020</text:p>
          </table:table-cell>
          <table:table-cell table:formula="of:=IF([.E559]&lt;10000000000;[.E559];10000000000)" office:value-type="float" office:value="80405.8034479868" calcext:value-type="float">
            <text:p>80 406</text:p>
          </table:table-cell>
          <table:table-cell/>
          <table:table-cell table:formula="of:=[.F$2]*[.C558]^[.F$3] + [.F$4]*[.C558]^[.F$5] + [.F$6]*[.C558]^[.F$7] + IF([.C558]&gt;[.F$8];[.F$9];0) + IF([.C55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19" calcext:value-type="date">
            <text:p>19-07-2020</text:p>
          </table:table-cell>
          <table:table-cell table:formula="of:=IF([.E560]&lt;10000000000;[.E560];10000000000)" office:value-type="float" office:value="80405.8034479868" calcext:value-type="float">
            <text:p>80 406</text:p>
          </table:table-cell>
          <table:table-cell/>
          <table:table-cell table:formula="of:=[.F$2]*[.C559]^[.F$3] + [.F$4]*[.C559]^[.F$5] + [.F$6]*[.C559]^[.F$7] + IF([.C559]&gt;[.F$8];[.F$9];0) + IF([.C55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0" calcext:value-type="date">
            <text:p>20-07-2020</text:p>
          </table:table-cell>
          <table:table-cell table:formula="of:=IF([.E561]&lt;10000000000;[.E561];10000000000)" office:value-type="float" office:value="80405.8034479868" calcext:value-type="float">
            <text:p>80 406</text:p>
          </table:table-cell>
          <table:table-cell/>
          <table:table-cell table:formula="of:=[.F$2]*[.C560]^[.F$3] + [.F$4]*[.C560]^[.F$5] + [.F$6]*[.C560]^[.F$7] + IF([.C560]&gt;[.F$8];[.F$9];0) + IF([.C56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1" calcext:value-type="date">
            <text:p>21-07-2020</text:p>
          </table:table-cell>
          <table:table-cell table:formula="of:=IF([.E562]&lt;10000000000;[.E562];10000000000)" office:value-type="float" office:value="80405.8034479868" calcext:value-type="float">
            <text:p>80 406</text:p>
          </table:table-cell>
          <table:table-cell/>
          <table:table-cell table:formula="of:=[.F$2]*[.C561]^[.F$3] + [.F$4]*[.C561]^[.F$5] + [.F$6]*[.C561]^[.F$7] + IF([.C561]&gt;[.F$8];[.F$9];0) + IF([.C56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2" calcext:value-type="date">
            <text:p>22-07-2020</text:p>
          </table:table-cell>
          <table:table-cell table:formula="of:=IF([.E563]&lt;10000000000;[.E563];10000000000)" office:value-type="float" office:value="80405.8034479868" calcext:value-type="float">
            <text:p>80 406</text:p>
          </table:table-cell>
          <table:table-cell/>
          <table:table-cell table:formula="of:=[.F$2]*[.C562]^[.F$3] + [.F$4]*[.C562]^[.F$5] + [.F$6]*[.C562]^[.F$7] + IF([.C562]&gt;[.F$8];[.F$9];0) + IF([.C56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3" calcext:value-type="date">
            <text:p>23-07-2020</text:p>
          </table:table-cell>
          <table:table-cell table:formula="of:=IF([.E564]&lt;10000000000;[.E564];10000000000)" office:value-type="float" office:value="80405.8034479868" calcext:value-type="float">
            <text:p>80 406</text:p>
          </table:table-cell>
          <table:table-cell/>
          <table:table-cell table:formula="of:=[.F$2]*[.C563]^[.F$3] + [.F$4]*[.C563]^[.F$5] + [.F$6]*[.C563]^[.F$7] + IF([.C563]&gt;[.F$8];[.F$9];0) + IF([.C56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4" calcext:value-type="date">
            <text:p>24-07-2020</text:p>
          </table:table-cell>
          <table:table-cell table:formula="of:=IF([.E565]&lt;10000000000;[.E565];10000000000)" office:value-type="float" office:value="80405.8034479868" calcext:value-type="float">
            <text:p>80 406</text:p>
          </table:table-cell>
          <table:table-cell/>
          <table:table-cell table:formula="of:=[.F$2]*[.C564]^[.F$3] + [.F$4]*[.C564]^[.F$5] + [.F$6]*[.C564]^[.F$7] + IF([.C564]&gt;[.F$8];[.F$9];0) + IF([.C56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5" calcext:value-type="date">
            <text:p>25-07-2020</text:p>
          </table:table-cell>
          <table:table-cell table:formula="of:=IF([.E566]&lt;10000000000;[.E566];10000000000)" office:value-type="float" office:value="80405.8034479868" calcext:value-type="float">
            <text:p>80 406</text:p>
          </table:table-cell>
          <table:table-cell/>
          <table:table-cell table:formula="of:=[.F$2]*[.C565]^[.F$3] + [.F$4]*[.C565]^[.F$5] + [.F$6]*[.C565]^[.F$7] + IF([.C565]&gt;[.F$8];[.F$9];0) + IF([.C56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6" calcext:value-type="date">
            <text:p>26-07-2020</text:p>
          </table:table-cell>
          <table:table-cell table:formula="of:=IF([.E567]&lt;10000000000;[.E567];10000000000)" office:value-type="float" office:value="80405.8034479868" calcext:value-type="float">
            <text:p>80 406</text:p>
          </table:table-cell>
          <table:table-cell/>
          <table:table-cell table:formula="of:=[.F$2]*[.C566]^[.F$3] + [.F$4]*[.C566]^[.F$5] + [.F$6]*[.C566]^[.F$7] + IF([.C566]&gt;[.F$8];[.F$9];0) + IF([.C56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27" calcext:value-type="date">
            <text:p>27-07-2020</text:p>
          </table:table-cell>
          <table:table-cell table:formula="of:=IF([.E568]&lt;10000000000;[.E568];10000000000)" office:value-type="float" office:value="80405.8034479868" calcext:value-type="float">
            <text:p>80 406</text:p>
          </table:table-cell>
          <table:table-cell/>
          <table:table-cell table:formula="of:=[.F$2]*[.C567]^[.F$3] + [.F$4]*[.C567]^[.F$5] + [.F$6]*[.C567]^[.F$7] + IF([.C567]&gt;[.F$8];[.F$9];0) + IF([.C56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28" calcext:value-type="date">
            <text:p>28-07-2020</text:p>
          </table:table-cell>
          <table:table-cell table:formula="of:=IF([.E569]&lt;10000000000;[.E569];10000000000)" office:value-type="float" office:value="80405.8034479868" calcext:value-type="float">
            <text:p>80 406</text:p>
          </table:table-cell>
          <table:table-cell/>
          <table:table-cell table:formula="of:=[.F$2]*[.C568]^[.F$3] + [.F$4]*[.C568]^[.F$5] + [.F$6]*[.C568]^[.F$7] + IF([.C568]&gt;[.F$8];[.F$9];0) + IF([.C56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7-29" calcext:value-type="date">
            <text:p>29-07-2020</text:p>
          </table:table-cell>
          <table:table-cell table:formula="of:=IF([.E570]&lt;10000000000;[.E570];10000000000)" office:value-type="float" office:value="80405.8034479868" calcext:value-type="float">
            <text:p>80 406</text:p>
          </table:table-cell>
          <table:table-cell/>
          <table:table-cell table:formula="of:=[.F$2]*[.C569]^[.F$3] + [.F$4]*[.C569]^[.F$5] + [.F$6]*[.C569]^[.F$7] + IF([.C569]&gt;[.F$8];[.F$9];0) + IF([.C56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7-30" calcext:value-type="date">
            <text:p>30-07-2020</text:p>
          </table:table-cell>
          <table:table-cell table:formula="of:=IF([.E571]&lt;10000000000;[.E571];10000000000)" office:value-type="float" office:value="80405.8034479868" calcext:value-type="float">
            <text:p>80 406</text:p>
          </table:table-cell>
          <table:table-cell/>
          <table:table-cell table:formula="of:=[.F$2]*[.C570]^[.F$3] + [.F$4]*[.C570]^[.F$5] + [.F$6]*[.C570]^[.F$7] + IF([.C570]&gt;[.F$8];[.F$9];0) + IF([.C57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7-31" calcext:value-type="date">
            <text:p>31-07-2020</text:p>
          </table:table-cell>
          <table:table-cell table:formula="of:=IF([.E572]&lt;10000000000;[.E572];10000000000)" office:value-type="float" office:value="80405.8034479868" calcext:value-type="float">
            <text:p>80 406</text:p>
          </table:table-cell>
          <table:table-cell/>
          <table:table-cell table:formula="of:=[.F$2]*[.C571]^[.F$3] + [.F$4]*[.C571]^[.F$5] + [.F$6]*[.C571]^[.F$7] + IF([.C571]&gt;[.F$8];[.F$9];0) + IF([.C57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1" calcext:value-type="date">
            <text:p>01-08-2020</text:p>
          </table:table-cell>
          <table:table-cell table:formula="of:=IF([.E573]&lt;10000000000;[.E573];10000000000)" office:value-type="float" office:value="80405.8034479868" calcext:value-type="float">
            <text:p>80 406</text:p>
          </table:table-cell>
          <table:table-cell/>
          <table:table-cell table:formula="of:=[.F$2]*[.C572]^[.F$3] + [.F$4]*[.C572]^[.F$5] + [.F$6]*[.C572]^[.F$7] + IF([.C572]&gt;[.F$8];[.F$9];0) + IF([.C57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2" calcext:value-type="date">
            <text:p>02-08-2020</text:p>
          </table:table-cell>
          <table:table-cell table:formula="of:=IF([.E574]&lt;10000000000;[.E574];10000000000)" office:value-type="float" office:value="80405.8034479868" calcext:value-type="float">
            <text:p>80 406</text:p>
          </table:table-cell>
          <table:table-cell/>
          <table:table-cell table:formula="of:=[.F$2]*[.C573]^[.F$3] + [.F$4]*[.C573]^[.F$5] + [.F$6]*[.C573]^[.F$7] + IF([.C573]&gt;[.F$8];[.F$9];0) + IF([.C57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3" calcext:value-type="date">
            <text:p>03-08-2020</text:p>
          </table:table-cell>
          <table:table-cell table:formula="of:=IF([.E575]&lt;10000000000;[.E575];10000000000)" office:value-type="float" office:value="80405.8034479868" calcext:value-type="float">
            <text:p>80 406</text:p>
          </table:table-cell>
          <table:table-cell/>
          <table:table-cell table:formula="of:=[.F$2]*[.C574]^[.F$3] + [.F$4]*[.C574]^[.F$5] + [.F$6]*[.C574]^[.F$7] + IF([.C574]&gt;[.F$8];[.F$9];0) + IF([.C57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4" calcext:value-type="date">
            <text:p>04-08-2020</text:p>
          </table:table-cell>
          <table:table-cell table:formula="of:=IF([.E576]&lt;10000000000;[.E576];10000000000)" office:value-type="float" office:value="80405.8034479868" calcext:value-type="float">
            <text:p>80 406</text:p>
          </table:table-cell>
          <table:table-cell/>
          <table:table-cell table:formula="of:=[.F$2]*[.C575]^[.F$3] + [.F$4]*[.C575]^[.F$5] + [.F$6]*[.C575]^[.F$7] + IF([.C575]&gt;[.F$8];[.F$9];0) + IF([.C57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5" calcext:value-type="date">
            <text:p>05-08-2020</text:p>
          </table:table-cell>
          <table:table-cell table:formula="of:=IF([.E577]&lt;10000000000;[.E577];10000000000)" office:value-type="float" office:value="80405.8034479868" calcext:value-type="float">
            <text:p>80 406</text:p>
          </table:table-cell>
          <table:table-cell/>
          <table:table-cell table:formula="of:=[.F$2]*[.C576]^[.F$3] + [.F$4]*[.C576]^[.F$5] + [.F$6]*[.C576]^[.F$7] + IF([.C576]&gt;[.F$8];[.F$9];0) + IF([.C57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6" calcext:value-type="date">
            <text:p>06-08-2020</text:p>
          </table:table-cell>
          <table:table-cell table:formula="of:=IF([.E578]&lt;10000000000;[.E578];10000000000)" office:value-type="float" office:value="80405.8034479868" calcext:value-type="float">
            <text:p>80 406</text:p>
          </table:table-cell>
          <table:table-cell/>
          <table:table-cell table:formula="of:=[.F$2]*[.C577]^[.F$3] + [.F$4]*[.C577]^[.F$5] + [.F$6]*[.C577]^[.F$7] + IF([.C577]&gt;[.F$8];[.F$9];0) + IF([.C57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07" calcext:value-type="date">
            <text:p>07-08-2020</text:p>
          </table:table-cell>
          <table:table-cell table:formula="of:=IF([.E579]&lt;10000000000;[.E579];10000000000)" office:value-type="float" office:value="80405.8034479868" calcext:value-type="float">
            <text:p>80 406</text:p>
          </table:table-cell>
          <table:table-cell/>
          <table:table-cell table:formula="of:=[.F$2]*[.C578]^[.F$3] + [.F$4]*[.C578]^[.F$5] + [.F$6]*[.C578]^[.F$7] + IF([.C578]&gt;[.F$8];[.F$9];0) + IF([.C57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08" calcext:value-type="date">
            <text:p>08-08-2020</text:p>
          </table:table-cell>
          <table:table-cell table:formula="of:=IF([.E580]&lt;10000000000;[.E580];10000000000)" office:value-type="float" office:value="80405.8034479868" calcext:value-type="float">
            <text:p>80 406</text:p>
          </table:table-cell>
          <table:table-cell/>
          <table:table-cell table:formula="of:=[.F$2]*[.C579]^[.F$3] + [.F$4]*[.C579]^[.F$5] + [.F$6]*[.C579]^[.F$7] + IF([.C579]&gt;[.F$8];[.F$9];0) + IF([.C57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09" calcext:value-type="date">
            <text:p>09-08-2020</text:p>
          </table:table-cell>
          <table:table-cell table:formula="of:=IF([.E581]&lt;10000000000;[.E581];10000000000)" office:value-type="float" office:value="80405.8034479868" calcext:value-type="float">
            <text:p>80 406</text:p>
          </table:table-cell>
          <table:table-cell/>
          <table:table-cell table:formula="of:=[.F$2]*[.C580]^[.F$3] + [.F$4]*[.C580]^[.F$5] + [.F$6]*[.C580]^[.F$7] + IF([.C580]&gt;[.F$8];[.F$9];0) + IF([.C58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0" calcext:value-type="date">
            <text:p>10-08-2020</text:p>
          </table:table-cell>
          <table:table-cell table:formula="of:=IF([.E582]&lt;10000000000;[.E582];10000000000)" office:value-type="float" office:value="80405.8034479868" calcext:value-type="float">
            <text:p>80 406</text:p>
          </table:table-cell>
          <table:table-cell/>
          <table:table-cell table:formula="of:=[.F$2]*[.C581]^[.F$3] + [.F$4]*[.C581]^[.F$5] + [.F$6]*[.C581]^[.F$7] + IF([.C581]&gt;[.F$8];[.F$9];0) + IF([.C58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1" calcext:value-type="date">
            <text:p>11-08-2020</text:p>
          </table:table-cell>
          <table:table-cell table:formula="of:=IF([.E583]&lt;10000000000;[.E583];10000000000)" office:value-type="float" office:value="80405.8034479868" calcext:value-type="float">
            <text:p>80 406</text:p>
          </table:table-cell>
          <table:table-cell/>
          <table:table-cell table:formula="of:=[.F$2]*[.C582]^[.F$3] + [.F$4]*[.C582]^[.F$5] + [.F$6]*[.C582]^[.F$7] + IF([.C582]&gt;[.F$8];[.F$9];0) + IF([.C58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2" calcext:value-type="date">
            <text:p>12-08-2020</text:p>
          </table:table-cell>
          <table:table-cell table:formula="of:=IF([.E584]&lt;10000000000;[.E584];10000000000)" office:value-type="float" office:value="80405.8034479868" calcext:value-type="float">
            <text:p>80 406</text:p>
          </table:table-cell>
          <table:table-cell/>
          <table:table-cell table:formula="of:=[.F$2]*[.C583]^[.F$3] + [.F$4]*[.C583]^[.F$5] + [.F$6]*[.C583]^[.F$7] + IF([.C583]&gt;[.F$8];[.F$9];0) + IF([.C58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3" calcext:value-type="date">
            <text:p>13-08-2020</text:p>
          </table:table-cell>
          <table:table-cell table:formula="of:=IF([.E585]&lt;10000000000;[.E585];10000000000)" office:value-type="float" office:value="80405.8034479868" calcext:value-type="float">
            <text:p>80 406</text:p>
          </table:table-cell>
          <table:table-cell/>
          <table:table-cell table:formula="of:=[.F$2]*[.C584]^[.F$3] + [.F$4]*[.C584]^[.F$5] + [.F$6]*[.C584]^[.F$7] + IF([.C584]&gt;[.F$8];[.F$9];0) + IF([.C58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4" calcext:value-type="date">
            <text:p>14-08-2020</text:p>
          </table:table-cell>
          <table:table-cell table:formula="of:=IF([.E586]&lt;10000000000;[.E586];10000000000)" office:value-type="float" office:value="80405.8034479868" calcext:value-type="float">
            <text:p>80 406</text:p>
          </table:table-cell>
          <table:table-cell/>
          <table:table-cell table:formula="of:=[.F$2]*[.C585]^[.F$3] + [.F$4]*[.C585]^[.F$5] + [.F$6]*[.C585]^[.F$7] + IF([.C585]&gt;[.F$8];[.F$9];0) + IF([.C58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5" calcext:value-type="date">
            <text:p>15-08-2020</text:p>
          </table:table-cell>
          <table:table-cell table:formula="of:=IF([.E587]&lt;10000000000;[.E587];10000000000)" office:value-type="float" office:value="80405.8034479868" calcext:value-type="float">
            <text:p>80 406</text:p>
          </table:table-cell>
          <table:table-cell/>
          <table:table-cell table:formula="of:=[.F$2]*[.C586]^[.F$3] + [.F$4]*[.C586]^[.F$5] + [.F$6]*[.C586]^[.F$7] + IF([.C586]&gt;[.F$8];[.F$9];0) + IF([.C58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6" calcext:value-type="date">
            <text:p>16-08-2020</text:p>
          </table:table-cell>
          <table:table-cell table:formula="of:=IF([.E588]&lt;10000000000;[.E588];10000000000)" office:value-type="float" office:value="80405.8034479868" calcext:value-type="float">
            <text:p>80 406</text:p>
          </table:table-cell>
          <table:table-cell/>
          <table:table-cell table:formula="of:=[.F$2]*[.C587]^[.F$3] + [.F$4]*[.C587]^[.F$5] + [.F$6]*[.C587]^[.F$7] + IF([.C587]&gt;[.F$8];[.F$9];0) + IF([.C58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17" calcext:value-type="date">
            <text:p>17-08-2020</text:p>
          </table:table-cell>
          <table:table-cell table:formula="of:=IF([.E589]&lt;10000000000;[.E589];10000000000)" office:value-type="float" office:value="80405.8034479868" calcext:value-type="float">
            <text:p>80 406</text:p>
          </table:table-cell>
          <table:table-cell/>
          <table:table-cell table:formula="of:=[.F$2]*[.C588]^[.F$3] + [.F$4]*[.C588]^[.F$5] + [.F$6]*[.C588]^[.F$7] + IF([.C588]&gt;[.F$8];[.F$9];0) + IF([.C58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18" calcext:value-type="date">
            <text:p>18-08-2020</text:p>
          </table:table-cell>
          <table:table-cell table:formula="of:=IF([.E590]&lt;10000000000;[.E590];10000000000)" office:value-type="float" office:value="80405.8034479868" calcext:value-type="float">
            <text:p>80 406</text:p>
          </table:table-cell>
          <table:table-cell/>
          <table:table-cell table:formula="of:=[.F$2]*[.C589]^[.F$3] + [.F$4]*[.C589]^[.F$5] + [.F$6]*[.C589]^[.F$7] + IF([.C589]&gt;[.F$8];[.F$9];0) + IF([.C58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19" calcext:value-type="date">
            <text:p>19-08-2020</text:p>
          </table:table-cell>
          <table:table-cell table:formula="of:=IF([.E591]&lt;10000000000;[.E591];10000000000)" office:value-type="float" office:value="80405.8034479868" calcext:value-type="float">
            <text:p>80 406</text:p>
          </table:table-cell>
          <table:table-cell/>
          <table:table-cell table:formula="of:=[.F$2]*[.C590]^[.F$3] + [.F$4]*[.C590]^[.F$5] + [.F$6]*[.C590]^[.F$7] + IF([.C590]&gt;[.F$8];[.F$9];0) + IF([.C59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0" calcext:value-type="date">
            <text:p>20-08-2020</text:p>
          </table:table-cell>
          <table:table-cell table:formula="of:=IF([.E592]&lt;10000000000;[.E592];10000000000)" office:value-type="float" office:value="80405.8034479868" calcext:value-type="float">
            <text:p>80 406</text:p>
          </table:table-cell>
          <table:table-cell/>
          <table:table-cell table:formula="of:=[.F$2]*[.C591]^[.F$3] + [.F$4]*[.C591]^[.F$5] + [.F$6]*[.C591]^[.F$7] + IF([.C591]&gt;[.F$8];[.F$9];0) + IF([.C59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1" calcext:value-type="date">
            <text:p>21-08-2020</text:p>
          </table:table-cell>
          <table:table-cell table:formula="of:=IF([.E593]&lt;10000000000;[.E593];10000000000)" office:value-type="float" office:value="80405.8034479868" calcext:value-type="float">
            <text:p>80 406</text:p>
          </table:table-cell>
          <table:table-cell/>
          <table:table-cell table:formula="of:=[.F$2]*[.C592]^[.F$3] + [.F$4]*[.C592]^[.F$5] + [.F$6]*[.C592]^[.F$7] + IF([.C592]&gt;[.F$8];[.F$9];0) + IF([.C59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2" calcext:value-type="date">
            <text:p>22-08-2020</text:p>
          </table:table-cell>
          <table:table-cell table:formula="of:=IF([.E594]&lt;10000000000;[.E594];10000000000)" office:value-type="float" office:value="80405.8034479868" calcext:value-type="float">
            <text:p>80 406</text:p>
          </table:table-cell>
          <table:table-cell/>
          <table:table-cell table:formula="of:=[.F$2]*[.C593]^[.F$3] + [.F$4]*[.C593]^[.F$5] + [.F$6]*[.C593]^[.F$7] + IF([.C593]&gt;[.F$8];[.F$9];0) + IF([.C59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3" calcext:value-type="date">
            <text:p>23-08-2020</text:p>
          </table:table-cell>
          <table:table-cell table:formula="of:=IF([.E595]&lt;10000000000;[.E595];10000000000)" office:value-type="float" office:value="80405.8034479868" calcext:value-type="float">
            <text:p>80 406</text:p>
          </table:table-cell>
          <table:table-cell/>
          <table:table-cell table:formula="of:=[.F$2]*[.C594]^[.F$3] + [.F$4]*[.C594]^[.F$5] + [.F$6]*[.C594]^[.F$7] + IF([.C594]&gt;[.F$8];[.F$9];0) + IF([.C59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4" calcext:value-type="date">
            <text:p>24-08-2020</text:p>
          </table:table-cell>
          <table:table-cell table:formula="of:=IF([.E596]&lt;10000000000;[.E596];10000000000)" office:value-type="float" office:value="80405.8034479868" calcext:value-type="float">
            <text:p>80 406</text:p>
          </table:table-cell>
          <table:table-cell/>
          <table:table-cell table:formula="of:=[.F$2]*[.C595]^[.F$3] + [.F$4]*[.C595]^[.F$5] + [.F$6]*[.C595]^[.F$7] + IF([.C595]&gt;[.F$8];[.F$9];0) + IF([.C59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5" calcext:value-type="date">
            <text:p>25-08-2020</text:p>
          </table:table-cell>
          <table:table-cell table:formula="of:=IF([.E597]&lt;10000000000;[.E597];10000000000)" office:value-type="float" office:value="80405.8034479868" calcext:value-type="float">
            <text:p>80 406</text:p>
          </table:table-cell>
          <table:table-cell/>
          <table:table-cell table:formula="of:=[.F$2]*[.C596]^[.F$3] + [.F$4]*[.C596]^[.F$5] + [.F$6]*[.C596]^[.F$7] + IF([.C596]&gt;[.F$8];[.F$9];0) + IF([.C59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6" calcext:value-type="date">
            <text:p>26-08-2020</text:p>
          </table:table-cell>
          <table:table-cell table:formula="of:=IF([.E598]&lt;10000000000;[.E598];10000000000)" office:value-type="float" office:value="80405.8034479868" calcext:value-type="float">
            <text:p>80 406</text:p>
          </table:table-cell>
          <table:table-cell/>
          <table:table-cell table:formula="of:=[.F$2]*[.C597]^[.F$3] + [.F$4]*[.C597]^[.F$5] + [.F$6]*[.C597]^[.F$7] + IF([.C597]&gt;[.F$8];[.F$9];0) + IF([.C59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27" calcext:value-type="date">
            <text:p>27-08-2020</text:p>
          </table:table-cell>
          <table:table-cell table:formula="of:=IF([.E599]&lt;10000000000;[.E599];10000000000)" office:value-type="float" office:value="80405.8034479868" calcext:value-type="float">
            <text:p>80 406</text:p>
          </table:table-cell>
          <table:table-cell/>
          <table:table-cell table:formula="of:=[.F$2]*[.C598]^[.F$3] + [.F$4]*[.C598]^[.F$5] + [.F$6]*[.C598]^[.F$7] + IF([.C598]&gt;[.F$8];[.F$9];0) + IF([.C59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28" calcext:value-type="date">
            <text:p>28-08-2020</text:p>
          </table:table-cell>
          <table:table-cell table:formula="of:=IF([.E600]&lt;10000000000;[.E600];10000000000)" office:value-type="float" office:value="80405.8034479868" calcext:value-type="float">
            <text:p>80 406</text:p>
          </table:table-cell>
          <table:table-cell/>
          <table:table-cell table:formula="of:=[.F$2]*[.C599]^[.F$3] + [.F$4]*[.C599]^[.F$5] + [.F$6]*[.C599]^[.F$7] + IF([.C599]&gt;[.F$8];[.F$9];0) + IF([.C59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8-29" calcext:value-type="date">
            <text:p>29-08-2020</text:p>
          </table:table-cell>
          <table:table-cell table:formula="of:=IF([.E601]&lt;10000000000;[.E601];10000000000)" office:value-type="float" office:value="80405.8034479868" calcext:value-type="float">
            <text:p>80 406</text:p>
          </table:table-cell>
          <table:table-cell/>
          <table:table-cell table:formula="of:=[.F$2]*[.C600]^[.F$3] + [.F$4]*[.C600]^[.F$5] + [.F$6]*[.C600]^[.F$7] + IF([.C600]&gt;[.F$8];[.F$9];0) + IF([.C60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8-30" calcext:value-type="date">
            <text:p>30-08-2020</text:p>
          </table:table-cell>
          <table:table-cell table:formula="of:=IF([.E602]&lt;10000000000;[.E602];10000000000)" office:value-type="float" office:value="80405.8034479868" calcext:value-type="float">
            <text:p>80 406</text:p>
          </table:table-cell>
          <table:table-cell/>
          <table:table-cell table:formula="of:=[.F$2]*[.C601]^[.F$3] + [.F$4]*[.C601]^[.F$5] + [.F$6]*[.C601]^[.F$7] + IF([.C601]&gt;[.F$8];[.F$9];0) + IF([.C60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8-31" calcext:value-type="date">
            <text:p>31-08-2020</text:p>
          </table:table-cell>
          <table:table-cell table:formula="of:=IF([.E603]&lt;10000000000;[.E603];10000000000)" office:value-type="float" office:value="80405.8034479868" calcext:value-type="float">
            <text:p>80 406</text:p>
          </table:table-cell>
          <table:table-cell/>
          <table:table-cell table:formula="of:=[.F$2]*[.C602]^[.F$3] + [.F$4]*[.C602]^[.F$5] + [.F$6]*[.C602]^[.F$7] + IF([.C602]&gt;[.F$8];[.F$9];0) + IF([.C60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1" calcext:value-type="date">
            <text:p>01-09-2020</text:p>
          </table:table-cell>
          <table:table-cell table:formula="of:=IF([.E604]&lt;10000000000;[.E604];10000000000)" office:value-type="float" office:value="80405.8034479868" calcext:value-type="float">
            <text:p>80 406</text:p>
          </table:table-cell>
          <table:table-cell/>
          <table:table-cell table:formula="of:=[.F$2]*[.C603]^[.F$3] + [.F$4]*[.C603]^[.F$5] + [.F$6]*[.C603]^[.F$7] + IF([.C603]&gt;[.F$8];[.F$9];0) + IF([.C60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2" calcext:value-type="date">
            <text:p>02-09-2020</text:p>
          </table:table-cell>
          <table:table-cell table:formula="of:=IF([.E605]&lt;10000000000;[.E605];10000000000)" office:value-type="float" office:value="80405.8034479868" calcext:value-type="float">
            <text:p>80 406</text:p>
          </table:table-cell>
          <table:table-cell/>
          <table:table-cell table:formula="of:=[.F$2]*[.C604]^[.F$3] + [.F$4]*[.C604]^[.F$5] + [.F$6]*[.C604]^[.F$7] + IF([.C604]&gt;[.F$8];[.F$9];0) + IF([.C60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3" calcext:value-type="date">
            <text:p>03-09-2020</text:p>
          </table:table-cell>
          <table:table-cell table:formula="of:=IF([.E606]&lt;10000000000;[.E606];10000000000)" office:value-type="float" office:value="80405.8034479868" calcext:value-type="float">
            <text:p>80 406</text:p>
          </table:table-cell>
          <table:table-cell/>
          <table:table-cell table:formula="of:=[.F$2]*[.C605]^[.F$3] + [.F$4]*[.C605]^[.F$5] + [.F$6]*[.C605]^[.F$7] + IF([.C605]&gt;[.F$8];[.F$9];0) + IF([.C60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4" calcext:value-type="date">
            <text:p>04-09-2020</text:p>
          </table:table-cell>
          <table:table-cell table:formula="of:=IF([.E607]&lt;10000000000;[.E607];10000000000)" office:value-type="float" office:value="80405.8034479868" calcext:value-type="float">
            <text:p>80 406</text:p>
          </table:table-cell>
          <table:table-cell/>
          <table:table-cell table:formula="of:=[.F$2]*[.C606]^[.F$3] + [.F$4]*[.C606]^[.F$5] + [.F$6]*[.C606]^[.F$7] + IF([.C606]&gt;[.F$8];[.F$9];0) + IF([.C60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5" calcext:value-type="date">
            <text:p>05-09-2020</text:p>
          </table:table-cell>
          <table:table-cell table:formula="of:=IF([.E608]&lt;10000000000;[.E608];10000000000)" office:value-type="float" office:value="80405.8034479868" calcext:value-type="float">
            <text:p>80 406</text:p>
          </table:table-cell>
          <table:table-cell/>
          <table:table-cell table:formula="of:=[.F$2]*[.C607]^[.F$3] + [.F$4]*[.C607]^[.F$5] + [.F$6]*[.C607]^[.F$7] + IF([.C607]&gt;[.F$8];[.F$9];0) + IF([.C60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6" calcext:value-type="date">
            <text:p>06-09-2020</text:p>
          </table:table-cell>
          <table:table-cell table:formula="of:=IF([.E609]&lt;10000000000;[.E609];10000000000)" office:value-type="float" office:value="80405.8034479868" calcext:value-type="float">
            <text:p>80 406</text:p>
          </table:table-cell>
          <table:table-cell/>
          <table:table-cell table:formula="of:=[.F$2]*[.C608]^[.F$3] + [.F$4]*[.C608]^[.F$5] + [.F$6]*[.C608]^[.F$7] + IF([.C608]&gt;[.F$8];[.F$9];0) + IF([.C60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07" calcext:value-type="date">
            <text:p>07-09-2020</text:p>
          </table:table-cell>
          <table:table-cell table:formula="of:=IF([.E610]&lt;10000000000;[.E610];10000000000)" office:value-type="float" office:value="80405.8034479868" calcext:value-type="float">
            <text:p>80 406</text:p>
          </table:table-cell>
          <table:table-cell/>
          <table:table-cell table:formula="of:=[.F$2]*[.C609]^[.F$3] + [.F$4]*[.C609]^[.F$5] + [.F$6]*[.C609]^[.F$7] + IF([.C609]&gt;[.F$8];[.F$9];0) + IF([.C60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08" calcext:value-type="date">
            <text:p>08-09-2020</text:p>
          </table:table-cell>
          <table:table-cell table:formula="of:=IF([.E611]&lt;10000000000;[.E611];10000000000)" office:value-type="float" office:value="80405.8034479868" calcext:value-type="float">
            <text:p>80 406</text:p>
          </table:table-cell>
          <table:table-cell/>
          <table:table-cell table:formula="of:=[.F$2]*[.C610]^[.F$3] + [.F$4]*[.C610]^[.F$5] + [.F$6]*[.C610]^[.F$7] + IF([.C610]&gt;[.F$8];[.F$9];0) + IF([.C61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09" calcext:value-type="date">
            <text:p>09-09-2020</text:p>
          </table:table-cell>
          <table:table-cell table:formula="of:=IF([.E612]&lt;10000000000;[.E612];10000000000)" office:value-type="float" office:value="80405.8034479868" calcext:value-type="float">
            <text:p>80 406</text:p>
          </table:table-cell>
          <table:table-cell/>
          <table:table-cell table:formula="of:=[.F$2]*[.C611]^[.F$3] + [.F$4]*[.C611]^[.F$5] + [.F$6]*[.C611]^[.F$7] + IF([.C611]&gt;[.F$8];[.F$9];0) + IF([.C61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0" calcext:value-type="date">
            <text:p>10-09-2020</text:p>
          </table:table-cell>
          <table:table-cell table:formula="of:=IF([.E613]&lt;10000000000;[.E613];10000000000)" office:value-type="float" office:value="80405.8034479868" calcext:value-type="float">
            <text:p>80 406</text:p>
          </table:table-cell>
          <table:table-cell/>
          <table:table-cell table:formula="of:=[.F$2]*[.C612]^[.F$3] + [.F$4]*[.C612]^[.F$5] + [.F$6]*[.C612]^[.F$7] + IF([.C612]&gt;[.F$8];[.F$9];0) + IF([.C61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1" calcext:value-type="date">
            <text:p>11-09-2020</text:p>
          </table:table-cell>
          <table:table-cell table:formula="of:=IF([.E614]&lt;10000000000;[.E614];10000000000)" office:value-type="float" office:value="80405.8034479868" calcext:value-type="float">
            <text:p>80 406</text:p>
          </table:table-cell>
          <table:table-cell/>
          <table:table-cell table:formula="of:=[.F$2]*[.C613]^[.F$3] + [.F$4]*[.C613]^[.F$5] + [.F$6]*[.C613]^[.F$7] + IF([.C613]&gt;[.F$8];[.F$9];0) + IF([.C61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2" calcext:value-type="date">
            <text:p>12-09-2020</text:p>
          </table:table-cell>
          <table:table-cell table:formula="of:=IF([.E615]&lt;10000000000;[.E615];10000000000)" office:value-type="float" office:value="80405.8034479868" calcext:value-type="float">
            <text:p>80 406</text:p>
          </table:table-cell>
          <table:table-cell/>
          <table:table-cell table:formula="of:=[.F$2]*[.C614]^[.F$3] + [.F$4]*[.C614]^[.F$5] + [.F$6]*[.C614]^[.F$7] + IF([.C614]&gt;[.F$8];[.F$9];0) + IF([.C61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3" calcext:value-type="date">
            <text:p>13-09-2020</text:p>
          </table:table-cell>
          <table:table-cell table:formula="of:=IF([.E616]&lt;10000000000;[.E616];10000000000)" office:value-type="float" office:value="80405.8034479868" calcext:value-type="float">
            <text:p>80 406</text:p>
          </table:table-cell>
          <table:table-cell/>
          <table:table-cell table:formula="of:=[.F$2]*[.C615]^[.F$3] + [.F$4]*[.C615]^[.F$5] + [.F$6]*[.C615]^[.F$7] + IF([.C615]&gt;[.F$8];[.F$9];0) + IF([.C61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4" calcext:value-type="date">
            <text:p>14-09-2020</text:p>
          </table:table-cell>
          <table:table-cell table:formula="of:=IF([.E617]&lt;10000000000;[.E617];10000000000)" office:value-type="float" office:value="80405.8034479868" calcext:value-type="float">
            <text:p>80 406</text:p>
          </table:table-cell>
          <table:table-cell/>
          <table:table-cell table:formula="of:=[.F$2]*[.C616]^[.F$3] + [.F$4]*[.C616]^[.F$5] + [.F$6]*[.C616]^[.F$7] + IF([.C616]&gt;[.F$8];[.F$9];0) + IF([.C61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5" calcext:value-type="date">
            <text:p>15-09-2020</text:p>
          </table:table-cell>
          <table:table-cell table:formula="of:=IF([.E618]&lt;10000000000;[.E618];10000000000)" office:value-type="float" office:value="80405.8034479868" calcext:value-type="float">
            <text:p>80 406</text:p>
          </table:table-cell>
          <table:table-cell/>
          <table:table-cell table:formula="of:=[.F$2]*[.C617]^[.F$3] + [.F$4]*[.C617]^[.F$5] + [.F$6]*[.C617]^[.F$7] + IF([.C617]&gt;[.F$8];[.F$9];0) + IF([.C61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6" calcext:value-type="date">
            <text:p>16-09-2020</text:p>
          </table:table-cell>
          <table:table-cell table:formula="of:=IF([.E619]&lt;10000000000;[.E619];10000000000)" office:value-type="float" office:value="80405.8034479868" calcext:value-type="float">
            <text:p>80 406</text:p>
          </table:table-cell>
          <table:table-cell/>
          <table:table-cell table:formula="of:=[.F$2]*[.C618]^[.F$3] + [.F$4]*[.C618]^[.F$5] + [.F$6]*[.C618]^[.F$7] + IF([.C618]&gt;[.F$8];[.F$9];0) + IF([.C61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17" calcext:value-type="date">
            <text:p>17-09-2020</text:p>
          </table:table-cell>
          <table:table-cell table:formula="of:=IF([.E620]&lt;10000000000;[.E620];10000000000)" office:value-type="float" office:value="80405.8034479868" calcext:value-type="float">
            <text:p>80 406</text:p>
          </table:table-cell>
          <table:table-cell/>
          <table:table-cell table:formula="of:=[.F$2]*[.C619]^[.F$3] + [.F$4]*[.C619]^[.F$5] + [.F$6]*[.C619]^[.F$7] + IF([.C619]&gt;[.F$8];[.F$9];0) + IF([.C61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18" calcext:value-type="date">
            <text:p>18-09-2020</text:p>
          </table:table-cell>
          <table:table-cell table:formula="of:=IF([.E621]&lt;10000000000;[.E621];10000000000)" office:value-type="float" office:value="80405.8034479868" calcext:value-type="float">
            <text:p>80 406</text:p>
          </table:table-cell>
          <table:table-cell/>
          <table:table-cell table:formula="of:=[.F$2]*[.C620]^[.F$3] + [.F$4]*[.C620]^[.F$5] + [.F$6]*[.C620]^[.F$7] + IF([.C620]&gt;[.F$8];[.F$9];0) + IF([.C62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19" calcext:value-type="date">
            <text:p>19-09-2020</text:p>
          </table:table-cell>
          <table:table-cell table:formula="of:=IF([.E622]&lt;10000000000;[.E622];10000000000)" office:value-type="float" office:value="80405.8034479868" calcext:value-type="float">
            <text:p>80 406</text:p>
          </table:table-cell>
          <table:table-cell/>
          <table:table-cell table:formula="of:=[.F$2]*[.C621]^[.F$3] + [.F$4]*[.C621]^[.F$5] + [.F$6]*[.C621]^[.F$7] + IF([.C621]&gt;[.F$8];[.F$9];0) + IF([.C62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0" calcext:value-type="date">
            <text:p>20-09-2020</text:p>
          </table:table-cell>
          <table:table-cell table:formula="of:=IF([.E623]&lt;10000000000;[.E623];10000000000)" office:value-type="float" office:value="80405.8034479868" calcext:value-type="float">
            <text:p>80 406</text:p>
          </table:table-cell>
          <table:table-cell/>
          <table:table-cell table:formula="of:=[.F$2]*[.C622]^[.F$3] + [.F$4]*[.C622]^[.F$5] + [.F$6]*[.C622]^[.F$7] + IF([.C622]&gt;[.F$8];[.F$9];0) + IF([.C62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1" calcext:value-type="date">
            <text:p>21-09-2020</text:p>
          </table:table-cell>
          <table:table-cell table:formula="of:=IF([.E624]&lt;10000000000;[.E624];10000000000)" office:value-type="float" office:value="80405.8034479868" calcext:value-type="float">
            <text:p>80 406</text:p>
          </table:table-cell>
          <table:table-cell/>
          <table:table-cell table:formula="of:=[.F$2]*[.C623]^[.F$3] + [.F$4]*[.C623]^[.F$5] + [.F$6]*[.C623]^[.F$7] + IF([.C623]&gt;[.F$8];[.F$9];0) + IF([.C62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2" calcext:value-type="date">
            <text:p>22-09-2020</text:p>
          </table:table-cell>
          <table:table-cell table:formula="of:=IF([.E625]&lt;10000000000;[.E625];10000000000)" office:value-type="float" office:value="80405.8034479868" calcext:value-type="float">
            <text:p>80 406</text:p>
          </table:table-cell>
          <table:table-cell/>
          <table:table-cell table:formula="of:=[.F$2]*[.C624]^[.F$3] + [.F$4]*[.C624]^[.F$5] + [.F$6]*[.C624]^[.F$7] + IF([.C624]&gt;[.F$8];[.F$9];0) + IF([.C62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3" calcext:value-type="date">
            <text:p>23-09-2020</text:p>
          </table:table-cell>
          <table:table-cell table:formula="of:=IF([.E626]&lt;10000000000;[.E626];10000000000)" office:value-type="float" office:value="80405.8034479868" calcext:value-type="float">
            <text:p>80 406</text:p>
          </table:table-cell>
          <table:table-cell/>
          <table:table-cell table:formula="of:=[.F$2]*[.C625]^[.F$3] + [.F$4]*[.C625]^[.F$5] + [.F$6]*[.C625]^[.F$7] + IF([.C625]&gt;[.F$8];[.F$9];0) + IF([.C62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4" calcext:value-type="date">
            <text:p>24-09-2020</text:p>
          </table:table-cell>
          <table:table-cell table:formula="of:=IF([.E627]&lt;10000000000;[.E627];10000000000)" office:value-type="float" office:value="80405.8034479868" calcext:value-type="float">
            <text:p>80 406</text:p>
          </table:table-cell>
          <table:table-cell/>
          <table:table-cell table:formula="of:=[.F$2]*[.C626]^[.F$3] + [.F$4]*[.C626]^[.F$5] + [.F$6]*[.C626]^[.F$7] + IF([.C626]&gt;[.F$8];[.F$9];0) + IF([.C62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5" calcext:value-type="date">
            <text:p>25-09-2020</text:p>
          </table:table-cell>
          <table:table-cell table:formula="of:=IF([.E628]&lt;10000000000;[.E628];10000000000)" office:value-type="float" office:value="80405.8034479868" calcext:value-type="float">
            <text:p>80 406</text:p>
          </table:table-cell>
          <table:table-cell/>
          <table:table-cell table:formula="of:=[.F$2]*[.C627]^[.F$3] + [.F$4]*[.C627]^[.F$5] + [.F$6]*[.C627]^[.F$7] + IF([.C627]&gt;[.F$8];[.F$9];0) + IF([.C62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6" calcext:value-type="date">
            <text:p>26-09-2020</text:p>
          </table:table-cell>
          <table:table-cell table:formula="of:=IF([.E629]&lt;10000000000;[.E629];10000000000)" office:value-type="float" office:value="80405.8034479868" calcext:value-type="float">
            <text:p>80 406</text:p>
          </table:table-cell>
          <table:table-cell/>
          <table:table-cell table:formula="of:=[.F$2]*[.C628]^[.F$3] + [.F$4]*[.C628]^[.F$5] + [.F$6]*[.C628]^[.F$7] + IF([.C628]&gt;[.F$8];[.F$9];0) + IF([.C62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27" calcext:value-type="date">
            <text:p>27-09-2020</text:p>
          </table:table-cell>
          <table:table-cell table:formula="of:=IF([.E630]&lt;10000000000;[.E630];10000000000)" office:value-type="float" office:value="80405.8034479868" calcext:value-type="float">
            <text:p>80 406</text:p>
          </table:table-cell>
          <table:table-cell/>
          <table:table-cell table:formula="of:=[.F$2]*[.C629]^[.F$3] + [.F$4]*[.C629]^[.F$5] + [.F$6]*[.C629]^[.F$7] + IF([.C629]&gt;[.F$8];[.F$9];0) + IF([.C62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09-28" calcext:value-type="date">
            <text:p>28-09-2020</text:p>
          </table:table-cell>
          <table:table-cell table:formula="of:=IF([.E631]&lt;10000000000;[.E631];10000000000)" office:value-type="float" office:value="80405.8034479868" calcext:value-type="float">
            <text:p>80 406</text:p>
          </table:table-cell>
          <table:table-cell/>
          <table:table-cell table:formula="of:=[.F$2]*[.C630]^[.F$3] + [.F$4]*[.C630]^[.F$5] + [.F$6]*[.C630]^[.F$7] + IF([.C630]&gt;[.F$8];[.F$9];0) + IF([.C63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09-29" calcext:value-type="date">
            <text:p>29-09-2020</text:p>
          </table:table-cell>
          <table:table-cell table:formula="of:=IF([.E632]&lt;10000000000;[.E632];10000000000)" office:value-type="float" office:value="80405.8034479868" calcext:value-type="float">
            <text:p>80 406</text:p>
          </table:table-cell>
          <table:table-cell/>
          <table:table-cell table:formula="of:=[.F$2]*[.C631]^[.F$3] + [.F$4]*[.C631]^[.F$5] + [.F$6]*[.C631]^[.F$7] + IF([.C631]&gt;[.F$8];[.F$9];0) + IF([.C63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09-30" calcext:value-type="date">
            <text:p>30-09-2020</text:p>
          </table:table-cell>
          <table:table-cell table:formula="of:=IF([.E633]&lt;10000000000;[.E633];10000000000)" office:value-type="float" office:value="80405.8034479868" calcext:value-type="float">
            <text:p>80 406</text:p>
          </table:table-cell>
          <table:table-cell/>
          <table:table-cell table:formula="of:=[.F$2]*[.C632]^[.F$3] + [.F$4]*[.C632]^[.F$5] + [.F$6]*[.C632]^[.F$7] + IF([.C632]&gt;[.F$8];[.F$9];0) + IF([.C63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1" calcext:value-type="date">
            <text:p>01-10-2020</text:p>
          </table:table-cell>
          <table:table-cell table:formula="of:=IF([.E634]&lt;10000000000;[.E634];10000000000)" office:value-type="float" office:value="80405.8034479868" calcext:value-type="float">
            <text:p>80 406</text:p>
          </table:table-cell>
          <table:table-cell/>
          <table:table-cell table:formula="of:=[.F$2]*[.C633]^[.F$3] + [.F$4]*[.C633]^[.F$5] + [.F$6]*[.C633]^[.F$7] + IF([.C633]&gt;[.F$8];[.F$9];0) + IF([.C63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2" calcext:value-type="date">
            <text:p>02-10-2020</text:p>
          </table:table-cell>
          <table:table-cell table:formula="of:=IF([.E635]&lt;10000000000;[.E635];10000000000)" office:value-type="float" office:value="80405.8034479868" calcext:value-type="float">
            <text:p>80 406</text:p>
          </table:table-cell>
          <table:table-cell/>
          <table:table-cell table:formula="of:=[.F$2]*[.C634]^[.F$3] + [.F$4]*[.C634]^[.F$5] + [.F$6]*[.C634]^[.F$7] + IF([.C634]&gt;[.F$8];[.F$9];0) + IF([.C63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3" calcext:value-type="date">
            <text:p>03-10-2020</text:p>
          </table:table-cell>
          <table:table-cell table:formula="of:=IF([.E636]&lt;10000000000;[.E636];10000000000)" office:value-type="float" office:value="80405.8034479868" calcext:value-type="float">
            <text:p>80 406</text:p>
          </table:table-cell>
          <table:table-cell/>
          <table:table-cell table:formula="of:=[.F$2]*[.C635]^[.F$3] + [.F$4]*[.C635]^[.F$5] + [.F$6]*[.C635]^[.F$7] + IF([.C635]&gt;[.F$8];[.F$9];0) + IF([.C63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4" calcext:value-type="date">
            <text:p>04-10-2020</text:p>
          </table:table-cell>
          <table:table-cell table:formula="of:=IF([.E637]&lt;10000000000;[.E637];10000000000)" office:value-type="float" office:value="80405.8034479868" calcext:value-type="float">
            <text:p>80 406</text:p>
          </table:table-cell>
          <table:table-cell/>
          <table:table-cell table:formula="of:=[.F$2]*[.C636]^[.F$3] + [.F$4]*[.C636]^[.F$5] + [.F$6]*[.C636]^[.F$7] + IF([.C636]&gt;[.F$8];[.F$9];0) + IF([.C63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5" calcext:value-type="date">
            <text:p>05-10-2020</text:p>
          </table:table-cell>
          <table:table-cell table:formula="of:=IF([.E638]&lt;10000000000;[.E638];10000000000)" office:value-type="float" office:value="80405.8034479868" calcext:value-type="float">
            <text:p>80 406</text:p>
          </table:table-cell>
          <table:table-cell/>
          <table:table-cell table:formula="of:=[.F$2]*[.C637]^[.F$3] + [.F$4]*[.C637]^[.F$5] + [.F$6]*[.C637]^[.F$7] + IF([.C637]&gt;[.F$8];[.F$9];0) + IF([.C63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6" calcext:value-type="date">
            <text:p>06-10-2020</text:p>
          </table:table-cell>
          <table:table-cell table:formula="of:=IF([.E639]&lt;10000000000;[.E639];10000000000)" office:value-type="float" office:value="80405.8034479868" calcext:value-type="float">
            <text:p>80 406</text:p>
          </table:table-cell>
          <table:table-cell/>
          <table:table-cell table:formula="of:=[.F$2]*[.C638]^[.F$3] + [.F$4]*[.C638]^[.F$5] + [.F$6]*[.C638]^[.F$7] + IF([.C638]&gt;[.F$8];[.F$9];0) + IF([.C63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07" calcext:value-type="date">
            <text:p>07-10-2020</text:p>
          </table:table-cell>
          <table:table-cell table:formula="of:=IF([.E640]&lt;10000000000;[.E640];10000000000)" office:value-type="float" office:value="80405.8034479868" calcext:value-type="float">
            <text:p>80 406</text:p>
          </table:table-cell>
          <table:table-cell/>
          <table:table-cell table:formula="of:=[.F$2]*[.C639]^[.F$3] + [.F$4]*[.C639]^[.F$5] + [.F$6]*[.C639]^[.F$7] + IF([.C639]&gt;[.F$8];[.F$9];0) + IF([.C63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08" calcext:value-type="date">
            <text:p>08-10-2020</text:p>
          </table:table-cell>
          <table:table-cell table:formula="of:=IF([.E641]&lt;10000000000;[.E641];10000000000)" office:value-type="float" office:value="80405.8034479868" calcext:value-type="float">
            <text:p>80 406</text:p>
          </table:table-cell>
          <table:table-cell/>
          <table:table-cell table:formula="of:=[.F$2]*[.C640]^[.F$3] + [.F$4]*[.C640]^[.F$5] + [.F$6]*[.C640]^[.F$7] + IF([.C640]&gt;[.F$8];[.F$9];0) + IF([.C64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09" calcext:value-type="date">
            <text:p>09-10-2020</text:p>
          </table:table-cell>
          <table:table-cell table:formula="of:=IF([.E642]&lt;10000000000;[.E642];10000000000)" office:value-type="float" office:value="80405.8034479868" calcext:value-type="float">
            <text:p>80 406</text:p>
          </table:table-cell>
          <table:table-cell/>
          <table:table-cell table:formula="of:=[.F$2]*[.C641]^[.F$3] + [.F$4]*[.C641]^[.F$5] + [.F$6]*[.C641]^[.F$7] + IF([.C641]&gt;[.F$8];[.F$9];0) + IF([.C64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0" calcext:value-type="date">
            <text:p>10-10-2020</text:p>
          </table:table-cell>
          <table:table-cell table:formula="of:=IF([.E643]&lt;10000000000;[.E643];10000000000)" office:value-type="float" office:value="80405.8034479868" calcext:value-type="float">
            <text:p>80 406</text:p>
          </table:table-cell>
          <table:table-cell/>
          <table:table-cell table:formula="of:=[.F$2]*[.C642]^[.F$3] + [.F$4]*[.C642]^[.F$5] + [.F$6]*[.C642]^[.F$7] + IF([.C642]&gt;[.F$8];[.F$9];0) + IF([.C64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1" calcext:value-type="date">
            <text:p>11-10-2020</text:p>
          </table:table-cell>
          <table:table-cell table:formula="of:=IF([.E644]&lt;10000000000;[.E644];10000000000)" office:value-type="float" office:value="80405.8034479868" calcext:value-type="float">
            <text:p>80 406</text:p>
          </table:table-cell>
          <table:table-cell/>
          <table:table-cell table:formula="of:=[.F$2]*[.C643]^[.F$3] + [.F$4]*[.C643]^[.F$5] + [.F$6]*[.C643]^[.F$7] + IF([.C643]&gt;[.F$8];[.F$9];0) + IF([.C64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2" calcext:value-type="date">
            <text:p>12-10-2020</text:p>
          </table:table-cell>
          <table:table-cell table:formula="of:=IF([.E645]&lt;10000000000;[.E645];10000000000)" office:value-type="float" office:value="80405.8034479868" calcext:value-type="float">
            <text:p>80 406</text:p>
          </table:table-cell>
          <table:table-cell/>
          <table:table-cell table:formula="of:=[.F$2]*[.C644]^[.F$3] + [.F$4]*[.C644]^[.F$5] + [.F$6]*[.C644]^[.F$7] + IF([.C644]&gt;[.F$8];[.F$9];0) + IF([.C64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3" calcext:value-type="date">
            <text:p>13-10-2020</text:p>
          </table:table-cell>
          <table:table-cell table:formula="of:=IF([.E646]&lt;10000000000;[.E646];10000000000)" office:value-type="float" office:value="80405.8034479868" calcext:value-type="float">
            <text:p>80 406</text:p>
          </table:table-cell>
          <table:table-cell/>
          <table:table-cell table:formula="of:=[.F$2]*[.C645]^[.F$3] + [.F$4]*[.C645]^[.F$5] + [.F$6]*[.C645]^[.F$7] + IF([.C645]&gt;[.F$8];[.F$9];0) + IF([.C64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4" calcext:value-type="date">
            <text:p>14-10-2020</text:p>
          </table:table-cell>
          <table:table-cell table:formula="of:=IF([.E647]&lt;10000000000;[.E647];10000000000)" office:value-type="float" office:value="80405.8034479868" calcext:value-type="float">
            <text:p>80 406</text:p>
          </table:table-cell>
          <table:table-cell/>
          <table:table-cell table:formula="of:=[.F$2]*[.C646]^[.F$3] + [.F$4]*[.C646]^[.F$5] + [.F$6]*[.C646]^[.F$7] + IF([.C646]&gt;[.F$8];[.F$9];0) + IF([.C64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5" calcext:value-type="date">
            <text:p>15-10-2020</text:p>
          </table:table-cell>
          <table:table-cell table:formula="of:=IF([.E648]&lt;10000000000;[.E648];10000000000)" office:value-type="float" office:value="80405.8034479868" calcext:value-type="float">
            <text:p>80 406</text:p>
          </table:table-cell>
          <table:table-cell/>
          <table:table-cell table:formula="of:=[.F$2]*[.C647]^[.F$3] + [.F$4]*[.C647]^[.F$5] + [.F$6]*[.C647]^[.F$7] + IF([.C647]&gt;[.F$8];[.F$9];0) + IF([.C64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6" calcext:value-type="date">
            <text:p>16-10-2020</text:p>
          </table:table-cell>
          <table:table-cell table:formula="of:=IF([.E649]&lt;10000000000;[.E649];10000000000)" office:value-type="float" office:value="80405.8034479868" calcext:value-type="float">
            <text:p>80 406</text:p>
          </table:table-cell>
          <table:table-cell/>
          <table:table-cell table:formula="of:=[.F$2]*[.C648]^[.F$3] + [.F$4]*[.C648]^[.F$5] + [.F$6]*[.C648]^[.F$7] + IF([.C648]&gt;[.F$8];[.F$9];0) + IF([.C64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17" calcext:value-type="date">
            <text:p>17-10-2020</text:p>
          </table:table-cell>
          <table:table-cell table:formula="of:=IF([.E650]&lt;10000000000;[.E650];10000000000)" office:value-type="float" office:value="80405.8034479868" calcext:value-type="float">
            <text:p>80 406</text:p>
          </table:table-cell>
          <table:table-cell/>
          <table:table-cell table:formula="of:=[.F$2]*[.C649]^[.F$3] + [.F$4]*[.C649]^[.F$5] + [.F$6]*[.C649]^[.F$7] + IF([.C649]&gt;[.F$8];[.F$9];0) + IF([.C64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18" calcext:value-type="date">
            <text:p>18-10-2020</text:p>
          </table:table-cell>
          <table:table-cell table:formula="of:=IF([.E651]&lt;10000000000;[.E651];10000000000)" office:value-type="float" office:value="80405.8034479868" calcext:value-type="float">
            <text:p>80 406</text:p>
          </table:table-cell>
          <table:table-cell/>
          <table:table-cell table:formula="of:=[.F$2]*[.C650]^[.F$3] + [.F$4]*[.C650]^[.F$5] + [.F$6]*[.C650]^[.F$7] + IF([.C650]&gt;[.F$8];[.F$9];0) + IF([.C65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19" calcext:value-type="date">
            <text:p>19-10-2020</text:p>
          </table:table-cell>
          <table:table-cell table:formula="of:=IF([.E652]&lt;10000000000;[.E652];10000000000)" office:value-type="float" office:value="80405.8034479868" calcext:value-type="float">
            <text:p>80 406</text:p>
          </table:table-cell>
          <table:table-cell/>
          <table:table-cell table:formula="of:=[.F$2]*[.C651]^[.F$3] + [.F$4]*[.C651]^[.F$5] + [.F$6]*[.C651]^[.F$7] + IF([.C651]&gt;[.F$8];[.F$9];0) + IF([.C65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0" calcext:value-type="date">
            <text:p>20-10-2020</text:p>
          </table:table-cell>
          <table:table-cell table:formula="of:=IF([.E653]&lt;10000000000;[.E653];10000000000)" office:value-type="float" office:value="80405.8034479868" calcext:value-type="float">
            <text:p>80 406</text:p>
          </table:table-cell>
          <table:table-cell/>
          <table:table-cell table:formula="of:=[.F$2]*[.C652]^[.F$3] + [.F$4]*[.C652]^[.F$5] + [.F$6]*[.C652]^[.F$7] + IF([.C652]&gt;[.F$8];[.F$9];0) + IF([.C65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1" calcext:value-type="date">
            <text:p>21-10-2020</text:p>
          </table:table-cell>
          <table:table-cell table:formula="of:=IF([.E654]&lt;10000000000;[.E654];10000000000)" office:value-type="float" office:value="80405.8034479868" calcext:value-type="float">
            <text:p>80 406</text:p>
          </table:table-cell>
          <table:table-cell/>
          <table:table-cell table:formula="of:=[.F$2]*[.C653]^[.F$3] + [.F$4]*[.C653]^[.F$5] + [.F$6]*[.C653]^[.F$7] + IF([.C653]&gt;[.F$8];[.F$9];0) + IF([.C65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2" calcext:value-type="date">
            <text:p>22-10-2020</text:p>
          </table:table-cell>
          <table:table-cell table:formula="of:=IF([.E655]&lt;10000000000;[.E655];10000000000)" office:value-type="float" office:value="80405.8034479868" calcext:value-type="float">
            <text:p>80 406</text:p>
          </table:table-cell>
          <table:table-cell/>
          <table:table-cell table:formula="of:=[.F$2]*[.C654]^[.F$3] + [.F$4]*[.C654]^[.F$5] + [.F$6]*[.C654]^[.F$7] + IF([.C654]&gt;[.F$8];[.F$9];0) + IF([.C65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3" calcext:value-type="date">
            <text:p>23-10-2020</text:p>
          </table:table-cell>
          <table:table-cell table:formula="of:=IF([.E656]&lt;10000000000;[.E656];10000000000)" office:value-type="float" office:value="80405.8034479868" calcext:value-type="float">
            <text:p>80 406</text:p>
          </table:table-cell>
          <table:table-cell/>
          <table:table-cell table:formula="of:=[.F$2]*[.C655]^[.F$3] + [.F$4]*[.C655]^[.F$5] + [.F$6]*[.C655]^[.F$7] + IF([.C655]&gt;[.F$8];[.F$9];0) + IF([.C65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4" calcext:value-type="date">
            <text:p>24-10-2020</text:p>
          </table:table-cell>
          <table:table-cell table:formula="of:=IF([.E657]&lt;10000000000;[.E657];10000000000)" office:value-type="float" office:value="80405.8034479868" calcext:value-type="float">
            <text:p>80 406</text:p>
          </table:table-cell>
          <table:table-cell/>
          <table:table-cell table:formula="of:=[.F$2]*[.C656]^[.F$3] + [.F$4]*[.C656]^[.F$5] + [.F$6]*[.C656]^[.F$7] + IF([.C656]&gt;[.F$8];[.F$9];0) + IF([.C65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5" calcext:value-type="date">
            <text:p>25-10-2020</text:p>
          </table:table-cell>
          <table:table-cell table:formula="of:=IF([.E658]&lt;10000000000;[.E658];10000000000)" office:value-type="float" office:value="80405.8034479868" calcext:value-type="float">
            <text:p>80 406</text:p>
          </table:table-cell>
          <table:table-cell/>
          <table:table-cell table:formula="of:=[.F$2]*[.C657]^[.F$3] + [.F$4]*[.C657]^[.F$5] + [.F$6]*[.C657]^[.F$7] + IF([.C657]&gt;[.F$8];[.F$9];0) + IF([.C65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6" calcext:value-type="date">
            <text:p>26-10-2020</text:p>
          </table:table-cell>
          <table:table-cell table:formula="of:=IF([.E659]&lt;10000000000;[.E659];10000000000)" office:value-type="float" office:value="80405.8034479868" calcext:value-type="float">
            <text:p>80 406</text:p>
          </table:table-cell>
          <table:table-cell/>
          <table:table-cell table:formula="of:=[.F$2]*[.C658]^[.F$3] + [.F$4]*[.C658]^[.F$5] + [.F$6]*[.C658]^[.F$7] + IF([.C658]&gt;[.F$8];[.F$9];0) + IF([.C65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27" calcext:value-type="date">
            <text:p>27-10-2020</text:p>
          </table:table-cell>
          <table:table-cell table:formula="of:=IF([.E660]&lt;10000000000;[.E660];10000000000)" office:value-type="float" office:value="80405.8034479868" calcext:value-type="float">
            <text:p>80 406</text:p>
          </table:table-cell>
          <table:table-cell/>
          <table:table-cell table:formula="of:=[.F$2]*[.C659]^[.F$3] + [.F$4]*[.C659]^[.F$5] + [.F$6]*[.C659]^[.F$7] + IF([.C659]&gt;[.F$8];[.F$9];0) + IF([.C65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28" calcext:value-type="date">
            <text:p>28-10-2020</text:p>
          </table:table-cell>
          <table:table-cell table:formula="of:=IF([.E661]&lt;10000000000;[.E661];10000000000)" office:value-type="float" office:value="80405.8034479868" calcext:value-type="float">
            <text:p>80 406</text:p>
          </table:table-cell>
          <table:table-cell/>
          <table:table-cell table:formula="of:=[.F$2]*[.C660]^[.F$3] + [.F$4]*[.C660]^[.F$5] + [.F$6]*[.C660]^[.F$7] + IF([.C660]&gt;[.F$8];[.F$9];0) + IF([.C66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0-29" calcext:value-type="date">
            <text:p>29-10-2020</text:p>
          </table:table-cell>
          <table:table-cell table:formula="of:=IF([.E662]&lt;10000000000;[.E662];10000000000)" office:value-type="float" office:value="80405.8034479868" calcext:value-type="float">
            <text:p>80 406</text:p>
          </table:table-cell>
          <table:table-cell/>
          <table:table-cell table:formula="of:=[.F$2]*[.C661]^[.F$3] + [.F$4]*[.C661]^[.F$5] + [.F$6]*[.C661]^[.F$7] + IF([.C661]&gt;[.F$8];[.F$9];0) + IF([.C66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0-30" calcext:value-type="date">
            <text:p>30-10-2020</text:p>
          </table:table-cell>
          <table:table-cell table:formula="of:=IF([.E663]&lt;10000000000;[.E663];10000000000)" office:value-type="float" office:value="80405.8034479868" calcext:value-type="float">
            <text:p>80 406</text:p>
          </table:table-cell>
          <table:table-cell/>
          <table:table-cell table:formula="of:=[.F$2]*[.C662]^[.F$3] + [.F$4]*[.C662]^[.F$5] + [.F$6]*[.C662]^[.F$7] + IF([.C662]&gt;[.F$8];[.F$9];0) + IF([.C66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0-31" calcext:value-type="date">
            <text:p>31-10-2020</text:p>
          </table:table-cell>
          <table:table-cell table:formula="of:=IF([.E664]&lt;10000000000;[.E664];10000000000)" office:value-type="float" office:value="80405.8034479868" calcext:value-type="float">
            <text:p>80 406</text:p>
          </table:table-cell>
          <table:table-cell/>
          <table:table-cell table:formula="of:=[.F$2]*[.C663]^[.F$3] + [.F$4]*[.C663]^[.F$5] + [.F$6]*[.C663]^[.F$7] + IF([.C663]&gt;[.F$8];[.F$9];0) + IF([.C66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1" calcext:value-type="date">
            <text:p>01-11-2020</text:p>
          </table:table-cell>
          <table:table-cell table:formula="of:=IF([.E665]&lt;10000000000;[.E665];10000000000)" office:value-type="float" office:value="80405.8034479868" calcext:value-type="float">
            <text:p>80 406</text:p>
          </table:table-cell>
          <table:table-cell/>
          <table:table-cell table:formula="of:=[.F$2]*[.C664]^[.F$3] + [.F$4]*[.C664]^[.F$5] + [.F$6]*[.C664]^[.F$7] + IF([.C664]&gt;[.F$8];[.F$9];0) + IF([.C66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2" calcext:value-type="date">
            <text:p>02-11-2020</text:p>
          </table:table-cell>
          <table:table-cell table:formula="of:=IF([.E666]&lt;10000000000;[.E666];10000000000)" office:value-type="float" office:value="80405.8034479868" calcext:value-type="float">
            <text:p>80 406</text:p>
          </table:table-cell>
          <table:table-cell/>
          <table:table-cell table:formula="of:=[.F$2]*[.C665]^[.F$3] + [.F$4]*[.C665]^[.F$5] + [.F$6]*[.C665]^[.F$7] + IF([.C665]&gt;[.F$8];[.F$9];0) + IF([.C66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3" calcext:value-type="date">
            <text:p>03-11-2020</text:p>
          </table:table-cell>
          <table:table-cell table:formula="of:=IF([.E667]&lt;10000000000;[.E667];10000000000)" office:value-type="float" office:value="80405.8034479868" calcext:value-type="float">
            <text:p>80 406</text:p>
          </table:table-cell>
          <table:table-cell/>
          <table:table-cell table:formula="of:=[.F$2]*[.C666]^[.F$3] + [.F$4]*[.C666]^[.F$5] + [.F$6]*[.C666]^[.F$7] + IF([.C666]&gt;[.F$8];[.F$9];0) + IF([.C66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4" calcext:value-type="date">
            <text:p>04-11-2020</text:p>
          </table:table-cell>
          <table:table-cell table:formula="of:=IF([.E668]&lt;10000000000;[.E668];10000000000)" office:value-type="float" office:value="80405.8034479868" calcext:value-type="float">
            <text:p>80 406</text:p>
          </table:table-cell>
          <table:table-cell/>
          <table:table-cell table:formula="of:=[.F$2]*[.C667]^[.F$3] + [.F$4]*[.C667]^[.F$5] + [.F$6]*[.C667]^[.F$7] + IF([.C667]&gt;[.F$8];[.F$9];0) + IF([.C66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5" calcext:value-type="date">
            <text:p>05-11-2020</text:p>
          </table:table-cell>
          <table:table-cell table:formula="of:=IF([.E669]&lt;10000000000;[.E669];10000000000)" office:value-type="float" office:value="80405.8034479868" calcext:value-type="float">
            <text:p>80 406</text:p>
          </table:table-cell>
          <table:table-cell/>
          <table:table-cell table:formula="of:=[.F$2]*[.C668]^[.F$3] + [.F$4]*[.C668]^[.F$5] + [.F$6]*[.C668]^[.F$7] + IF([.C668]&gt;[.F$8];[.F$9];0) + IF([.C66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6" calcext:value-type="date">
            <text:p>06-11-2020</text:p>
          </table:table-cell>
          <table:table-cell table:formula="of:=IF([.E670]&lt;10000000000;[.E670];10000000000)" office:value-type="float" office:value="80405.8034479868" calcext:value-type="float">
            <text:p>80 406</text:p>
          </table:table-cell>
          <table:table-cell/>
          <table:table-cell table:formula="of:=[.F$2]*[.C669]^[.F$3] + [.F$4]*[.C669]^[.F$5] + [.F$6]*[.C669]^[.F$7] + IF([.C669]&gt;[.F$8];[.F$9];0) + IF([.C66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07" calcext:value-type="date">
            <text:p>07-11-2020</text:p>
          </table:table-cell>
          <table:table-cell table:formula="of:=IF([.E671]&lt;10000000000;[.E671];10000000000)" office:value-type="float" office:value="80405.8034479868" calcext:value-type="float">
            <text:p>80 406</text:p>
          </table:table-cell>
          <table:table-cell/>
          <table:table-cell table:formula="of:=[.F$2]*[.C670]^[.F$3] + [.F$4]*[.C670]^[.F$5] + [.F$6]*[.C670]^[.F$7] + IF([.C670]&gt;[.F$8];[.F$9];0) + IF([.C67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08" calcext:value-type="date">
            <text:p>08-11-2020</text:p>
          </table:table-cell>
          <table:table-cell table:formula="of:=IF([.E672]&lt;10000000000;[.E672];10000000000)" office:value-type="float" office:value="80405.8034479868" calcext:value-type="float">
            <text:p>80 406</text:p>
          </table:table-cell>
          <table:table-cell/>
          <table:table-cell table:formula="of:=[.F$2]*[.C671]^[.F$3] + [.F$4]*[.C671]^[.F$5] + [.F$6]*[.C671]^[.F$7] + IF([.C671]&gt;[.F$8];[.F$9];0) + IF([.C67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09" calcext:value-type="date">
            <text:p>09-11-2020</text:p>
          </table:table-cell>
          <table:table-cell table:formula="of:=IF([.E673]&lt;10000000000;[.E673];10000000000)" office:value-type="float" office:value="80405.8034479868" calcext:value-type="float">
            <text:p>80 406</text:p>
          </table:table-cell>
          <table:table-cell/>
          <table:table-cell table:formula="of:=[.F$2]*[.C672]^[.F$3] + [.F$4]*[.C672]^[.F$5] + [.F$6]*[.C672]^[.F$7] + IF([.C672]&gt;[.F$8];[.F$9];0) + IF([.C67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0" calcext:value-type="date">
            <text:p>10-11-2020</text:p>
          </table:table-cell>
          <table:table-cell table:formula="of:=IF([.E674]&lt;10000000000;[.E674];10000000000)" office:value-type="float" office:value="80405.8034479868" calcext:value-type="float">
            <text:p>80 406</text:p>
          </table:table-cell>
          <table:table-cell/>
          <table:table-cell table:formula="of:=[.F$2]*[.C673]^[.F$3] + [.F$4]*[.C673]^[.F$5] + [.F$6]*[.C673]^[.F$7] + IF([.C673]&gt;[.F$8];[.F$9];0) + IF([.C67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1" calcext:value-type="date">
            <text:p>11-11-2020</text:p>
          </table:table-cell>
          <table:table-cell table:formula="of:=IF([.E675]&lt;10000000000;[.E675];10000000000)" office:value-type="float" office:value="80405.8034479868" calcext:value-type="float">
            <text:p>80 406</text:p>
          </table:table-cell>
          <table:table-cell/>
          <table:table-cell table:formula="of:=[.F$2]*[.C674]^[.F$3] + [.F$4]*[.C674]^[.F$5] + [.F$6]*[.C674]^[.F$7] + IF([.C674]&gt;[.F$8];[.F$9];0) + IF([.C67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2" calcext:value-type="date">
            <text:p>12-11-2020</text:p>
          </table:table-cell>
          <table:table-cell table:formula="of:=IF([.E676]&lt;10000000000;[.E676];10000000000)" office:value-type="float" office:value="80405.8034479868" calcext:value-type="float">
            <text:p>80 406</text:p>
          </table:table-cell>
          <table:table-cell/>
          <table:table-cell table:formula="of:=[.F$2]*[.C675]^[.F$3] + [.F$4]*[.C675]^[.F$5] + [.F$6]*[.C675]^[.F$7] + IF([.C675]&gt;[.F$8];[.F$9];0) + IF([.C67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3" calcext:value-type="date">
            <text:p>13-11-2020</text:p>
          </table:table-cell>
          <table:table-cell table:formula="of:=IF([.E677]&lt;10000000000;[.E677];10000000000)" office:value-type="float" office:value="80405.8034479868" calcext:value-type="float">
            <text:p>80 406</text:p>
          </table:table-cell>
          <table:table-cell/>
          <table:table-cell table:formula="of:=[.F$2]*[.C676]^[.F$3] + [.F$4]*[.C676]^[.F$5] + [.F$6]*[.C676]^[.F$7] + IF([.C676]&gt;[.F$8];[.F$9];0) + IF([.C67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4" calcext:value-type="date">
            <text:p>14-11-2020</text:p>
          </table:table-cell>
          <table:table-cell table:formula="of:=IF([.E678]&lt;10000000000;[.E678];10000000000)" office:value-type="float" office:value="80405.8034479868" calcext:value-type="float">
            <text:p>80 406</text:p>
          </table:table-cell>
          <table:table-cell/>
          <table:table-cell table:formula="of:=[.F$2]*[.C677]^[.F$3] + [.F$4]*[.C677]^[.F$5] + [.F$6]*[.C677]^[.F$7] + IF([.C677]&gt;[.F$8];[.F$9];0) + IF([.C67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5" calcext:value-type="date">
            <text:p>15-11-2020</text:p>
          </table:table-cell>
          <table:table-cell table:formula="of:=IF([.E679]&lt;10000000000;[.E679];10000000000)" office:value-type="float" office:value="80405.8034479868" calcext:value-type="float">
            <text:p>80 406</text:p>
          </table:table-cell>
          <table:table-cell/>
          <table:table-cell table:formula="of:=[.F$2]*[.C678]^[.F$3] + [.F$4]*[.C678]^[.F$5] + [.F$6]*[.C678]^[.F$7] + IF([.C678]&gt;[.F$8];[.F$9];0) + IF([.C67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6" calcext:value-type="date">
            <text:p>16-11-2020</text:p>
          </table:table-cell>
          <table:table-cell table:formula="of:=IF([.E680]&lt;10000000000;[.E680];10000000000)" office:value-type="float" office:value="80405.8034479868" calcext:value-type="float">
            <text:p>80 406</text:p>
          </table:table-cell>
          <table:table-cell/>
          <table:table-cell table:formula="of:=[.F$2]*[.C679]^[.F$3] + [.F$4]*[.C679]^[.F$5] + [.F$6]*[.C679]^[.F$7] + IF([.C679]&gt;[.F$8];[.F$9];0) + IF([.C67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17" calcext:value-type="date">
            <text:p>17-11-2020</text:p>
          </table:table-cell>
          <table:table-cell table:formula="of:=IF([.E681]&lt;10000000000;[.E681];10000000000)" office:value-type="float" office:value="80405.8034479868" calcext:value-type="float">
            <text:p>80 406</text:p>
          </table:table-cell>
          <table:table-cell/>
          <table:table-cell table:formula="of:=[.F$2]*[.C680]^[.F$3] + [.F$4]*[.C680]^[.F$5] + [.F$6]*[.C680]^[.F$7] + IF([.C680]&gt;[.F$8];[.F$9];0) + IF([.C68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18" calcext:value-type="date">
            <text:p>18-11-2020</text:p>
          </table:table-cell>
          <table:table-cell table:formula="of:=IF([.E682]&lt;10000000000;[.E682];10000000000)" office:value-type="float" office:value="80405.8034479868" calcext:value-type="float">
            <text:p>80 406</text:p>
          </table:table-cell>
          <table:table-cell/>
          <table:table-cell table:formula="of:=[.F$2]*[.C681]^[.F$3] + [.F$4]*[.C681]^[.F$5] + [.F$6]*[.C681]^[.F$7] + IF([.C681]&gt;[.F$8];[.F$9];0) + IF([.C68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19" calcext:value-type="date">
            <text:p>19-11-2020</text:p>
          </table:table-cell>
          <table:table-cell table:formula="of:=IF([.E683]&lt;10000000000;[.E683];10000000000)" office:value-type="float" office:value="80405.8034479868" calcext:value-type="float">
            <text:p>80 406</text:p>
          </table:table-cell>
          <table:table-cell/>
          <table:table-cell table:formula="of:=[.F$2]*[.C682]^[.F$3] + [.F$4]*[.C682]^[.F$5] + [.F$6]*[.C682]^[.F$7] + IF([.C682]&gt;[.F$8];[.F$9];0) + IF([.C68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0" calcext:value-type="date">
            <text:p>20-11-2020</text:p>
          </table:table-cell>
          <table:table-cell table:formula="of:=IF([.E684]&lt;10000000000;[.E684];10000000000)" office:value-type="float" office:value="80405.8034479868" calcext:value-type="float">
            <text:p>80 406</text:p>
          </table:table-cell>
          <table:table-cell/>
          <table:table-cell table:formula="of:=[.F$2]*[.C683]^[.F$3] + [.F$4]*[.C683]^[.F$5] + [.F$6]*[.C683]^[.F$7] + IF([.C683]&gt;[.F$8];[.F$9];0) + IF([.C68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1" calcext:value-type="date">
            <text:p>21-11-2020</text:p>
          </table:table-cell>
          <table:table-cell table:formula="of:=IF([.E685]&lt;10000000000;[.E685];10000000000)" office:value-type="float" office:value="80405.8034479868" calcext:value-type="float">
            <text:p>80 406</text:p>
          </table:table-cell>
          <table:table-cell/>
          <table:table-cell table:formula="of:=[.F$2]*[.C684]^[.F$3] + [.F$4]*[.C684]^[.F$5] + [.F$6]*[.C684]^[.F$7] + IF([.C684]&gt;[.F$8];[.F$9];0) + IF([.C68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2" calcext:value-type="date">
            <text:p>22-11-2020</text:p>
          </table:table-cell>
          <table:table-cell table:formula="of:=IF([.E686]&lt;10000000000;[.E686];10000000000)" office:value-type="float" office:value="80405.8034479868" calcext:value-type="float">
            <text:p>80 406</text:p>
          </table:table-cell>
          <table:table-cell/>
          <table:table-cell table:formula="of:=[.F$2]*[.C685]^[.F$3] + [.F$4]*[.C685]^[.F$5] + [.F$6]*[.C685]^[.F$7] + IF([.C685]&gt;[.F$8];[.F$9];0) + IF([.C68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3" calcext:value-type="date">
            <text:p>23-11-2020</text:p>
          </table:table-cell>
          <table:table-cell table:formula="of:=IF([.E687]&lt;10000000000;[.E687];10000000000)" office:value-type="float" office:value="80405.8034479868" calcext:value-type="float">
            <text:p>80 406</text:p>
          </table:table-cell>
          <table:table-cell/>
          <table:table-cell table:formula="of:=[.F$2]*[.C686]^[.F$3] + [.F$4]*[.C686]^[.F$5] + [.F$6]*[.C686]^[.F$7] + IF([.C686]&gt;[.F$8];[.F$9];0) + IF([.C68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4" calcext:value-type="date">
            <text:p>24-11-2020</text:p>
          </table:table-cell>
          <table:table-cell table:formula="of:=IF([.E688]&lt;10000000000;[.E688];10000000000)" office:value-type="float" office:value="80405.8034479868" calcext:value-type="float">
            <text:p>80 406</text:p>
          </table:table-cell>
          <table:table-cell/>
          <table:table-cell table:formula="of:=[.F$2]*[.C687]^[.F$3] + [.F$4]*[.C687]^[.F$5] + [.F$6]*[.C687]^[.F$7] + IF([.C687]&gt;[.F$8];[.F$9];0) + IF([.C68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5" calcext:value-type="date">
            <text:p>25-11-2020</text:p>
          </table:table-cell>
          <table:table-cell table:formula="of:=IF([.E689]&lt;10000000000;[.E689];10000000000)" office:value-type="float" office:value="80405.8034479868" calcext:value-type="float">
            <text:p>80 406</text:p>
          </table:table-cell>
          <table:table-cell/>
          <table:table-cell table:formula="of:=[.F$2]*[.C688]^[.F$3] + [.F$4]*[.C688]^[.F$5] + [.F$6]*[.C688]^[.F$7] + IF([.C688]&gt;[.F$8];[.F$9];0) + IF([.C68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6" calcext:value-type="date">
            <text:p>26-11-2020</text:p>
          </table:table-cell>
          <table:table-cell table:formula="of:=IF([.E690]&lt;10000000000;[.E690];10000000000)" office:value-type="float" office:value="80405.8034479868" calcext:value-type="float">
            <text:p>80 406</text:p>
          </table:table-cell>
          <table:table-cell/>
          <table:table-cell table:formula="of:=[.F$2]*[.C689]^[.F$3] + [.F$4]*[.C689]^[.F$5] + [.F$6]*[.C689]^[.F$7] + IF([.C689]&gt;[.F$8];[.F$9];0) + IF([.C68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27" calcext:value-type="date">
            <text:p>27-11-2020</text:p>
          </table:table-cell>
          <table:table-cell table:formula="of:=IF([.E691]&lt;10000000000;[.E691];10000000000)" office:value-type="float" office:value="80405.8034479868" calcext:value-type="float">
            <text:p>80 406</text:p>
          </table:table-cell>
          <table:table-cell/>
          <table:table-cell table:formula="of:=[.F$2]*[.C690]^[.F$3] + [.F$4]*[.C690]^[.F$5] + [.F$6]*[.C690]^[.F$7] + IF([.C690]&gt;[.F$8];[.F$9];0) + IF([.C69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1-28" calcext:value-type="date">
            <text:p>28-11-2020</text:p>
          </table:table-cell>
          <table:table-cell table:formula="of:=IF([.E692]&lt;10000000000;[.E692];10000000000)" office:value-type="float" office:value="80405.8034479868" calcext:value-type="float">
            <text:p>80 406</text:p>
          </table:table-cell>
          <table:table-cell/>
          <table:table-cell table:formula="of:=[.F$2]*[.C691]^[.F$3] + [.F$4]*[.C691]^[.F$5] + [.F$6]*[.C691]^[.F$7] + IF([.C691]&gt;[.F$8];[.F$9];0) + IF([.C69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1-29" calcext:value-type="date">
            <text:p>29-11-2020</text:p>
          </table:table-cell>
          <table:table-cell table:formula="of:=IF([.E693]&lt;10000000000;[.E693];10000000000)" office:value-type="float" office:value="80405.8034479868" calcext:value-type="float">
            <text:p>80 406</text:p>
          </table:table-cell>
          <table:table-cell/>
          <table:table-cell table:formula="of:=[.F$2]*[.C692]^[.F$3] + [.F$4]*[.C692]^[.F$5] + [.F$6]*[.C692]^[.F$7] + IF([.C692]&gt;[.F$8];[.F$9];0) + IF([.C69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1-30" calcext:value-type="date">
            <text:p>30-11-2020</text:p>
          </table:table-cell>
          <table:table-cell table:formula="of:=IF([.E694]&lt;10000000000;[.E694];10000000000)" office:value-type="float" office:value="80405.8034479868" calcext:value-type="float">
            <text:p>80 406</text:p>
          </table:table-cell>
          <table:table-cell/>
          <table:table-cell table:formula="of:=[.F$2]*[.C693]^[.F$3] + [.F$4]*[.C693]^[.F$5] + [.F$6]*[.C693]^[.F$7] + IF([.C693]&gt;[.F$8];[.F$9];0) + IF([.C69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1" calcext:value-type="date">
            <text:p>01-12-2020</text:p>
          </table:table-cell>
          <table:table-cell table:formula="of:=IF([.E695]&lt;10000000000;[.E695];10000000000)" office:value-type="float" office:value="80405.8034479868" calcext:value-type="float">
            <text:p>80 406</text:p>
          </table:table-cell>
          <table:table-cell/>
          <table:table-cell table:formula="of:=[.F$2]*[.C694]^[.F$3] + [.F$4]*[.C694]^[.F$5] + [.F$6]*[.C694]^[.F$7] + IF([.C694]&gt;[.F$8];[.F$9];0) + IF([.C69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2" calcext:value-type="date">
            <text:p>02-12-2020</text:p>
          </table:table-cell>
          <table:table-cell table:formula="of:=IF([.E696]&lt;10000000000;[.E696];10000000000)" office:value-type="float" office:value="80405.8034479868" calcext:value-type="float">
            <text:p>80 406</text:p>
          </table:table-cell>
          <table:table-cell/>
          <table:table-cell table:formula="of:=[.F$2]*[.C695]^[.F$3] + [.F$4]*[.C695]^[.F$5] + [.F$6]*[.C695]^[.F$7] + IF([.C695]&gt;[.F$8];[.F$9];0) + IF([.C69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3" calcext:value-type="date">
            <text:p>03-12-2020</text:p>
          </table:table-cell>
          <table:table-cell table:formula="of:=IF([.E697]&lt;10000000000;[.E697];10000000000)" office:value-type="float" office:value="80405.8034479868" calcext:value-type="float">
            <text:p>80 406</text:p>
          </table:table-cell>
          <table:table-cell/>
          <table:table-cell table:formula="of:=[.F$2]*[.C696]^[.F$3] + [.F$4]*[.C696]^[.F$5] + [.F$6]*[.C696]^[.F$7] + IF([.C696]&gt;[.F$8];[.F$9];0) + IF([.C69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4" calcext:value-type="date">
            <text:p>04-12-2020</text:p>
          </table:table-cell>
          <table:table-cell table:formula="of:=IF([.E698]&lt;10000000000;[.E698];10000000000)" office:value-type="float" office:value="80405.8034479868" calcext:value-type="float">
            <text:p>80 406</text:p>
          </table:table-cell>
          <table:table-cell/>
          <table:table-cell table:formula="of:=[.F$2]*[.C697]^[.F$3] + [.F$4]*[.C697]^[.F$5] + [.F$6]*[.C697]^[.F$7] + IF([.C697]&gt;[.F$8];[.F$9];0) + IF([.C69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5" calcext:value-type="date">
            <text:p>05-12-2020</text:p>
          </table:table-cell>
          <table:table-cell table:formula="of:=IF([.E699]&lt;10000000000;[.E699];10000000000)" office:value-type="float" office:value="80405.8034479868" calcext:value-type="float">
            <text:p>80 406</text:p>
          </table:table-cell>
          <table:table-cell/>
          <table:table-cell table:formula="of:=[.F$2]*[.C698]^[.F$3] + [.F$4]*[.C698]^[.F$5] + [.F$6]*[.C698]^[.F$7] + IF([.C698]&gt;[.F$8];[.F$9];0) + IF([.C69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6" calcext:value-type="date">
            <text:p>06-12-2020</text:p>
          </table:table-cell>
          <table:table-cell table:formula="of:=IF([.E700]&lt;10000000000;[.E700];10000000000)" office:value-type="float" office:value="80405.8034479868" calcext:value-type="float">
            <text:p>80 406</text:p>
          </table:table-cell>
          <table:table-cell/>
          <table:table-cell table:formula="of:=[.F$2]*[.C699]^[.F$3] + [.F$4]*[.C699]^[.F$5] + [.F$6]*[.C699]^[.F$7] + IF([.C699]&gt;[.F$8];[.F$9];0) + IF([.C69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07" calcext:value-type="date">
            <text:p>07-12-2020</text:p>
          </table:table-cell>
          <table:table-cell table:formula="of:=IF([.E701]&lt;10000000000;[.E701];10000000000)" office:value-type="float" office:value="80405.8034479868" calcext:value-type="float">
            <text:p>80 406</text:p>
          </table:table-cell>
          <table:table-cell/>
          <table:table-cell table:formula="of:=[.F$2]*[.C700]^[.F$3] + [.F$4]*[.C700]^[.F$5] + [.F$6]*[.C700]^[.F$7] + IF([.C700]&gt;[.F$8];[.F$9];0) + IF([.C70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08" calcext:value-type="date">
            <text:p>08-12-2020</text:p>
          </table:table-cell>
          <table:table-cell table:formula="of:=IF([.E702]&lt;10000000000;[.E702];10000000000)" office:value-type="float" office:value="80405.8034479868" calcext:value-type="float">
            <text:p>80 406</text:p>
          </table:table-cell>
          <table:table-cell/>
          <table:table-cell table:formula="of:=[.F$2]*[.C701]^[.F$3] + [.F$4]*[.C701]^[.F$5] + [.F$6]*[.C701]^[.F$7] + IF([.C701]&gt;[.F$8];[.F$9];0) + IF([.C70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09" calcext:value-type="date">
            <text:p>09-12-2020</text:p>
          </table:table-cell>
          <table:table-cell table:formula="of:=IF([.E703]&lt;10000000000;[.E703];10000000000)" office:value-type="float" office:value="80405.8034479868" calcext:value-type="float">
            <text:p>80 406</text:p>
          </table:table-cell>
          <table:table-cell/>
          <table:table-cell table:formula="of:=[.F$2]*[.C702]^[.F$3] + [.F$4]*[.C702]^[.F$5] + [.F$6]*[.C702]^[.F$7] + IF([.C702]&gt;[.F$8];[.F$9];0) + IF([.C70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0" calcext:value-type="date">
            <text:p>10-12-2020</text:p>
          </table:table-cell>
          <table:table-cell table:formula="of:=IF([.E704]&lt;10000000000;[.E704];10000000000)" office:value-type="float" office:value="80405.8034479868" calcext:value-type="float">
            <text:p>80 406</text:p>
          </table:table-cell>
          <table:table-cell/>
          <table:table-cell table:formula="of:=[.F$2]*[.C703]^[.F$3] + [.F$4]*[.C703]^[.F$5] + [.F$6]*[.C703]^[.F$7] + IF([.C703]&gt;[.F$8];[.F$9];0) + IF([.C70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1" calcext:value-type="date">
            <text:p>11-12-2020</text:p>
          </table:table-cell>
          <table:table-cell table:formula="of:=IF([.E705]&lt;10000000000;[.E705];10000000000)" office:value-type="float" office:value="80405.8034479868" calcext:value-type="float">
            <text:p>80 406</text:p>
          </table:table-cell>
          <table:table-cell/>
          <table:table-cell table:formula="of:=[.F$2]*[.C704]^[.F$3] + [.F$4]*[.C704]^[.F$5] + [.F$6]*[.C704]^[.F$7] + IF([.C704]&gt;[.F$8];[.F$9];0) + IF([.C70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2" calcext:value-type="date">
            <text:p>12-12-2020</text:p>
          </table:table-cell>
          <table:table-cell table:formula="of:=IF([.E706]&lt;10000000000;[.E706];10000000000)" office:value-type="float" office:value="80405.8034479868" calcext:value-type="float">
            <text:p>80 406</text:p>
          </table:table-cell>
          <table:table-cell/>
          <table:table-cell table:formula="of:=[.F$2]*[.C705]^[.F$3] + [.F$4]*[.C705]^[.F$5] + [.F$6]*[.C705]^[.F$7] + IF([.C705]&gt;[.F$8];[.F$9];0) + IF([.C70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3" calcext:value-type="date">
            <text:p>13-12-2020</text:p>
          </table:table-cell>
          <table:table-cell table:formula="of:=IF([.E707]&lt;10000000000;[.E707];10000000000)" office:value-type="float" office:value="80405.8034479868" calcext:value-type="float">
            <text:p>80 406</text:p>
          </table:table-cell>
          <table:table-cell/>
          <table:table-cell table:formula="of:=[.F$2]*[.C706]^[.F$3] + [.F$4]*[.C706]^[.F$5] + [.F$6]*[.C706]^[.F$7] + IF([.C706]&gt;[.F$8];[.F$9];0) + IF([.C70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4" calcext:value-type="date">
            <text:p>14-12-2020</text:p>
          </table:table-cell>
          <table:table-cell table:formula="of:=IF([.E708]&lt;10000000000;[.E708];10000000000)" office:value-type="float" office:value="80405.8034479868" calcext:value-type="float">
            <text:p>80 406</text:p>
          </table:table-cell>
          <table:table-cell/>
          <table:table-cell table:formula="of:=[.F$2]*[.C707]^[.F$3] + [.F$4]*[.C707]^[.F$5] + [.F$6]*[.C707]^[.F$7] + IF([.C707]&gt;[.F$8];[.F$9];0) + IF([.C70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5" calcext:value-type="date">
            <text:p>15-12-2020</text:p>
          </table:table-cell>
          <table:table-cell table:formula="of:=IF([.E709]&lt;10000000000;[.E709];10000000000)" office:value-type="float" office:value="80405.8034479868" calcext:value-type="float">
            <text:p>80 406</text:p>
          </table:table-cell>
          <table:table-cell/>
          <table:table-cell table:formula="of:=[.F$2]*[.C708]^[.F$3] + [.F$4]*[.C708]^[.F$5] + [.F$6]*[.C708]^[.F$7] + IF([.C708]&gt;[.F$8];[.F$9];0) + IF([.C70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6" calcext:value-type="date">
            <text:p>16-12-2020</text:p>
          </table:table-cell>
          <table:table-cell table:formula="of:=IF([.E710]&lt;10000000000;[.E710];10000000000)" office:value-type="float" office:value="80405.8034479868" calcext:value-type="float">
            <text:p>80 406</text:p>
          </table:table-cell>
          <table:table-cell/>
          <table:table-cell table:formula="of:=[.F$2]*[.C709]^[.F$3] + [.F$4]*[.C709]^[.F$5] + [.F$6]*[.C709]^[.F$7] + IF([.C709]&gt;[.F$8];[.F$9];0) + IF([.C70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17" calcext:value-type="date">
            <text:p>17-12-2020</text:p>
          </table:table-cell>
          <table:table-cell table:formula="of:=IF([.E711]&lt;10000000000;[.E711];10000000000)" office:value-type="float" office:value="80405.8034479868" calcext:value-type="float">
            <text:p>80 406</text:p>
          </table:table-cell>
          <table:table-cell/>
          <table:table-cell table:formula="of:=[.F$2]*[.C710]^[.F$3] + [.F$4]*[.C710]^[.F$5] + [.F$6]*[.C710]^[.F$7] + IF([.C710]&gt;[.F$8];[.F$9];0) + IF([.C71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18" calcext:value-type="date">
            <text:p>18-12-2020</text:p>
          </table:table-cell>
          <table:table-cell table:formula="of:=IF([.E712]&lt;10000000000;[.E712];10000000000)" office:value-type="float" office:value="80405.8034479868" calcext:value-type="float">
            <text:p>80 406</text:p>
          </table:table-cell>
          <table:table-cell/>
          <table:table-cell table:formula="of:=[.F$2]*[.C711]^[.F$3] + [.F$4]*[.C711]^[.F$5] + [.F$6]*[.C711]^[.F$7] + IF([.C711]&gt;[.F$8];[.F$9];0) + IF([.C71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19" calcext:value-type="date">
            <text:p>19-12-2020</text:p>
          </table:table-cell>
          <table:table-cell table:formula="of:=IF([.E713]&lt;10000000000;[.E713];10000000000)" office:value-type="float" office:value="80405.8034479868" calcext:value-type="float">
            <text:p>80 406</text:p>
          </table:table-cell>
          <table:table-cell/>
          <table:table-cell table:formula="of:=[.F$2]*[.C712]^[.F$3] + [.F$4]*[.C712]^[.F$5] + [.F$6]*[.C712]^[.F$7] + IF([.C712]&gt;[.F$8];[.F$9];0) + IF([.C71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0" calcext:value-type="date">
            <text:p>20-12-2020</text:p>
          </table:table-cell>
          <table:table-cell table:formula="of:=IF([.E714]&lt;10000000000;[.E714];10000000000)" office:value-type="float" office:value="80405.8034479868" calcext:value-type="float">
            <text:p>80 406</text:p>
          </table:table-cell>
          <table:table-cell/>
          <table:table-cell table:formula="of:=[.F$2]*[.C713]^[.F$3] + [.F$4]*[.C713]^[.F$5] + [.F$6]*[.C713]^[.F$7] + IF([.C713]&gt;[.F$8];[.F$9];0) + IF([.C71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1" calcext:value-type="date">
            <text:p>21-12-2020</text:p>
          </table:table-cell>
          <table:table-cell table:formula="of:=IF([.E715]&lt;10000000000;[.E715];10000000000)" office:value-type="float" office:value="80405.8034479868" calcext:value-type="float">
            <text:p>80 406</text:p>
          </table:table-cell>
          <table:table-cell/>
          <table:table-cell table:formula="of:=[.F$2]*[.C714]^[.F$3] + [.F$4]*[.C714]^[.F$5] + [.F$6]*[.C714]^[.F$7] + IF([.C714]&gt;[.F$8];[.F$9];0) + IF([.C71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2" calcext:value-type="date">
            <text:p>22-12-2020</text:p>
          </table:table-cell>
          <table:table-cell table:formula="of:=IF([.E716]&lt;10000000000;[.E716];10000000000)" office:value-type="float" office:value="80405.8034479868" calcext:value-type="float">
            <text:p>80 406</text:p>
          </table:table-cell>
          <table:table-cell/>
          <table:table-cell table:formula="of:=[.F$2]*[.C715]^[.F$3] + [.F$4]*[.C715]^[.F$5] + [.F$6]*[.C715]^[.F$7] + IF([.C715]&gt;[.F$8];[.F$9];0) + IF([.C71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3" calcext:value-type="date">
            <text:p>23-12-2020</text:p>
          </table:table-cell>
          <table:table-cell table:formula="of:=IF([.E717]&lt;10000000000;[.E717];10000000000)" office:value-type="float" office:value="80405.8034479868" calcext:value-type="float">
            <text:p>80 406</text:p>
          </table:table-cell>
          <table:table-cell/>
          <table:table-cell table:formula="of:=[.F$2]*[.C716]^[.F$3] + [.F$4]*[.C716]^[.F$5] + [.F$6]*[.C716]^[.F$7] + IF([.C716]&gt;[.F$8];[.F$9];0) + IF([.C71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4" calcext:value-type="date">
            <text:p>24-12-2020</text:p>
          </table:table-cell>
          <table:table-cell table:formula="of:=IF([.E718]&lt;10000000000;[.E718];10000000000)" office:value-type="float" office:value="80405.8034479868" calcext:value-type="float">
            <text:p>80 406</text:p>
          </table:table-cell>
          <table:table-cell/>
          <table:table-cell table:formula="of:=[.F$2]*[.C717]^[.F$3] + [.F$4]*[.C717]^[.F$5] + [.F$6]*[.C717]^[.F$7] + IF([.C717]&gt;[.F$8];[.F$9];0) + IF([.C71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5" calcext:value-type="date">
            <text:p>25-12-2020</text:p>
          </table:table-cell>
          <table:table-cell table:formula="of:=IF([.E719]&lt;10000000000;[.E719];10000000000)" office:value-type="float" office:value="80405.8034479868" calcext:value-type="float">
            <text:p>80 406</text:p>
          </table:table-cell>
          <table:table-cell/>
          <table:table-cell table:formula="of:=[.F$2]*[.C718]^[.F$3] + [.F$4]*[.C718]^[.F$5] + [.F$6]*[.C718]^[.F$7] + IF([.C718]&gt;[.F$8];[.F$9];0) + IF([.C71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6" calcext:value-type="date">
            <text:p>26-12-2020</text:p>
          </table:table-cell>
          <table:table-cell table:formula="of:=IF([.E720]&lt;10000000000;[.E720];10000000000)" office:value-type="float" office:value="80405.8034479868" calcext:value-type="float">
            <text:p>80 406</text:p>
          </table:table-cell>
          <table:table-cell/>
          <table:table-cell table:formula="of:=[.F$2]*[.C719]^[.F$3] + [.F$4]*[.C719]^[.F$5] + [.F$6]*[.C719]^[.F$7] + IF([.C719]&gt;[.F$8];[.F$9];0) + IF([.C71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27" calcext:value-type="date">
            <text:p>27-12-2020</text:p>
          </table:table-cell>
          <table:table-cell table:formula="of:=IF([.E721]&lt;10000000000;[.E721];10000000000)" office:value-type="float" office:value="80405.8034479868" calcext:value-type="float">
            <text:p>80 406</text:p>
          </table:table-cell>
          <table:table-cell/>
          <table:table-cell table:formula="of:=[.F$2]*[.C720]^[.F$3] + [.F$4]*[.C720]^[.F$5] + [.F$6]*[.C720]^[.F$7] + IF([.C720]&gt;[.F$8];[.F$9];0) + IF([.C72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28" calcext:value-type="date">
            <text:p>28-12-2020</text:p>
          </table:table-cell>
          <table:table-cell table:formula="of:=IF([.E722]&lt;10000000000;[.E722];10000000000)" office:value-type="float" office:value="80405.8034479868" calcext:value-type="float">
            <text:p>80 406</text:p>
          </table:table-cell>
          <table:table-cell/>
          <table:table-cell table:formula="of:=[.F$2]*[.C721]^[.F$3] + [.F$4]*[.C721]^[.F$5] + [.F$6]*[.C721]^[.F$7] + IF([.C721]&gt;[.F$8];[.F$9];0) + IF([.C72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0-12-29" calcext:value-type="date">
            <text:p>29-12-2020</text:p>
          </table:table-cell>
          <table:table-cell table:formula="of:=IF([.E723]&lt;10000000000;[.E723];10000000000)" office:value-type="float" office:value="80405.8034479868" calcext:value-type="float">
            <text:p>80 406</text:p>
          </table:table-cell>
          <table:table-cell/>
          <table:table-cell table:formula="of:=[.F$2]*[.C722]^[.F$3] + [.F$4]*[.C722]^[.F$5] + [.F$6]*[.C722]^[.F$7] + IF([.C722]&gt;[.F$8];[.F$9];0) + IF([.C72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0-12-30" calcext:value-type="date">
            <text:p>30-12-2020</text:p>
          </table:table-cell>
          <table:table-cell table:formula="of:=IF([.E724]&lt;10000000000;[.E724];10000000000)" office:value-type="float" office:value="80405.8034479868" calcext:value-type="float">
            <text:p>80 406</text:p>
          </table:table-cell>
          <table:table-cell/>
          <table:table-cell table:formula="of:=[.F$2]*[.C723]^[.F$3] + [.F$4]*[.C723]^[.F$5] + [.F$6]*[.C723]^[.F$7] + IF([.C723]&gt;[.F$8];[.F$9];0) + IF([.C72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0-12-31" calcext:value-type="date">
            <text:p>31-12-2020</text:p>
          </table:table-cell>
          <table:table-cell table:formula="of:=IF([.E725]&lt;10000000000;[.E725];10000000000)" office:value-type="float" office:value="80405.8034479868" calcext:value-type="float">
            <text:p>80 406</text:p>
          </table:table-cell>
          <table:table-cell/>
          <table:table-cell table:formula="of:=[.F$2]*[.C724]^[.F$3] + [.F$4]*[.C724]^[.F$5] + [.F$6]*[.C724]^[.F$7] + IF([.C724]&gt;[.F$8];[.F$9];0) + IF([.C72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1" calcext:value-type="date">
            <text:p>01-01-2021</text:p>
          </table:table-cell>
          <table:table-cell table:formula="of:=IF([.E726]&lt;10000000000;[.E726];10000000000)" office:value-type="float" office:value="80405.8034479868" calcext:value-type="float">
            <text:p>80 406</text:p>
          </table:table-cell>
          <table:table-cell/>
          <table:table-cell table:formula="of:=[.F$2]*[.C725]^[.F$3] + [.F$4]*[.C725]^[.F$5] + [.F$6]*[.C725]^[.F$7] + IF([.C725]&gt;[.F$8];[.F$9];0) + IF([.C72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2" calcext:value-type="date">
            <text:p>02-01-2021</text:p>
          </table:table-cell>
          <table:table-cell table:formula="of:=IF([.E727]&lt;10000000000;[.E727];10000000000)" office:value-type="float" office:value="80405.8034479868" calcext:value-type="float">
            <text:p>80 406</text:p>
          </table:table-cell>
          <table:table-cell/>
          <table:table-cell table:formula="of:=[.F$2]*[.C726]^[.F$3] + [.F$4]*[.C726]^[.F$5] + [.F$6]*[.C726]^[.F$7] + IF([.C726]&gt;[.F$8];[.F$9];0) + IF([.C72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3" calcext:value-type="date">
            <text:p>03-01-2021</text:p>
          </table:table-cell>
          <table:table-cell table:formula="of:=IF([.E728]&lt;10000000000;[.E728];10000000000)" office:value-type="float" office:value="80405.8034479868" calcext:value-type="float">
            <text:p>80 406</text:p>
          </table:table-cell>
          <table:table-cell/>
          <table:table-cell table:formula="of:=[.F$2]*[.C727]^[.F$3] + [.F$4]*[.C727]^[.F$5] + [.F$6]*[.C727]^[.F$7] + IF([.C727]&gt;[.F$8];[.F$9];0) + IF([.C72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4" calcext:value-type="date">
            <text:p>04-01-2021</text:p>
          </table:table-cell>
          <table:table-cell table:formula="of:=IF([.E729]&lt;10000000000;[.E729];10000000000)" office:value-type="float" office:value="80405.8034479868" calcext:value-type="float">
            <text:p>80 406</text:p>
          </table:table-cell>
          <table:table-cell/>
          <table:table-cell table:formula="of:=[.F$2]*[.C728]^[.F$3] + [.F$4]*[.C728]^[.F$5] + [.F$6]*[.C728]^[.F$7] + IF([.C728]&gt;[.F$8];[.F$9];0) + IF([.C72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5" calcext:value-type="date">
            <text:p>05-01-2021</text:p>
          </table:table-cell>
          <table:table-cell table:formula="of:=IF([.E730]&lt;10000000000;[.E730];10000000000)" office:value-type="float" office:value="80405.8034479868" calcext:value-type="float">
            <text:p>80 406</text:p>
          </table:table-cell>
          <table:table-cell/>
          <table:table-cell table:formula="of:=[.F$2]*[.C729]^[.F$3] + [.F$4]*[.C729]^[.F$5] + [.F$6]*[.C729]^[.F$7] + IF([.C729]&gt;[.F$8];[.F$9];0) + IF([.C72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6" calcext:value-type="date">
            <text:p>06-01-2021</text:p>
          </table:table-cell>
          <table:table-cell table:formula="of:=IF([.E731]&lt;10000000000;[.E731];10000000000)" office:value-type="float" office:value="80405.8034479868" calcext:value-type="float">
            <text:p>80 406</text:p>
          </table:table-cell>
          <table:table-cell/>
          <table:table-cell table:formula="of:=[.F$2]*[.C730]^[.F$3] + [.F$4]*[.C730]^[.F$5] + [.F$6]*[.C730]^[.F$7] + IF([.C730]&gt;[.F$8];[.F$9];0) + IF([.C73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07" calcext:value-type="date">
            <text:p>07-01-2021</text:p>
          </table:table-cell>
          <table:table-cell table:formula="of:=IF([.E732]&lt;10000000000;[.E732];10000000000)" office:value-type="float" office:value="80405.8034479868" calcext:value-type="float">
            <text:p>80 406</text:p>
          </table:table-cell>
          <table:table-cell/>
          <table:table-cell table:formula="of:=[.F$2]*[.C731]^[.F$3] + [.F$4]*[.C731]^[.F$5] + [.F$6]*[.C731]^[.F$7] + IF([.C731]&gt;[.F$8];[.F$9];0) + IF([.C73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08" calcext:value-type="date">
            <text:p>08-01-2021</text:p>
          </table:table-cell>
          <table:table-cell table:formula="of:=IF([.E733]&lt;10000000000;[.E733];10000000000)" office:value-type="float" office:value="80405.8034479868" calcext:value-type="float">
            <text:p>80 406</text:p>
          </table:table-cell>
          <table:table-cell/>
          <table:table-cell table:formula="of:=[.F$2]*[.C732]^[.F$3] + [.F$4]*[.C732]^[.F$5] + [.F$6]*[.C732]^[.F$7] + IF([.C732]&gt;[.F$8];[.F$9];0) + IF([.C73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09" calcext:value-type="date">
            <text:p>09-01-2021</text:p>
          </table:table-cell>
          <table:table-cell table:formula="of:=IF([.E734]&lt;10000000000;[.E734];10000000000)" office:value-type="float" office:value="80405.8034479868" calcext:value-type="float">
            <text:p>80 406</text:p>
          </table:table-cell>
          <table:table-cell/>
          <table:table-cell table:formula="of:=[.F$2]*[.C733]^[.F$3] + [.F$4]*[.C733]^[.F$5] + [.F$6]*[.C733]^[.F$7] + IF([.C733]&gt;[.F$8];[.F$9];0) + IF([.C73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0" calcext:value-type="date">
            <text:p>10-01-2021</text:p>
          </table:table-cell>
          <table:table-cell table:formula="of:=IF([.E735]&lt;10000000000;[.E735];10000000000)" office:value-type="float" office:value="80405.8034479868" calcext:value-type="float">
            <text:p>80 406</text:p>
          </table:table-cell>
          <table:table-cell/>
          <table:table-cell table:formula="of:=[.F$2]*[.C734]^[.F$3] + [.F$4]*[.C734]^[.F$5] + [.F$6]*[.C734]^[.F$7] + IF([.C734]&gt;[.F$8];[.F$9];0) + IF([.C73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1" calcext:value-type="date">
            <text:p>11-01-2021</text:p>
          </table:table-cell>
          <table:table-cell table:formula="of:=IF([.E736]&lt;10000000000;[.E736];10000000000)" office:value-type="float" office:value="80405.8034479868" calcext:value-type="float">
            <text:p>80 406</text:p>
          </table:table-cell>
          <table:table-cell/>
          <table:table-cell table:formula="of:=[.F$2]*[.C735]^[.F$3] + [.F$4]*[.C735]^[.F$5] + [.F$6]*[.C735]^[.F$7] + IF([.C735]&gt;[.F$8];[.F$9];0) + IF([.C73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2" calcext:value-type="date">
            <text:p>12-01-2021</text:p>
          </table:table-cell>
          <table:table-cell table:formula="of:=IF([.E737]&lt;10000000000;[.E737];10000000000)" office:value-type="float" office:value="80405.8034479868" calcext:value-type="float">
            <text:p>80 406</text:p>
          </table:table-cell>
          <table:table-cell/>
          <table:table-cell table:formula="of:=[.F$2]*[.C736]^[.F$3] + [.F$4]*[.C736]^[.F$5] + [.F$6]*[.C736]^[.F$7] + IF([.C736]&gt;[.F$8];[.F$9];0) + IF([.C73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3" calcext:value-type="date">
            <text:p>13-01-2021</text:p>
          </table:table-cell>
          <table:table-cell table:formula="of:=IF([.E738]&lt;10000000000;[.E738];10000000000)" office:value-type="float" office:value="80405.8034479868" calcext:value-type="float">
            <text:p>80 406</text:p>
          </table:table-cell>
          <table:table-cell/>
          <table:table-cell table:formula="of:=[.F$2]*[.C737]^[.F$3] + [.F$4]*[.C737]^[.F$5] + [.F$6]*[.C737]^[.F$7] + IF([.C737]&gt;[.F$8];[.F$9];0) + IF([.C73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4" calcext:value-type="date">
            <text:p>14-01-2021</text:p>
          </table:table-cell>
          <table:table-cell table:formula="of:=IF([.E739]&lt;10000000000;[.E739];10000000000)" office:value-type="float" office:value="80405.8034479868" calcext:value-type="float">
            <text:p>80 406</text:p>
          </table:table-cell>
          <table:table-cell/>
          <table:table-cell table:formula="of:=[.F$2]*[.C738]^[.F$3] + [.F$4]*[.C738]^[.F$5] + [.F$6]*[.C738]^[.F$7] + IF([.C738]&gt;[.F$8];[.F$9];0) + IF([.C73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5" calcext:value-type="date">
            <text:p>15-01-2021</text:p>
          </table:table-cell>
          <table:table-cell table:formula="of:=IF([.E740]&lt;10000000000;[.E740];10000000000)" office:value-type="float" office:value="80405.8034479868" calcext:value-type="float">
            <text:p>80 406</text:p>
          </table:table-cell>
          <table:table-cell/>
          <table:table-cell table:formula="of:=[.F$2]*[.C739]^[.F$3] + [.F$4]*[.C739]^[.F$5] + [.F$6]*[.C739]^[.F$7] + IF([.C739]&gt;[.F$8];[.F$9];0) + IF([.C73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6" calcext:value-type="date">
            <text:p>16-01-2021</text:p>
          </table:table-cell>
          <table:table-cell table:formula="of:=IF([.E741]&lt;10000000000;[.E741];10000000000)" office:value-type="float" office:value="80405.8034479868" calcext:value-type="float">
            <text:p>80 406</text:p>
          </table:table-cell>
          <table:table-cell/>
          <table:table-cell table:formula="of:=[.F$2]*[.C740]^[.F$3] + [.F$4]*[.C740]^[.F$5] + [.F$6]*[.C740]^[.F$7] + IF([.C740]&gt;[.F$8];[.F$9];0) + IF([.C74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17" calcext:value-type="date">
            <text:p>17-01-2021</text:p>
          </table:table-cell>
          <table:table-cell table:formula="of:=IF([.E742]&lt;10000000000;[.E742];10000000000)" office:value-type="float" office:value="80405.8034479868" calcext:value-type="float">
            <text:p>80 406</text:p>
          </table:table-cell>
          <table:table-cell/>
          <table:table-cell table:formula="of:=[.F$2]*[.C741]^[.F$3] + [.F$4]*[.C741]^[.F$5] + [.F$6]*[.C741]^[.F$7] + IF([.C741]&gt;[.F$8];[.F$9];0) + IF([.C74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18" calcext:value-type="date">
            <text:p>18-01-2021</text:p>
          </table:table-cell>
          <table:table-cell table:formula="of:=IF([.E743]&lt;10000000000;[.E743];10000000000)" office:value-type="float" office:value="80405.8034479868" calcext:value-type="float">
            <text:p>80 406</text:p>
          </table:table-cell>
          <table:table-cell/>
          <table:table-cell table:formula="of:=[.F$2]*[.C742]^[.F$3] + [.F$4]*[.C742]^[.F$5] + [.F$6]*[.C742]^[.F$7] + IF([.C742]&gt;[.F$8];[.F$9];0) + IF([.C74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19" calcext:value-type="date">
            <text:p>19-01-2021</text:p>
          </table:table-cell>
          <table:table-cell table:formula="of:=IF([.E744]&lt;10000000000;[.E744];10000000000)" office:value-type="float" office:value="80405.8034479868" calcext:value-type="float">
            <text:p>80 406</text:p>
          </table:table-cell>
          <table:table-cell/>
          <table:table-cell table:formula="of:=[.F$2]*[.C743]^[.F$3] + [.F$4]*[.C743]^[.F$5] + [.F$6]*[.C743]^[.F$7] + IF([.C743]&gt;[.F$8];[.F$9];0) + IF([.C74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0" calcext:value-type="date">
            <text:p>20-01-2021</text:p>
          </table:table-cell>
          <table:table-cell table:formula="of:=IF([.E745]&lt;10000000000;[.E745];10000000000)" office:value-type="float" office:value="80405.8034479868" calcext:value-type="float">
            <text:p>80 406</text:p>
          </table:table-cell>
          <table:table-cell/>
          <table:table-cell table:formula="of:=[.F$2]*[.C744]^[.F$3] + [.F$4]*[.C744]^[.F$5] + [.F$6]*[.C744]^[.F$7] + IF([.C744]&gt;[.F$8];[.F$9];0) + IF([.C74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1" calcext:value-type="date">
            <text:p>21-01-2021</text:p>
          </table:table-cell>
          <table:table-cell table:formula="of:=IF([.E746]&lt;10000000000;[.E746];10000000000)" office:value-type="float" office:value="80405.8034479868" calcext:value-type="float">
            <text:p>80 406</text:p>
          </table:table-cell>
          <table:table-cell/>
          <table:table-cell table:formula="of:=[.F$2]*[.C745]^[.F$3] + [.F$4]*[.C745]^[.F$5] + [.F$6]*[.C745]^[.F$7] + IF([.C745]&gt;[.F$8];[.F$9];0) + IF([.C74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2" calcext:value-type="date">
            <text:p>22-01-2021</text:p>
          </table:table-cell>
          <table:table-cell table:formula="of:=IF([.E747]&lt;10000000000;[.E747];10000000000)" office:value-type="float" office:value="80405.8034479868" calcext:value-type="float">
            <text:p>80 406</text:p>
          </table:table-cell>
          <table:table-cell/>
          <table:table-cell table:formula="of:=[.F$2]*[.C746]^[.F$3] + [.F$4]*[.C746]^[.F$5] + [.F$6]*[.C746]^[.F$7] + IF([.C746]&gt;[.F$8];[.F$9];0) + IF([.C74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3" calcext:value-type="date">
            <text:p>23-01-2021</text:p>
          </table:table-cell>
          <table:table-cell table:formula="of:=IF([.E748]&lt;10000000000;[.E748];10000000000)" office:value-type="float" office:value="80405.8034479868" calcext:value-type="float">
            <text:p>80 406</text:p>
          </table:table-cell>
          <table:table-cell/>
          <table:table-cell table:formula="of:=[.F$2]*[.C747]^[.F$3] + [.F$4]*[.C747]^[.F$5] + [.F$6]*[.C747]^[.F$7] + IF([.C747]&gt;[.F$8];[.F$9];0) + IF([.C74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4" calcext:value-type="date">
            <text:p>24-01-2021</text:p>
          </table:table-cell>
          <table:table-cell table:formula="of:=IF([.E749]&lt;10000000000;[.E749];10000000000)" office:value-type="float" office:value="80405.8034479868" calcext:value-type="float">
            <text:p>80 406</text:p>
          </table:table-cell>
          <table:table-cell/>
          <table:table-cell table:formula="of:=[.F$2]*[.C748]^[.F$3] + [.F$4]*[.C748]^[.F$5] + [.F$6]*[.C748]^[.F$7] + IF([.C748]&gt;[.F$8];[.F$9];0) + IF([.C74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5" calcext:value-type="date">
            <text:p>25-01-2021</text:p>
          </table:table-cell>
          <table:table-cell table:formula="of:=IF([.E750]&lt;10000000000;[.E750];10000000000)" office:value-type="float" office:value="80405.8034479868" calcext:value-type="float">
            <text:p>80 406</text:p>
          </table:table-cell>
          <table:table-cell/>
          <table:table-cell table:formula="of:=[.F$2]*[.C749]^[.F$3] + [.F$4]*[.C749]^[.F$5] + [.F$6]*[.C749]^[.F$7] + IF([.C749]&gt;[.F$8];[.F$9];0) + IF([.C74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6" calcext:value-type="date">
            <text:p>26-01-2021</text:p>
          </table:table-cell>
          <table:table-cell table:formula="of:=IF([.E751]&lt;10000000000;[.E751];10000000000)" office:value-type="float" office:value="80405.8034479868" calcext:value-type="float">
            <text:p>80 406</text:p>
          </table:table-cell>
          <table:table-cell/>
          <table:table-cell table:formula="of:=[.F$2]*[.C750]^[.F$3] + [.F$4]*[.C750]^[.F$5] + [.F$6]*[.C750]^[.F$7] + IF([.C750]&gt;[.F$8];[.F$9];0) + IF([.C75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27" calcext:value-type="date">
            <text:p>27-01-2021</text:p>
          </table:table-cell>
          <table:table-cell table:formula="of:=IF([.E752]&lt;10000000000;[.E752];10000000000)" office:value-type="float" office:value="80405.8034479868" calcext:value-type="float">
            <text:p>80 406</text:p>
          </table:table-cell>
          <table:table-cell/>
          <table:table-cell table:formula="of:=[.F$2]*[.C751]^[.F$3] + [.F$4]*[.C751]^[.F$5] + [.F$6]*[.C751]^[.F$7] + IF([.C751]&gt;[.F$8];[.F$9];0) + IF([.C75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28" calcext:value-type="date">
            <text:p>28-01-2021</text:p>
          </table:table-cell>
          <table:table-cell table:formula="of:=IF([.E753]&lt;10000000000;[.E753];10000000000)" office:value-type="float" office:value="80405.8034479868" calcext:value-type="float">
            <text:p>80 406</text:p>
          </table:table-cell>
          <table:table-cell/>
          <table:table-cell table:formula="of:=[.F$2]*[.C752]^[.F$3] + [.F$4]*[.C752]^[.F$5] + [.F$6]*[.C752]^[.F$7] + IF([.C752]&gt;[.F$8];[.F$9];0) + IF([.C75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1-29" calcext:value-type="date">
            <text:p>29-01-2021</text:p>
          </table:table-cell>
          <table:table-cell table:formula="of:=IF([.E754]&lt;10000000000;[.E754];10000000000)" office:value-type="float" office:value="80405.8034479868" calcext:value-type="float">
            <text:p>80 406</text:p>
          </table:table-cell>
          <table:table-cell/>
          <table:table-cell table:formula="of:=[.F$2]*[.C753]^[.F$3] + [.F$4]*[.C753]^[.F$5] + [.F$6]*[.C753]^[.F$7] + IF([.C753]&gt;[.F$8];[.F$9];0) + IF([.C75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1-30" calcext:value-type="date">
            <text:p>30-01-2021</text:p>
          </table:table-cell>
          <table:table-cell table:formula="of:=IF([.E755]&lt;10000000000;[.E755];10000000000)" office:value-type="float" office:value="80405.8034479868" calcext:value-type="float">
            <text:p>80 406</text:p>
          </table:table-cell>
          <table:table-cell/>
          <table:table-cell table:formula="of:=[.F$2]*[.C754]^[.F$3] + [.F$4]*[.C754]^[.F$5] + [.F$6]*[.C754]^[.F$7] + IF([.C754]&gt;[.F$8];[.F$9];0) + IF([.C75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1-31" calcext:value-type="date">
            <text:p>31-01-2021</text:p>
          </table:table-cell>
          <table:table-cell table:formula="of:=IF([.E756]&lt;10000000000;[.E756];10000000000)" office:value-type="float" office:value="80405.8034479868" calcext:value-type="float">
            <text:p>80 406</text:p>
          </table:table-cell>
          <table:table-cell/>
          <table:table-cell table:formula="of:=[.F$2]*[.C755]^[.F$3] + [.F$4]*[.C755]^[.F$5] + [.F$6]*[.C755]^[.F$7] + IF([.C755]&gt;[.F$8];[.F$9];0) + IF([.C75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1" calcext:value-type="date">
            <text:p>01-02-2021</text:p>
          </table:table-cell>
          <table:table-cell table:formula="of:=IF([.E757]&lt;10000000000;[.E757];10000000000)" office:value-type="float" office:value="80405.8034479868" calcext:value-type="float">
            <text:p>80 406</text:p>
          </table:table-cell>
          <table:table-cell/>
          <table:table-cell table:formula="of:=[.F$2]*[.C756]^[.F$3] + [.F$4]*[.C756]^[.F$5] + [.F$6]*[.C756]^[.F$7] + IF([.C756]&gt;[.F$8];[.F$9];0) + IF([.C75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2" calcext:value-type="date">
            <text:p>02-02-2021</text:p>
          </table:table-cell>
          <table:table-cell table:formula="of:=IF([.E758]&lt;10000000000;[.E758];10000000000)" office:value-type="float" office:value="80405.8034479868" calcext:value-type="float">
            <text:p>80 406</text:p>
          </table:table-cell>
          <table:table-cell/>
          <table:table-cell table:formula="of:=[.F$2]*[.C757]^[.F$3] + [.F$4]*[.C757]^[.F$5] + [.F$6]*[.C757]^[.F$7] + IF([.C757]&gt;[.F$8];[.F$9];0) + IF([.C75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3" calcext:value-type="date">
            <text:p>03-02-2021</text:p>
          </table:table-cell>
          <table:table-cell table:formula="of:=IF([.E759]&lt;10000000000;[.E759];10000000000)" office:value-type="float" office:value="80405.8034479868" calcext:value-type="float">
            <text:p>80 406</text:p>
          </table:table-cell>
          <table:table-cell/>
          <table:table-cell table:formula="of:=[.F$2]*[.C758]^[.F$3] + [.F$4]*[.C758]^[.F$5] + [.F$6]*[.C758]^[.F$7] + IF([.C758]&gt;[.F$8];[.F$9];0) + IF([.C75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4" calcext:value-type="date">
            <text:p>04-02-2021</text:p>
          </table:table-cell>
          <table:table-cell table:formula="of:=IF([.E760]&lt;10000000000;[.E760];10000000000)" office:value-type="float" office:value="80405.8034479868" calcext:value-type="float">
            <text:p>80 406</text:p>
          </table:table-cell>
          <table:table-cell/>
          <table:table-cell table:formula="of:=[.F$2]*[.C759]^[.F$3] + [.F$4]*[.C759]^[.F$5] + [.F$6]*[.C759]^[.F$7] + IF([.C759]&gt;[.F$8];[.F$9];0) + IF([.C75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5" calcext:value-type="date">
            <text:p>05-02-2021</text:p>
          </table:table-cell>
          <table:table-cell table:formula="of:=IF([.E761]&lt;10000000000;[.E761];10000000000)" office:value-type="float" office:value="80405.8034479868" calcext:value-type="float">
            <text:p>80 406</text:p>
          </table:table-cell>
          <table:table-cell/>
          <table:table-cell table:formula="of:=[.F$2]*[.C760]^[.F$3] + [.F$4]*[.C760]^[.F$5] + [.F$6]*[.C760]^[.F$7] + IF([.C760]&gt;[.F$8];[.F$9];0) + IF([.C76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6" calcext:value-type="date">
            <text:p>06-02-2021</text:p>
          </table:table-cell>
          <table:table-cell table:formula="of:=IF([.E762]&lt;10000000000;[.E762];10000000000)" office:value-type="float" office:value="80405.8034479868" calcext:value-type="float">
            <text:p>80 406</text:p>
          </table:table-cell>
          <table:table-cell/>
          <table:table-cell table:formula="of:=[.F$2]*[.C761]^[.F$3] + [.F$4]*[.C761]^[.F$5] + [.F$6]*[.C761]^[.F$7] + IF([.C761]&gt;[.F$8];[.F$9];0) + IF([.C76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07" calcext:value-type="date">
            <text:p>07-02-2021</text:p>
          </table:table-cell>
          <table:table-cell table:formula="of:=IF([.E763]&lt;10000000000;[.E763];10000000000)" office:value-type="float" office:value="80405.8034479868" calcext:value-type="float">
            <text:p>80 406</text:p>
          </table:table-cell>
          <table:table-cell/>
          <table:table-cell table:formula="of:=[.F$2]*[.C762]^[.F$3] + [.F$4]*[.C762]^[.F$5] + [.F$6]*[.C762]^[.F$7] + IF([.C762]&gt;[.F$8];[.F$9];0) + IF([.C76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08" calcext:value-type="date">
            <text:p>08-02-2021</text:p>
          </table:table-cell>
          <table:table-cell table:formula="of:=IF([.E764]&lt;10000000000;[.E764];10000000000)" office:value-type="float" office:value="80405.8034479868" calcext:value-type="float">
            <text:p>80 406</text:p>
          </table:table-cell>
          <table:table-cell/>
          <table:table-cell table:formula="of:=[.F$2]*[.C763]^[.F$3] + [.F$4]*[.C763]^[.F$5] + [.F$6]*[.C763]^[.F$7] + IF([.C763]&gt;[.F$8];[.F$9];0) + IF([.C76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09" calcext:value-type="date">
            <text:p>09-02-2021</text:p>
          </table:table-cell>
          <table:table-cell table:formula="of:=IF([.E765]&lt;10000000000;[.E765];10000000000)" office:value-type="float" office:value="80405.8034479868" calcext:value-type="float">
            <text:p>80 406</text:p>
          </table:table-cell>
          <table:table-cell/>
          <table:table-cell table:formula="of:=[.F$2]*[.C764]^[.F$3] + [.F$4]*[.C764]^[.F$5] + [.F$6]*[.C764]^[.F$7] + IF([.C764]&gt;[.F$8];[.F$9];0) + IF([.C76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0" calcext:value-type="date">
            <text:p>10-02-2021</text:p>
          </table:table-cell>
          <table:table-cell table:formula="of:=IF([.E766]&lt;10000000000;[.E766];10000000000)" office:value-type="float" office:value="80405.8034479868" calcext:value-type="float">
            <text:p>80 406</text:p>
          </table:table-cell>
          <table:table-cell/>
          <table:table-cell table:formula="of:=[.F$2]*[.C765]^[.F$3] + [.F$4]*[.C765]^[.F$5] + [.F$6]*[.C765]^[.F$7] + IF([.C765]&gt;[.F$8];[.F$9];0) + IF([.C76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1" calcext:value-type="date">
            <text:p>11-02-2021</text:p>
          </table:table-cell>
          <table:table-cell table:formula="of:=IF([.E767]&lt;10000000000;[.E767];10000000000)" office:value-type="float" office:value="80405.8034479868" calcext:value-type="float">
            <text:p>80 406</text:p>
          </table:table-cell>
          <table:table-cell/>
          <table:table-cell table:formula="of:=[.F$2]*[.C766]^[.F$3] + [.F$4]*[.C766]^[.F$5] + [.F$6]*[.C766]^[.F$7] + IF([.C766]&gt;[.F$8];[.F$9];0) + IF([.C76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2" calcext:value-type="date">
            <text:p>12-02-2021</text:p>
          </table:table-cell>
          <table:table-cell table:formula="of:=IF([.E768]&lt;10000000000;[.E768];10000000000)" office:value-type="float" office:value="80405.8034479868" calcext:value-type="float">
            <text:p>80 406</text:p>
          </table:table-cell>
          <table:table-cell/>
          <table:table-cell table:formula="of:=[.F$2]*[.C767]^[.F$3] + [.F$4]*[.C767]^[.F$5] + [.F$6]*[.C767]^[.F$7] + IF([.C767]&gt;[.F$8];[.F$9];0) + IF([.C76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3" calcext:value-type="date">
            <text:p>13-02-2021</text:p>
          </table:table-cell>
          <table:table-cell table:formula="of:=IF([.E769]&lt;10000000000;[.E769];10000000000)" office:value-type="float" office:value="80405.8034479868" calcext:value-type="float">
            <text:p>80 406</text:p>
          </table:table-cell>
          <table:table-cell/>
          <table:table-cell table:formula="of:=[.F$2]*[.C768]^[.F$3] + [.F$4]*[.C768]^[.F$5] + [.F$6]*[.C768]^[.F$7] + IF([.C768]&gt;[.F$8];[.F$9];0) + IF([.C76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4" calcext:value-type="date">
            <text:p>14-02-2021</text:p>
          </table:table-cell>
          <table:table-cell table:formula="of:=IF([.E770]&lt;10000000000;[.E770];10000000000)" office:value-type="float" office:value="80405.8034479868" calcext:value-type="float">
            <text:p>80 406</text:p>
          </table:table-cell>
          <table:table-cell/>
          <table:table-cell table:formula="of:=[.F$2]*[.C769]^[.F$3] + [.F$4]*[.C769]^[.F$5] + [.F$6]*[.C769]^[.F$7] + IF([.C769]&gt;[.F$8];[.F$9];0) + IF([.C76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5" calcext:value-type="date">
            <text:p>15-02-2021</text:p>
          </table:table-cell>
          <table:table-cell table:formula="of:=IF([.E771]&lt;10000000000;[.E771];10000000000)" office:value-type="float" office:value="80405.8034479868" calcext:value-type="float">
            <text:p>80 406</text:p>
          </table:table-cell>
          <table:table-cell/>
          <table:table-cell table:formula="of:=[.F$2]*[.C770]^[.F$3] + [.F$4]*[.C770]^[.F$5] + [.F$6]*[.C770]^[.F$7] + IF([.C770]&gt;[.F$8];[.F$9];0) + IF([.C77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6" calcext:value-type="date">
            <text:p>16-02-2021</text:p>
          </table:table-cell>
          <table:table-cell table:formula="of:=IF([.E772]&lt;10000000000;[.E772];10000000000)" office:value-type="float" office:value="80405.8034479868" calcext:value-type="float">
            <text:p>80 406</text:p>
          </table:table-cell>
          <table:table-cell/>
          <table:table-cell table:formula="of:=[.F$2]*[.C771]^[.F$3] + [.F$4]*[.C771]^[.F$5] + [.F$6]*[.C771]^[.F$7] + IF([.C771]&gt;[.F$8];[.F$9];0) + IF([.C77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17" calcext:value-type="date">
            <text:p>17-02-2021</text:p>
          </table:table-cell>
          <table:table-cell table:formula="of:=IF([.E773]&lt;10000000000;[.E773];10000000000)" office:value-type="float" office:value="80405.8034479868" calcext:value-type="float">
            <text:p>80 406</text:p>
          </table:table-cell>
          <table:table-cell/>
          <table:table-cell table:formula="of:=[.F$2]*[.C772]^[.F$3] + [.F$4]*[.C772]^[.F$5] + [.F$6]*[.C772]^[.F$7] + IF([.C772]&gt;[.F$8];[.F$9];0) + IF([.C77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18" calcext:value-type="date">
            <text:p>18-02-2021</text:p>
          </table:table-cell>
          <table:table-cell table:formula="of:=IF([.E774]&lt;10000000000;[.E774];10000000000)" office:value-type="float" office:value="80405.8034479868" calcext:value-type="float">
            <text:p>80 406</text:p>
          </table:table-cell>
          <table:table-cell/>
          <table:table-cell table:formula="of:=[.F$2]*[.C773]^[.F$3] + [.F$4]*[.C773]^[.F$5] + [.F$6]*[.C773]^[.F$7] + IF([.C773]&gt;[.F$8];[.F$9];0) + IF([.C77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19" calcext:value-type="date">
            <text:p>19-02-2021</text:p>
          </table:table-cell>
          <table:table-cell table:formula="of:=IF([.E775]&lt;10000000000;[.E775];10000000000)" office:value-type="float" office:value="80405.8034479868" calcext:value-type="float">
            <text:p>80 406</text:p>
          </table:table-cell>
          <table:table-cell/>
          <table:table-cell table:formula="of:=[.F$2]*[.C774]^[.F$3] + [.F$4]*[.C774]^[.F$5] + [.F$6]*[.C774]^[.F$7] + IF([.C774]&gt;[.F$8];[.F$9];0) + IF([.C77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0" calcext:value-type="date">
            <text:p>20-02-2021</text:p>
          </table:table-cell>
          <table:table-cell table:formula="of:=IF([.E776]&lt;10000000000;[.E776];10000000000)" office:value-type="float" office:value="80405.8034479868" calcext:value-type="float">
            <text:p>80 406</text:p>
          </table:table-cell>
          <table:table-cell/>
          <table:table-cell table:formula="of:=[.F$2]*[.C775]^[.F$3] + [.F$4]*[.C775]^[.F$5] + [.F$6]*[.C775]^[.F$7] + IF([.C775]&gt;[.F$8];[.F$9];0) + IF([.C77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1" calcext:value-type="date">
            <text:p>21-02-2021</text:p>
          </table:table-cell>
          <table:table-cell table:formula="of:=IF([.E777]&lt;10000000000;[.E777];10000000000)" office:value-type="float" office:value="80405.8034479868" calcext:value-type="float">
            <text:p>80 406</text:p>
          </table:table-cell>
          <table:table-cell/>
          <table:table-cell table:formula="of:=[.F$2]*[.C776]^[.F$3] + [.F$4]*[.C776]^[.F$5] + [.F$6]*[.C776]^[.F$7] + IF([.C776]&gt;[.F$8];[.F$9];0) + IF([.C77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2" calcext:value-type="date">
            <text:p>22-02-2021</text:p>
          </table:table-cell>
          <table:table-cell table:formula="of:=IF([.E778]&lt;10000000000;[.E778];10000000000)" office:value-type="float" office:value="80405.8034479868" calcext:value-type="float">
            <text:p>80 406</text:p>
          </table:table-cell>
          <table:table-cell/>
          <table:table-cell table:formula="of:=[.F$2]*[.C777]^[.F$3] + [.F$4]*[.C777]^[.F$5] + [.F$6]*[.C777]^[.F$7] + IF([.C777]&gt;[.F$8];[.F$9];0) + IF([.C77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3" calcext:value-type="date">
            <text:p>23-02-2021</text:p>
          </table:table-cell>
          <table:table-cell table:formula="of:=IF([.E779]&lt;10000000000;[.E779];10000000000)" office:value-type="float" office:value="80405.8034479868" calcext:value-type="float">
            <text:p>80 406</text:p>
          </table:table-cell>
          <table:table-cell/>
          <table:table-cell table:formula="of:=[.F$2]*[.C778]^[.F$3] + [.F$4]*[.C778]^[.F$5] + [.F$6]*[.C778]^[.F$7] + IF([.C778]&gt;[.F$8];[.F$9];0) + IF([.C77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4" calcext:value-type="date">
            <text:p>24-02-2021</text:p>
          </table:table-cell>
          <table:table-cell table:formula="of:=IF([.E780]&lt;10000000000;[.E780];10000000000)" office:value-type="float" office:value="80405.8034479868" calcext:value-type="float">
            <text:p>80 406</text:p>
          </table:table-cell>
          <table:table-cell/>
          <table:table-cell table:formula="of:=[.F$2]*[.C779]^[.F$3] + [.F$4]*[.C779]^[.F$5] + [.F$6]*[.C779]^[.F$7] + IF([.C779]&gt;[.F$8];[.F$9];0) + IF([.C77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5" calcext:value-type="date">
            <text:p>25-02-2021</text:p>
          </table:table-cell>
          <table:table-cell table:formula="of:=IF([.E781]&lt;10000000000;[.E781];10000000000)" office:value-type="float" office:value="80405.8034479868" calcext:value-type="float">
            <text:p>80 406</text:p>
          </table:table-cell>
          <table:table-cell/>
          <table:table-cell table:formula="of:=[.F$2]*[.C780]^[.F$3] + [.F$4]*[.C780]^[.F$5] + [.F$6]*[.C780]^[.F$7] + IF([.C780]&gt;[.F$8];[.F$9];0) + IF([.C78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2-26" calcext:value-type="date">
            <text:p>26-02-2021</text:p>
          </table:table-cell>
          <table:table-cell table:formula="of:=IF([.E782]&lt;10000000000;[.E782];10000000000)" office:value-type="float" office:value="80405.8034479868" calcext:value-type="float">
            <text:p>80 406</text:p>
          </table:table-cell>
          <table:table-cell/>
          <table:table-cell table:formula="of:=[.F$2]*[.C781]^[.F$3] + [.F$4]*[.C781]^[.F$5] + [.F$6]*[.C781]^[.F$7] + IF([.C781]&gt;[.F$8];[.F$9];0) + IF([.C78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2-27" calcext:value-type="date">
            <text:p>27-02-2021</text:p>
          </table:table-cell>
          <table:table-cell table:formula="of:=IF([.E783]&lt;10000000000;[.E783];10000000000)" office:value-type="float" office:value="80405.8034479868" calcext:value-type="float">
            <text:p>80 406</text:p>
          </table:table-cell>
          <table:table-cell/>
          <table:table-cell table:formula="of:=[.F$2]*[.C782]^[.F$3] + [.F$4]*[.C782]^[.F$5] + [.F$6]*[.C782]^[.F$7] + IF([.C782]&gt;[.F$8];[.F$9];0) + IF([.C78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2-28" calcext:value-type="date">
            <text:p>28-02-2021</text:p>
          </table:table-cell>
          <table:table-cell table:formula="of:=IF([.E784]&lt;10000000000;[.E784];10000000000)" office:value-type="float" office:value="80405.8034479868" calcext:value-type="float">
            <text:p>80 406</text:p>
          </table:table-cell>
          <table:table-cell/>
          <table:table-cell table:formula="of:=[.F$2]*[.C783]^[.F$3] + [.F$4]*[.C783]^[.F$5] + [.F$6]*[.C783]^[.F$7] + IF([.C783]&gt;[.F$8];[.F$9];0) + IF([.C78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1" calcext:value-type="date">
            <text:p>01-03-2021</text:p>
          </table:table-cell>
          <table:table-cell table:formula="of:=IF([.E785]&lt;10000000000;[.E785];10000000000)" office:value-type="float" office:value="80405.8034479868" calcext:value-type="float">
            <text:p>80 406</text:p>
          </table:table-cell>
          <table:table-cell/>
          <table:table-cell table:formula="of:=[.F$2]*[.C784]^[.F$3] + [.F$4]*[.C784]^[.F$5] + [.F$6]*[.C784]^[.F$7] + IF([.C784]&gt;[.F$8];[.F$9];0) + IF([.C78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2" calcext:value-type="date">
            <text:p>02-03-2021</text:p>
          </table:table-cell>
          <table:table-cell table:formula="of:=IF([.E786]&lt;10000000000;[.E786];10000000000)" office:value-type="float" office:value="80405.8034479868" calcext:value-type="float">
            <text:p>80 406</text:p>
          </table:table-cell>
          <table:table-cell/>
          <table:table-cell table:formula="of:=[.F$2]*[.C785]^[.F$3] + [.F$4]*[.C785]^[.F$5] + [.F$6]*[.C785]^[.F$7] + IF([.C785]&gt;[.F$8];[.F$9];0) + IF([.C78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3" calcext:value-type="date">
            <text:p>03-03-2021</text:p>
          </table:table-cell>
          <table:table-cell table:formula="of:=IF([.E787]&lt;10000000000;[.E787];10000000000)" office:value-type="float" office:value="80405.8034479868" calcext:value-type="float">
            <text:p>80 406</text:p>
          </table:table-cell>
          <table:table-cell/>
          <table:table-cell table:formula="of:=[.F$2]*[.C786]^[.F$3] + [.F$4]*[.C786]^[.F$5] + [.F$6]*[.C786]^[.F$7] + IF([.C786]&gt;[.F$8];[.F$9];0) + IF([.C78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4" calcext:value-type="date">
            <text:p>04-03-2021</text:p>
          </table:table-cell>
          <table:table-cell table:formula="of:=IF([.E788]&lt;10000000000;[.E788];10000000000)" office:value-type="float" office:value="80405.8034479868" calcext:value-type="float">
            <text:p>80 406</text:p>
          </table:table-cell>
          <table:table-cell/>
          <table:table-cell table:formula="of:=[.F$2]*[.C787]^[.F$3] + [.F$4]*[.C787]^[.F$5] + [.F$6]*[.C787]^[.F$7] + IF([.C787]&gt;[.F$8];[.F$9];0) + IF([.C78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5" calcext:value-type="date">
            <text:p>05-03-2021</text:p>
          </table:table-cell>
          <table:table-cell table:formula="of:=IF([.E789]&lt;10000000000;[.E789];10000000000)" office:value-type="float" office:value="80405.8034479868" calcext:value-type="float">
            <text:p>80 406</text:p>
          </table:table-cell>
          <table:table-cell/>
          <table:table-cell table:formula="of:=[.F$2]*[.C788]^[.F$3] + [.F$4]*[.C788]^[.F$5] + [.F$6]*[.C788]^[.F$7] + IF([.C788]&gt;[.F$8];[.F$9];0) + IF([.C78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6" calcext:value-type="date">
            <text:p>06-03-2021</text:p>
          </table:table-cell>
          <table:table-cell table:formula="of:=IF([.E790]&lt;10000000000;[.E790];10000000000)" office:value-type="float" office:value="80405.8034479868" calcext:value-type="float">
            <text:p>80 406</text:p>
          </table:table-cell>
          <table:table-cell/>
          <table:table-cell table:formula="of:=[.F$2]*[.C789]^[.F$3] + [.F$4]*[.C789]^[.F$5] + [.F$6]*[.C789]^[.F$7] + IF([.C789]&gt;[.F$8];[.F$9];0) + IF([.C78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07" calcext:value-type="date">
            <text:p>07-03-2021</text:p>
          </table:table-cell>
          <table:table-cell table:formula="of:=IF([.E791]&lt;10000000000;[.E791];10000000000)" office:value-type="float" office:value="80405.8034479868" calcext:value-type="float">
            <text:p>80 406</text:p>
          </table:table-cell>
          <table:table-cell/>
          <table:table-cell table:formula="of:=[.F$2]*[.C790]^[.F$3] + [.F$4]*[.C790]^[.F$5] + [.F$6]*[.C790]^[.F$7] + IF([.C790]&gt;[.F$8];[.F$9];0) + IF([.C79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08" calcext:value-type="date">
            <text:p>08-03-2021</text:p>
          </table:table-cell>
          <table:table-cell table:formula="of:=IF([.E792]&lt;10000000000;[.E792];10000000000)" office:value-type="float" office:value="80405.8034479868" calcext:value-type="float">
            <text:p>80 406</text:p>
          </table:table-cell>
          <table:table-cell/>
          <table:table-cell table:formula="of:=[.F$2]*[.C791]^[.F$3] + [.F$4]*[.C791]^[.F$5] + [.F$6]*[.C791]^[.F$7] + IF([.C791]&gt;[.F$8];[.F$9];0) + IF([.C79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09" calcext:value-type="date">
            <text:p>09-03-2021</text:p>
          </table:table-cell>
          <table:table-cell table:formula="of:=IF([.E793]&lt;10000000000;[.E793];10000000000)" office:value-type="float" office:value="80405.8034479868" calcext:value-type="float">
            <text:p>80 406</text:p>
          </table:table-cell>
          <table:table-cell/>
          <table:table-cell table:formula="of:=[.F$2]*[.C792]^[.F$3] + [.F$4]*[.C792]^[.F$5] + [.F$6]*[.C792]^[.F$7] + IF([.C792]&gt;[.F$8];[.F$9];0) + IF([.C79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0" calcext:value-type="date">
            <text:p>10-03-2021</text:p>
          </table:table-cell>
          <table:table-cell table:formula="of:=IF([.E794]&lt;10000000000;[.E794];10000000000)" office:value-type="float" office:value="80405.8034479868" calcext:value-type="float">
            <text:p>80 406</text:p>
          </table:table-cell>
          <table:table-cell/>
          <table:table-cell table:formula="of:=[.F$2]*[.C793]^[.F$3] + [.F$4]*[.C793]^[.F$5] + [.F$6]*[.C793]^[.F$7] + IF([.C793]&gt;[.F$8];[.F$9];0) + IF([.C79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1" calcext:value-type="date">
            <text:p>11-03-2021</text:p>
          </table:table-cell>
          <table:table-cell table:formula="of:=IF([.E795]&lt;10000000000;[.E795];10000000000)" office:value-type="float" office:value="80405.8034479868" calcext:value-type="float">
            <text:p>80 406</text:p>
          </table:table-cell>
          <table:table-cell/>
          <table:table-cell table:formula="of:=[.F$2]*[.C794]^[.F$3] + [.F$4]*[.C794]^[.F$5] + [.F$6]*[.C794]^[.F$7] + IF([.C794]&gt;[.F$8];[.F$9];0) + IF([.C79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2" calcext:value-type="date">
            <text:p>12-03-2021</text:p>
          </table:table-cell>
          <table:table-cell table:formula="of:=IF([.E796]&lt;10000000000;[.E796];10000000000)" office:value-type="float" office:value="80405.8034479868" calcext:value-type="float">
            <text:p>80 406</text:p>
          </table:table-cell>
          <table:table-cell/>
          <table:table-cell table:formula="of:=[.F$2]*[.C795]^[.F$3] + [.F$4]*[.C795]^[.F$5] + [.F$6]*[.C795]^[.F$7] + IF([.C795]&gt;[.F$8];[.F$9];0) + IF([.C79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3" calcext:value-type="date">
            <text:p>13-03-2021</text:p>
          </table:table-cell>
          <table:table-cell table:formula="of:=IF([.E797]&lt;10000000000;[.E797];10000000000)" office:value-type="float" office:value="80405.8034479868" calcext:value-type="float">
            <text:p>80 406</text:p>
          </table:table-cell>
          <table:table-cell/>
          <table:table-cell table:formula="of:=[.F$2]*[.C796]^[.F$3] + [.F$4]*[.C796]^[.F$5] + [.F$6]*[.C796]^[.F$7] + IF([.C796]&gt;[.F$8];[.F$9];0) + IF([.C79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4" calcext:value-type="date">
            <text:p>14-03-2021</text:p>
          </table:table-cell>
          <table:table-cell table:formula="of:=IF([.E798]&lt;10000000000;[.E798];10000000000)" office:value-type="float" office:value="80405.8034479868" calcext:value-type="float">
            <text:p>80 406</text:p>
          </table:table-cell>
          <table:table-cell/>
          <table:table-cell table:formula="of:=[.F$2]*[.C797]^[.F$3] + [.F$4]*[.C797]^[.F$5] + [.F$6]*[.C797]^[.F$7] + IF([.C797]&gt;[.F$8];[.F$9];0) + IF([.C79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5" calcext:value-type="date">
            <text:p>15-03-2021</text:p>
          </table:table-cell>
          <table:table-cell table:formula="of:=IF([.E799]&lt;10000000000;[.E799];10000000000)" office:value-type="float" office:value="80405.8034479868" calcext:value-type="float">
            <text:p>80 406</text:p>
          </table:table-cell>
          <table:table-cell/>
          <table:table-cell table:formula="of:=[.F$2]*[.C798]^[.F$3] + [.F$4]*[.C798]^[.F$5] + [.F$6]*[.C798]^[.F$7] + IF([.C798]&gt;[.F$8];[.F$9];0) + IF([.C79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6" calcext:value-type="date">
            <text:p>16-03-2021</text:p>
          </table:table-cell>
          <table:table-cell table:formula="of:=IF([.E800]&lt;10000000000;[.E800];10000000000)" office:value-type="float" office:value="80405.8034479868" calcext:value-type="float">
            <text:p>80 406</text:p>
          </table:table-cell>
          <table:table-cell/>
          <table:table-cell table:formula="of:=[.F$2]*[.C799]^[.F$3] + [.F$4]*[.C799]^[.F$5] + [.F$6]*[.C799]^[.F$7] + IF([.C799]&gt;[.F$8];[.F$9];0) + IF([.C79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17" calcext:value-type="date">
            <text:p>17-03-2021</text:p>
          </table:table-cell>
          <table:table-cell table:formula="of:=IF([.E801]&lt;10000000000;[.E801];10000000000)" office:value-type="float" office:value="80405.8034479868" calcext:value-type="float">
            <text:p>80 406</text:p>
          </table:table-cell>
          <table:table-cell/>
          <table:table-cell table:formula="of:=[.F$2]*[.C800]^[.F$3] + [.F$4]*[.C800]^[.F$5] + [.F$6]*[.C800]^[.F$7] + IF([.C800]&gt;[.F$8];[.F$9];0) + IF([.C80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18" calcext:value-type="date">
            <text:p>18-03-2021</text:p>
          </table:table-cell>
          <table:table-cell table:formula="of:=IF([.E802]&lt;10000000000;[.E802];10000000000)" office:value-type="float" office:value="80405.8034479868" calcext:value-type="float">
            <text:p>80 406</text:p>
          </table:table-cell>
          <table:table-cell/>
          <table:table-cell table:formula="of:=[.F$2]*[.C801]^[.F$3] + [.F$4]*[.C801]^[.F$5] + [.F$6]*[.C801]^[.F$7] + IF([.C801]&gt;[.F$8];[.F$9];0) + IF([.C80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19" calcext:value-type="date">
            <text:p>19-03-2021</text:p>
          </table:table-cell>
          <table:table-cell table:formula="of:=IF([.E803]&lt;10000000000;[.E803];10000000000)" office:value-type="float" office:value="80405.8034479868" calcext:value-type="float">
            <text:p>80 406</text:p>
          </table:table-cell>
          <table:table-cell/>
          <table:table-cell table:formula="of:=[.F$2]*[.C802]^[.F$3] + [.F$4]*[.C802]^[.F$5] + [.F$6]*[.C802]^[.F$7] + IF([.C802]&gt;[.F$8];[.F$9];0) + IF([.C80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0" calcext:value-type="date">
            <text:p>20-03-2021</text:p>
          </table:table-cell>
          <table:table-cell table:formula="of:=IF([.E804]&lt;10000000000;[.E804];10000000000)" office:value-type="float" office:value="80405.8034479868" calcext:value-type="float">
            <text:p>80 406</text:p>
          </table:table-cell>
          <table:table-cell/>
          <table:table-cell table:formula="of:=[.F$2]*[.C803]^[.F$3] + [.F$4]*[.C803]^[.F$5] + [.F$6]*[.C803]^[.F$7] + IF([.C803]&gt;[.F$8];[.F$9];0) + IF([.C80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1" calcext:value-type="date">
            <text:p>21-03-2021</text:p>
          </table:table-cell>
          <table:table-cell table:formula="of:=IF([.E805]&lt;10000000000;[.E805];10000000000)" office:value-type="float" office:value="80405.8034479868" calcext:value-type="float">
            <text:p>80 406</text:p>
          </table:table-cell>
          <table:table-cell/>
          <table:table-cell table:formula="of:=[.F$2]*[.C804]^[.F$3] + [.F$4]*[.C804]^[.F$5] + [.F$6]*[.C804]^[.F$7] + IF([.C804]&gt;[.F$8];[.F$9];0) + IF([.C80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2" calcext:value-type="date">
            <text:p>22-03-2021</text:p>
          </table:table-cell>
          <table:table-cell table:formula="of:=IF([.E806]&lt;10000000000;[.E806];10000000000)" office:value-type="float" office:value="80405.8034479868" calcext:value-type="float">
            <text:p>80 406</text:p>
          </table:table-cell>
          <table:table-cell/>
          <table:table-cell table:formula="of:=[.F$2]*[.C805]^[.F$3] + [.F$4]*[.C805]^[.F$5] + [.F$6]*[.C805]^[.F$7] + IF([.C805]&gt;[.F$8];[.F$9];0) + IF([.C80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3" calcext:value-type="date">
            <text:p>23-03-2021</text:p>
          </table:table-cell>
          <table:table-cell table:formula="of:=IF([.E807]&lt;10000000000;[.E807];10000000000)" office:value-type="float" office:value="80405.8034479868" calcext:value-type="float">
            <text:p>80 406</text:p>
          </table:table-cell>
          <table:table-cell/>
          <table:table-cell table:formula="of:=[.F$2]*[.C806]^[.F$3] + [.F$4]*[.C806]^[.F$5] + [.F$6]*[.C806]^[.F$7] + IF([.C806]&gt;[.F$8];[.F$9];0) + IF([.C80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4" calcext:value-type="date">
            <text:p>24-03-2021</text:p>
          </table:table-cell>
          <table:table-cell table:formula="of:=IF([.E808]&lt;10000000000;[.E808];10000000000)" office:value-type="float" office:value="80405.8034479868" calcext:value-type="float">
            <text:p>80 406</text:p>
          </table:table-cell>
          <table:table-cell/>
          <table:table-cell table:formula="of:=[.F$2]*[.C807]^[.F$3] + [.F$4]*[.C807]^[.F$5] + [.F$6]*[.C807]^[.F$7] + IF([.C807]&gt;[.F$8];[.F$9];0) + IF([.C80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5" calcext:value-type="date">
            <text:p>25-03-2021</text:p>
          </table:table-cell>
          <table:table-cell table:formula="of:=IF([.E809]&lt;10000000000;[.E809];10000000000)" office:value-type="float" office:value="80405.8034479868" calcext:value-type="float">
            <text:p>80 406</text:p>
          </table:table-cell>
          <table:table-cell/>
          <table:table-cell table:formula="of:=[.F$2]*[.C808]^[.F$3] + [.F$4]*[.C808]^[.F$5] + [.F$6]*[.C808]^[.F$7] + IF([.C808]&gt;[.F$8];[.F$9];0) + IF([.C80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6" calcext:value-type="date">
            <text:p>26-03-2021</text:p>
          </table:table-cell>
          <table:table-cell table:formula="of:=IF([.E810]&lt;10000000000;[.E810];10000000000)" office:value-type="float" office:value="80405.8034479868" calcext:value-type="float">
            <text:p>80 406</text:p>
          </table:table-cell>
          <table:table-cell/>
          <table:table-cell table:formula="of:=[.F$2]*[.C809]^[.F$3] + [.F$4]*[.C809]^[.F$5] + [.F$6]*[.C809]^[.F$7] + IF([.C809]&gt;[.F$8];[.F$9];0) + IF([.C80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27" calcext:value-type="date">
            <text:p>27-03-2021</text:p>
          </table:table-cell>
          <table:table-cell table:formula="of:=IF([.E811]&lt;10000000000;[.E811];10000000000)" office:value-type="float" office:value="80405.8034479868" calcext:value-type="float">
            <text:p>80 406</text:p>
          </table:table-cell>
          <table:table-cell/>
          <table:table-cell table:formula="of:=[.F$2]*[.C810]^[.F$3] + [.F$4]*[.C810]^[.F$5] + [.F$6]*[.C810]^[.F$7] + IF([.C810]&gt;[.F$8];[.F$9];0) + IF([.C81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28" calcext:value-type="date">
            <text:p>28-03-2021</text:p>
          </table:table-cell>
          <table:table-cell table:formula="of:=IF([.E812]&lt;10000000000;[.E812];10000000000)" office:value-type="float" office:value="80405.8034479868" calcext:value-type="float">
            <text:p>80 406</text:p>
          </table:table-cell>
          <table:table-cell/>
          <table:table-cell table:formula="of:=[.F$2]*[.C811]^[.F$3] + [.F$4]*[.C811]^[.F$5] + [.F$6]*[.C811]^[.F$7] + IF([.C811]&gt;[.F$8];[.F$9];0) + IF([.C81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3-29" calcext:value-type="date">
            <text:p>29-03-2021</text:p>
          </table:table-cell>
          <table:table-cell table:formula="of:=IF([.E813]&lt;10000000000;[.E813];10000000000)" office:value-type="float" office:value="80405.8034479868" calcext:value-type="float">
            <text:p>80 406</text:p>
          </table:table-cell>
          <table:table-cell/>
          <table:table-cell table:formula="of:=[.F$2]*[.C812]^[.F$3] + [.F$4]*[.C812]^[.F$5] + [.F$6]*[.C812]^[.F$7] + IF([.C812]&gt;[.F$8];[.F$9];0) + IF([.C81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3-30" calcext:value-type="date">
            <text:p>30-03-2021</text:p>
          </table:table-cell>
          <table:table-cell table:formula="of:=IF([.E814]&lt;10000000000;[.E814];10000000000)" office:value-type="float" office:value="80405.8034479868" calcext:value-type="float">
            <text:p>80 406</text:p>
          </table:table-cell>
          <table:table-cell/>
          <table:table-cell table:formula="of:=[.F$2]*[.C813]^[.F$3] + [.F$4]*[.C813]^[.F$5] + [.F$6]*[.C813]^[.F$7] + IF([.C813]&gt;[.F$8];[.F$9];0) + IF([.C81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3-31" calcext:value-type="date">
            <text:p>31-03-2021</text:p>
          </table:table-cell>
          <table:table-cell table:formula="of:=IF([.E815]&lt;10000000000;[.E815];10000000000)" office:value-type="float" office:value="80405.8034479868" calcext:value-type="float">
            <text:p>80 406</text:p>
          </table:table-cell>
          <table:table-cell/>
          <table:table-cell table:formula="of:=[.F$2]*[.C814]^[.F$3] + [.F$4]*[.C814]^[.F$5] + [.F$6]*[.C814]^[.F$7] + IF([.C814]&gt;[.F$8];[.F$9];0) + IF([.C81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1" calcext:value-type="date">
            <text:p>01-04-2021</text:p>
          </table:table-cell>
          <table:table-cell table:formula="of:=IF([.E816]&lt;10000000000;[.E816];10000000000)" office:value-type="float" office:value="80405.8034479868" calcext:value-type="float">
            <text:p>80 406</text:p>
          </table:table-cell>
          <table:table-cell/>
          <table:table-cell table:formula="of:=[.F$2]*[.C815]^[.F$3] + [.F$4]*[.C815]^[.F$5] + [.F$6]*[.C815]^[.F$7] + IF([.C815]&gt;[.F$8];[.F$9];0) + IF([.C81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2" calcext:value-type="date">
            <text:p>02-04-2021</text:p>
          </table:table-cell>
          <table:table-cell table:formula="of:=IF([.E817]&lt;10000000000;[.E817];10000000000)" office:value-type="float" office:value="80405.8034479868" calcext:value-type="float">
            <text:p>80 406</text:p>
          </table:table-cell>
          <table:table-cell/>
          <table:table-cell table:formula="of:=[.F$2]*[.C816]^[.F$3] + [.F$4]*[.C816]^[.F$5] + [.F$6]*[.C816]^[.F$7] + IF([.C816]&gt;[.F$8];[.F$9];0) + IF([.C81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3" calcext:value-type="date">
            <text:p>03-04-2021</text:p>
          </table:table-cell>
          <table:table-cell table:formula="of:=IF([.E818]&lt;10000000000;[.E818];10000000000)" office:value-type="float" office:value="80405.8034479868" calcext:value-type="float">
            <text:p>80 406</text:p>
          </table:table-cell>
          <table:table-cell/>
          <table:table-cell table:formula="of:=[.F$2]*[.C817]^[.F$3] + [.F$4]*[.C817]^[.F$5] + [.F$6]*[.C817]^[.F$7] + IF([.C817]&gt;[.F$8];[.F$9];0) + IF([.C81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4" calcext:value-type="date">
            <text:p>04-04-2021</text:p>
          </table:table-cell>
          <table:table-cell table:formula="of:=IF([.E819]&lt;10000000000;[.E819];10000000000)" office:value-type="float" office:value="80405.8034479868" calcext:value-type="float">
            <text:p>80 406</text:p>
          </table:table-cell>
          <table:table-cell/>
          <table:table-cell table:formula="of:=[.F$2]*[.C818]^[.F$3] + [.F$4]*[.C818]^[.F$5] + [.F$6]*[.C818]^[.F$7] + IF([.C818]&gt;[.F$8];[.F$9];0) + IF([.C81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5" calcext:value-type="date">
            <text:p>05-04-2021</text:p>
          </table:table-cell>
          <table:table-cell table:formula="of:=IF([.E820]&lt;10000000000;[.E820];10000000000)" office:value-type="float" office:value="80405.8034479868" calcext:value-type="float">
            <text:p>80 406</text:p>
          </table:table-cell>
          <table:table-cell/>
          <table:table-cell table:formula="of:=[.F$2]*[.C819]^[.F$3] + [.F$4]*[.C819]^[.F$5] + [.F$6]*[.C819]^[.F$7] + IF([.C819]&gt;[.F$8];[.F$9];0) + IF([.C81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6" calcext:value-type="date">
            <text:p>06-04-2021</text:p>
          </table:table-cell>
          <table:table-cell table:formula="of:=IF([.E821]&lt;10000000000;[.E821];10000000000)" office:value-type="float" office:value="80405.8034479868" calcext:value-type="float">
            <text:p>80 406</text:p>
          </table:table-cell>
          <table:table-cell/>
          <table:table-cell table:formula="of:=[.F$2]*[.C820]^[.F$3] + [.F$4]*[.C820]^[.F$5] + [.F$6]*[.C820]^[.F$7] + IF([.C820]&gt;[.F$8];[.F$9];0) + IF([.C82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07" calcext:value-type="date">
            <text:p>07-04-2021</text:p>
          </table:table-cell>
          <table:table-cell table:formula="of:=IF([.E822]&lt;10000000000;[.E822];10000000000)" office:value-type="float" office:value="80405.8034479868" calcext:value-type="float">
            <text:p>80 406</text:p>
          </table:table-cell>
          <table:table-cell/>
          <table:table-cell table:formula="of:=[.F$2]*[.C821]^[.F$3] + [.F$4]*[.C821]^[.F$5] + [.F$6]*[.C821]^[.F$7] + IF([.C821]&gt;[.F$8];[.F$9];0) + IF([.C82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08" calcext:value-type="date">
            <text:p>08-04-2021</text:p>
          </table:table-cell>
          <table:table-cell table:formula="of:=IF([.E823]&lt;10000000000;[.E823];10000000000)" office:value-type="float" office:value="80405.8034479868" calcext:value-type="float">
            <text:p>80 406</text:p>
          </table:table-cell>
          <table:table-cell/>
          <table:table-cell table:formula="of:=[.F$2]*[.C822]^[.F$3] + [.F$4]*[.C822]^[.F$5] + [.F$6]*[.C822]^[.F$7] + IF([.C822]&gt;[.F$8];[.F$9];0) + IF([.C82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09" calcext:value-type="date">
            <text:p>09-04-2021</text:p>
          </table:table-cell>
          <table:table-cell table:formula="of:=IF([.E824]&lt;10000000000;[.E824];10000000000)" office:value-type="float" office:value="80405.8034479868" calcext:value-type="float">
            <text:p>80 406</text:p>
          </table:table-cell>
          <table:table-cell/>
          <table:table-cell table:formula="of:=[.F$2]*[.C823]^[.F$3] + [.F$4]*[.C823]^[.F$5] + [.F$6]*[.C823]^[.F$7] + IF([.C823]&gt;[.F$8];[.F$9];0) + IF([.C82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0" calcext:value-type="date">
            <text:p>10-04-2021</text:p>
          </table:table-cell>
          <table:table-cell table:formula="of:=IF([.E825]&lt;10000000000;[.E825];10000000000)" office:value-type="float" office:value="80405.8034479868" calcext:value-type="float">
            <text:p>80 406</text:p>
          </table:table-cell>
          <table:table-cell/>
          <table:table-cell table:formula="of:=[.F$2]*[.C824]^[.F$3] + [.F$4]*[.C824]^[.F$5] + [.F$6]*[.C824]^[.F$7] + IF([.C824]&gt;[.F$8];[.F$9];0) + IF([.C82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1" calcext:value-type="date">
            <text:p>11-04-2021</text:p>
          </table:table-cell>
          <table:table-cell table:formula="of:=IF([.E826]&lt;10000000000;[.E826];10000000000)" office:value-type="float" office:value="80405.8034479868" calcext:value-type="float">
            <text:p>80 406</text:p>
          </table:table-cell>
          <table:table-cell/>
          <table:table-cell table:formula="of:=[.F$2]*[.C825]^[.F$3] + [.F$4]*[.C825]^[.F$5] + [.F$6]*[.C825]^[.F$7] + IF([.C825]&gt;[.F$8];[.F$9];0) + IF([.C82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2" calcext:value-type="date">
            <text:p>12-04-2021</text:p>
          </table:table-cell>
          <table:table-cell table:formula="of:=IF([.E827]&lt;10000000000;[.E827];10000000000)" office:value-type="float" office:value="80405.8034479868" calcext:value-type="float">
            <text:p>80 406</text:p>
          </table:table-cell>
          <table:table-cell/>
          <table:table-cell table:formula="of:=[.F$2]*[.C826]^[.F$3] + [.F$4]*[.C826]^[.F$5] + [.F$6]*[.C826]^[.F$7] + IF([.C826]&gt;[.F$8];[.F$9];0) + IF([.C82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3" calcext:value-type="date">
            <text:p>13-04-2021</text:p>
          </table:table-cell>
          <table:table-cell table:formula="of:=IF([.E828]&lt;10000000000;[.E828];10000000000)" office:value-type="float" office:value="80405.8034479868" calcext:value-type="float">
            <text:p>80 406</text:p>
          </table:table-cell>
          <table:table-cell/>
          <table:table-cell table:formula="of:=[.F$2]*[.C827]^[.F$3] + [.F$4]*[.C827]^[.F$5] + [.F$6]*[.C827]^[.F$7] + IF([.C827]&gt;[.F$8];[.F$9];0) + IF([.C82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4" calcext:value-type="date">
            <text:p>14-04-2021</text:p>
          </table:table-cell>
          <table:table-cell table:formula="of:=IF([.E829]&lt;10000000000;[.E829];10000000000)" office:value-type="float" office:value="80405.8034479868" calcext:value-type="float">
            <text:p>80 406</text:p>
          </table:table-cell>
          <table:table-cell/>
          <table:table-cell table:formula="of:=[.F$2]*[.C828]^[.F$3] + [.F$4]*[.C828]^[.F$5] + [.F$6]*[.C828]^[.F$7] + IF([.C828]&gt;[.F$8];[.F$9];0) + IF([.C82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5" calcext:value-type="date">
            <text:p>15-04-2021</text:p>
          </table:table-cell>
          <table:table-cell table:formula="of:=IF([.E830]&lt;10000000000;[.E830];10000000000)" office:value-type="float" office:value="80405.8034479868" calcext:value-type="float">
            <text:p>80 406</text:p>
          </table:table-cell>
          <table:table-cell/>
          <table:table-cell table:formula="of:=[.F$2]*[.C829]^[.F$3] + [.F$4]*[.C829]^[.F$5] + [.F$6]*[.C829]^[.F$7] + IF([.C829]&gt;[.F$8];[.F$9];0) + IF([.C82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6" calcext:value-type="date">
            <text:p>16-04-2021</text:p>
          </table:table-cell>
          <table:table-cell table:formula="of:=IF([.E831]&lt;10000000000;[.E831];10000000000)" office:value-type="float" office:value="80405.8034479868" calcext:value-type="float">
            <text:p>80 406</text:p>
          </table:table-cell>
          <table:table-cell/>
          <table:table-cell table:formula="of:=[.F$2]*[.C830]^[.F$3] + [.F$4]*[.C830]^[.F$5] + [.F$6]*[.C830]^[.F$7] + IF([.C830]&gt;[.F$8];[.F$9];0) + IF([.C83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17" calcext:value-type="date">
            <text:p>17-04-2021</text:p>
          </table:table-cell>
          <table:table-cell table:formula="of:=IF([.E832]&lt;10000000000;[.E832];10000000000)" office:value-type="float" office:value="80405.8034479868" calcext:value-type="float">
            <text:p>80 406</text:p>
          </table:table-cell>
          <table:table-cell/>
          <table:table-cell table:formula="of:=[.F$2]*[.C831]^[.F$3] + [.F$4]*[.C831]^[.F$5] + [.F$6]*[.C831]^[.F$7] + IF([.C831]&gt;[.F$8];[.F$9];0) + IF([.C83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18" calcext:value-type="date">
            <text:p>18-04-2021</text:p>
          </table:table-cell>
          <table:table-cell table:formula="of:=IF([.E833]&lt;10000000000;[.E833];10000000000)" office:value-type="float" office:value="80405.8034479868" calcext:value-type="float">
            <text:p>80 406</text:p>
          </table:table-cell>
          <table:table-cell/>
          <table:table-cell table:formula="of:=[.F$2]*[.C832]^[.F$3] + [.F$4]*[.C832]^[.F$5] + [.F$6]*[.C832]^[.F$7] + IF([.C832]&gt;[.F$8];[.F$9];0) + IF([.C83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19" calcext:value-type="date">
            <text:p>19-04-2021</text:p>
          </table:table-cell>
          <table:table-cell table:formula="of:=IF([.E834]&lt;10000000000;[.E834];10000000000)" office:value-type="float" office:value="80405.8034479868" calcext:value-type="float">
            <text:p>80 406</text:p>
          </table:table-cell>
          <table:table-cell/>
          <table:table-cell table:formula="of:=[.F$2]*[.C833]^[.F$3] + [.F$4]*[.C833]^[.F$5] + [.F$6]*[.C833]^[.F$7] + IF([.C833]&gt;[.F$8];[.F$9];0) + IF([.C83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0" calcext:value-type="date">
            <text:p>20-04-2021</text:p>
          </table:table-cell>
          <table:table-cell table:formula="of:=IF([.E835]&lt;10000000000;[.E835];10000000000)" office:value-type="float" office:value="80405.8034479868" calcext:value-type="float">
            <text:p>80 406</text:p>
          </table:table-cell>
          <table:table-cell/>
          <table:table-cell table:formula="of:=[.F$2]*[.C834]^[.F$3] + [.F$4]*[.C834]^[.F$5] + [.F$6]*[.C834]^[.F$7] + IF([.C834]&gt;[.F$8];[.F$9];0) + IF([.C83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1" calcext:value-type="date">
            <text:p>21-04-2021</text:p>
          </table:table-cell>
          <table:table-cell table:formula="of:=IF([.E836]&lt;10000000000;[.E836];10000000000)" office:value-type="float" office:value="80405.8034479868" calcext:value-type="float">
            <text:p>80 406</text:p>
          </table:table-cell>
          <table:table-cell/>
          <table:table-cell table:formula="of:=[.F$2]*[.C835]^[.F$3] + [.F$4]*[.C835]^[.F$5] + [.F$6]*[.C835]^[.F$7] + IF([.C835]&gt;[.F$8];[.F$9];0) + IF([.C83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2" calcext:value-type="date">
            <text:p>22-04-2021</text:p>
          </table:table-cell>
          <table:table-cell table:formula="of:=IF([.E837]&lt;10000000000;[.E837];10000000000)" office:value-type="float" office:value="80405.8034479868" calcext:value-type="float">
            <text:p>80 406</text:p>
          </table:table-cell>
          <table:table-cell/>
          <table:table-cell table:formula="of:=[.F$2]*[.C836]^[.F$3] + [.F$4]*[.C836]^[.F$5] + [.F$6]*[.C836]^[.F$7] + IF([.C836]&gt;[.F$8];[.F$9];0) + IF([.C83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3" calcext:value-type="date">
            <text:p>23-04-2021</text:p>
          </table:table-cell>
          <table:table-cell table:formula="of:=IF([.E838]&lt;10000000000;[.E838];10000000000)" office:value-type="float" office:value="80405.8034479868" calcext:value-type="float">
            <text:p>80 406</text:p>
          </table:table-cell>
          <table:table-cell/>
          <table:table-cell table:formula="of:=[.F$2]*[.C837]^[.F$3] + [.F$4]*[.C837]^[.F$5] + [.F$6]*[.C837]^[.F$7] + IF([.C837]&gt;[.F$8];[.F$9];0) + IF([.C83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4" calcext:value-type="date">
            <text:p>24-04-2021</text:p>
          </table:table-cell>
          <table:table-cell table:formula="of:=IF([.E839]&lt;10000000000;[.E839];10000000000)" office:value-type="float" office:value="80405.8034479868" calcext:value-type="float">
            <text:p>80 406</text:p>
          </table:table-cell>
          <table:table-cell/>
          <table:table-cell table:formula="of:=[.F$2]*[.C838]^[.F$3] + [.F$4]*[.C838]^[.F$5] + [.F$6]*[.C838]^[.F$7] + IF([.C838]&gt;[.F$8];[.F$9];0) + IF([.C83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5" calcext:value-type="date">
            <text:p>25-04-2021</text:p>
          </table:table-cell>
          <table:table-cell table:formula="of:=IF([.E840]&lt;10000000000;[.E840];10000000000)" office:value-type="float" office:value="80405.8034479868" calcext:value-type="float">
            <text:p>80 406</text:p>
          </table:table-cell>
          <table:table-cell/>
          <table:table-cell table:formula="of:=[.F$2]*[.C839]^[.F$3] + [.F$4]*[.C839]^[.F$5] + [.F$6]*[.C839]^[.F$7] + IF([.C839]&gt;[.F$8];[.F$9];0) + IF([.C83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6" calcext:value-type="date">
            <text:p>26-04-2021</text:p>
          </table:table-cell>
          <table:table-cell table:formula="of:=IF([.E841]&lt;10000000000;[.E841];10000000000)" office:value-type="float" office:value="80405.8034479868" calcext:value-type="float">
            <text:p>80 406</text:p>
          </table:table-cell>
          <table:table-cell/>
          <table:table-cell table:formula="of:=[.F$2]*[.C840]^[.F$3] + [.F$4]*[.C840]^[.F$5] + [.F$6]*[.C840]^[.F$7] + IF([.C840]&gt;[.F$8];[.F$9];0) + IF([.C84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27" calcext:value-type="date">
            <text:p>27-04-2021</text:p>
          </table:table-cell>
          <table:table-cell table:formula="of:=IF([.E842]&lt;10000000000;[.E842];10000000000)" office:value-type="float" office:value="80405.8034479868" calcext:value-type="float">
            <text:p>80 406</text:p>
          </table:table-cell>
          <table:table-cell/>
          <table:table-cell table:formula="of:=[.F$2]*[.C841]^[.F$3] + [.F$4]*[.C841]^[.F$5] + [.F$6]*[.C841]^[.F$7] + IF([.C841]&gt;[.F$8];[.F$9];0) + IF([.C84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4-28" calcext:value-type="date">
            <text:p>28-04-2021</text:p>
          </table:table-cell>
          <table:table-cell table:formula="of:=IF([.E843]&lt;10000000000;[.E843];10000000000)" office:value-type="float" office:value="80405.8034479868" calcext:value-type="float">
            <text:p>80 406</text:p>
          </table:table-cell>
          <table:table-cell/>
          <table:table-cell table:formula="of:=[.F$2]*[.C842]^[.F$3] + [.F$4]*[.C842]^[.F$5] + [.F$6]*[.C842]^[.F$7] + IF([.C842]&gt;[.F$8];[.F$9];0) + IF([.C84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4-29" calcext:value-type="date">
            <text:p>29-04-2021</text:p>
          </table:table-cell>
          <table:table-cell table:formula="of:=IF([.E844]&lt;10000000000;[.E844];10000000000)" office:value-type="float" office:value="80405.8034479868" calcext:value-type="float">
            <text:p>80 406</text:p>
          </table:table-cell>
          <table:table-cell/>
          <table:table-cell table:formula="of:=[.F$2]*[.C843]^[.F$3] + [.F$4]*[.C843]^[.F$5] + [.F$6]*[.C843]^[.F$7] + IF([.C843]&gt;[.F$8];[.F$9];0) + IF([.C84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4-30" calcext:value-type="date">
            <text:p>30-04-2021</text:p>
          </table:table-cell>
          <table:table-cell table:formula="of:=IF([.E845]&lt;10000000000;[.E845];10000000000)" office:value-type="float" office:value="80405.8034479868" calcext:value-type="float">
            <text:p>80 406</text:p>
          </table:table-cell>
          <table:table-cell/>
          <table:table-cell table:formula="of:=[.F$2]*[.C844]^[.F$3] + [.F$4]*[.C844]^[.F$5] + [.F$6]*[.C844]^[.F$7] + IF([.C844]&gt;[.F$8];[.F$9];0) + IF([.C84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1" calcext:value-type="date">
            <text:p>01-05-2021</text:p>
          </table:table-cell>
          <table:table-cell table:formula="of:=IF([.E846]&lt;10000000000;[.E846];10000000000)" office:value-type="float" office:value="80405.8034479868" calcext:value-type="float">
            <text:p>80 406</text:p>
          </table:table-cell>
          <table:table-cell/>
          <table:table-cell table:formula="of:=[.F$2]*[.C845]^[.F$3] + [.F$4]*[.C845]^[.F$5] + [.F$6]*[.C845]^[.F$7] + IF([.C845]&gt;[.F$8];[.F$9];0) + IF([.C84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2" calcext:value-type="date">
            <text:p>02-05-2021</text:p>
          </table:table-cell>
          <table:table-cell table:formula="of:=IF([.E847]&lt;10000000000;[.E847];10000000000)" office:value-type="float" office:value="80405.8034479868" calcext:value-type="float">
            <text:p>80 406</text:p>
          </table:table-cell>
          <table:table-cell/>
          <table:table-cell table:formula="of:=[.F$2]*[.C846]^[.F$3] + [.F$4]*[.C846]^[.F$5] + [.F$6]*[.C846]^[.F$7] + IF([.C846]&gt;[.F$8];[.F$9];0) + IF([.C84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3" calcext:value-type="date">
            <text:p>03-05-2021</text:p>
          </table:table-cell>
          <table:table-cell table:formula="of:=IF([.E848]&lt;10000000000;[.E848];10000000000)" office:value-type="float" office:value="80405.8034479868" calcext:value-type="float">
            <text:p>80 406</text:p>
          </table:table-cell>
          <table:table-cell/>
          <table:table-cell table:formula="of:=[.F$2]*[.C847]^[.F$3] + [.F$4]*[.C847]^[.F$5] + [.F$6]*[.C847]^[.F$7] + IF([.C847]&gt;[.F$8];[.F$9];0) + IF([.C84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4" calcext:value-type="date">
            <text:p>04-05-2021</text:p>
          </table:table-cell>
          <table:table-cell table:formula="of:=IF([.E849]&lt;10000000000;[.E849];10000000000)" office:value-type="float" office:value="80405.8034479868" calcext:value-type="float">
            <text:p>80 406</text:p>
          </table:table-cell>
          <table:table-cell/>
          <table:table-cell table:formula="of:=[.F$2]*[.C848]^[.F$3] + [.F$4]*[.C848]^[.F$5] + [.F$6]*[.C848]^[.F$7] + IF([.C848]&gt;[.F$8];[.F$9];0) + IF([.C84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5" calcext:value-type="date">
            <text:p>05-05-2021</text:p>
          </table:table-cell>
          <table:table-cell table:formula="of:=IF([.E850]&lt;10000000000;[.E850];10000000000)" office:value-type="float" office:value="80405.8034479868" calcext:value-type="float">
            <text:p>80 406</text:p>
          </table:table-cell>
          <table:table-cell/>
          <table:table-cell table:formula="of:=[.F$2]*[.C849]^[.F$3] + [.F$4]*[.C849]^[.F$5] + [.F$6]*[.C849]^[.F$7] + IF([.C849]&gt;[.F$8];[.F$9];0) + IF([.C84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6" calcext:value-type="date">
            <text:p>06-05-2021</text:p>
          </table:table-cell>
          <table:table-cell table:formula="of:=IF([.E851]&lt;10000000000;[.E851];10000000000)" office:value-type="float" office:value="80405.8034479868" calcext:value-type="float">
            <text:p>80 406</text:p>
          </table:table-cell>
          <table:table-cell/>
          <table:table-cell table:formula="of:=[.F$2]*[.C850]^[.F$3] + [.F$4]*[.C850]^[.F$5] + [.F$6]*[.C850]^[.F$7] + IF([.C850]&gt;[.F$8];[.F$9];0) + IF([.C85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07" calcext:value-type="date">
            <text:p>07-05-2021</text:p>
          </table:table-cell>
          <table:table-cell table:formula="of:=IF([.E852]&lt;10000000000;[.E852];10000000000)" office:value-type="float" office:value="80405.8034479868" calcext:value-type="float">
            <text:p>80 406</text:p>
          </table:table-cell>
          <table:table-cell/>
          <table:table-cell table:formula="of:=[.F$2]*[.C851]^[.F$3] + [.F$4]*[.C851]^[.F$5] + [.F$6]*[.C851]^[.F$7] + IF([.C851]&gt;[.F$8];[.F$9];0) + IF([.C85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08" calcext:value-type="date">
            <text:p>08-05-2021</text:p>
          </table:table-cell>
          <table:table-cell table:formula="of:=IF([.E853]&lt;10000000000;[.E853];10000000000)" office:value-type="float" office:value="80405.8034479868" calcext:value-type="float">
            <text:p>80 406</text:p>
          </table:table-cell>
          <table:table-cell/>
          <table:table-cell table:formula="of:=[.F$2]*[.C852]^[.F$3] + [.F$4]*[.C852]^[.F$5] + [.F$6]*[.C852]^[.F$7] + IF([.C852]&gt;[.F$8];[.F$9];0) + IF([.C85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09" calcext:value-type="date">
            <text:p>09-05-2021</text:p>
          </table:table-cell>
          <table:table-cell table:formula="of:=IF([.E854]&lt;10000000000;[.E854];10000000000)" office:value-type="float" office:value="80405.8034479868" calcext:value-type="float">
            <text:p>80 406</text:p>
          </table:table-cell>
          <table:table-cell/>
          <table:table-cell table:formula="of:=[.F$2]*[.C853]^[.F$3] + [.F$4]*[.C853]^[.F$5] + [.F$6]*[.C853]^[.F$7] + IF([.C853]&gt;[.F$8];[.F$9];0) + IF([.C85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0" calcext:value-type="date">
            <text:p>10-05-2021</text:p>
          </table:table-cell>
          <table:table-cell table:formula="of:=IF([.E855]&lt;10000000000;[.E855];10000000000)" office:value-type="float" office:value="80405.8034479868" calcext:value-type="float">
            <text:p>80 406</text:p>
          </table:table-cell>
          <table:table-cell/>
          <table:table-cell table:formula="of:=[.F$2]*[.C854]^[.F$3] + [.F$4]*[.C854]^[.F$5] + [.F$6]*[.C854]^[.F$7] + IF([.C854]&gt;[.F$8];[.F$9];0) + IF([.C85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1" calcext:value-type="date">
            <text:p>11-05-2021</text:p>
          </table:table-cell>
          <table:table-cell table:formula="of:=IF([.E856]&lt;10000000000;[.E856];10000000000)" office:value-type="float" office:value="80405.8034479868" calcext:value-type="float">
            <text:p>80 406</text:p>
          </table:table-cell>
          <table:table-cell/>
          <table:table-cell table:formula="of:=[.F$2]*[.C855]^[.F$3] + [.F$4]*[.C855]^[.F$5] + [.F$6]*[.C855]^[.F$7] + IF([.C855]&gt;[.F$8];[.F$9];0) + IF([.C85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2" calcext:value-type="date">
            <text:p>12-05-2021</text:p>
          </table:table-cell>
          <table:table-cell table:formula="of:=IF([.E857]&lt;10000000000;[.E857];10000000000)" office:value-type="float" office:value="80405.8034479868" calcext:value-type="float">
            <text:p>80 406</text:p>
          </table:table-cell>
          <table:table-cell/>
          <table:table-cell table:formula="of:=[.F$2]*[.C856]^[.F$3] + [.F$4]*[.C856]^[.F$5] + [.F$6]*[.C856]^[.F$7] + IF([.C856]&gt;[.F$8];[.F$9];0) + IF([.C85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3" calcext:value-type="date">
            <text:p>13-05-2021</text:p>
          </table:table-cell>
          <table:table-cell table:formula="of:=IF([.E858]&lt;10000000000;[.E858];10000000000)" office:value-type="float" office:value="80405.8034479868" calcext:value-type="float">
            <text:p>80 406</text:p>
          </table:table-cell>
          <table:table-cell/>
          <table:table-cell table:formula="of:=[.F$2]*[.C857]^[.F$3] + [.F$4]*[.C857]^[.F$5] + [.F$6]*[.C857]^[.F$7] + IF([.C857]&gt;[.F$8];[.F$9];0) + IF([.C85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4" calcext:value-type="date">
            <text:p>14-05-2021</text:p>
          </table:table-cell>
          <table:table-cell table:formula="of:=IF([.E859]&lt;10000000000;[.E859];10000000000)" office:value-type="float" office:value="80405.8034479868" calcext:value-type="float">
            <text:p>80 406</text:p>
          </table:table-cell>
          <table:table-cell/>
          <table:table-cell table:formula="of:=[.F$2]*[.C858]^[.F$3] + [.F$4]*[.C858]^[.F$5] + [.F$6]*[.C858]^[.F$7] + IF([.C858]&gt;[.F$8];[.F$9];0) + IF([.C85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5" calcext:value-type="date">
            <text:p>15-05-2021</text:p>
          </table:table-cell>
          <table:table-cell table:formula="of:=IF([.E860]&lt;10000000000;[.E860];10000000000)" office:value-type="float" office:value="80405.8034479868" calcext:value-type="float">
            <text:p>80 406</text:p>
          </table:table-cell>
          <table:table-cell/>
          <table:table-cell table:formula="of:=[.F$2]*[.C859]^[.F$3] + [.F$4]*[.C859]^[.F$5] + [.F$6]*[.C859]^[.F$7] + IF([.C859]&gt;[.F$8];[.F$9];0) + IF([.C85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6" calcext:value-type="date">
            <text:p>16-05-2021</text:p>
          </table:table-cell>
          <table:table-cell table:formula="of:=IF([.E861]&lt;10000000000;[.E861];10000000000)" office:value-type="float" office:value="80405.8034479868" calcext:value-type="float">
            <text:p>80 406</text:p>
          </table:table-cell>
          <table:table-cell/>
          <table:table-cell table:formula="of:=[.F$2]*[.C860]^[.F$3] + [.F$4]*[.C860]^[.F$5] + [.F$6]*[.C860]^[.F$7] + IF([.C860]&gt;[.F$8];[.F$9];0) + IF([.C86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17" calcext:value-type="date">
            <text:p>17-05-2021</text:p>
          </table:table-cell>
          <table:table-cell table:formula="of:=IF([.E862]&lt;10000000000;[.E862];10000000000)" office:value-type="float" office:value="80405.8034479868" calcext:value-type="float">
            <text:p>80 406</text:p>
          </table:table-cell>
          <table:table-cell/>
          <table:table-cell table:formula="of:=[.F$2]*[.C861]^[.F$3] + [.F$4]*[.C861]^[.F$5] + [.F$6]*[.C861]^[.F$7] + IF([.C861]&gt;[.F$8];[.F$9];0) + IF([.C86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18" calcext:value-type="date">
            <text:p>18-05-2021</text:p>
          </table:table-cell>
          <table:table-cell table:formula="of:=IF([.E863]&lt;10000000000;[.E863];10000000000)" office:value-type="float" office:value="80405.8034479868" calcext:value-type="float">
            <text:p>80 406</text:p>
          </table:table-cell>
          <table:table-cell/>
          <table:table-cell table:formula="of:=[.F$2]*[.C862]^[.F$3] + [.F$4]*[.C862]^[.F$5] + [.F$6]*[.C862]^[.F$7] + IF([.C862]&gt;[.F$8];[.F$9];0) + IF([.C86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19" calcext:value-type="date">
            <text:p>19-05-2021</text:p>
          </table:table-cell>
          <table:table-cell table:formula="of:=IF([.E864]&lt;10000000000;[.E864];10000000000)" office:value-type="float" office:value="80405.8034479868" calcext:value-type="float">
            <text:p>80 406</text:p>
          </table:table-cell>
          <table:table-cell/>
          <table:table-cell table:formula="of:=[.F$2]*[.C863]^[.F$3] + [.F$4]*[.C863]^[.F$5] + [.F$6]*[.C863]^[.F$7] + IF([.C863]&gt;[.F$8];[.F$9];0) + IF([.C86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0" calcext:value-type="date">
            <text:p>20-05-2021</text:p>
          </table:table-cell>
          <table:table-cell table:formula="of:=IF([.E865]&lt;10000000000;[.E865];10000000000)" office:value-type="float" office:value="80405.8034479868" calcext:value-type="float">
            <text:p>80 406</text:p>
          </table:table-cell>
          <table:table-cell/>
          <table:table-cell table:formula="of:=[.F$2]*[.C864]^[.F$3] + [.F$4]*[.C864]^[.F$5] + [.F$6]*[.C864]^[.F$7] + IF([.C864]&gt;[.F$8];[.F$9];0) + IF([.C86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1" calcext:value-type="date">
            <text:p>21-05-2021</text:p>
          </table:table-cell>
          <table:table-cell table:formula="of:=IF([.E866]&lt;10000000000;[.E866];10000000000)" office:value-type="float" office:value="80405.8034479868" calcext:value-type="float">
            <text:p>80 406</text:p>
          </table:table-cell>
          <table:table-cell/>
          <table:table-cell table:formula="of:=[.F$2]*[.C865]^[.F$3] + [.F$4]*[.C865]^[.F$5] + [.F$6]*[.C865]^[.F$7] + IF([.C865]&gt;[.F$8];[.F$9];0) + IF([.C86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2" calcext:value-type="date">
            <text:p>22-05-2021</text:p>
          </table:table-cell>
          <table:table-cell table:formula="of:=IF([.E867]&lt;10000000000;[.E867];10000000000)" office:value-type="float" office:value="80405.8034479868" calcext:value-type="float">
            <text:p>80 406</text:p>
          </table:table-cell>
          <table:table-cell/>
          <table:table-cell table:formula="of:=[.F$2]*[.C866]^[.F$3] + [.F$4]*[.C866]^[.F$5] + [.F$6]*[.C866]^[.F$7] + IF([.C866]&gt;[.F$8];[.F$9];0) + IF([.C86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3" calcext:value-type="date">
            <text:p>23-05-2021</text:p>
          </table:table-cell>
          <table:table-cell table:formula="of:=IF([.E868]&lt;10000000000;[.E868];10000000000)" office:value-type="float" office:value="80405.8034479868" calcext:value-type="float">
            <text:p>80 406</text:p>
          </table:table-cell>
          <table:table-cell/>
          <table:table-cell table:formula="of:=[.F$2]*[.C867]^[.F$3] + [.F$4]*[.C867]^[.F$5] + [.F$6]*[.C867]^[.F$7] + IF([.C867]&gt;[.F$8];[.F$9];0) + IF([.C86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4" calcext:value-type="date">
            <text:p>24-05-2021</text:p>
          </table:table-cell>
          <table:table-cell table:formula="of:=IF([.E869]&lt;10000000000;[.E869];10000000000)" office:value-type="float" office:value="80405.8034479868" calcext:value-type="float">
            <text:p>80 406</text:p>
          </table:table-cell>
          <table:table-cell/>
          <table:table-cell table:formula="of:=[.F$2]*[.C868]^[.F$3] + [.F$4]*[.C868]^[.F$5] + [.F$6]*[.C868]^[.F$7] + IF([.C868]&gt;[.F$8];[.F$9];0) + IF([.C86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5" calcext:value-type="date">
            <text:p>25-05-2021</text:p>
          </table:table-cell>
          <table:table-cell table:formula="of:=IF([.E870]&lt;10000000000;[.E870];10000000000)" office:value-type="float" office:value="80405.8034479868" calcext:value-type="float">
            <text:p>80 406</text:p>
          </table:table-cell>
          <table:table-cell/>
          <table:table-cell table:formula="of:=[.F$2]*[.C869]^[.F$3] + [.F$4]*[.C869]^[.F$5] + [.F$6]*[.C869]^[.F$7] + IF([.C869]&gt;[.F$8];[.F$9];0) + IF([.C86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6" calcext:value-type="date">
            <text:p>26-05-2021</text:p>
          </table:table-cell>
          <table:table-cell table:formula="of:=IF([.E871]&lt;10000000000;[.E871];10000000000)" office:value-type="float" office:value="80405.8034479868" calcext:value-type="float">
            <text:p>80 406</text:p>
          </table:table-cell>
          <table:table-cell/>
          <table:table-cell table:formula="of:=[.F$2]*[.C870]^[.F$3] + [.F$4]*[.C870]^[.F$5] + [.F$6]*[.C870]^[.F$7] + IF([.C870]&gt;[.F$8];[.F$9];0) + IF([.C87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27" calcext:value-type="date">
            <text:p>27-05-2021</text:p>
          </table:table-cell>
          <table:table-cell table:formula="of:=IF([.E872]&lt;10000000000;[.E872];10000000000)" office:value-type="float" office:value="80405.8034479868" calcext:value-type="float">
            <text:p>80 406</text:p>
          </table:table-cell>
          <table:table-cell/>
          <table:table-cell table:formula="of:=[.F$2]*[.C871]^[.F$3] + [.F$4]*[.C871]^[.F$5] + [.F$6]*[.C871]^[.F$7] + IF([.C871]&gt;[.F$8];[.F$9];0) + IF([.C871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28" calcext:value-type="date">
            <text:p>28-05-2021</text:p>
          </table:table-cell>
          <table:table-cell table:formula="of:=IF([.E873]&lt;10000000000;[.E873];10000000000)" office:value-type="float" office:value="80405.8034479868" calcext:value-type="float">
            <text:p>80 406</text:p>
          </table:table-cell>
          <table:table-cell/>
          <table:table-cell table:formula="of:=[.F$2]*[.C872]^[.F$3] + [.F$4]*[.C872]^[.F$5] + [.F$6]*[.C872]^[.F$7] + IF([.C872]&gt;[.F$8];[.F$9];0) + IF([.C872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5-29" calcext:value-type="date">
            <text:p>29-05-2021</text:p>
          </table:table-cell>
          <table:table-cell table:formula="of:=IF([.E874]&lt;10000000000;[.E874];10000000000)" office:value-type="float" office:value="80405.8034479868" calcext:value-type="float">
            <text:p>80 406</text:p>
          </table:table-cell>
          <table:table-cell/>
          <table:table-cell table:formula="of:=[.F$2]*[.C873]^[.F$3] + [.F$4]*[.C873]^[.F$5] + [.F$6]*[.C873]^[.F$7] + IF([.C873]&gt;[.F$8];[.F$9];0) + IF([.C873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5-30" calcext:value-type="date">
            <text:p>30-05-2021</text:p>
          </table:table-cell>
          <table:table-cell table:formula="of:=IF([.E875]&lt;10000000000;[.E875];10000000000)" office:value-type="float" office:value="80405.8034479868" calcext:value-type="float">
            <text:p>80 406</text:p>
          </table:table-cell>
          <table:table-cell/>
          <table:table-cell table:formula="of:=[.F$2]*[.C874]^[.F$3] + [.F$4]*[.C874]^[.F$5] + [.F$6]*[.C874]^[.F$7] + IF([.C874]&gt;[.F$8];[.F$9];0) + IF([.C874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5-31" calcext:value-type="date">
            <text:p>31-05-2021</text:p>
          </table:table-cell>
          <table:table-cell table:formula="of:=IF([.E876]&lt;10000000000;[.E876];10000000000)" office:value-type="float" office:value="80405.8034479868" calcext:value-type="float">
            <text:p>80 406</text:p>
          </table:table-cell>
          <table:table-cell/>
          <table:table-cell table:formula="of:=[.F$2]*[.C875]^[.F$3] + [.F$4]*[.C875]^[.F$5] + [.F$6]*[.C875]^[.F$7] + IF([.C875]&gt;[.F$8];[.F$9];0) + IF([.C875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1" calcext:value-type="date">
            <text:p>01-06-2021</text:p>
          </table:table-cell>
          <table:table-cell table:formula="of:=IF([.E877]&lt;10000000000;[.E877];10000000000)" office:value-type="float" office:value="80405.8034479868" calcext:value-type="float">
            <text:p>80 406</text:p>
          </table:table-cell>
          <table:table-cell/>
          <table:table-cell table:formula="of:=[.F$2]*[.C876]^[.F$3] + [.F$4]*[.C876]^[.F$5] + [.F$6]*[.C876]^[.F$7] + IF([.C876]&gt;[.F$8];[.F$9];0) + IF([.C876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2" calcext:value-type="date">
            <text:p>02-06-2021</text:p>
          </table:table-cell>
          <table:table-cell table:formula="of:=IF([.E878]&lt;10000000000;[.E878];10000000000)" office:value-type="float" office:value="80405.8034479868" calcext:value-type="float">
            <text:p>80 406</text:p>
          </table:table-cell>
          <table:table-cell/>
          <table:table-cell table:formula="of:=[.F$2]*[.C877]^[.F$3] + [.F$4]*[.C877]^[.F$5] + [.F$6]*[.C877]^[.F$7] + IF([.C877]&gt;[.F$8];[.F$9];0) + IF([.C877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78]+1" office:value-type="date" office:date-value="2021-06-03" calcext:value-type="date">
            <text:p>03-06-2021</text:p>
          </table:table-cell>
          <table:table-cell table:formula="of:=IF([.E879]&lt;10000000000;[.E879];10000000000)" office:value-type="float" office:value="80405.8034479868" calcext:value-type="float">
            <text:p>80 406</text:p>
          </table:table-cell>
          <table:table-cell/>
          <table:table-cell table:formula="of:=[.F$2]*[.C878]^[.F$3] + [.F$4]*[.C878]^[.F$5] + [.F$6]*[.C878]^[.F$7] + IF([.C878]&gt;[.F$8];[.F$9];0) + IF([.C878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79]+1" office:value-type="date" office:date-value="2021-06-04" calcext:value-type="date">
            <text:p>04-06-2021</text:p>
          </table:table-cell>
          <table:table-cell table:formula="of:=IF([.E880]&lt;10000000000;[.E880];10000000000)" office:value-type="float" office:value="80405.8034479868" calcext:value-type="float">
            <text:p>80 406</text:p>
          </table:table-cell>
          <table:table-cell/>
          <table:table-cell table:formula="of:=[.F$2]*[.C879]^[.F$3] + [.F$4]*[.C879]^[.F$5] + [.F$6]*[.C879]^[.F$7] + IF([.C879]&gt;[.F$8];[.F$9];0) + IF([.C879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  <table:table-row table:style-name="ro1">
          <table:table-cell/>
          <table:table-cell table:formula="of:=[.B880]+1" office:value-type="date" office:date-value="2021-06-05" calcext:value-type="date">
            <text:p>05-06-2021</text:p>
          </table:table-cell>
          <table:table-cell table:formula="of:=IF([.E881]&lt;10000000000;[.E881];10000000000)" office:value-type="float" office:value="80405.8034479868" calcext:value-type="float">
            <text:p>80 406</text:p>
          </table:table-cell>
          <table:table-cell/>
          <table:table-cell table:formula="of:=[.F$2]*[.C880]^[.F$3] + [.F$4]*[.C880]^[.F$5] + [.F$6]*[.C880]^[.F$7] + IF([.C880]&gt;[.F$8];[.F$9];0) + IF([.C880]&gt;[.F$10];[.F$11];0) + [.F$12]" office:value-type="float" office:value="80405.8034479868" calcext:value-type="float">
            <text:p>80 4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2">00.00.0000</text:date>, <text:time style:data-style-name="N2" text:time-value="07:43:53.553617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22T11:30:03.108966667</dc:date>
    <meta:editing-duration>P7DT16H35M53S</meta:editing-duration>
    <meta:editing-cycles>79</meta:editing-cycles>
    <meta:generator>LibreOffice/5.1.6.2$Linux_X86_64 LibreOffice_project/10m0$Build-2</meta:generator>
    <meta:document-statistic meta:table-count="1" meta:cell-count="27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1cm" svg:height="8.847cm" xlink:href=".." xlink:type="simple" chart:class="chart:line" chart:style-name="ch1">
        <chart:title svg:x="8.776cm" svg:y="0.097cm" chart:style-name="ch2">
          <text:p>expansion 2019-nCoV</text:p>
        </chart:title>
        <chart:plot-area chart:style-name="ch3" table:cell-range-address="Sheet9.B15:Sheet9.C852" chart:data-source-has-labels="column" svg:x="1.611cm" svg:y="0.752cm" svg:width="21.299cm" svg:height="7.27cm">
          <chartooo:coordinate-region svg:x="2.894cm" svg:y="0.951cm" svg:width="20.016cm" svg:height="5.127cm"/>
          <chart:axis chart:dimension="x" chart:name="primary-x" chart:style-name="ch4" chartooo:axis-type="auto">
            <chartooo:date-scale chart:base-time-unit="days"/>
            <chart:categories table:cell-range-address="Sheet9.B15:Sheet9.B852"/>
            <chart:grid chart:style-name="ch5" chart:class="major"/>
          </chart:axis>
          <chart:axis chart:dimension="y" chart:name="primary-y" chart:style-name="ch6">
            <chart:title svg:x="0.868cm" svg:y="6.439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5:Sheet9.C852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5:Sheet9.B852</svg:desc>
                </draw:g>
              </table:table-cell>
              <table:table-cell office:value-type="float" office:value="282">
                <text:p>282</text:p>
                <draw:g>
                  <svg:desc>Sheet9.C15:Sheet9.C852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73300">
                <text:p>73300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75300">
                <text:p>75300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75800">
                <text:p>75800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76800">
                <text:p>76800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77800">
                <text:p>77800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78336.3683487206">
                <text:p>78336.3683487206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78763.5137579095">
                <text:p>78763.5137579095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79103.2365578045">
                <text:p>79103.2365578045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79373.1516672348">
                <text:p>79373.1516672348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79587.4289541243">
                <text:p>79587.4289541243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79757.4274676022">
                <text:p>79757.427467602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79892.2282630125">
                <text:p>79892.2282630125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79999.0757490437">
                <text:p>79999.0757490437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80083.7394502026">
                <text:p>80083.7394502026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80150.8082033678">
                <text:p>80150.8082033678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80203.9279723399">
                <text:p>80203.9279723399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80245.9931987177">
                <text:p>80245.9931987177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80279.3002170157">
                <text:p>80279.3002170157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80305.6699130203">
                <text:p>80305.6699130203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80326.5455786904">
                <text:p>80326.5455786904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80343.0708465645">
                <text:p>80343.0708465645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80356.1516761248">
                <text:p>80356.1516761248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80366.5056039144">
                <text:p>80366.505603914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80374.7008419879">
                <text:p>80374.7008419879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80381.1872969975">
                <text:p>80381.1872969975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80386.3211668077">
                <text:p>80386.3211668077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80390.3844364973">
                <text:p>80390.3844364973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80393.6003265163">
                <text:p>80393.6003265163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80396.1455303326">
                <text:p>80396.1455303326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80398.1599068515">
                <text:p>80398.1599068515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80399.7541557605">
                <text:p>80399.7541557605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80401.0158948088">
                <text:p>80401.0158948088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80402.0144712749">
                <text:p>80402.0144712749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80402.8047709756">
                <text:p>80402.8047709756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80403.430233489">
                <text:p>80403.430233489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80403.9252388982">
                <text:p>80403.9252388982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80404.3169969789">
                <text:p>80404.3169969789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80404.6270425093">
                <text:p>80404.6270425093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80404.8724187935">
                <text:p>80404.8724187935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80405.0666143904">
                <text:p>80405.0666143904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80405.2203045001">
                <text:p>80405.2203045001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80405.3419377368">
                <text:p>80405.3419377368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80405.4382005277">
                <text:p>80405.438200527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80405.5143846574">
                <text:p>80405.5143846574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80405.5746781542">
                <text:p>80405.5746781542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80405.6223955087">
                <text:p>80405.6223955087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80405.6601598731">
                <text:p>80405.6601598731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80405.6900472606">
                <text:p>80405.6900472606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80405.7137006667">
                <text:p>80405.7137006667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80405.7324203886">
                <text:p>80405.7324203886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80405.7472355053">
                <text:p>80405.7472355053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80405.7589604481">
                <text:p>80405.7589604481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80405.768239773">
                <text:p>80405.768239773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80405.7755835929">
                <text:p>80405.7755835929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80405.7813956201">
                <text:p>80405.7813956201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80405.7859953598">
                <text:p>80405.7859953598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80405.789635674">
                <text:p>80405.789635674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80405.7925166821">
                <text:p>80405.7925166821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80405.7947967621">
                <text:p>80405.7947967621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80405.796601257">
                <text:p>80405.796601257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80405.7980293658">
                <text:p>80405.7980293658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80405.7991595959">
                <text:p>80405.7991595959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80405.8000540796">
                <text:p>80405.8000540796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80405.8007619896">
                <text:p>80405.8007619896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80405.8013222419">
                <text:p>80405.8013222419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80405.8017656354">
                <text:p>80405.8017656354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80405.8021165446">
                <text:p>80405.8021165446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80405.8023942603">
                <text:p>80405.8023942603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80405.8026140494">
                <text:p>80405.8026140494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80405.8027879942">
                <text:p>80405.8027879942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80405.8029256572">
                <text:p>80405.8029256572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80405.8030346061">
                <text:p>80405.8030346061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80405.8031208301">
                <text:p>80405.8031208301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80405.8031890693">
                <text:p>80405.8031890693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80405.803243075">
                <text:p>80405.803243075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80405.8032858161">
                <text:p>80405.8032858161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80405.8033196421">
                <text:p>80405.8033196421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80405.8033464126">
                <text:p>80405.8033464126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80405.8033675992">
                <text:p>80405.8033675992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80405.8033843667">
                <text:p>80405.8033843667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80405.8033976367">
                <text:p>80405.8033976367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80405.8034081389">
                <text:p>80405.8034081389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80405.8034164505">
                <text:p>80405.8034164505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80405.8034230284">
                <text:p>80405.8034230284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80405.8034282343">
                <text:p>80405.8034282343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80405.8034323544">
                <text:p>80405.8034323544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80405.803435615">
                <text:p>80405.803435615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80405.8034381956">
                <text:p>80405.8034381956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80405.8034402379">
                <text:p>80405.8034402379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80405.8034418542">
                <text:p>80405.8034418542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80405.8034431334">
                <text:p>80405.803443133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80405.8034441457">
                <text:p>80405.8034441457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80405.8034449469">
                <text:p>80405.8034449469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80405.803445581">
                <text:p>80405.803445581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80405.8034460828">
                <text:p>80405.8034460828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80405.80344648">
                <text:p>80405.80344648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80405.8034467943">
                <text:p>80405.8034467943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80405.803447043">
                <text:p>80405.803447043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80405.8034472399">
                <text:p>80405.8034472399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80405.8034473957">
                <text:p>80405.8034473957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80405.803447519">
                <text:p>80405.803447519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80405.8034476166">
                <text:p>80405.8034476166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80405.8034476938">
                <text:p>80405.8034476938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80405.8034477549">
                <text:p>80405.8034477549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80405.8034478033">
                <text:p>80405.8034478033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80405.8034478416">
                <text:p>80405.8034478416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80405.8034478719">
                <text:p>80405.8034478719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80405.8034478959">
                <text:p>80405.8034478959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80405.8034479148">
                <text:p>80405.8034479148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80405.8034479299">
                <text:p>80405.8034479299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80405.8034479418">
                <text:p>80405.8034479418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80405.8034479512">
                <text:p>80405.8034479512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80405.8034479586">
                <text:p>80405.8034479586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80405.8034479645">
                <text:p>80405.8034479645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80405.8034479692">
                <text:p>80405.8034479692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80405.8034479728">
                <text:p>80405.8034479728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80405.8034479758">
                <text:p>80405.8034479758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80405.8034479781">
                <text:p>80405.8034479781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80405.8034479799">
                <text:p>80405.8034479799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80405.8034479814">
                <text:p>80405.8034479814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80405.8034479825">
                <text:p>80405.8034479825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80405.8034479834">
                <text:p>80405.8034479834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80405.8034479841">
                <text:p>80405.8034479841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80405.8034479847">
                <text:p>80405.8034479847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80405.8034479852">
                <text:p>80405.8034479852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80405.8034479855">
                <text:p>80405.8034479855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0405.8034479858">
                <text:p>80405.8034479858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80405.803447986">
                <text:p>80405.803447986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80405.8034479862">
                <text:p>80405.8034479862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80405.8034479863">
                <text:p>80405.8034479863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80405.8034479864">
                <text:p>80405.8034479864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80405.8034479865">
                <text:p>80405.8034479865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80405.8034479866">
                <text:p>80405.8034479866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0405.8034479866">
                <text:p>80405.8034479866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80405.8034479867">
                <text:p>80405.8034479867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80405.8034479867">
                <text:p>80405.8034479867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0405.8034479868">
                <text:p>80405.803447986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80405.8034479868">
                <text:p>80405.8034479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5cm" svg:height="11.716cm" xlink:href=".." xlink:type="simple" chart:class="chart:bar" chart:style-name="ch1">
        <chart:title svg:x="10.589cm" svg:y="0.37cm" chart:style-name="ch2">
          <text:p>real/prediction</text:p>
        </chart:title>
        <chart:legend chart:legend-position="end" svg:x="21.913cm" svg:y="5.31cm" style:legend-expansion="high" chart:style-name="ch3"/>
        <chart:plot-area chart:style-name="ch4" table:cell-range-address="Sheet9.B16:Sheet9.B63 Sheet9.C16:Sheet9.C47 Sheet9.E16:Sheet9.E63" chart:data-source-has-labels="both" svg:x="1.494cm" svg:y="1.383cm" svg:width="19.936cm" svg:height="9.118cm">
          <chartooo:coordinate-region svg:x="2.777cm" svg:y="1.582cm" svg:width="18.653cm" svg:height="6.975cm"/>
          <chart:axis chart:dimension="x" chart:name="primary-x" chart:style-name="ch5" chartooo:axis-type="auto">
            <chartooo:date-scale/>
            <chart:title svg:x="11.087cm" svg:y="10.735cm" chart:style-name="ch6">
              <text:p>date</text:p>
            </chart:title>
            <chart:categories table:cell-range-address="Sheet9.B16:Sheet9.B63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6:Sheet9.C47" loext:label-string="real" chart:class="chart:bar">
            <chart:data-point chart:repeated="32"/>
          </chart:series>
          <chart:series chart:style-name="ch11" chart:values-cell-range-address="Sheet9.E16:Sheet9.E63" loext:label-string="prediction" chart:class="chart:ba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6:Sheet9.B63</svg:desc>
                </draw:g>
              </table:table-cell>
              <table:table-cell office:value-type="float" office:value="314">
                <text:p>314</text:p>
                <draw:g>
                  <svg:desc>Sheet9.C16:Sheet9.C47</svg:desc>
                </draw:g>
              </table:table-cell>
              <table:table-cell office:value-type="float" office:value="428.589890662019">
                <text:p>428.589890662019</text:p>
                <draw:g>
                  <svg:desc>Sheet9.E16:Sheet9.E63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  <table:table-cell office:value-type="float" office:value="498.071833915808">
                <text:p>498.071833915808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  <table:table-cell office:value-type="float" office:value="955.0926300419">
                <text:p>955.0926300419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  <table:table-cell office:value-type="float" office:value="1335.44358077522">
                <text:p>1335.44358077522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  <table:table-cell office:value-type="float" office:value="1948.17399528792">
                <text:p>1948.17399528792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  <table:table-cell office:value-type="float" office:value="2864.77245850356">
                <text:p>2864.77245850356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  <table:table-cell office:value-type="float" office:value="3893.23981148431">
                <text:p>3893.23981148431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  <table:table-cell office:value-type="float" office:value="6150.77444371997">
                <text:p>6150.77444371997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  <table:table-cell office:value-type="float" office:value="7978.47985492802">
                <text:p>7978.47985492802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  <table:table-cell office:value-type="float" office:value="9997.88478744166">
                <text:p>9997.8847874416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  <table:table-cell office:value-type="float" office:value="12311.5622352821">
                <text:p>12311.5622352821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  <table:table-cell office:value-type="float" office:value="14789.1784675464">
                <text:p>14789.1784675464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  <table:table-cell office:value-type="float" office:value="17638.6172883489">
                <text:p>17638.6172883489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  <table:table-cell office:value-type="float" office:value="20624.9621341303">
                <text:p>20624.9621341303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  <table:table-cell office:value-type="float" office:value="23947.7825258048">
                <text:p>23947.7825258048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  <table:table-cell office:value-type="float" office:value="27985.047271235">
                <text:p>27985.047271235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  <table:table-cell office:value-type="float" office:value="31620.1255186578">
                <text:p>31620.1255186578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  <table:table-cell office:value-type="float" office:value="34696.381268769">
                <text:p>34696.381268769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  <table:table-cell office:value-type="float" office:value="37903.4198922178">
                <text:p>37903.419892217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  <table:table-cell office:value-type="float" office:value="40409.0214850048">
                <text:p>40409.0214850048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  <table:table-cell office:value-type="float" office:value="43153.7022825369">
                <text:p>43153.7022825369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  <table:table-cell office:value-type="float" office:value="45411.4635878711">
                <text:p>45411.4635878711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  <table:table-cell office:value-type="float" office:value="60395.8160567537">
                <text:p>60395.8160567537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  <table:table-cell office:value-type="float" office:value="64112.9745689068">
                <text:p>64112.9745689068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  <table:table-cell office:value-type="float" office:value="67533.1820929502">
                <text:p>67533.1820929502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69300">
                <text:p>69300</text:p>
              </table:table-cell>
              <table:table-cell office:value-type="float" office:value="69761.0780251289">
                <text:p>69761.0780251289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71400">
                <text:p>71400</text:p>
              </table:table-cell>
              <table:table-cell office:value-type="float" office:value="71481.1055595828">
                <text:p>71481.1055595828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73300">
                <text:p>73300</text:p>
              </table:table-cell>
              <table:table-cell office:value-type="float" office:value="73190.3473501153">
                <text:p>73190.3473501153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75300">
                <text:p>75300</text:p>
              </table:table-cell>
              <table:table-cell office:value-type="float" office:value="74727.7944033849">
                <text:p>74727.7944033849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75800">
                <text:p>75800</text:p>
              </table:table-cell>
              <table:table-cell office:value-type="float" office:value="76337.1838446056">
                <text:p>76337.1838446056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76800">
                <text:p>76800</text:p>
              </table:table-cell>
              <table:table-cell office:value-type="float" office:value="76738.1232331398">
                <text:p>76738.1232331398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77800">
                <text:p>77800</text:p>
              </table:table-cell>
              <table:table-cell office:value-type="float" office:value="77538.3404972375">
                <text:p>77538.3404972375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78336.3683487206">
                <text:p>78336.3683487206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78763.5137579095">
                <text:p>78763.5137579095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79103.2365578045">
                <text:p>79103.2365578045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79373.1516672348">
                <text:p>79373.1516672348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79587.4289541243">
                <text:p>79587.4289541243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79757.4274676022">
                <text:p>79757.427467602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NaN">
                <text:p>NaN</text:p>
              </table:table-cell>
              <table:table-cell office:value-type="float" office:value="79892.2282630125">
                <text:p>79892.2282630125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NaN">
                <text:p>NaN</text:p>
              </table:table-cell>
              <table:table-cell office:value-type="float" office:value="79999.0757490437">
                <text:p>79999.0757490437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NaN">
                <text:p>NaN</text:p>
              </table:table-cell>
              <table:table-cell office:value-type="float" office:value="80083.7394502026">
                <text:p>80083.7394502026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NaN">
                <text:p>NaN</text:p>
              </table:table-cell>
              <table:table-cell office:value-type="float" office:value="80150.8082033678">
                <text:p>80150.8082033678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NaN">
                <text:p>NaN</text:p>
              </table:table-cell>
              <table:table-cell office:value-type="float" office:value="80203.9279723399">
                <text:p>80203.9279723399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NaN">
                <text:p>NaN</text:p>
              </table:table-cell>
              <table:table-cell office:value-type="float" office:value="80245.9931987177">
                <text:p>80245.9931987177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NaN">
                <text:p>NaN</text:p>
              </table:table-cell>
              <table:table-cell office:value-type="float" office:value="80279.3002170157">
                <text:p>80279.3002170157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NaN">
                <text:p>NaN</text:p>
              </table:table-cell>
              <table:table-cell office:value-type="float" office:value="80305.6699130203">
                <text:p>80305.6699130203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NaN">
                <text:p>NaN</text:p>
              </table:table-cell>
              <table:table-cell office:value-type="float" office:value="80326.5455786904">
                <text:p>80326.5455786904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NaN">
                <text:p>NaN</text:p>
              </table:table-cell>
              <table:table-cell office:value-type="float" office:value="80343.0708465645">
                <text:p>80343.0708465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